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eeeeee"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 style:data-style-name="N2"/>
    <style:style style:name="ce4" style:family="table-cell" style:parent-style-name="Default" style:data-style-name="N111">
      <style:table-cell-properties fo:background-color="#eeeeee" fo:border="0.06pt solid #000000"/>
    </style:style>
    <style:style style:name="ce5" style:family="table-cell" style:parent-style-name="Default" style:data-style-name="N111">
      <style:table-cell-properties fo:border="0.06pt solid #000000"/>
    </style:style>
    <style:style style:name="ce6" style:family="table-cell" style:parent-style-name="Default" style:data-style-name="N111"/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5.3mm" svg:height="121.1mm" svg:x="97.81mm" svg:y="28.93mm">
            <draw:object draw:notify-on-update-of-ranges="Sheet1.A2:Sheet1.A602 Sheet1.C2:Sheet1.C6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View 座標系での Z</text:p>
          </table:table-cell>
          <table:table-cell table:style-name="ce4" office:value-type="string" calcext:value-type="string">
            <text:p>Projection 後の Z</text:p>
          </table:table-cell>
          <table:table-cell table:style-name="ce4" office:value-type="string" calcext:value-type="string">
            <text:p>W で除算後のZ</text:p>
          </table:table-cell>
          <table:table-cell table:number-columns-repeated="2"/>
          <table:table-cell table:style-name="ce7" office:value-type="string" calcext:value-type="string">
            <text:p>Near :</text:p>
          </table:table-cell>
          <table:table-cell table:style-name="ce8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2" office:value-type="float" office:value="-1" calcext:value-type="float">
            <text:p>-1.00</text:p>
          </table:table-cell>
          <table:table-cell table:style-name="ce5" table:formula="of:=[.A2]*[.$G$2]*(1/([.$G$2]-[.$G$1]))+[.$G$2]*(-[.$G$1]/([.$G$2]-[.$G$1]))" office:value-type="float" office:value="-1.05005250262513" calcext:value-type="float">
            <text:p>-1.0501</text:p>
          </table:table-cell>
          <table:table-cell table:style-name="ce5" table:formula="of:=[.B2]/[.A2]" office:value-type="float" office:value="1.05005250262513" calcext:value-type="float">
            <text:p>1.0501</text:p>
          </table:table-cell>
          <table:table-cell table:number-columns-repeated="2"/>
          <table:table-cell table:style-name="ce7" office:value-type="string" calcext:value-type="string">
            <text:p>Far :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Projection によって視点付近で大きく Z 値が反転するため</text:p>
          </table:table-cell>
        </table:table-row>
        <table:table-row table:style-name="ro1">
          <table:table-cell table:style-name="ce2" office:value-type="float" office:value="-0.99" calcext:value-type="float">
            <text:p>-0.99</text:p>
          </table:table-cell>
          <table:table-cell table:style-name="ce5" table:formula="of:=[.A3]*[.$G$2]*(1/([.$G$2]-[.$G$1]))+[.$G$2]*(-[.$G$1]/([.$G$2]-[.$G$1]))" office:value-type="float" office:value="-1.04005200260013" calcext:value-type="float">
            <text:p>-1.0401</text:p>
          </table:table-cell>
          <table:table-cell table:style-name="ce5" table:formula="of:=[.B3]/[.A3]" office:value-type="float" office:value="1.05055757838397" calcext:value-type="float">
            <text:p>1.0506</text:p>
          </table:table-cell>
          <table:table-cell table:number-columns-repeated="7"/>
        </table:table-row>
        <table:table-row table:style-name="ro1">
          <table:table-cell table:style-name="ce2" office:value-type="float" office:value="-0.98" calcext:value-type="float">
            <text:p>-0.98</text:p>
          </table:table-cell>
          <table:table-cell table:style-name="ce5" table:formula="of:=[.A4]*[.$G$2]*(1/([.$G$2]-[.$G$1]))+[.$G$2]*(-[.$G$1]/([.$G$2]-[.$G$1]))" office:value-type="float" office:value="-1.03005150257513" calcext:value-type="float">
            <text:p>-1.0301</text:p>
          </table:table-cell>
          <table:table-cell table:style-name="ce5" table:formula="of:=[.B4]/[.A4]" office:value-type="float" office:value="1.05107296181136" calcext:value-type="float">
            <text:p>1.0511</text:p>
          </table:table-cell>
          <table:table-cell table:number-columns-repeated="7"/>
        </table:table-row>
        <table:table-row table:style-name="ro1">
          <table:table-cell table:style-name="ce2" office:value-type="float" office:value="-0.97" calcext:value-type="float">
            <text:p>-0.97</text:p>
          </table:table-cell>
          <table:table-cell table:style-name="ce5" table:formula="of:=[.A5]*[.$G$2]*(1/([.$G$2]-[.$G$1]))+[.$G$2]*(-[.$G$1]/([.$G$2]-[.$G$1]))" office:value-type="float" office:value="-1.02005100255013" calcext:value-type="float">
            <text:p>-1.0201</text:p>
          </table:table-cell>
          <table:table-cell table:style-name="ce5" table:formula="of:=[.B5]/[.A5]" office:value-type="float" office:value="1.05159897170116" calcext:value-type="float">
            <text:p>1.0516</text:p>
          </table:table-cell>
          <table:table-cell table:number-columns-repeated="7"/>
        </table:table-row>
        <table:table-row table:style-name="ro1">
          <table:table-cell table:style-name="ce2" office:value-type="float" office:value="-0.96" calcext:value-type="float">
            <text:p>-0.96</text:p>
          </table:table-cell>
          <table:table-cell table:style-name="ce5" table:formula="of:=[.A6]*[.$G$2]*(1/([.$G$2]-[.$G$1]))+[.$G$2]*(-[.$G$1]/([.$G$2]-[.$G$1]))" office:value-type="float" office:value="-1.01005050252513" calcext:value-type="float">
            <text:p>-1.0101</text:p>
          </table:table-cell>
          <table:table-cell table:style-name="ce5" table:formula="of:=[.B6]/[.A6]" office:value-type="float" office:value="1.05213594013034" calcext:value-type="float">
            <text:p>1.0521</text:p>
          </table:table-cell>
          <table:table-cell table:number-columns-repeated="7"/>
        </table:table-row>
        <table:table-row table:style-name="ro1">
          <table:table-cell table:style-name="ce2" office:value-type="float" office:value="-0.95" calcext:value-type="float">
            <text:p>-0.95</text:p>
          </table:table-cell>
          <table:table-cell table:style-name="ce5" table:formula="of:=[.A7]*[.$G$2]*(1/([.$G$2]-[.$G$1]))+[.$G$2]*(-[.$G$1]/([.$G$2]-[.$G$1]))" office:value-type="float" office:value="-1.00005000250013" calcext:value-type="float">
            <text:p>-1.0001</text:p>
          </table:table-cell>
          <table:table-cell table:style-name="ce5" table:formula="of:=[.B7]/[.A7]" office:value-type="float" office:value="1.05268421315803" calcext:value-type="float">
            <text:p>1.0527</text:p>
          </table:table-cell>
          <table:table-cell table:number-columns-repeated="7"/>
        </table:table-row>
        <table:table-row table:style-name="ro1">
          <table:table-cell table:style-name="ce2" office:value-type="float" office:value="-0.94" calcext:value-type="float">
            <text:p>-0.94</text:p>
          </table:table-cell>
          <table:table-cell table:style-name="ce5" table:formula="of:=[.A8]*[.$G$2]*(1/([.$G$2]-[.$G$1]))+[.$G$2]*(-[.$G$1]/([.$G$2]-[.$G$1]))" office:value-type="float" office:value="-0.990049502475124" calcext:value-type="float">
            <text:p>-0.9900</text:p>
          </table:table-cell>
          <table:table-cell table:style-name="ce5" table:formula="of:=[.B8]/[.A8]" office:value-type="float" office:value="1.05324415156928" calcext:value-type="float">
            <text:p>1.0532</text:p>
          </table:table-cell>
          <table:table-cell table:number-columns-repeated="7"/>
        </table:table-row>
        <table:table-row table:style-name="ro1">
          <table:table-cell table:style-name="ce2" office:value-type="float" office:value="-0.93" calcext:value-type="float">
            <text:p>-0.93</text:p>
          </table:table-cell>
          <table:table-cell table:style-name="ce5" table:formula="of:=[.A9]*[.$G$2]*(1/([.$G$2]-[.$G$1]))+[.$G$2]*(-[.$G$1]/([.$G$2]-[.$G$1]))" office:value-type="float" office:value="-0.980049002450122" calcext:value-type="float">
            <text:p>-0.9800</text:p>
          </table:table-cell>
          <table:table-cell table:style-name="ce5" table:formula="of:=[.B9]/[.A9]" office:value-type="float" office:value="1.0538161316668" calcext:value-type="float">
            <text:p>1.0538</text:p>
          </table:table-cell>
          <table:table-cell table:number-columns-repeated="7"/>
        </table:table-row>
        <table:table-row table:style-name="ro1">
          <table:table-cell table:style-name="ce2" office:value-type="float" office:value="-0.92" calcext:value-type="float">
            <text:p>-0.92</text:p>
          </table:table-cell>
          <table:table-cell table:style-name="ce5" table:formula="of:=[.A10]*[.$G$2]*(1/([.$G$2]-[.$G$1]))+[.$G$2]*(-[.$G$1]/([.$G$2]-[.$G$1]))" office:value-type="float" office:value="-0.970048502425121" calcext:value-type="float">
            <text:p>-0.9700</text:p>
          </table:table-cell>
          <table:table-cell table:style-name="ce5" table:formula="of:=[.B10]/[.A10]" office:value-type="float" office:value="1.05440054611426" calcext:value-type="float">
            <text:p>1.0544</text:p>
          </table:table-cell>
          <table:table-cell table:number-columns-repeated="7"/>
        </table:table-row>
        <table:table-row table:style-name="ro1">
          <table:table-cell table:style-name="ce2" office:value-type="float" office:value="-0.91" calcext:value-type="float">
            <text:p>-0.91</text:p>
          </table:table-cell>
          <table:table-cell table:style-name="ce5" table:formula="of:=[.A11]*[.$G$2]*(1/([.$G$2]-[.$G$1]))+[.$G$2]*(-[.$G$1]/([.$G$2]-[.$G$1]))" office:value-type="float" office:value="-0.96004800240012" calcext:value-type="float">
            <text:p>-0.9600</text:p>
          </table:table-cell>
          <table:table-cell table:style-name="ce5" table:formula="of:=[.B11]/[.A11]" office:value-type="float" office:value="1.0549978048353" calcext:value-type="float">
            <text:p>1.0550</text:p>
          </table:table-cell>
          <table:table-cell table:number-columns-repeated="7"/>
        </table:table-row>
        <table:table-row table:style-name="ro1">
          <table:table-cell table:style-name="ce2" office:value-type="float" office:value="-0.9" calcext:value-type="float">
            <text:p>-0.90</text:p>
          </table:table-cell>
          <table:table-cell table:style-name="ce5" table:formula="of:=[.A12]*[.$G$2]*(1/([.$G$2]-[.$G$1]))+[.$G$2]*(-[.$G$1]/([.$G$2]-[.$G$1]))" office:value-type="float" office:value="-0.950047502375119" calcext:value-type="float">
            <text:p>-0.9500</text:p>
          </table:table-cell>
          <table:table-cell table:style-name="ce5" table:formula="of:=[.B12]/[.A12]" office:value-type="float" office:value="1.05560833597235" calcext:value-type="float">
            <text:p>1.0556</text:p>
          </table:table-cell>
          <table:table-cell table:number-columns-repeated="7"/>
        </table:table-row>
        <table:table-row table:style-name="ro1">
          <table:table-cell table:style-name="ce2" office:value-type="float" office:value="-0.89" calcext:value-type="float">
            <text:p>-0.89</text:p>
          </table:table-cell>
          <table:table-cell table:style-name="ce5" table:formula="of:=[.A13]*[.$G$2]*(1/([.$G$2]-[.$G$1]))+[.$G$2]*(-[.$G$1]/([.$G$2]-[.$G$1]))" office:value-type="float" office:value="-0.940047002350118" calcext:value-type="float">
            <text:p>-0.9400</text:p>
          </table:table-cell>
          <table:table-cell table:style-name="ce5" table:formula="of:=[.B13]/[.A13]" office:value-type="float" office:value="1.05623258691024" calcext:value-type="float">
            <text:p>1.0562</text:p>
          </table:table-cell>
          <table:table-cell table:number-columns-repeated="7"/>
        </table:table-row>
        <table:table-row table:style-name="ro1">
          <table:table-cell table:style-name="ce2" office:value-type="float" office:value="-0.88" calcext:value-type="float">
            <text:p>-0.88</text:p>
          </table:table-cell>
          <table:table-cell table:style-name="ce5" table:formula="of:=[.A14]*[.$G$2]*(1/([.$G$2]-[.$G$1]))+[.$G$2]*(-[.$G$1]/([.$G$2]-[.$G$1]))" office:value-type="float" office:value="-0.930046502325116" calcext:value-type="float">
            <text:p>-0.9300</text:p>
          </table:table-cell>
          <table:table-cell table:style-name="ce5" table:formula="of:=[.B14]/[.A14]" office:value-type="float" office:value="1.05687102536945" calcext:value-type="float">
            <text:p>1.0569</text:p>
          </table:table-cell>
          <table:table-cell table:number-columns-repeated="7"/>
        </table:table-row>
        <table:table-row table:style-name="ro1">
          <table:table-cell table:style-name="ce2" office:value-type="float" office:value="-0.87" calcext:value-type="float">
            <text:p>-0.87</text:p>
          </table:table-cell>
          <table:table-cell table:style-name="ce5" table:formula="of:=[.A15]*[.$G$2]*(1/([.$G$2]-[.$G$1]))+[.$G$2]*(-[.$G$1]/([.$G$2]-[.$G$1]))" office:value-type="float" office:value="-0.920046002300115" calcext:value-type="float">
            <text:p>-0.9200</text:p>
          </table:table-cell>
          <table:table-cell table:style-name="ce5" table:formula="of:=[.B15]/[.A15]" office:value-type="float" office:value="1.05752414057485" calcext:value-type="float">
            <text:p>1.0575</text:p>
          </table:table-cell>
          <table:table-cell table:number-columns-repeated="7"/>
        </table:table-row>
        <table:table-row table:style-name="ro1">
          <table:table-cell table:style-name="ce2" office:value-type="float" office:value="-0.86" calcext:value-type="float">
            <text:p>-0.86</text:p>
          </table:table-cell>
          <table:table-cell table:style-name="ce5" table:formula="of:=[.A16]*[.$G$2]*(1/([.$G$2]-[.$G$1]))+[.$G$2]*(-[.$G$1]/([.$G$2]-[.$G$1]))" office:value-type="float" office:value="-0.910045502275114" calcext:value-type="float">
            <text:p>-0.9100</text:p>
          </table:table-cell>
          <table:table-cell table:style-name="ce5" table:formula="of:=[.B16]/[.A16]" office:value-type="float" office:value="1.05819244450595" calcext:value-type="float">
            <text:p>1.0582</text:p>
          </table:table-cell>
          <table:table-cell table:number-columns-repeated="7"/>
        </table:table-row>
        <table:table-row table:style-name="ro1">
          <table:table-cell table:style-name="ce2" office:value-type="float" office:value="-0.85" calcext:value-type="float">
            <text:p>-0.85</text:p>
          </table:table-cell>
          <table:table-cell table:style-name="ce5" table:formula="of:=[.A17]*[.$G$2]*(1/([.$G$2]-[.$G$1]))+[.$G$2]*(-[.$G$1]/([.$G$2]-[.$G$1]))" office:value-type="float" office:value="-0.900045002250113" calcext:value-type="float">
            <text:p>-0.9000</text:p>
          </table:table-cell>
          <table:table-cell table:style-name="ce5" table:formula="of:=[.B17]/[.A17]" office:value-type="float" office:value="1.05887647323543" calcext:value-type="float">
            <text:p>1.0589</text:p>
          </table:table-cell>
          <table:table-cell table:number-columns-repeated="7"/>
        </table:table-row>
        <table:table-row table:style-name="ro1">
          <table:table-cell table:style-name="ce2" office:value-type="float" office:value="-0.84" calcext:value-type="float">
            <text:p>-0.84</text:p>
          </table:table-cell>
          <table:table-cell table:style-name="ce5" table:formula="of:=[.A18]*[.$G$2]*(1/([.$G$2]-[.$G$1]))+[.$G$2]*(-[.$G$1]/([.$G$2]-[.$G$1]))" office:value-type="float" office:value="-0.890044502225111" calcext:value-type="float">
            <text:p>-0.8900</text:p>
          </table:table-cell>
          <table:table-cell table:style-name="ce5" table:formula="of:=[.B18]/[.A18]" office:value-type="float" office:value="1.05957678836323" calcext:value-type="float">
            <text:p>1.0596</text:p>
          </table:table-cell>
          <table:table-cell table:number-columns-repeated="7"/>
        </table:table-row>
        <table:table-row table:style-name="ro1">
          <table:table-cell table:style-name="ce2" office:value-type="float" office:value="-0.83" calcext:value-type="float">
            <text:p>-0.83</text:p>
          </table:table-cell>
          <table:table-cell table:style-name="ce5" table:formula="of:=[.A19]*[.$G$2]*(1/([.$G$2]-[.$G$1]))+[.$G$2]*(-[.$G$1]/([.$G$2]-[.$G$1]))" office:value-type="float" office:value="-0.88004400220011" calcext:value-type="float">
            <text:p>-0.8800</text:p>
          </table:table-cell>
          <table:table-cell table:style-name="ce5" table:formula="of:=[.B19]/[.A19]" office:value-type="float" office:value="1.06029397855435" calcext:value-type="float">
            <text:p>1.0603</text:p>
          </table:table-cell>
          <table:table-cell table:number-columns-repeated="7"/>
        </table:table-row>
        <table:table-row table:style-name="ro1">
          <table:table-cell table:style-name="ce2" office:value-type="float" office:value="-0.82" calcext:value-type="float">
            <text:p>-0.82</text:p>
          </table:table-cell>
          <table:table-cell table:style-name="ce5" table:formula="of:=[.A20]*[.$G$2]*(1/([.$G$2]-[.$G$1]))+[.$G$2]*(-[.$G$1]/([.$G$2]-[.$G$1]))" office:value-type="float" office:value="-0.870043502175109" calcext:value-type="float">
            <text:p>-0.8700</text:p>
          </table:table-cell>
          <table:table-cell table:style-name="ce5" table:formula="of:=[.B20]/[.A20]" office:value-type="float" office:value="1.06102866118916" calcext:value-type="float">
            <text:p>1.0610</text:p>
          </table:table-cell>
          <table:table-cell table:number-columns-repeated="7"/>
        </table:table-row>
        <table:table-row table:style-name="ro1">
          <table:table-cell table:style-name="ce2" office:value-type="float" office:value="-0.81" calcext:value-type="float">
            <text:p>-0.81</text:p>
          </table:table-cell>
          <table:table-cell table:style-name="ce5" table:formula="of:=[.A21]*[.$G$2]*(1/([.$G$2]-[.$G$1]))+[.$G$2]*(-[.$G$1]/([.$G$2]-[.$G$1]))" office:value-type="float" office:value="-0.860043002150107" calcext:value-type="float">
            <text:p>-0.8600</text:p>
          </table:table-cell>
          <table:table-cell table:style-name="ce5" table:formula="of:=[.B21]/[.A21]" office:value-type="float" office:value="1.06178148413594" calcext:value-type="float">
            <text:p>1.0618</text:p>
          </table:table-cell>
          <table:table-cell table:number-columns-repeated="7"/>
        </table:table-row>
        <table:table-row table:style-name="ro1">
          <table:table-cell table:style-name="ce2" office:value-type="float" office:value="-0.8" calcext:value-type="float">
            <text:p>-0.80</text:p>
          </table:table-cell>
          <table:table-cell table:style-name="ce5" table:formula="of:=[.A22]*[.$G$2]*(1/([.$G$2]-[.$G$1]))+[.$G$2]*(-[.$G$1]/([.$G$2]-[.$G$1]))" office:value-type="float" office:value="-0.850042502125106" calcext:value-type="float">
            <text:p>-0.8500</text:p>
          </table:table-cell>
          <table:table-cell table:style-name="ce5" table:formula="of:=[.B22]/[.A22]" office:value-type="float" office:value="1.06255312765638" calcext:value-type="float">
            <text:p>1.0626</text:p>
          </table:table-cell>
          <table:table-cell table:number-columns-repeated="7"/>
        </table:table-row>
        <table:table-row table:style-name="ro1">
          <table:table-cell table:style-name="ce2" office:value-type="float" office:value="-0.79" calcext:value-type="float">
            <text:p>-0.79</text:p>
          </table:table-cell>
          <table:table-cell table:style-name="ce5" table:formula="of:=[.A23]*[.$G$2]*(1/([.$G$2]-[.$G$1]))+[.$G$2]*(-[.$G$1]/([.$G$2]-[.$G$1]))" office:value-type="float" office:value="-0.840042002100105" calcext:value-type="float">
            <text:p>-0.8400</text:p>
          </table:table-cell>
          <table:table-cell table:style-name="ce5" table:formula="of:=[.B23]/[.A23]" office:value-type="float" office:value="1.06334430645583" calcext:value-type="float">
            <text:p>1.0633</text:p>
          </table:table-cell>
          <table:table-cell table:number-columns-repeated="7"/>
        </table:table-row>
        <table:table-row table:style-name="ro1">
          <table:table-cell table:style-name="ce2" office:value-type="float" office:value="-0.78" calcext:value-type="float">
            <text:p>-0.78</text:p>
          </table:table-cell>
          <table:table-cell table:style-name="ce5" table:formula="of:=[.A24]*[.$G$2]*(1/([.$G$2]-[.$G$1]))+[.$G$2]*(-[.$G$1]/([.$G$2]-[.$G$1]))" office:value-type="float" office:value="-0.830041502075104" calcext:value-type="float">
            <text:p>-0.8300</text:p>
          </table:table-cell>
          <table:table-cell table:style-name="ce5" table:formula="of:=[.B24]/[.A24]" office:value-type="float" office:value="1.06415577189116" calcext:value-type="float">
            <text:p>1.0642</text:p>
          </table:table-cell>
          <table:table-cell table:number-columns-repeated="7"/>
        </table:table-row>
        <table:table-row table:style-name="ro1">
          <table:table-cell table:style-name="ce2" office:value-type="float" office:value="-0.77" calcext:value-type="float">
            <text:p>-0.77</text:p>
          </table:table-cell>
          <table:table-cell table:style-name="ce5" table:formula="of:=[.A25]*[.$G$2]*(1/([.$G$2]-[.$G$1]))+[.$G$2]*(-[.$G$1]/([.$G$2]-[.$G$1]))" office:value-type="float" office:value="-0.820041002050102" calcext:value-type="float">
            <text:p>-0.8200</text:p>
          </table:table-cell>
          <table:table-cell table:style-name="ce5" table:formula="of:=[.B25]/[.A25]" office:value-type="float" office:value="1.06498831435078" calcext:value-type="float">
            <text:p>1.0650</text:p>
          </table:table-cell>
          <table:table-cell table:number-columns-repeated="7"/>
        </table:table-row>
        <table:table-row table:style-name="ro1">
          <table:table-cell table:style-name="ce2" office:value-type="float" office:value="-0.76" calcext:value-type="float">
            <text:p>-0.76</text:p>
          </table:table-cell>
          <table:table-cell table:style-name="ce5" table:formula="of:=[.A26]*[.$G$2]*(1/([.$G$2]-[.$G$1]))+[.$G$2]*(-[.$G$1]/([.$G$2]-[.$G$1]))" office:value-type="float" office:value="-0.810040502025101" calcext:value-type="float">
            <text:p>-0.8100</text:p>
          </table:table-cell>
          <table:table-cell table:style-name="ce5" table:formula="of:=[.B26]/[.A26]" office:value-type="float" office:value="1.0658427658225" calcext:value-type="float">
            <text:p>1.0658</text:p>
          </table:table-cell>
          <table:table-cell table:number-columns-repeated="7"/>
        </table:table-row>
        <table:table-row table:style-name="ro1">
          <table:table-cell table:style-name="ce2" office:value-type="float" office:value="-0.75" calcext:value-type="float">
            <text:p>-0.75</text:p>
          </table:table-cell>
          <table:table-cell table:style-name="ce5" table:formula="of:=[.A27]*[.$G$2]*(1/([.$G$2]-[.$G$1]))+[.$G$2]*(-[.$G$1]/([.$G$2]-[.$G$1]))" office:value-type="float" office:value="-0.8000400020001" calcext:value-type="float">
            <text:p>-0.8000</text:p>
          </table:table-cell>
          <table:table-cell table:style-name="ce5" table:formula="of:=[.B27]/[.A27]" office:value-type="float" office:value="1.0667200026668" calcext:value-type="float">
            <text:p>1.0667</text:p>
          </table:table-cell>
          <table:table-cell table:number-columns-repeated="7"/>
        </table:table-row>
        <table:table-row table:style-name="ro1">
          <table:table-cell table:style-name="ce2" office:value-type="float" office:value="-0.74" calcext:value-type="float">
            <text:p>-0.74</text:p>
          </table:table-cell>
          <table:table-cell table:style-name="ce5" table:formula="of:=[.A28]*[.$G$2]*(1/([.$G$2]-[.$G$1]))+[.$G$2]*(-[.$G$1]/([.$G$2]-[.$G$1]))" office:value-type="float" office:value="-0.790039501975099" calcext:value-type="float">
            <text:p>-0.7900</text:p>
          </table:table-cell>
          <table:table-cell table:style-name="ce5" table:formula="of:=[.B28]/[.A28]" office:value-type="float" office:value="1.067620948615" calcext:value-type="float">
            <text:p>1.0676</text:p>
          </table:table-cell>
          <table:table-cell table:number-columns-repeated="7"/>
        </table:table-row>
        <table:table-row table:style-name="ro1">
          <table:table-cell table:style-name="ce2" office:value-type="float" office:value="-0.73" calcext:value-type="float">
            <text:p>-0.73</text:p>
          </table:table-cell>
          <table:table-cell table:style-name="ce5" table:formula="of:=[.A29]*[.$G$2]*(1/([.$G$2]-[.$G$1]))+[.$G$2]*(-[.$G$1]/([.$G$2]-[.$G$1]))" office:value-type="float" office:value="-0.780039001950098" calcext:value-type="float">
            <text:p>-0.7800</text:p>
          </table:table-cell>
          <table:table-cell table:style-name="ce5" table:formula="of:=[.B29]/[.A29]" office:value-type="float" office:value="1.06854657801383" calcext:value-type="float">
            <text:p>1.0685</text:p>
          </table:table-cell>
          <table:table-cell table:number-columns-repeated="7"/>
        </table:table-row>
        <table:table-row table:style-name="ro1">
          <table:table-cell table:style-name="ce2" office:value-type="float" office:value="-0.72" calcext:value-type="float">
            <text:p>-0.72</text:p>
          </table:table-cell>
          <table:table-cell table:style-name="ce5" table:formula="of:=[.A30]*[.$G$2]*(1/([.$G$2]-[.$G$1]))+[.$G$2]*(-[.$G$1]/([.$G$2]-[.$G$1]))" office:value-type="float" office:value="-0.770038501925096" calcext:value-type="float">
            <text:p>-0.7700</text:p>
          </table:table-cell>
          <table:table-cell table:style-name="ce5" table:formula="of:=[.B30]/[.A30]" office:value-type="float" office:value="1.06949791934041" calcext:value-type="float">
            <text:p>1.0695</text:p>
          </table:table-cell>
          <table:table-cell table:number-columns-repeated="7"/>
        </table:table-row>
        <table:table-row table:style-name="ro1">
          <table:table-cell table:style-name="ce2" office:value-type="float" office:value="-0.71" calcext:value-type="float">
            <text:p>-0.71</text:p>
          </table:table-cell>
          <table:table-cell table:style-name="ce5" table:formula="of:=[.A31]*[.$G$2]*(1/([.$G$2]-[.$G$1]))+[.$G$2]*(-[.$G$1]/([.$G$2]-[.$G$1]))" office:value-type="float" office:value="-0.760038001900095" calcext:value-type="float">
            <text:p>-0.7600</text:p>
          </table:table-cell>
          <table:table-cell table:style-name="ce5" table:formula="of:=[.B31]/[.A31]" office:value-type="float" office:value="1.07047605901422" calcext:value-type="float">
            <text:p>1.0705</text:p>
          </table:table-cell>
          <table:table-cell table:number-columns-repeated="7"/>
        </table:table-row>
        <table:table-row table:style-name="ro1">
          <table:table-cell table:style-name="ce2" office:value-type="float" office:value="-0.7" calcext:value-type="float">
            <text:p>-0.70</text:p>
          </table:table-cell>
          <table:table-cell table:style-name="ce5" table:formula="of:=[.A32]*[.$G$2]*(1/([.$G$2]-[.$G$1]))+[.$G$2]*(-[.$G$1]/([.$G$2]-[.$G$1]))" office:value-type="float" office:value="-0.750037501875094" calcext:value-type="float">
            <text:p>-0.7500</text:p>
          </table:table-cell>
          <table:table-cell table:style-name="ce5" table:formula="of:=[.B32]/[.A32]" office:value-type="float" office:value="1.07148214553585" calcext:value-type="float">
            <text:p>1.0715</text:p>
          </table:table-cell>
          <table:table-cell table:number-columns-repeated="7"/>
        </table:table-row>
        <table:table-row table:style-name="ro1">
          <table:table-cell table:style-name="ce2" office:value-type="float" office:value="-0.69" calcext:value-type="float">
            <text:p>-0.69</text:p>
          </table:table-cell>
          <table:table-cell table:style-name="ce5" table:formula="of:=[.A33]*[.$G$2]*(1/([.$G$2]-[.$G$1]))+[.$G$2]*(-[.$G$1]/([.$G$2]-[.$G$1]))" office:value-type="float" office:value="-0.740037001850093" calcext:value-type="float">
            <text:p>-0.7400</text:p>
          </table:table-cell>
          <table:table-cell table:style-name="ce5" table:formula="of:=[.B33]/[.A33]" office:value-type="float" office:value="1.07251739398564" calcext:value-type="float">
            <text:p>1.0725</text:p>
          </table:table-cell>
          <table:table-cell table:number-columns-repeated="7"/>
        </table:table-row>
        <table:table-row table:style-name="ro1">
          <table:table-cell table:style-name="ce2" office:value-type="float" office:value="-0.68" calcext:value-type="float">
            <text:p>-0.68</text:p>
          </table:table-cell>
          <table:table-cell table:style-name="ce5" table:formula="of:=[.A34]*[.$G$2]*(1/([.$G$2]-[.$G$1]))+[.$G$2]*(-[.$G$1]/([.$G$2]-[.$G$1]))" office:value-type="float" office:value="-0.730036501825091" calcext:value-type="float">
            <text:p>-0.7300</text:p>
          </table:table-cell>
          <table:table-cell table:style-name="ce5" table:formula="of:=[.B34]/[.A34]" office:value-type="float" office:value="1.07358309091925" calcext:value-type="float">
            <text:p>1.0736</text:p>
          </table:table-cell>
          <table:table-cell table:number-columns-repeated="7"/>
        </table:table-row>
        <table:table-row table:style-name="ro1">
          <table:table-cell table:style-name="ce2" office:value-type="float" office:value="-0.67" calcext:value-type="float">
            <text:p>-0.67</text:p>
          </table:table-cell>
          <table:table-cell table:style-name="ce5" table:formula="of:=[.A35]*[.$G$2]*(1/([.$G$2]-[.$G$1]))+[.$G$2]*(-[.$G$1]/([.$G$2]-[.$G$1]))" office:value-type="float" office:value="-0.72003600180009" calcext:value-type="float">
            <text:p>-0.7200</text:p>
          </table:table-cell>
          <table:table-cell table:style-name="ce5" table:formula="of:=[.B35]/[.A35]" office:value-type="float" office:value="1.07468059970163" calcext:value-type="float">
            <text:p>1.0747</text:p>
          </table:table-cell>
          <table:table-cell table:number-columns-repeated="7"/>
        </table:table-row>
        <table:table-row table:style-name="ro1">
          <table:table-cell table:style-name="ce2" office:value-type="float" office:value="-0.66" calcext:value-type="float">
            <text:p>-0.66</text:p>
          </table:table-cell>
          <table:table-cell table:style-name="ce5" table:formula="of:=[.A36]*[.$G$2]*(1/([.$G$2]-[.$G$1]))+[.$G$2]*(-[.$G$1]/([.$G$2]-[.$G$1]))" office:value-type="float" office:value="-0.710035501775089" calcext:value-type="float">
            <text:p>-0.7100</text:p>
          </table:table-cell>
          <table:table-cell table:style-name="ce5" table:formula="of:=[.B36]/[.A36]" office:value-type="float" office:value="1.07581136632589" calcext:value-type="float">
            <text:p>1.0758</text:p>
          </table:table-cell>
          <table:table-cell table:number-columns-repeated="7"/>
        </table:table-row>
        <table:table-row table:style-name="ro1">
          <table:table-cell table:style-name="ce2" office:value-type="float" office:value="-0.65" calcext:value-type="float">
            <text:p>-0.65</text:p>
          </table:table-cell>
          <table:table-cell table:style-name="ce5" table:formula="of:=[.A37]*[.$G$2]*(1/([.$G$2]-[.$G$1]))+[.$G$2]*(-[.$G$1]/([.$G$2]-[.$G$1]))" office:value-type="float" office:value="-0.700035001750087" calcext:value-type="float">
            <text:p>-0.7000</text:p>
          </table:table-cell>
          <table:table-cell table:style-name="ce5" table:formula="of:=[.B37]/[.A37]" office:value-type="float" office:value="1.07697692576937" calcext:value-type="float">
            <text:p>1.0770</text:p>
          </table:table-cell>
          <table:table-cell table:number-columns-repeated="7"/>
        </table:table-row>
        <table:table-row table:style-name="ro1">
          <table:table-cell table:style-name="ce2" office:value-type="float" office:value="-0.64" calcext:value-type="float">
            <text:p>-0.64</text:p>
          </table:table-cell>
          <table:table-cell table:style-name="ce5" table:formula="of:=[.A38]*[.$G$2]*(1/([.$G$2]-[.$G$1]))+[.$G$2]*(-[.$G$1]/([.$G$2]-[.$G$1]))" office:value-type="float" office:value="-0.690034501725086" calcext:value-type="float">
            <text:p>-0.6900</text:p>
          </table:table-cell>
          <table:table-cell table:style-name="ce5" table:formula="of:=[.B38]/[.A38]" office:value-type="float" office:value="1.07817890894545" calcext:value-type="float">
            <text:p>1.0782</text:p>
          </table:table-cell>
          <table:table-cell table:number-columns-repeated="7"/>
        </table:table-row>
        <table:table-row table:style-name="ro1">
          <table:table-cell table:style-name="ce2" office:value-type="float" office:value="-0.63" calcext:value-type="float">
            <text:p>-0.63</text:p>
          </table:table-cell>
          <table:table-cell table:style-name="ce5" table:formula="of:=[.A39]*[.$G$2]*(1/([.$G$2]-[.$G$1]))+[.$G$2]*(-[.$G$1]/([.$G$2]-[.$G$1]))" office:value-type="float" office:value="-0.680034001700085" calcext:value-type="float">
            <text:p>-0.6800</text:p>
          </table:table-cell>
          <table:table-cell table:style-name="ce5" table:formula="of:=[.B39]/[.A39]" office:value-type="float" office:value="1.0794190503176" calcext:value-type="float">
            <text:p>1.0794</text:p>
          </table:table-cell>
          <table:table-cell table:number-columns-repeated="7"/>
        </table:table-row>
        <table:table-row table:style-name="ro1">
          <table:table-cell table:style-name="ce2" office:value-type="float" office:value="-0.62" calcext:value-type="float">
            <text:p>-0.62</text:p>
          </table:table-cell>
          <table:table-cell table:style-name="ce5" table:formula="of:=[.A40]*[.$G$2]*(1/([.$G$2]-[.$G$1]))+[.$G$2]*(-[.$G$1]/([.$G$2]-[.$G$1]))" office:value-type="float" office:value="-0.670033501675084" calcext:value-type="float">
            <text:p>-0.6700</text:p>
          </table:table-cell>
          <table:table-cell table:style-name="ce5" table:formula="of:=[.B40]/[.A40]" office:value-type="float" office:value="1.08069919625014" calcext:value-type="float">
            <text:p>1.0807</text:p>
          </table:table-cell>
          <table:table-cell table:number-columns-repeated="7"/>
        </table:table-row>
        <table:table-row table:style-name="ro1">
          <table:table-cell table:style-name="ce2" office:value-type="float" office:value="-0.61" calcext:value-type="float">
            <text:p>-0.61</text:p>
          </table:table-cell>
          <table:table-cell table:style-name="ce5" table:formula="of:=[.A41]*[.$G$2]*(1/([.$G$2]-[.$G$1]))+[.$G$2]*(-[.$G$1]/([.$G$2]-[.$G$1]))" office:value-type="float" office:value="-0.660033001650083" calcext:value-type="float">
            <text:p>-0.6600</text:p>
          </table:table-cell>
          <table:table-cell table:style-name="ce5" table:formula="of:=[.B41]/[.A41]" office:value-type="float" office:value="1.08202131418046" calcext:value-type="float">
            <text:p>1.0820</text:p>
          </table:table-cell>
          <table:table-cell table:number-columns-repeated="7"/>
        </table:table-row>
        <table:table-row table:style-name="ro1">
          <table:table-cell table:style-name="ce2" office:value-type="float" office:value="-0.6" calcext:value-type="float">
            <text:p>-0.60</text:p>
          </table:table-cell>
          <table:table-cell table:style-name="ce5" table:formula="of:=[.A42]*[.$G$2]*(1/([.$G$2]-[.$G$1]))+[.$G$2]*(-[.$G$1]/([.$G$2]-[.$G$1]))" office:value-type="float" office:value="-0.650032501625081" calcext:value-type="float">
            <text:p>-0.6500</text:p>
          </table:table-cell>
          <table:table-cell table:style-name="ce5" table:formula="of:=[.B42]/[.A42]" office:value-type="float" office:value="1.08338750270847" calcext:value-type="float">
            <text:p>1.0834</text:p>
          </table:table-cell>
          <table:table-cell table:number-columns-repeated="7"/>
        </table:table-row>
        <table:table-row table:style-name="ro1">
          <table:table-cell table:style-name="ce2" office:value-type="float" office:value="-0.59" calcext:value-type="float">
            <text:p>-0.59</text:p>
          </table:table-cell>
          <table:table-cell table:style-name="ce5" table:formula="of:=[.A43]*[.$G$2]*(1/([.$G$2]-[.$G$1]))+[.$G$2]*(-[.$G$1]/([.$G$2]-[.$G$1]))" office:value-type="float" office:value="-0.64003200160008" calcext:value-type="float">
            <text:p>-0.6400</text:p>
          </table:table-cell>
          <table:table-cell table:style-name="ce5" table:formula="of:=[.B43]/[.A43]" office:value-type="float" office:value="1.084800002712" calcext:value-type="float">
            <text:p>1.0848</text:p>
          </table:table-cell>
          <table:table-cell table:number-columns-repeated="7"/>
        </table:table-row>
        <table:table-row table:style-name="ro1">
          <table:table-cell table:style-name="ce2" office:value-type="float" office:value="-0.58" calcext:value-type="float">
            <text:p>-0.58</text:p>
          </table:table-cell>
          <table:table-cell table:style-name="ce5" table:formula="of:=[.A44]*[.$G$2]*(1/([.$G$2]-[.$G$1]))+[.$G$2]*(-[.$G$1]/([.$G$2]-[.$G$1]))" office:value-type="float" office:value="-0.630031501575079" calcext:value-type="float">
            <text:p>-0.6300</text:p>
          </table:table-cell>
          <table:table-cell table:style-name="ce5" table:formula="of:=[.B44]/[.A44]" office:value-type="float" office:value="1.0862612096122" calcext:value-type="float">
            <text:p>1.0863</text:p>
          </table:table-cell>
          <table:table-cell table:number-columns-repeated="7"/>
        </table:table-row>
        <table:table-row table:style-name="ro1">
          <table:table-cell table:style-name="ce2" office:value-type="float" office:value="-0.57" calcext:value-type="float">
            <text:p>-0.57</text:p>
          </table:table-cell>
          <table:table-cell table:style-name="ce5" table:formula="of:=[.A45]*[.$G$2]*(1/([.$G$2]-[.$G$1]))+[.$G$2]*(-[.$G$1]/([.$G$2]-[.$G$1]))" office:value-type="float" office:value="-0.620031001550078" calcext:value-type="float">
            <text:p>-0.6200</text:p>
          </table:table-cell>
          <table:table-cell table:style-name="ce5" table:formula="of:=[.B45]/[.A45]" office:value-type="float" office:value="1.08777368692996" calcext:value-type="float">
            <text:p>1.0878</text:p>
          </table:table-cell>
          <table:table-cell table:number-columns-repeated="7"/>
        </table:table-row>
        <table:table-row table:style-name="ro1">
          <table:table-cell table:style-name="ce2" office:value-type="float" office:value="-0.56" calcext:value-type="float">
            <text:p>-0.56</text:p>
          </table:table-cell>
          <table:table-cell table:style-name="ce5" table:formula="of:=[.A46]*[.$G$2]*(1/([.$G$2]-[.$G$1]))+[.$G$2]*(-[.$G$1]/([.$G$2]-[.$G$1]))" office:value-type="float" office:value="-0.610030501525076" calcext:value-type="float">
            <text:p>-0.6100</text:p>
          </table:table-cell>
          <table:table-cell table:style-name="ce5" table:formula="of:=[.B46]/[.A46]" office:value-type="float" office:value="1.08934018129478" calcext:value-type="float">
            <text:p>1.0893</text:p>
          </table:table-cell>
          <table:table-cell table:number-columns-repeated="7"/>
        </table:table-row>
        <table:table-row table:style-name="ro1">
          <table:table-cell table:style-name="ce2" office:value-type="float" office:value="-0.55" calcext:value-type="float">
            <text:p>-0.55</text:p>
          </table:table-cell>
          <table:table-cell table:style-name="ce5" table:formula="of:=[.A47]*[.$G$2]*(1/([.$G$2]-[.$G$1]))+[.$G$2]*(-[.$G$1]/([.$G$2]-[.$G$1]))" office:value-type="float" office:value="-0.600030001500075" calcext:value-type="float">
            <text:p>-0.6000</text:p>
          </table:table-cell>
          <table:table-cell table:style-name="ce5" table:formula="of:=[.B47]/[.A47]" office:value-type="float" office:value="1.09096363909105" calcext:value-type="float">
            <text:p>1.0910</text:p>
          </table:table-cell>
          <table:table-cell table:number-columns-repeated="7"/>
        </table:table-row>
        <table:table-row table:style-name="ro1">
          <table:table-cell table:style-name="ce2" office:value-type="float" office:value="-0.54" calcext:value-type="float">
            <text:p>-0.54</text:p>
          </table:table-cell>
          <table:table-cell table:style-name="ce5" table:formula="of:=[.A48]*[.$G$2]*(1/([.$G$2]-[.$G$1]))+[.$G$2]*(-[.$G$1]/([.$G$2]-[.$G$1]))" office:value-type="float" office:value="-0.590029501475074" calcext:value-type="float">
            <text:p>-0.5900</text:p>
          </table:table-cell>
          <table:table-cell table:style-name="ce5" table:formula="of:=[.B48]/[.A48]" office:value-type="float" office:value="1.09264722495384" calcext:value-type="float">
            <text:p>1.0926</text:p>
          </table:table-cell>
          <table:table-cell table:number-columns-repeated="7"/>
        </table:table-row>
        <table:table-row table:style-name="ro1">
          <table:table-cell table:style-name="ce2" office:value-type="float" office:value="-0.53" calcext:value-type="float">
            <text:p>-0.53</text:p>
          </table:table-cell>
          <table:table-cell table:style-name="ce5" table:formula="of:=[.A49]*[.$G$2]*(1/([.$G$2]-[.$G$1]))+[.$G$2]*(-[.$G$1]/([.$G$2]-[.$G$1]))" office:value-type="float" office:value="-0.580029001450072" calcext:value-type="float">
            <text:p>-0.5800</text:p>
          </table:table-cell>
          <table:table-cell table:style-name="ce5" table:formula="of:=[.B49]/[.A49]" office:value-type="float" office:value="1.09439434235863" calcext:value-type="float">
            <text:p>1.0944</text:p>
          </table:table-cell>
          <table:table-cell table:number-columns-repeated="7"/>
        </table:table-row>
        <table:table-row table:style-name="ro1">
          <table:table-cell table:style-name="ce2" office:value-type="float" office:value="-0.52" calcext:value-type="float">
            <text:p>-0.52</text:p>
          </table:table-cell>
          <table:table-cell table:style-name="ce5" table:formula="of:=[.A50]*[.$G$2]*(1/([.$G$2]-[.$G$1]))+[.$G$2]*(-[.$G$1]/([.$G$2]-[.$G$1]))" office:value-type="float" office:value="-0.570028501425071" calcext:value-type="float">
            <text:p>-0.5700</text:p>
          </table:table-cell>
          <table:table-cell table:style-name="ce5" table:formula="of:=[.B50]/[.A50]" office:value-type="float" office:value="1.09620865658668" calcext:value-type="float">
            <text:p>1.0962</text:p>
          </table:table-cell>
          <table:table-cell table:number-columns-repeated="7"/>
        </table:table-row>
        <table:table-row table:style-name="ro1">
          <table:table-cell table:style-name="ce2" office:value-type="float" office:value="-0.51" calcext:value-type="float">
            <text:p>-0.51</text:p>
          </table:table-cell>
          <table:table-cell table:style-name="ce5" table:formula="of:=[.A51]*[.$G$2]*(1/([.$G$2]-[.$G$1]))+[.$G$2]*(-[.$G$1]/([.$G$2]-[.$G$1]))" office:value-type="float" office:value="-0.56002800140007" calcext:value-type="float">
            <text:p>-0.5600</text:p>
          </table:table-cell>
          <table:table-cell table:style-name="ce5" table:formula="of:=[.B51]/[.A51]" office:value-type="float" office:value="1.09809412039229" calcext:value-type="float">
            <text:p>1.0981</text:p>
          </table:table-cell>
          <table:table-cell table:number-columns-repeated="7"/>
        </table:table-row>
        <table:table-row table:style-name="ro1">
          <table:table-cell table:style-name="ce2" office:value-type="float" office:value="-0.5" calcext:value-type="float">
            <text:p>-0.50</text:p>
          </table:table-cell>
          <table:table-cell table:style-name="ce5" table:formula="of:=[.A52]*[.$G$2]*(1/([.$G$2]-[.$G$1]))+[.$G$2]*(-[.$G$1]/([.$G$2]-[.$G$1]))" office:value-type="float" office:value="-0.550027501375069" calcext:value-type="float">
            <text:p>-0.5500</text:p>
          </table:table-cell>
          <table:table-cell table:style-name="ce5" table:formula="of:=[.B52]/[.A52]" office:value-type="float" office:value="1.10005500275014" calcext:value-type="float">
            <text:p>1.1001</text:p>
          </table:table-cell>
          <table:table-cell table:number-columns-repeated="7"/>
        </table:table-row>
        <table:table-row table:style-name="ro1">
          <table:table-cell table:style-name="ce2" office:value-type="float" office:value="-0.49" calcext:value-type="float">
            <text:p>-0.49</text:p>
          </table:table-cell>
          <table:table-cell table:style-name="ce5" table:formula="of:=[.A53]*[.$G$2]*(1/([.$G$2]-[.$G$1]))+[.$G$2]*(-[.$G$1]/([.$G$2]-[.$G$1]))" office:value-type="float" office:value="-0.540027001350068" calcext:value-type="float">
            <text:p>-0.5400</text:p>
          </table:table-cell>
          <table:table-cell table:style-name="ce5" table:formula="of:=[.B53]/[.A53]" office:value-type="float" office:value="1.10209592112259" calcext:value-type="float">
            <text:p>1.1021</text:p>
          </table:table-cell>
          <table:table-cell table:number-columns-repeated="7"/>
        </table:table-row>
        <table:table-row table:style-name="ro1">
          <table:table-cell table:style-name="ce2" office:value-type="float" office:value="-0.48" calcext:value-type="float">
            <text:p>-0.48</text:p>
          </table:table-cell>
          <table:table-cell table:style-name="ce5" table:formula="of:=[.A54]*[.$G$2]*(1/([.$G$2]-[.$G$1]))+[.$G$2]*(-[.$G$1]/([.$G$2]-[.$G$1]))" office:value-type="float" office:value="-0.530026501325066" calcext:value-type="float">
            <text:p>-0.5300</text:p>
          </table:table-cell>
          <table:table-cell table:style-name="ce5" table:formula="of:=[.B54]/[.A54]" office:value-type="float" office:value="1.10422187776055" calcext:value-type="float">
            <text:p>1.1042</text:p>
          </table:table-cell>
          <table:table-cell table:number-columns-repeated="7"/>
        </table:table-row>
        <table:table-row table:style-name="ro1">
          <table:table-cell table:style-name="ce2" office:value-type="float" office:value="-0.47" calcext:value-type="float">
            <text:p>-0.47</text:p>
          </table:table-cell>
          <table:table-cell table:style-name="ce5" table:formula="of:=[.A55]*[.$G$2]*(1/([.$G$2]-[.$G$1]))+[.$G$2]*(-[.$G$1]/([.$G$2]-[.$G$1]))" office:value-type="float" office:value="-0.520026001300065" calcext:value-type="float">
            <text:p>-0.5200</text:p>
          </table:table-cell>
          <table:table-cell table:style-name="ce5" table:formula="of:=[.B55]/[.A55]" office:value-type="float" office:value="1.10643830063844" calcext:value-type="float">
            <text:p>1.1064</text:p>
          </table:table-cell>
          <table:table-cell table:number-columns-repeated="7"/>
        </table:table-row>
        <table:table-row table:style-name="ro1">
          <table:table-cell table:style-name="ce2" office:value-type="float" office:value="-0.46" calcext:value-type="float">
            <text:p>-0.46</text:p>
          </table:table-cell>
          <table:table-cell table:style-name="ce5" table:formula="of:=[.A56]*[.$G$2]*(1/([.$G$2]-[.$G$1]))+[.$G$2]*(-[.$G$1]/([.$G$2]-[.$G$1]))" office:value-type="float" office:value="-0.510025501275064" calcext:value-type="float">
            <text:p>-0.5100</text:p>
          </table:table-cell>
          <table:table-cell table:style-name="ce5" table:formula="of:=[.B56]/[.A56]" office:value-type="float" office:value="1.1087510897284" calcext:value-type="float">
            <text:p>1.1088</text:p>
          </table:table-cell>
          <table:table-cell table:number-columns-repeated="7"/>
        </table:table-row>
        <table:table-row table:style-name="ro1">
          <table:table-cell table:style-name="ce2" office:value-type="float" office:value="-0.45" calcext:value-type="float">
            <text:p>-0.45</text:p>
          </table:table-cell>
          <table:table-cell table:style-name="ce5" table:formula="of:=[.A57]*[.$G$2]*(1/([.$G$2]-[.$G$1]))+[.$G$2]*(-[.$G$1]/([.$G$2]-[.$G$1]))" office:value-type="float" office:value="-0.500025001250062" calcext:value-type="float">
            <text:p>-0.5000</text:p>
          </table:table-cell>
          <table:table-cell table:style-name="ce5" table:formula="of:=[.B57]/[.A57]" office:value-type="float" office:value="1.11116666944458" calcext:value-type="float">
            <text:p>1.1112</text:p>
          </table:table-cell>
          <table:table-cell table:number-columns-repeated="7"/>
        </table:table-row>
        <table:table-row table:style-name="ro1">
          <table:table-cell table:style-name="ce2" office:value-type="float" office:value="-0.44" calcext:value-type="float">
            <text:p>-0.44</text:p>
          </table:table-cell>
          <table:table-cell table:style-name="ce5" table:formula="of:=[.A58]*[.$G$2]*(1/([.$G$2]-[.$G$1]))+[.$G$2]*(-[.$G$1]/([.$G$2]-[.$G$1]))" office:value-type="float" office:value="-0.490024501225061" calcext:value-type="float">
            <text:p>-0.4900</text:p>
          </table:table-cell>
          <table:table-cell table:style-name="ce5" table:formula="of:=[.B58]/[.A58]" office:value-type="float" office:value="1.11369204823878" calcext:value-type="float">
            <text:p>1.1137</text:p>
          </table:table-cell>
          <table:table-cell table:number-columns-repeated="7"/>
        </table:table-row>
        <table:table-row table:style-name="ro1">
          <table:table-cell table:style-name="ce2" office:value-type="float" office:value="-0.43" calcext:value-type="float">
            <text:p>-0.43</text:p>
          </table:table-cell>
          <table:table-cell table:style-name="ce5" table:formula="of:=[.A59]*[.$G$2]*(1/([.$G$2]-[.$G$1]))+[.$G$2]*(-[.$G$1]/([.$G$2]-[.$G$1]))" office:value-type="float" office:value="-0.48002400120006" calcext:value-type="float">
            <text:p>-0.4800</text:p>
          </table:table-cell>
          <table:table-cell table:style-name="ce5" table:formula="of:=[.B59]/[.A59]" office:value-type="float" office:value="1.11633488651177" calcext:value-type="float">
            <text:p>1.1163</text:p>
          </table:table-cell>
          <table:table-cell table:number-columns-repeated="7"/>
        </table:table-row>
        <table:table-row table:style-name="ro1">
          <table:table-cell table:style-name="ce2" office:value-type="float" office:value="-0.42" calcext:value-type="float">
            <text:p>-0.42</text:p>
          </table:table-cell>
          <table:table-cell table:style-name="ce5" table:formula="of:=[.A60]*[.$G$2]*(1/([.$G$2]-[.$G$1]))+[.$G$2]*(-[.$G$1]/([.$G$2]-[.$G$1]))" office:value-type="float" office:value="-0.470023501175059" calcext:value-type="float">
            <text:p>-0.4700</text:p>
          </table:table-cell>
          <table:table-cell table:style-name="ce5" table:formula="of:=[.B60]/[.A60]" office:value-type="float" office:value="1.11910357422633" calcext:value-type="float">
            <text:p>1.1191</text:p>
          </table:table-cell>
          <table:table-cell table:number-columns-repeated="7"/>
        </table:table-row>
        <table:table-row table:style-name="ro1">
          <table:table-cell table:style-name="ce2" office:value-type="float" office:value="-0.41" calcext:value-type="float">
            <text:p>-0.41</text:p>
          </table:table-cell>
          <table:table-cell table:style-name="ce5" table:formula="of:=[.A61]*[.$G$2]*(1/([.$G$2]-[.$G$1]))+[.$G$2]*(-[.$G$1]/([.$G$2]-[.$G$1]))" office:value-type="float" office:value="-0.460023001150058" calcext:value-type="float">
            <text:p>-0.4600</text:p>
          </table:table-cell>
          <table:table-cell table:style-name="ce5" table:formula="of:=[.B61]/[.A61]" office:value-type="float" office:value="1.12200731987819" calcext:value-type="float">
            <text:p>1.1220</text:p>
          </table:table-cell>
          <table:table-cell table:number-columns-repeated="7"/>
        </table:table-row>
        <table:table-row table:style-name="ro1">
          <table:table-cell table:style-name="ce2" office:value-type="float" office:value="-0.4" calcext:value-type="float">
            <text:p>-0.40</text:p>
          </table:table-cell>
          <table:table-cell table:style-name="ce5" table:formula="of:=[.A62]*[.$G$2]*(1/([.$G$2]-[.$G$1]))+[.$G$2]*(-[.$G$1]/([.$G$2]-[.$G$1]))" office:value-type="float" office:value="-0.450022501125056" calcext:value-type="float">
            <text:p>-0.4500</text:p>
          </table:table-cell>
          <table:table-cell table:style-name="ce5" table:formula="of:=[.B62]/[.A62]" office:value-type="float" office:value="1.12505625281264" calcext:value-type="float">
            <text:p>1.1251</text:p>
          </table:table-cell>
          <table:table-cell table:number-columns-repeated="7"/>
        </table:table-row>
        <table:table-row table:style-name="ro1">
          <table:table-cell table:style-name="ce2" office:value-type="float" office:value="-0.39" calcext:value-type="float">
            <text:p>-0.39</text:p>
          </table:table-cell>
          <table:table-cell table:style-name="ce5" table:formula="of:=[.A63]*[.$G$2]*(1/([.$G$2]-[.$G$1]))+[.$G$2]*(-[.$G$1]/([.$G$2]-[.$G$1]))" office:value-type="float" office:value="-0.440022001100055" calcext:value-type="float">
            <text:p>-0.4400</text:p>
          </table:table-cell>
          <table:table-cell table:style-name="ce5" table:formula="of:=[.B63]/[.A63]" office:value-type="float" office:value="1.12826154128219" calcext:value-type="float">
            <text:p>1.1283</text:p>
          </table:table-cell>
          <table:table-cell table:number-columns-repeated="7"/>
        </table:table-row>
        <table:table-row table:style-name="ro1">
          <table:table-cell table:style-name="ce2" office:value-type="float" office:value="-0.38" calcext:value-type="float">
            <text:p>-0.38</text:p>
          </table:table-cell>
          <table:table-cell table:style-name="ce5" table:formula="of:=[.A64]*[.$G$2]*(1/([.$G$2]-[.$G$1]))+[.$G$2]*(-[.$G$1]/([.$G$2]-[.$G$1]))" office:value-type="float" office:value="-0.430021501075054" calcext:value-type="float">
            <text:p>-0.4300</text:p>
          </table:table-cell>
          <table:table-cell table:style-name="ce5" table:formula="of:=[.B64]/[.A64]" office:value-type="float" office:value="1.13163552914488" calcext:value-type="float">
            <text:p>1.1316</text:p>
          </table:table-cell>
          <table:table-cell table:number-columns-repeated="7"/>
        </table:table-row>
        <table:table-row table:style-name="ro1">
          <table:table-cell table:style-name="ce2" office:value-type="float" office:value="-0.37" calcext:value-type="float">
            <text:p>-0.37</text:p>
          </table:table-cell>
          <table:table-cell table:style-name="ce5" table:formula="of:=[.A65]*[.$G$2]*(1/([.$G$2]-[.$G$1]))+[.$G$2]*(-[.$G$1]/([.$G$2]-[.$G$1]))" office:value-type="float" office:value="-0.420021001050053" calcext:value-type="float">
            <text:p>-0.4200</text:p>
          </table:table-cell>
          <table:table-cell table:style-name="ce5" table:formula="of:=[.B65]/[.A65]" office:value-type="float" office:value="1.13519189472987" calcext:value-type="float">
            <text:p>1.1352</text:p>
          </table:table-cell>
          <table:table-cell table:number-columns-repeated="7"/>
        </table:table-row>
        <table:table-row table:style-name="ro1">
          <table:table-cell table:style-name="ce2" office:value-type="float" office:value="-0.36" calcext:value-type="float">
            <text:p>-0.36</text:p>
          </table:table-cell>
          <table:table-cell table:style-name="ce5" table:formula="of:=[.A66]*[.$G$2]*(1/([.$G$2]-[.$G$1]))+[.$G$2]*(-[.$G$1]/([.$G$2]-[.$G$1]))" office:value-type="float" office:value="-0.410020501025051" calcext:value-type="float">
            <text:p>-0.4100</text:p>
          </table:table-cell>
          <table:table-cell table:style-name="ce5" table:formula="of:=[.B66]/[.A66]" office:value-type="float" office:value="1.1389458361807" calcext:value-type="float">
            <text:p>1.1389</text:p>
          </table:table-cell>
          <table:table-cell table:number-columns-repeated="7"/>
        </table:table-row>
        <table:table-row table:style-name="ro1">
          <table:table-cell table:style-name="ce2" office:value-type="float" office:value="-0.35" calcext:value-type="float">
            <text:p>-0.35</text:p>
          </table:table-cell>
          <table:table-cell table:style-name="ce5" table:formula="of:=[.A67]*[.$G$2]*(1/([.$G$2]-[.$G$1]))+[.$G$2]*(-[.$G$1]/([.$G$2]-[.$G$1]))" office:value-type="float" office:value="-0.40002000100005" calcext:value-type="float">
            <text:p>-0.4000</text:p>
          </table:table-cell>
          <table:table-cell table:style-name="ce5" table:formula="of:=[.B67]/[.A67]" office:value-type="float" office:value="1.14291428857157" calcext:value-type="float">
            <text:p>1.1429</text:p>
          </table:table-cell>
          <table:table-cell table:number-columns-repeated="7"/>
        </table:table-row>
        <table:table-row table:style-name="ro1">
          <table:table-cell table:style-name="ce2" office:value-type="float" office:value="-0.34" calcext:value-type="float">
            <text:p>-0.34</text:p>
          </table:table-cell>
          <table:table-cell table:style-name="ce5" table:formula="of:=[.A68]*[.$G$2]*(1/([.$G$2]-[.$G$1]))+[.$G$2]*(-[.$G$1]/([.$G$2]-[.$G$1]))" office:value-type="float" office:value="-0.390019500975049" calcext:value-type="float">
            <text:p>-0.3900</text:p>
          </table:table-cell>
          <table:table-cell table:style-name="ce5" table:formula="of:=[.B68]/[.A68]" office:value-type="float" office:value="1.14711617933838" calcext:value-type="float">
            <text:p>1.1471</text:p>
          </table:table-cell>
          <table:table-cell table:number-columns-repeated="7"/>
        </table:table-row>
        <table:table-row table:style-name="ro1">
          <table:table-cell table:style-name="ce2" office:value-type="float" office:value="-0.33" calcext:value-type="float">
            <text:p>-0.33</text:p>
          </table:table-cell>
          <table:table-cell table:style-name="ce5" table:formula="of:=[.A69]*[.$G$2]*(1/([.$G$2]-[.$G$1]))+[.$G$2]*(-[.$G$1]/([.$G$2]-[.$G$1]))" office:value-type="float" office:value="-0.380019000950047" calcext:value-type="float">
            <text:p>-0.3800</text:p>
          </table:table-cell>
          <table:table-cell table:style-name="ce5" table:formula="of:=[.B69]/[.A69]" office:value-type="float" office:value="1.15157273015166" calcext:value-type="float">
            <text:p>1.1516</text:p>
          </table:table-cell>
          <table:table-cell table:number-columns-repeated="7"/>
        </table:table-row>
        <table:table-row table:style-name="ro1">
          <table:table-cell table:style-name="ce2" office:value-type="float" office:value="-0.32" calcext:value-type="float">
            <text:p>-0.32</text:p>
          </table:table-cell>
          <table:table-cell table:style-name="ce5" table:formula="of:=[.A70]*[.$G$2]*(1/([.$G$2]-[.$G$1]))+[.$G$2]*(-[.$G$1]/([.$G$2]-[.$G$1]))" office:value-type="float" office:value="-0.370018500925046" calcext:value-type="float">
            <text:p>-0.3700</text:p>
          </table:table-cell>
          <table:table-cell table:style-name="ce5" table:formula="of:=[.B70]/[.A70]" office:value-type="float" office:value="1.15630781539077" calcext:value-type="float">
            <text:p>1.1563</text:p>
          </table:table-cell>
          <table:table-cell table:number-columns-repeated="7"/>
        </table:table-row>
        <table:table-row table:style-name="ro1">
          <table:table-cell table:style-name="ce2" office:value-type="float" office:value="-0.31" calcext:value-type="float">
            <text:p>-0.31</text:p>
          </table:table-cell>
          <table:table-cell table:style-name="ce5" table:formula="of:=[.A71]*[.$G$2]*(1/([.$G$2]-[.$G$1]))+[.$G$2]*(-[.$G$1]/([.$G$2]-[.$G$1]))" office:value-type="float" office:value="-0.360018000900045" calcext:value-type="float">
            <text:p>-0.3600</text:p>
          </table:table-cell>
          <table:table-cell table:style-name="ce5" table:formula="of:=[.B71]/[.A71]" office:value-type="float" office:value="1.16134839000015" calcext:value-type="float">
            <text:p>1.1613</text:p>
          </table:table-cell>
          <table:table-cell table:number-columns-repeated="7"/>
        </table:table-row>
        <table:table-row table:style-name="ro1">
          <table:table-cell table:style-name="ce2" office:value-type="float" office:value="-0.3" calcext:value-type="float">
            <text:p>-0.30</text:p>
          </table:table-cell>
          <table:table-cell table:style-name="ce5" table:formula="of:=[.A72]*[.$G$2]*(1/([.$G$2]-[.$G$1]))+[.$G$2]*(-[.$G$1]/([.$G$2]-[.$G$1]))" office:value-type="float" office:value="-0.350017500875044" calcext:value-type="float">
            <text:p>-0.3500</text:p>
          </table:table-cell>
          <table:table-cell table:style-name="ce5" table:formula="of:=[.B72]/[.A72]" office:value-type="float" office:value="1.16672500291681" calcext:value-type="float">
            <text:p>1.1667</text:p>
          </table:table-cell>
          <table:table-cell table:number-columns-repeated="7"/>
        </table:table-row>
        <table:table-row table:style-name="ro1">
          <table:table-cell table:style-name="ce2" office:value-type="float" office:value="-0.29" calcext:value-type="float">
            <text:p>-0.29</text:p>
          </table:table-cell>
          <table:table-cell table:style-name="ce5" table:formula="of:=[.A73]*[.$G$2]*(1/([.$G$2]-[.$G$1]))+[.$G$2]*(-[.$G$1]/([.$G$2]-[.$G$1]))" office:value-type="float" office:value="-0.340017000850043" calcext:value-type="float">
            <text:p>-0.3400</text:p>
          </table:table-cell>
          <table:table-cell table:style-name="ce5" table:formula="of:=[.B73]/[.A73]" office:value-type="float" office:value="1.17247241672428" calcext:value-type="float">
            <text:p>1.1725</text:p>
          </table:table-cell>
          <table:table-cell table:number-columns-repeated="7"/>
        </table:table-row>
        <table:table-row table:style-name="ro1">
          <table:table-cell table:style-name="ce2" office:value-type="float" office:value="-0.28" calcext:value-type="float">
            <text:p>-0.28</text:p>
          </table:table-cell>
          <table:table-cell table:style-name="ce5" table:formula="of:=[.A74]*[.$G$2]*(1/([.$G$2]-[.$G$1]))+[.$G$2]*(-[.$G$1]/([.$G$2]-[.$G$1]))" office:value-type="float" office:value="-0.330016500825041" calcext:value-type="float">
            <text:p>-0.3300</text:p>
          </table:table-cell>
          <table:table-cell table:style-name="ce5" table:formula="of:=[.B74]/[.A74]" office:value-type="float" office:value="1.17863036008943" calcext:value-type="float">
            <text:p>1.1786</text:p>
          </table:table-cell>
          <table:table-cell table:number-columns-repeated="7"/>
        </table:table-row>
        <table:table-row table:style-name="ro1">
          <table:table-cell table:style-name="ce2" office:value-type="float" office:value="-0.27" calcext:value-type="float">
            <text:p>-0.27</text:p>
          </table:table-cell>
          <table:table-cell table:style-name="ce5" table:formula="of:=[.A75]*[.$G$2]*(1/([.$G$2]-[.$G$1]))+[.$G$2]*(-[.$G$1]/([.$G$2]-[.$G$1]))" office:value-type="float" office:value="-0.32001600080004" calcext:value-type="float">
            <text:p>-0.3200</text:p>
          </table:table-cell>
          <table:table-cell table:style-name="ce5" table:formula="of:=[.B75]/[.A75]" office:value-type="float" office:value="1.18524444740756" calcext:value-type="float">
            <text:p>1.1852</text:p>
          </table:table-cell>
          <table:table-cell table:number-columns-repeated="7"/>
        </table:table-row>
        <table:table-row table:style-name="ro1">
          <table:table-cell table:style-name="ce2" office:value-type="float" office:value="-0.26" calcext:value-type="float">
            <text:p>-0.26</text:p>
          </table:table-cell>
          <table:table-cell table:style-name="ce5" table:formula="of:=[.A76]*[.$G$2]*(1/([.$G$2]-[.$G$1]))+[.$G$2]*(-[.$G$1]/([.$G$2]-[.$G$1]))" office:value-type="float" office:value="-0.310015500775039" calcext:value-type="float">
            <text:p>-0.3100</text:p>
          </table:table-cell>
          <table:table-cell table:style-name="ce5" table:formula="of:=[.B76]/[.A76]" office:value-type="float" office:value="1.19236731067323" calcext:value-type="float">
            <text:p>1.1924</text:p>
          </table:table-cell>
          <table:table-cell table:number-columns-repeated="7"/>
        </table:table-row>
        <table:table-row table:style-name="ro1">
          <table:table-cell table:style-name="ce2" office:value-type="float" office:value="-0.25" calcext:value-type="float">
            <text:p>-0.25</text:p>
          </table:table-cell>
          <table:table-cell table:style-name="ce5" table:formula="of:=[.A77]*[.$G$2]*(1/([.$G$2]-[.$G$1]))+[.$G$2]*(-[.$G$1]/([.$G$2]-[.$G$1]))" office:value-type="float" office:value="-0.300015000750037" calcext:value-type="float">
            <text:p>-0.3000</text:p>
          </table:table-cell>
          <table:table-cell table:style-name="ce5" table:formula="of:=[.B77]/[.A77]" office:value-type="float" office:value="1.20006000300015" calcext:value-type="float">
            <text:p>1.2001</text:p>
          </table:table-cell>
          <table:table-cell table:number-columns-repeated="7"/>
        </table:table-row>
        <table:table-row table:style-name="ro1">
          <table:table-cell table:style-name="ce2" office:value-type="float" office:value="-0.24" calcext:value-type="float">
            <text:p>-0.24</text:p>
          </table:table-cell>
          <table:table-cell table:style-name="ce5" table:formula="of:=[.A78]*[.$G$2]*(1/([.$G$2]-[.$G$1]))+[.$G$2]*(-[.$G$1]/([.$G$2]-[.$G$1]))" office:value-type="float" office:value="-0.290014500725036" calcext:value-type="float">
            <text:p>-0.2900</text:p>
          </table:table-cell>
          <table:table-cell table:style-name="ce5" table:formula="of:=[.B78]/[.A78]" office:value-type="float" office:value="1.20839375302098" calcext:value-type="float">
            <text:p>1.2084</text:p>
          </table:table-cell>
          <table:table-cell table:number-columns-repeated="7"/>
        </table:table-row>
        <table:table-row table:style-name="ro1">
          <table:table-cell table:style-name="ce2" office:value-type="float" office:value="-0.23" calcext:value-type="float">
            <text:p>-0.23</text:p>
          </table:table-cell>
          <table:table-cell table:style-name="ce5" table:formula="of:=[.A79]*[.$G$2]*(1/([.$G$2]-[.$G$1]))+[.$G$2]*(-[.$G$1]/([.$G$2]-[.$G$1]))" office:value-type="float" office:value="-0.280014000700035" calcext:value-type="float">
            <text:p>-0.2800</text:p>
          </table:table-cell>
          <table:table-cell table:style-name="ce5" table:formula="of:=[.B79]/[.A79]" office:value-type="float" office:value="1.21745217695667" calcext:value-type="float">
            <text:p>1.2175</text:p>
          </table:table-cell>
          <table:table-cell table:number-columns-repeated="7"/>
        </table:table-row>
        <table:table-row table:style-name="ro1">
          <table:table-cell table:style-name="ce2" office:value-type="float" office:value="-0.22" calcext:value-type="float">
            <text:p>-0.22</text:p>
          </table:table-cell>
          <table:table-cell table:style-name="ce5" table:formula="of:=[.A80]*[.$G$2]*(1/([.$G$2]-[.$G$1]))+[.$G$2]*(-[.$G$1]/([.$G$2]-[.$G$1]))" office:value-type="float" office:value="-0.270013500675034" calcext:value-type="float">
            <text:p>-0.2700</text:p>
          </table:table-cell>
          <table:table-cell table:style-name="ce5" table:formula="of:=[.B80]/[.A80]" office:value-type="float" office:value="1.22733409397743" calcext:value-type="float">
            <text:p>1.2273</text:p>
          </table:table-cell>
          <table:table-cell table:number-columns-repeated="7"/>
        </table:table-row>
        <table:table-row table:style-name="ro1">
          <table:table-cell table:style-name="ce2" office:value-type="float" office:value="-0.21" calcext:value-type="float">
            <text:p>-0.21</text:p>
          </table:table-cell>
          <table:table-cell table:style-name="ce5" table:formula="of:=[.A81]*[.$G$2]*(1/([.$G$2]-[.$G$1]))+[.$G$2]*(-[.$G$1]/([.$G$2]-[.$G$1]))" office:value-type="float" office:value="-0.260013000650032" calcext:value-type="float">
            <text:p>-0.2600</text:p>
          </table:table-cell>
          <table:table-cell table:style-name="ce5" table:formula="of:=[.B81]/[.A81]" office:value-type="float" office:value="1.23815714595254" calcext:value-type="float">
            <text:p>1.2382</text:p>
          </table:table-cell>
          <table:table-cell table:number-columns-repeated="7"/>
        </table:table-row>
        <table:table-row table:style-name="ro1">
          <table:table-cell table:style-name="ce2" office:value-type="float" office:value="-0.2" calcext:value-type="float">
            <text:p>-0.20</text:p>
          </table:table-cell>
          <table:table-cell table:style-name="ce5" table:formula="of:=[.A82]*[.$G$2]*(1/([.$G$2]-[.$G$1]))+[.$G$2]*(-[.$G$1]/([.$G$2]-[.$G$1]))" office:value-type="float" office:value="-0.250012500625031" calcext:value-type="float">
            <text:p>-0.2500</text:p>
          </table:table-cell>
          <table:table-cell table:style-name="ce5" table:formula="of:=[.B82]/[.A82]" office:value-type="float" office:value="1.25006250312516" calcext:value-type="float">
            <text:p>1.2501</text:p>
          </table:table-cell>
          <table:table-cell table:number-columns-repeated="7"/>
        </table:table-row>
        <table:table-row table:style-name="ro1">
          <table:table-cell table:style-name="ce2" office:value-type="float" office:value="-0.19" calcext:value-type="float">
            <text:p>-0.19</text:p>
          </table:table-cell>
          <table:table-cell table:style-name="ce5" table:formula="of:=[.A83]*[.$G$2]*(1/([.$G$2]-[.$G$1]))+[.$G$2]*(-[.$G$1]/([.$G$2]-[.$G$1]))" office:value-type="float" office:value="-0.24001200060003" calcext:value-type="float">
            <text:p>-0.2400</text:p>
          </table:table-cell>
          <table:table-cell table:style-name="ce5" table:formula="of:=[.B83]/[.A83]" office:value-type="float" office:value="1.26322105578963" calcext:value-type="float">
            <text:p>1.2632</text:p>
          </table:table-cell>
          <table:table-cell table:number-columns-repeated="7"/>
        </table:table-row>
        <table:table-row table:style-name="ro1">
          <table:table-cell table:style-name="ce2" office:value-type="float" office:value="-0.18" calcext:value-type="float">
            <text:p>-0.18</text:p>
          </table:table-cell>
          <table:table-cell table:style-name="ce5" table:formula="of:=[.A84]*[.$G$2]*(1/([.$G$2]-[.$G$1]))+[.$G$2]*(-[.$G$1]/([.$G$2]-[.$G$1]))" office:value-type="float" office:value="-0.230011500575029" calcext:value-type="float">
            <text:p>-0.2300</text:p>
          </table:table-cell>
          <table:table-cell table:style-name="ce5" table:formula="of:=[.B84]/[.A84]" office:value-type="float" office:value="1.27784166986127" calcext:value-type="float">
            <text:p>1.2778</text:p>
          </table:table-cell>
          <table:table-cell table:number-columns-repeated="7"/>
        </table:table-row>
        <table:table-row table:style-name="ro1">
          <table:table-cell table:style-name="ce2" office:value-type="float" office:value="-0.17" calcext:value-type="float">
            <text:p>-0.17</text:p>
          </table:table-cell>
          <table:table-cell table:style-name="ce5" table:formula="of:=[.A85]*[.$G$2]*(1/([.$G$2]-[.$G$1]))+[.$G$2]*(-[.$G$1]/([.$G$2]-[.$G$1]))" office:value-type="float" office:value="-0.220011000550027" calcext:value-type="float">
            <text:p>-0.2200</text:p>
          </table:table-cell>
          <table:table-cell table:style-name="ce5" table:formula="of:=[.B85]/[.A85]" office:value-type="float" office:value="1.29418235617663" calcext:value-type="float">
            <text:p>1.2942</text:p>
          </table:table-cell>
          <table:table-cell table:number-columns-repeated="7"/>
        </table:table-row>
        <table:table-row table:style-name="ro1">
          <table:table-cell table:style-name="ce2" office:value-type="float" office:value="-0.16" calcext:value-type="float">
            <text:p>-0.16</text:p>
          </table:table-cell>
          <table:table-cell table:style-name="ce5" table:formula="of:=[.A86]*[.$G$2]*(1/([.$G$2]-[.$G$1]))+[.$G$2]*(-[.$G$1]/([.$G$2]-[.$G$1]))" office:value-type="float" office:value="-0.210010500525026" calcext:value-type="float">
            <text:p>-0.2100</text:p>
          </table:table-cell>
          <table:table-cell table:style-name="ce5" table:formula="of:=[.B86]/[.A86]" office:value-type="float" office:value="1.31256562828141" calcext:value-type="float">
            <text:p>1.3126</text:p>
          </table:table-cell>
          <table:table-cell table:number-columns-repeated="7"/>
        </table:table-row>
        <table:table-row table:style-name="ro1">
          <table:table-cell table:style-name="ce2" office:value-type="float" office:value="-0.15" calcext:value-type="float">
            <text:p>-0.15</text:p>
          </table:table-cell>
          <table:table-cell table:style-name="ce5" table:formula="of:=[.A87]*[.$G$2]*(1/([.$G$2]-[.$G$1]))+[.$G$2]*(-[.$G$1]/([.$G$2]-[.$G$1]))" office:value-type="float" office:value="-0.200010000500025" calcext:value-type="float">
            <text:p>-0.2000</text:p>
          </table:table-cell>
          <table:table-cell table:style-name="ce5" table:formula="of:=[.B87]/[.A87]" office:value-type="float" office:value="1.3334000033335" calcext:value-type="float">
            <text:p>1.3334</text:p>
          </table:table-cell>
          <table:table-cell table:number-columns-repeated="7"/>
        </table:table-row>
        <table:table-row table:style-name="ro1">
          <table:table-cell table:style-name="ce2" office:value-type="float" office:value="-0.14" calcext:value-type="float">
            <text:p>-0.14</text:p>
          </table:table-cell>
          <table:table-cell table:style-name="ce5" table:formula="of:=[.A88]*[.$G$2]*(1/([.$G$2]-[.$G$1]))+[.$G$2]*(-[.$G$1]/([.$G$2]-[.$G$1]))" office:value-type="float" office:value="-0.190009500475024" calcext:value-type="float">
            <text:p>-0.1900</text:p>
          </table:table-cell>
          <table:table-cell table:style-name="ce5" table:formula="of:=[.B88]/[.A88]" office:value-type="float" office:value="1.35721071767874" calcext:value-type="float">
            <text:p>1.3572</text:p>
          </table:table-cell>
          <table:table-cell table:number-columns-repeated="7"/>
        </table:table-row>
        <table:table-row table:style-name="ro1">
          <table:table-cell table:style-name="ce2" office:value-type="float" office:value="-0.13" calcext:value-type="float">
            <text:p>-0.13</text:p>
          </table:table-cell>
          <table:table-cell table:style-name="ce5" table:formula="of:=[.A89]*[.$G$2]*(1/([.$G$2]-[.$G$1]))+[.$G$2]*(-[.$G$1]/([.$G$2]-[.$G$1]))" office:value-type="float" office:value="-0.180009000450023" calcext:value-type="float">
            <text:p>-0.1800</text:p>
          </table:table-cell>
          <table:table-cell table:style-name="ce5" table:formula="of:=[.B89]/[.A89]" office:value-type="float" office:value="1.38468461884633" calcext:value-type="float">
            <text:p>1.3847</text:p>
          </table:table-cell>
          <table:table-cell table:number-columns-repeated="7"/>
        </table:table-row>
        <table:table-row table:style-name="ro1">
          <table:table-cell table:style-name="ce2" office:value-type="float" office:value="-0.12" calcext:value-type="float">
            <text:p>-0.12</text:p>
          </table:table-cell>
          <table:table-cell table:style-name="ce5" table:formula="of:=[.A90]*[.$G$2]*(1/([.$G$2]-[.$G$1]))+[.$G$2]*(-[.$G$1]/([.$G$2]-[.$G$1]))" office:value-type="float" office:value="-0.170008500425021" calcext:value-type="float">
            <text:p>-0.1700</text:p>
          </table:table-cell>
          <table:table-cell table:style-name="ce5" table:formula="of:=[.B90]/[.A90]" office:value-type="float" office:value="1.41673750354184" calcext:value-type="float">
            <text:p>1.4167</text:p>
          </table:table-cell>
          <table:table-cell table:number-columns-repeated="7"/>
        </table:table-row>
        <table:table-row table:style-name="ro1">
          <table:table-cell table:style-name="ce2" office:value-type="float" office:value="-0.11" calcext:value-type="float">
            <text:p>-0.11</text:p>
          </table:table-cell>
          <table:table-cell table:style-name="ce5" table:formula="of:=[.A91]*[.$G$2]*(1/([.$G$2]-[.$G$1]))+[.$G$2]*(-[.$G$1]/([.$G$2]-[.$G$1]))" office:value-type="float" office:value="-0.16000800040002" calcext:value-type="float">
            <text:p>-0.1600</text:p>
          </table:table-cell>
          <table:table-cell table:style-name="ce5" table:formula="of:=[.B91]/[.A91]" office:value-type="float" office:value="1.45461818545473" calcext:value-type="float">
            <text:p>1.4546</text:p>
          </table:table-cell>
          <table:table-cell table:number-columns-repeated="7"/>
        </table:table-row>
        <table:table-row table:style-name="ro1">
          <table:table-cell table:style-name="ce2" office:value-type="float" office:value="-0.1" calcext:value-type="float">
            <text:p>-0.10</text:p>
          </table:table-cell>
          <table:table-cell table:style-name="ce5" table:formula="of:=[.A92]*[.$G$2]*(1/([.$G$2]-[.$G$1]))+[.$G$2]*(-[.$G$1]/([.$G$2]-[.$G$1]))" office:value-type="float" office:value="-0.150007500375019" calcext:value-type="float">
            <text:p>-0.1500</text:p>
          </table:table-cell>
          <table:table-cell table:style-name="ce5" table:formula="of:=[.B92]/[.A92]" office:value-type="float" office:value="1.50007500375019" calcext:value-type="float">
            <text:p>1.5001</text:p>
          </table:table-cell>
          <table:table-cell table:number-columns-repeated="7"/>
        </table:table-row>
        <table:table-row table:style-name="ro1">
          <table:table-cell table:style-name="ce2" office:value-type="float" office:value="-0.09" calcext:value-type="float">
            <text:p>-0.09</text:p>
          </table:table-cell>
          <table:table-cell table:style-name="ce5" table:formula="of:=[.A93]*[.$G$2]*(1/([.$G$2]-[.$G$1]))+[.$G$2]*(-[.$G$1]/([.$G$2]-[.$G$1]))" office:value-type="float" office:value="-0.140007000350017" calcext:value-type="float">
            <text:p>-0.1400</text:p>
          </table:table-cell>
          <table:table-cell table:style-name="ce5" table:formula="of:=[.B93]/[.A93]" office:value-type="float" office:value="1.55563333722242" calcext:value-type="float">
            <text:p>1.5556</text:p>
          </table:table-cell>
          <table:table-cell table:number-columns-repeated="7"/>
        </table:table-row>
        <table:table-row table:style-name="ro1">
          <table:table-cell table:style-name="ce2" office:value-type="float" office:value="-0.08" calcext:value-type="float">
            <text:p>-0.08</text:p>
          </table:table-cell>
          <table:table-cell table:style-name="ce5" table:formula="of:=[.A94]*[.$G$2]*(1/([.$G$2]-[.$G$1]))+[.$G$2]*(-[.$G$1]/([.$G$2]-[.$G$1]))" office:value-type="float" office:value="-0.130006500325016" calcext:value-type="float">
            <text:p>-0.1300</text:p>
          </table:table-cell>
          <table:table-cell table:style-name="ce5" table:formula="of:=[.B94]/[.A94]" office:value-type="float" office:value="1.6250812540627" calcext:value-type="float">
            <text:p>1.6251</text:p>
          </table:table-cell>
          <table:table-cell table:number-columns-repeated="7"/>
        </table:table-row>
        <table:table-row table:style-name="ro1">
          <table:table-cell table:style-name="ce2" office:value-type="float" office:value="-0.07" calcext:value-type="float">
            <text:p>-0.07</text:p>
          </table:table-cell>
          <table:table-cell table:style-name="ce5" table:formula="of:=[.A95]*[.$G$2]*(1/([.$G$2]-[.$G$1]))+[.$G$2]*(-[.$G$1]/([.$G$2]-[.$G$1]))" office:value-type="float" office:value="-0.120006000300015" calcext:value-type="float">
            <text:p>-0.1200</text:p>
          </table:table-cell>
          <table:table-cell table:style-name="ce5" table:formula="of:=[.B95]/[.A95]" office:value-type="float" office:value="1.71437143285736" calcext:value-type="float">
            <text:p>1.7144</text:p>
          </table:table-cell>
          <table:table-cell table:number-columns-repeated="7"/>
        </table:table-row>
        <table:table-row table:style-name="ro1">
          <table:table-cell table:style-name="ce2" office:value-type="float" office:value="-0.06" calcext:value-type="float">
            <text:p>-0.06</text:p>
          </table:table-cell>
          <table:table-cell table:style-name="ce5" table:formula="of:=[.A96]*[.$G$2]*(1/([.$G$2]-[.$G$1]))+[.$G$2]*(-[.$G$1]/([.$G$2]-[.$G$1]))" office:value-type="float" office:value="-0.110005500275014" calcext:value-type="float">
            <text:p>-0.1100</text:p>
          </table:table-cell>
          <table:table-cell table:style-name="ce5" table:formula="of:=[.B96]/[.A96]" office:value-type="float" office:value="1.83342500458356" calcext:value-type="float">
            <text:p>1.8334</text:p>
          </table:table-cell>
          <table:table-cell table:number-columns-repeated="7"/>
        </table:table-row>
        <table:table-row table:style-name="ro1">
          <table:table-cell table:style-name="ce2" office:value-type="float" office:value="-0.0499999999999999" calcext:value-type="float">
            <text:p>-0.05</text:p>
          </table:table-cell>
          <table:table-cell table:style-name="ce5" table:formula="of:=[.A97]*[.$G$2]*(1/([.$G$2]-[.$G$1]))+[.$G$2]*(-[.$G$1]/([.$G$2]-[.$G$1]))" office:value-type="float" office:value="-0.100005000250012" calcext:value-type="float">
            <text:p>-0.1000</text:p>
          </table:table-cell>
          <table:table-cell table:style-name="ce5" table:formula="of:=[.B97]/[.A97]" office:value-type="float" office:value="2.00010000500025" calcext:value-type="float">
            <text:p>2.0001</text:p>
          </table:table-cell>
          <table:table-cell table:number-columns-repeated="7"/>
        </table:table-row>
        <table:table-row table:style-name="ro1">
          <table:table-cell table:style-name="ce2" office:value-type="float" office:value="-0.04" calcext:value-type="float">
            <text:p>-0.04</text:p>
          </table:table-cell>
          <table:table-cell table:style-name="ce5" table:formula="of:=[.A98]*[.$G$2]*(1/([.$G$2]-[.$G$1]))+[.$G$2]*(-[.$G$1]/([.$G$2]-[.$G$1]))" office:value-type="float" office:value="-0.0900045002250113" calcext:value-type="float">
            <text:p>-0.0900</text:p>
          </table:table-cell>
          <table:table-cell table:style-name="ce5" table:formula="of:=[.B98]/[.A98]" office:value-type="float" office:value="2.25011250562528" calcext:value-type="float">
            <text:p>2.2501</text:p>
          </table:table-cell>
          <table:table-cell table:number-columns-repeated="7"/>
        </table:table-row>
        <table:table-row table:style-name="ro1">
          <table:table-cell table:style-name="ce2" office:value-type="float" office:value="-0.03" calcext:value-type="float">
            <text:p>-0.03</text:p>
          </table:table-cell>
          <table:table-cell table:style-name="ce5" table:formula="of:=[.A99]*[.$G$2]*(1/([.$G$2]-[.$G$1]))+[.$G$2]*(-[.$G$1]/([.$G$2]-[.$G$1]))" office:value-type="float" office:value="-0.08000400020001" calcext:value-type="float">
            <text:p>-0.0800</text:p>
          </table:table-cell>
          <table:table-cell table:style-name="ce5" table:formula="of:=[.B99]/[.A99]" office:value-type="float" office:value="2.666800006667" calcext:value-type="float">
            <text:p>2.6668</text:p>
          </table:table-cell>
          <table:table-cell table:number-columns-repeated="7"/>
        </table:table-row>
        <table:table-row table:style-name="ro1">
          <table:table-cell table:style-name="ce2" office:value-type="float" office:value="-0.02" calcext:value-type="float">
            <text:p>-0.02</text:p>
          </table:table-cell>
          <table:table-cell table:style-name="ce5" table:formula="of:=[.A100]*[.$G$2]*(1/([.$G$2]-[.$G$1]))+[.$G$2]*(-[.$G$1]/([.$G$2]-[.$G$1]))" office:value-type="float" office:value="-0.0700035001750088" calcext:value-type="float">
            <text:p>-0.0700</text:p>
          </table:table-cell>
          <table:table-cell table:style-name="ce5" table:formula="of:=[.B100]/[.A100]" office:value-type="float" office:value="3.50017500875043" calcext:value-type="float">
            <text:p>3.5002</text:p>
          </table:table-cell>
          <table:table-cell table:number-columns-repeated="7"/>
        </table:table-row>
        <table:table-row table:style-name="ro1">
          <table:table-cell table:style-name="ce2" office:value-type="float" office:value="-0.01" calcext:value-type="float">
            <text:p>-0.01</text:p>
          </table:table-cell>
          <table:table-cell table:style-name="ce5" table:formula="of:=[.A101]*[.$G$2]*(1/([.$G$2]-[.$G$1]))+[.$G$2]*(-[.$G$1]/([.$G$2]-[.$G$1]))" office:value-type="float" office:value="-0.0600030001500075" calcext:value-type="float">
            <text:p>-0.0600</text:p>
          </table:table-cell>
          <table:table-cell table:style-name="ce5" table:formula="of:=[.B101]/[.A101]" office:value-type="float" office:value="6.00030001500075" calcext:value-type="float">
            <text:p>6.0003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ce5" table:formula="of:=[.A102]*[.$G$2]*(1/([.$G$2]-[.$G$1]))+[.$G$2]*(-[.$G$1]/([.$G$2]-[.$G$1]))" office:value-type="float" office:value="-0.0500025001250063" calcext:value-type="float">
            <text:p>-0.0500</text:p>
          </table:table-cell>
          <table:table-cell table:style-name="ce5" table:formula="of:=[.B102]/[.A102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table:style-name="ce5" table:formula="of:=[.A103]*[.$G$2]*(1/([.$G$2]-[.$G$1]))+[.$G$2]*(-[.$G$1]/([.$G$2]-[.$G$1]))" office:value-type="float" office:value="-0.040002000100005" calcext:value-type="float">
            <text:p>-0.0400</text:p>
          </table:table-cell>
          <table:table-cell table:style-name="ce5" table:formula="of:=[.B103]/[.A103]" office:value-type="float" office:value="-4.0002000100005" calcext:value-type="float">
            <text:p>-4.0002</text:p>
          </table:table-cell>
          <table:table-cell table:number-columns-repeated="7"/>
        </table:table-row>
        <table:table-row table:style-name="ro1">
          <table:table-cell table:style-name="ce2" office:value-type="float" office:value="0.02" calcext:value-type="float">
            <text:p>0.02</text:p>
          </table:table-cell>
          <table:table-cell table:style-name="ce5" table:formula="of:=[.A104]*[.$G$2]*(1/([.$G$2]-[.$G$1]))+[.$G$2]*(-[.$G$1]/([.$G$2]-[.$G$1]))" office:value-type="float" office:value="-0.0300015000750037" calcext:value-type="float">
            <text:p>-0.0300</text:p>
          </table:table-cell>
          <table:table-cell table:style-name="ce5" table:formula="of:=[.B104]/[.A104]" office:value-type="float" office:value="-1.50007500375019" calcext:value-type="float">
            <text:p>-1.5001</text:p>
          </table:table-cell>
          <table:table-cell table:number-columns-repeated="7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table:style-name="ce5" table:formula="of:=[.A105]*[.$G$2]*(1/([.$G$2]-[.$G$1]))+[.$G$2]*(-[.$G$1]/([.$G$2]-[.$G$1]))" office:value-type="float" office:value="-0.0200010000500025" calcext:value-type="float">
            <text:p>-0.0200</text:p>
          </table:table-cell>
          <table:table-cell table:style-name="ce5" table:formula="of:=[.B105]/[.A105]" office:value-type="float" office:value="-0.666700001666748" calcext:value-type="float">
            <text:p>-0.6667</text:p>
          </table:table-cell>
          <table:table-cell table:number-columns-repeated="7"/>
        </table:table-row>
        <table:table-row table:style-name="ro1">
          <table:table-cell table:style-name="ce2" office:value-type="float" office:value="0.04" calcext:value-type="float">
            <text:p>0.04</text:p>
          </table:table-cell>
          <table:table-cell table:style-name="ce5" table:formula="of:=[.A106]*[.$G$2]*(1/([.$G$2]-[.$G$1]))+[.$G$2]*(-[.$G$1]/([.$G$2]-[.$G$1]))" office:value-type="float" office:value="-0.0100005000250012" calcext:value-type="float">
            <text:p>-0.0100</text:p>
          </table:table-cell>
          <table:table-cell table:style-name="ce5" table:formula="of:=[.B106]/[.A106]" office:value-type="float" office:value="-0.25001250062503" calcext:value-type="float">
            <text:p>-0.2500</text:p>
          </table:table-cell>
          <table:table-cell table:number-columns-repeated="7"/>
        </table:table-row>
        <table:table-row table:style-name="ro1">
          <table:table-cell table:style-name="ce2" office:value-type="float" office:value="0.05" calcext:value-type="float">
            <text:p>0.05</text:p>
          </table:table-cell>
          <table:table-cell table:style-name="ce5" table:formula="of:=[.A107]*[.$G$2]*(1/([.$G$2]-[.$G$1]))+[.$G$2]*(-[.$G$1]/([.$G$2]-[.$G$1]))" office:value-type="float" office:value="0" calcext:value-type="float">
            <text:p>0.0000</text:p>
          </table:table-cell>
          <table:table-cell table:style-name="ce5" table:formula="of:=[.B107]/[.A107]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 table:style-name="ce2" office:value-type="float" office:value="0.0600000000000001" calcext:value-type="float">
            <text:p>0.06</text:p>
          </table:table-cell>
          <table:table-cell table:style-name="ce5" table:formula="of:=[.A108]*[.$G$2]*(1/([.$G$2]-[.$G$1]))+[.$G$2]*(-[.$G$1]/([.$G$2]-[.$G$1]))" office:value-type="float" office:value="0.0100005000250013" calcext:value-type="float">
            <text:p>0.0100</text:p>
          </table:table-cell>
          <table:table-cell table:style-name="ce5" table:formula="of:=[.B108]/[.A108]" office:value-type="float" office:value="0.166675000416688" calcext:value-type="float">
            <text:p>0.1667</text:p>
          </table:table-cell>
          <table:table-cell table:number-columns-repeated="7"/>
        </table:table-row>
        <table:table-row table:style-name="ro1">
          <table:table-cell table:style-name="ce2" office:value-type="float" office:value="0.0700000000000001" calcext:value-type="float">
            <text:p>0.07</text:p>
          </table:table-cell>
          <table:table-cell table:style-name="ce5" table:formula="of:=[.A109]*[.$G$2]*(1/([.$G$2]-[.$G$1]))+[.$G$2]*(-[.$G$1]/([.$G$2]-[.$G$1]))" office:value-type="float" office:value="0.0200010000500026" calcext:value-type="float">
            <text:p>0.0200</text:p>
          </table:table-cell>
          <table:table-cell table:style-name="ce5" table:formula="of:=[.B109]/[.A109]" office:value-type="float" office:value="0.285728572142893" calcext:value-type="float">
            <text:p>0.2857</text:p>
          </table:table-cell>
          <table:table-cell table:number-columns-repeated="7"/>
        </table:table-row>
        <table:table-row table:style-name="ro1">
          <table:table-cell table:style-name="ce2" office:value-type="float" office:value="0.0800000000000001" calcext:value-type="float">
            <text:p>0.08</text:p>
          </table:table-cell>
          <table:table-cell table:style-name="ce5" table:formula="of:=[.A110]*[.$G$2]*(1/([.$G$2]-[.$G$1]))+[.$G$2]*(-[.$G$1]/([.$G$2]-[.$G$1]))" office:value-type="float" office:value="0.0300015000750038" calcext:value-type="float">
            <text:p>0.0300</text:p>
          </table:table-cell>
          <table:table-cell table:style-name="ce5" table:formula="of:=[.B110]/[.A110]" office:value-type="float" office:value="0.375018750937547" calcext:value-type="float">
            <text:p>0.3750</text:p>
          </table:table-cell>
          <table:table-cell table:number-columns-repeated="7"/>
        </table:table-row>
        <table:table-row table:style-name="ro1">
          <table:table-cell table:style-name="ce2" office:value-type="float" office:value="0.0900000000000001" calcext:value-type="float">
            <text:p>0.09</text:p>
          </table:table-cell>
          <table:table-cell table:style-name="ce5" table:formula="of:=[.A111]*[.$G$2]*(1/([.$G$2]-[.$G$1]))+[.$G$2]*(-[.$G$1]/([.$G$2]-[.$G$1]))" office:value-type="float" office:value="0.0400020001000051" calcext:value-type="float">
            <text:p>0.0400</text:p>
          </table:table-cell>
          <table:table-cell table:style-name="ce5" table:formula="of:=[.B111]/[.A111]" office:value-type="float" office:value="0.444466667777834" calcext:value-type="float">
            <text:p>0.4445</text:p>
          </table:table-cell>
          <table:table-cell table:number-columns-repeated="7"/>
        </table:table-row>
        <table:table-row table:style-name="ro1">
          <table:table-cell table:style-name="ce2" office:value-type="float" office:value="0.1" calcext:value-type="float">
            <text:p>0.10</text:p>
          </table:table-cell>
          <table:table-cell table:style-name="ce5" table:formula="of:=[.A112]*[.$G$2]*(1/([.$G$2]-[.$G$1]))+[.$G$2]*(-[.$G$1]/([.$G$2]-[.$G$1]))" office:value-type="float" office:value="0.0500025001250063" calcext:value-type="float">
            <text:p>0.0500</text:p>
          </table:table-cell>
          <table:table-cell table:style-name="ce5" table:formula="of:=[.B112]/[.A112]" office:value-type="float" office:value="0.500025001250063" calcext:value-type="float">
            <text:p>0.5000</text:p>
          </table:table-cell>
          <table:table-cell table:number-columns-repeated="7"/>
        </table:table-row>
        <table:table-row table:style-name="ro1">
          <table:table-cell table:style-name="ce2" office:value-type="float" office:value="0.11" calcext:value-type="float">
            <text:p>0.11</text:p>
          </table:table-cell>
          <table:table-cell table:style-name="ce5" table:formula="of:=[.A113]*[.$G$2]*(1/([.$G$2]-[.$G$1]))+[.$G$2]*(-[.$G$1]/([.$G$2]-[.$G$1]))" office:value-type="float" office:value="0.0600030001500076" calcext:value-type="float">
            <text:p>0.0600</text:p>
          </table:table-cell>
          <table:table-cell table:style-name="ce5" table:formula="of:=[.B113]/[.A113]" office:value-type="float" office:value="0.545481819545523" calcext:value-type="float">
            <text:p>0.5455</text:p>
          </table:table-cell>
          <table:table-cell table:number-columns-repeated="7"/>
        </table:table-row>
        <table:table-row table:style-name="ro1">
          <table:table-cell table:style-name="ce2" office:value-type="float" office:value="0.12" calcext:value-type="float">
            <text:p>0.12</text:p>
          </table:table-cell>
          <table:table-cell table:style-name="ce5" table:formula="of:=[.A114]*[.$G$2]*(1/([.$G$2]-[.$G$1]))+[.$G$2]*(-[.$G$1]/([.$G$2]-[.$G$1]))" office:value-type="float" office:value="0.0700035001750089" calcext:value-type="float">
            <text:p>0.0700</text:p>
          </table:table-cell>
          <table:table-cell table:style-name="ce5" table:formula="of:=[.B114]/[.A114]" office:value-type="float" office:value="0.583362501458407" calcext:value-type="float">
            <text:p>0.5834</text:p>
          </table:table-cell>
          <table:table-cell table:number-columns-repeated="7"/>
        </table:table-row>
        <table:table-row table:style-name="ro1">
          <table:table-cell table:style-name="ce2" office:value-type="float" office:value="0.13" calcext:value-type="float">
            <text:p>0.13</text:p>
          </table:table-cell>
          <table:table-cell table:style-name="ce5" table:formula="of:=[.A115]*[.$G$2]*(1/([.$G$2]-[.$G$1]))+[.$G$2]*(-[.$G$1]/([.$G$2]-[.$G$1]))" office:value-type="float" office:value="0.0800040002000101" calcext:value-type="float">
            <text:p>0.0800</text:p>
          </table:table-cell>
          <table:table-cell table:style-name="ce5" table:formula="of:=[.B115]/[.A115]" office:value-type="float" office:value="0.615415386153923" calcext:value-type="float">
            <text:p>0.6154</text:p>
          </table:table-cell>
          <table:table-cell table:number-columns-repeated="7"/>
        </table:table-row>
        <table:table-row table:style-name="ro1">
          <table:table-cell table:style-name="ce2" office:value-type="float" office:value="0.14" calcext:value-type="float">
            <text:p>0.14</text:p>
          </table:table-cell>
          <table:table-cell table:style-name="ce5" table:formula="of:=[.A116]*[.$G$2]*(1/([.$G$2]-[.$G$1]))+[.$G$2]*(-[.$G$1]/([.$G$2]-[.$G$1]))" office:value-type="float" office:value="0.0900045002250114" calcext:value-type="float">
            <text:p>0.0900</text:p>
          </table:table-cell>
          <table:table-cell table:style-name="ce5" table:formula="of:=[.B116]/[.A116]" office:value-type="float" office:value="0.642889287321509" calcext:value-type="float">
            <text:p>0.6429</text:p>
          </table:table-cell>
          <table:table-cell table:number-columns-repeated="7"/>
        </table:table-row>
        <table:table-row table:style-name="ro1">
          <table:table-cell table:style-name="ce2" office:value-type="float" office:value="0.15" calcext:value-type="float">
            <text:p>0.15</text:p>
          </table:table-cell>
          <table:table-cell table:style-name="ce5" table:formula="of:=[.A117]*[.$G$2]*(1/([.$G$2]-[.$G$1]))+[.$G$2]*(-[.$G$1]/([.$G$2]-[.$G$1]))" office:value-type="float" office:value="0.100005000250013" calcext:value-type="float">
            <text:p>0.1000</text:p>
          </table:table-cell>
          <table:table-cell table:style-name="ce5" table:formula="of:=[.B117]/[.A117]" office:value-type="float" office:value="0.66670000166675" calcext:value-type="float">
            <text:p>0.6667</text:p>
          </table:table-cell>
          <table:table-cell table:number-columns-repeated="7"/>
        </table:table-row>
        <table:table-row table:style-name="ro1">
          <table:table-cell table:style-name="ce2" office:value-type="float" office:value="0.16" calcext:value-type="float">
            <text:p>0.16</text:p>
          </table:table-cell>
          <table:table-cell table:style-name="ce5" table:formula="of:=[.A118]*[.$G$2]*(1/([.$G$2]-[.$G$1]))+[.$G$2]*(-[.$G$1]/([.$G$2]-[.$G$1]))" office:value-type="float" office:value="0.110005500275014" calcext:value-type="float">
            <text:p>0.1100</text:p>
          </table:table-cell>
          <table:table-cell table:style-name="ce5" table:formula="of:=[.B118]/[.A118]" office:value-type="float" office:value="0.687534376718836" calcext:value-type="float">
            <text:p>0.6875</text:p>
          </table:table-cell>
          <table:table-cell table:number-columns-repeated="7"/>
        </table:table-row>
        <table:table-row table:style-name="ro1">
          <table:table-cell table:style-name="ce2" office:value-type="float" office:value="0.17" calcext:value-type="float">
            <text:p>0.17</text:p>
          </table:table-cell>
          <table:table-cell table:style-name="ce5" table:formula="of:=[.A119]*[.$G$2]*(1/([.$G$2]-[.$G$1]))+[.$G$2]*(-[.$G$1]/([.$G$2]-[.$G$1]))" office:value-type="float" office:value="0.120006000300015" calcext:value-type="float">
            <text:p>0.1200</text:p>
          </table:table-cell>
          <table:table-cell table:style-name="ce5" table:formula="of:=[.B119]/[.A119]" office:value-type="float" office:value="0.705917648823618" calcext:value-type="float">
            <text:p>0.7059</text:p>
          </table:table-cell>
          <table:table-cell table:number-columns-repeated="7"/>
        </table:table-row>
        <table:table-row table:style-name="ro1">
          <table:table-cell table:style-name="ce2" office:value-type="float" office:value="0.18" calcext:value-type="float">
            <text:p>0.18</text:p>
          </table:table-cell>
          <table:table-cell table:style-name="ce5" table:formula="of:=[.A120]*[.$G$2]*(1/([.$G$2]-[.$G$1]))+[.$G$2]*(-[.$G$1]/([.$G$2]-[.$G$1]))" office:value-type="float" office:value="0.130006500325016" calcext:value-type="float">
            <text:p>0.1300</text:p>
          </table:table-cell>
          <table:table-cell table:style-name="ce5" table:formula="of:=[.B120]/[.A120]" office:value-type="float" office:value="0.722258335138979" calcext:value-type="float">
            <text:p>0.7223</text:p>
          </table:table-cell>
          <table:table-cell table:number-columns-repeated="7"/>
        </table:table-row>
        <table:table-row table:style-name="ro1">
          <table:table-cell table:style-name="ce2" office:value-type="float" office:value="0.19" calcext:value-type="float">
            <text:p>0.19</text:p>
          </table:table-cell>
          <table:table-cell table:style-name="ce5" table:formula="of:=[.A121]*[.$G$2]*(1/([.$G$2]-[.$G$1]))+[.$G$2]*(-[.$G$1]/([.$G$2]-[.$G$1]))" office:value-type="float" office:value="0.140007000350017" calcext:value-type="float">
            <text:p>0.1400</text:p>
          </table:table-cell>
          <table:table-cell table:style-name="ce5" table:formula="of:=[.B121]/[.A121]" office:value-type="float" office:value="0.736878949210618" calcext:value-type="float">
            <text:p>0.7369</text:p>
          </table:table-cell>
          <table:table-cell table:number-columns-repeated="7"/>
        </table:table-row>
        <table:table-row table:style-name="ro1">
          <table:table-cell table:style-name="ce2" office:value-type="float" office:value="0.2" calcext:value-type="float">
            <text:p>0.20</text:p>
          </table:table-cell>
          <table:table-cell table:style-name="ce5" table:formula="of:=[.A122]*[.$G$2]*(1/([.$G$2]-[.$G$1]))+[.$G$2]*(-[.$G$1]/([.$G$2]-[.$G$1]))" office:value-type="float" office:value="0.150007500375019" calcext:value-type="float">
            <text:p>0.1500</text:p>
          </table:table-cell>
          <table:table-cell table:style-name="ce5" table:formula="of:=[.B122]/[.A122]" office:value-type="float" office:value="0.750037501875094" calcext:value-type="float">
            <text:p>0.7500</text:p>
          </table:table-cell>
          <table:table-cell table:number-columns-repeated="7"/>
        </table:table-row>
        <table:table-row table:style-name="ro1">
          <table:table-cell table:style-name="ce2" office:value-type="float" office:value="0.21" calcext:value-type="float">
            <text:p>0.21</text:p>
          </table:table-cell>
          <table:table-cell table:style-name="ce5" table:formula="of:=[.A123]*[.$G$2]*(1/([.$G$2]-[.$G$1]))+[.$G$2]*(-[.$G$1]/([.$G$2]-[.$G$1]))" office:value-type="float" office:value="0.16000800040002" calcext:value-type="float">
            <text:p>0.1600</text:p>
          </table:table-cell>
          <table:table-cell table:style-name="ce5" table:formula="of:=[.B123]/[.A123]" office:value-type="float" office:value="0.761942859047714" calcext:value-type="float">
            <text:p>0.7619</text:p>
          </table:table-cell>
          <table:table-cell table:number-columns-repeated="7"/>
        </table:table-row>
        <table:table-row table:style-name="ro1">
          <table:table-cell table:style-name="ce2" office:value-type="float" office:value="0.22" calcext:value-type="float">
            <text:p>0.22</text:p>
          </table:table-cell>
          <table:table-cell table:style-name="ce5" table:formula="of:=[.A124]*[.$G$2]*(1/([.$G$2]-[.$G$1]))+[.$G$2]*(-[.$G$1]/([.$G$2]-[.$G$1]))" office:value-type="float" office:value="0.170008500425021" calcext:value-type="float">
            <text:p>0.1700</text:p>
          </table:table-cell>
          <table:table-cell table:style-name="ce5" table:formula="of:=[.B124]/[.A124]" office:value-type="float" office:value="0.772765911022824" calcext:value-type="float">
            <text:p>0.7728</text:p>
          </table:table-cell>
          <table:table-cell table:number-columns-repeated="7"/>
        </table:table-row>
        <table:table-row table:style-name="ro1">
          <table:table-cell table:style-name="ce2" office:value-type="float" office:value="0.23" calcext:value-type="float">
            <text:p>0.23</text:p>
          </table:table-cell>
          <table:table-cell table:style-name="ce5" table:formula="of:=[.A125]*[.$G$2]*(1/([.$G$2]-[.$G$1]))+[.$G$2]*(-[.$G$1]/([.$G$2]-[.$G$1]))" office:value-type="float" office:value="0.180009000450023" calcext:value-type="float">
            <text:p>0.1800</text:p>
          </table:table-cell>
          <table:table-cell table:style-name="ce5" table:formula="of:=[.B125]/[.A125]" office:value-type="float" office:value="0.782647828043576" calcext:value-type="float">
            <text:p>0.7826</text:p>
          </table:table-cell>
          <table:table-cell table:number-columns-repeated="7"/>
        </table:table-row>
        <table:table-row table:style-name="ro1">
          <table:table-cell table:style-name="ce2" office:value-type="float" office:value="0.24" calcext:value-type="float">
            <text:p>0.24</text:p>
          </table:table-cell>
          <table:table-cell table:style-name="ce5" table:formula="of:=[.A126]*[.$G$2]*(1/([.$G$2]-[.$G$1]))+[.$G$2]*(-[.$G$1]/([.$G$2]-[.$G$1]))" office:value-type="float" office:value="0.190009500475024" calcext:value-type="float">
            <text:p>0.1900</text:p>
          </table:table-cell>
          <table:table-cell table:style-name="ce5" table:formula="of:=[.B126]/[.A126]" office:value-type="float" office:value="0.791706251979266" calcext:value-type="float">
            <text:p>0.7917</text:p>
          </table:table-cell>
          <table:table-cell table:number-columns-repeated="7"/>
        </table:table-row>
        <table:table-row table:style-name="ro1">
          <table:table-cell table:style-name="ce2" office:value-type="float" office:value="0.25" calcext:value-type="float">
            <text:p>0.25</text:p>
          </table:table-cell>
          <table:table-cell table:style-name="ce5" table:formula="of:=[.A127]*[.$G$2]*(1/([.$G$2]-[.$G$1]))+[.$G$2]*(-[.$G$1]/([.$G$2]-[.$G$1]))" office:value-type="float" office:value="0.200010000500025" calcext:value-type="float">
            <text:p>0.2000</text:p>
          </table:table-cell>
          <table:table-cell table:style-name="ce5" table:formula="of:=[.B127]/[.A127]" office:value-type="float" office:value="0.8000400020001" calcext:value-type="float">
            <text:p>0.8000</text:p>
          </table:table-cell>
          <table:table-cell table:number-columns-repeated="7"/>
        </table:table-row>
        <table:table-row table:style-name="ro1">
          <table:table-cell table:style-name="ce2" office:value-type="float" office:value="0.26" calcext:value-type="float">
            <text:p>0.26</text:p>
          </table:table-cell>
          <table:table-cell table:style-name="ce5" table:formula="of:=[.A128]*[.$G$2]*(1/([.$G$2]-[.$G$1]))+[.$G$2]*(-[.$G$1]/([.$G$2]-[.$G$1]))" office:value-type="float" office:value="0.210010500525026" calcext:value-type="float">
            <text:p>0.2100</text:p>
          </table:table-cell>
          <table:table-cell table:style-name="ce5" table:formula="of:=[.B128]/[.A128]" office:value-type="float" office:value="0.807732694327024" calcext:value-type="float">
            <text:p>0.8077</text:p>
          </table:table-cell>
          <table:table-cell table:number-columns-repeated="7"/>
        </table:table-row>
        <table:table-row table:style-name="ro1">
          <table:table-cell table:style-name="ce2" office:value-type="float" office:value="0.27" calcext:value-type="float">
            <text:p>0.27</text:p>
          </table:table-cell>
          <table:table-cell table:style-name="ce5" table:formula="of:=[.A129]*[.$G$2]*(1/([.$G$2]-[.$G$1]))+[.$G$2]*(-[.$G$1]/([.$G$2]-[.$G$1]))" office:value-type="float" office:value="0.220011000550028" calcext:value-type="float">
            <text:p>0.2200</text:p>
          </table:table-cell>
          <table:table-cell table:style-name="ce5" table:formula="of:=[.B129]/[.A129]" office:value-type="float" office:value="0.814855557592695" calcext:value-type="float">
            <text:p>0.8149</text:p>
          </table:table-cell>
          <table:table-cell table:number-columns-repeated="7"/>
        </table:table-row>
        <table:table-row table:style-name="ro1">
          <table:table-cell table:style-name="ce2" office:value-type="float" office:value="0.28" calcext:value-type="float">
            <text:p>0.28</text:p>
          </table:table-cell>
          <table:table-cell table:style-name="ce5" table:formula="of:=[.A130]*[.$G$2]*(1/([.$G$2]-[.$G$1]))+[.$G$2]*(-[.$G$1]/([.$G$2]-[.$G$1]))" office:value-type="float" office:value="0.230011500575029" calcext:value-type="float">
            <text:p>0.2300</text:p>
          </table:table-cell>
          <table:table-cell table:style-name="ce5" table:formula="of:=[.B130]/[.A130]" office:value-type="float" office:value="0.821469644910817" calcext:value-type="float">
            <text:p>0.8215</text:p>
          </table:table-cell>
          <table:table-cell table:number-columns-repeated="7"/>
        </table:table-row>
        <table:table-row table:style-name="ro1">
          <table:table-cell table:style-name="ce2" office:value-type="float" office:value="0.29" calcext:value-type="float">
            <text:p>0.29</text:p>
          </table:table-cell>
          <table:table-cell table:style-name="ce5" table:formula="of:=[.A131]*[.$G$2]*(1/([.$G$2]-[.$G$1]))+[.$G$2]*(-[.$G$1]/([.$G$2]-[.$G$1]))" office:value-type="float" office:value="0.24001200060003" calcext:value-type="float">
            <text:p>0.2400</text:p>
          </table:table-cell>
          <table:table-cell table:style-name="ce5" table:formula="of:=[.B131]/[.A131]" office:value-type="float" office:value="0.827627588275966" calcext:value-type="float">
            <text:p>0.8276</text:p>
          </table:table-cell>
          <table:table-cell table:number-columns-repeated="7"/>
        </table:table-row>
        <table:table-row table:style-name="ro1">
          <table:table-cell table:style-name="ce2" office:value-type="float" office:value="0.3" calcext:value-type="float">
            <text:p>0.30</text:p>
          </table:table-cell>
          <table:table-cell table:style-name="ce5" table:formula="of:=[.A132]*[.$G$2]*(1/([.$G$2]-[.$G$1]))+[.$G$2]*(-[.$G$1]/([.$G$2]-[.$G$1]))" office:value-type="float" office:value="0.250012500625031" calcext:value-type="float">
            <text:p>0.2500</text:p>
          </table:table-cell>
          <table:table-cell table:style-name="ce5" table:formula="of:=[.B132]/[.A132]" office:value-type="float" office:value="0.833375002083438" calcext:value-type="float">
            <text:p>0.8334</text:p>
          </table:table-cell>
          <table:table-cell table:number-columns-repeated="7"/>
        </table:table-row>
        <table:table-row table:style-name="ro1">
          <table:table-cell table:style-name="ce2" office:value-type="float" office:value="0.31" calcext:value-type="float">
            <text:p>0.31</text:p>
          </table:table-cell>
          <table:table-cell table:style-name="ce5" table:formula="of:=[.A133]*[.$G$2]*(1/([.$G$2]-[.$G$1]))+[.$G$2]*(-[.$G$1]/([.$G$2]-[.$G$1]))" office:value-type="float" office:value="0.260013000650033" calcext:value-type="float">
            <text:p>0.2600</text:p>
          </table:table-cell>
          <table:table-cell table:style-name="ce5" table:formula="of:=[.B133]/[.A133]" office:value-type="float" office:value="0.838751615000105" calcext:value-type="float">
            <text:p>0.8388</text:p>
          </table:table-cell>
          <table:table-cell table:number-columns-repeated="7"/>
        </table:table-row>
        <table:table-row table:style-name="ro1">
          <table:table-cell table:style-name="ce2" office:value-type="float" office:value="0.32" calcext:value-type="float">
            <text:p>0.32</text:p>
          </table:table-cell>
          <table:table-cell table:style-name="ce5" table:formula="of:=[.A134]*[.$G$2]*(1/([.$G$2]-[.$G$1]))+[.$G$2]*(-[.$G$1]/([.$G$2]-[.$G$1]))" office:value-type="float" office:value="0.270013500675034" calcext:value-type="float">
            <text:p>0.2700</text:p>
          </table:table-cell>
          <table:table-cell table:style-name="ce5" table:formula="of:=[.B134]/[.A134]" office:value-type="float" office:value="0.843792189609481" calcext:value-type="float">
            <text:p>0.8438</text:p>
          </table:table-cell>
          <table:table-cell table:number-columns-repeated="7"/>
        </table:table-row>
        <table:table-row table:style-name="ro1">
          <table:table-cell table:style-name="ce2" office:value-type="float" office:value="0.33" calcext:value-type="float">
            <text:p>0.33</text:p>
          </table:table-cell>
          <table:table-cell table:style-name="ce5" table:formula="of:=[.A135]*[.$G$2]*(1/([.$G$2]-[.$G$1]))+[.$G$2]*(-[.$G$1]/([.$G$2]-[.$G$1]))" office:value-type="float" office:value="0.280014000700035" calcext:value-type="float">
            <text:p>0.2800</text:p>
          </table:table-cell>
          <table:table-cell table:style-name="ce5" table:formula="of:=[.B135]/[.A135]" office:value-type="float" office:value="0.848527274848591" calcext:value-type="float">
            <text:p>0.8485</text:p>
          </table:table-cell>
          <table:table-cell table:number-columns-repeated="7"/>
        </table:table-row>
        <table:table-row table:style-name="ro1">
          <table:table-cell table:style-name="ce2" office:value-type="float" office:value="0.34" calcext:value-type="float">
            <text:p>0.34</text:p>
          </table:table-cell>
          <table:table-cell table:style-name="ce5" table:formula="of:=[.A136]*[.$G$2]*(1/([.$G$2]-[.$G$1]))+[.$G$2]*(-[.$G$1]/([.$G$2]-[.$G$1]))" office:value-type="float" office:value="0.290014500725036" calcext:value-type="float">
            <text:p>0.2900</text:p>
          </table:table-cell>
          <table:table-cell table:style-name="ce5" table:formula="of:=[.B136]/[.A136]" office:value-type="float" office:value="0.852983825661871" calcext:value-type="float">
            <text:p>0.8530</text:p>
          </table:table-cell>
          <table:table-cell table:number-columns-repeated="7"/>
        </table:table-row>
        <table:table-row table:style-name="ro1">
          <table:table-cell table:style-name="ce2" office:value-type="float" office:value="0.35" calcext:value-type="float">
            <text:p>0.35</text:p>
          </table:table-cell>
          <table:table-cell table:style-name="ce5" table:formula="of:=[.A137]*[.$G$2]*(1/([.$G$2]-[.$G$1]))+[.$G$2]*(-[.$G$1]/([.$G$2]-[.$G$1]))" office:value-type="float" office:value="0.300015000750038" calcext:value-type="float">
            <text:p>0.3000</text:p>
          </table:table-cell>
          <table:table-cell table:style-name="ce5" table:formula="of:=[.B137]/[.A137]" office:value-type="float" office:value="0.857185716428679" calcext:value-type="float">
            <text:p>0.8572</text:p>
          </table:table-cell>
          <table:table-cell table:number-columns-repeated="7"/>
        </table:table-row>
        <table:table-row table:style-name="ro1">
          <table:table-cell table:style-name="ce2" office:value-type="float" office:value="0.36" calcext:value-type="float">
            <text:p>0.36</text:p>
          </table:table-cell>
          <table:table-cell table:style-name="ce5" table:formula="of:=[.A138]*[.$G$2]*(1/([.$G$2]-[.$G$1]))+[.$G$2]*(-[.$G$1]/([.$G$2]-[.$G$1]))" office:value-type="float" office:value="0.310015500775039" calcext:value-type="float">
            <text:p>0.3100</text:p>
          </table:table-cell>
          <table:table-cell table:style-name="ce5" table:formula="of:=[.B138]/[.A138]" office:value-type="float" office:value="0.861154168819552" calcext:value-type="float">
            <text:p>0.8612</text:p>
          </table:table-cell>
          <table:table-cell table:number-columns-repeated="7"/>
        </table:table-row>
        <table:table-row table:style-name="ro1">
          <table:table-cell table:style-name="ce2" office:value-type="float" office:value="0.37" calcext:value-type="float">
            <text:p>0.37</text:p>
          </table:table-cell>
          <table:table-cell table:style-name="ce5" table:formula="of:=[.A139]*[.$G$2]*(1/([.$G$2]-[.$G$1]))+[.$G$2]*(-[.$G$1]/([.$G$2]-[.$G$1]))" office:value-type="float" office:value="0.32001600080004" calcext:value-type="float">
            <text:p>0.3200</text:p>
          </table:table-cell>
          <table:table-cell table:style-name="ce5" table:formula="of:=[.B139]/[.A139]" office:value-type="float" office:value="0.864908110270379" calcext:value-type="float">
            <text:p>0.8649</text:p>
          </table:table-cell>
          <table:table-cell table:number-columns-repeated="7"/>
        </table:table-row>
        <table:table-row table:style-name="ro1">
          <table:table-cell table:style-name="ce2" office:value-type="float" office:value="0.38" calcext:value-type="float">
            <text:p>0.38</text:p>
          </table:table-cell>
          <table:table-cell table:style-name="ce5" table:formula="of:=[.A140]*[.$G$2]*(1/([.$G$2]-[.$G$1]))+[.$G$2]*(-[.$G$1]/([.$G$2]-[.$G$1]))" office:value-type="float" office:value="0.330016500825041" calcext:value-type="float">
            <text:p>0.3300</text:p>
          </table:table-cell>
          <table:table-cell table:style-name="ce5" table:formula="of:=[.B140]/[.A140]" office:value-type="float" office:value="0.868464475855372" calcext:value-type="float">
            <text:p>0.8685</text:p>
          </table:table-cell>
          <table:table-cell table:number-columns-repeated="7"/>
        </table:table-row>
        <table:table-row table:style-name="ro1">
          <table:table-cell table:style-name="ce2" office:value-type="float" office:value="0.39" calcext:value-type="float">
            <text:p>0.39</text:p>
          </table:table-cell>
          <table:table-cell table:style-name="ce5" table:formula="of:=[.A141]*[.$G$2]*(1/([.$G$2]-[.$G$1]))+[.$G$2]*(-[.$G$1]/([.$G$2]-[.$G$1]))" office:value-type="float" office:value="0.340017000850043" calcext:value-type="float">
            <text:p>0.3400</text:p>
          </table:table-cell>
          <table:table-cell table:style-name="ce5" table:formula="of:=[.B141]/[.A141]" office:value-type="float" office:value="0.871838463718058" calcext:value-type="float">
            <text:p>0.8718</text:p>
          </table:table-cell>
          <table:table-cell table:number-columns-repeated="7"/>
        </table:table-row>
        <table:table-row table:style-name="ro1">
          <table:table-cell table:style-name="ce2" office:value-type="float" office:value="0.4" calcext:value-type="float">
            <text:p>0.40</text:p>
          </table:table-cell>
          <table:table-cell table:style-name="ce5" table:formula="of:=[.A142]*[.$G$2]*(1/([.$G$2]-[.$G$1]))+[.$G$2]*(-[.$G$1]/([.$G$2]-[.$G$1]))" office:value-type="float" office:value="0.350017500875044" calcext:value-type="float">
            <text:p>0.3500</text:p>
          </table:table-cell>
          <table:table-cell table:style-name="ce5" table:formula="of:=[.B142]/[.A142]" office:value-type="float" office:value="0.875043752187609" calcext:value-type="float">
            <text:p>0.8750</text:p>
          </table:table-cell>
          <table:table-cell table:number-columns-repeated="7"/>
        </table:table-row>
        <table:table-row table:style-name="ro1">
          <table:table-cell table:style-name="ce2" office:value-type="float" office:value="0.41" calcext:value-type="float">
            <text:p>0.41</text:p>
          </table:table-cell>
          <table:table-cell table:style-name="ce5" table:formula="of:=[.A143]*[.$G$2]*(1/([.$G$2]-[.$G$1]))+[.$G$2]*(-[.$G$1]/([.$G$2]-[.$G$1]))" office:value-type="float" office:value="0.360018000900045" calcext:value-type="float">
            <text:p>0.3600</text:p>
          </table:table-cell>
          <table:table-cell table:style-name="ce5" table:formula="of:=[.B143]/[.A143]" office:value-type="float" office:value="0.878092685122061" calcext:value-type="float">
            <text:p>0.8781</text:p>
          </table:table-cell>
          <table:table-cell table:number-columns-repeated="7"/>
        </table:table-row>
        <table:table-row table:style-name="ro1">
          <table:table-cell table:style-name="ce2" office:value-type="float" office:value="0.42" calcext:value-type="float">
            <text:p>0.42</text:p>
          </table:table-cell>
          <table:table-cell table:style-name="ce5" table:formula="of:=[.A144]*[.$G$2]*(1/([.$G$2]-[.$G$1]))+[.$G$2]*(-[.$G$1]/([.$G$2]-[.$G$1]))" office:value-type="float" office:value="0.370018500925046" calcext:value-type="float">
            <text:p>0.3700</text:p>
          </table:table-cell>
          <table:table-cell table:style-name="ce5" table:formula="of:=[.B144]/[.A144]" office:value-type="float" office:value="0.88099643077392" calcext:value-type="float">
            <text:p>0.8810</text:p>
          </table:table-cell>
          <table:table-cell table:number-columns-repeated="7"/>
        </table:table-row>
        <table:table-row table:style-name="ro1">
          <table:table-cell table:style-name="ce2" office:value-type="float" office:value="0.43" calcext:value-type="float">
            <text:p>0.43</text:p>
          </table:table-cell>
          <table:table-cell table:style-name="ce5" table:formula="of:=[.A145]*[.$G$2]*(1/([.$G$2]-[.$G$1]))+[.$G$2]*(-[.$G$1]/([.$G$2]-[.$G$1]))" office:value-type="float" office:value="0.380019000950047" calcext:value-type="float">
            <text:p>0.3800</text:p>
          </table:table-cell>
          <table:table-cell table:style-name="ce5" table:formula="of:=[.B145]/[.A145]" office:value-type="float" office:value="0.883765118488483" calcext:value-type="float">
            <text:p>0.8838</text:p>
          </table:table-cell>
          <table:table-cell table:number-columns-repeated="7"/>
        </table:table-row>
        <table:table-row table:style-name="ro1">
          <table:table-cell table:style-name="ce2" office:value-type="float" office:value="0.44" calcext:value-type="float">
            <text:p>0.44</text:p>
          </table:table-cell>
          <table:table-cell table:style-name="ce5" table:formula="of:=[.A146]*[.$G$2]*(1/([.$G$2]-[.$G$1]))+[.$G$2]*(-[.$G$1]/([.$G$2]-[.$G$1]))" office:value-type="float" office:value="0.390019500975049" calcext:value-type="float">
            <text:p>0.3900</text:p>
          </table:table-cell>
          <table:table-cell table:style-name="ce5" table:formula="of:=[.B146]/[.A146]" office:value-type="float" office:value="0.886407956761474" calcext:value-type="float">
            <text:p>0.8864</text:p>
          </table:table-cell>
          <table:table-cell table:number-columns-repeated="7"/>
        </table:table-row>
        <table:table-row table:style-name="ro1">
          <table:table-cell table:style-name="ce2" office:value-type="float" office:value="0.45" calcext:value-type="float">
            <text:p>0.45</text:p>
          </table:table-cell>
          <table:table-cell table:style-name="ce5" table:formula="of:=[.A147]*[.$G$2]*(1/([.$G$2]-[.$G$1]))+[.$G$2]*(-[.$G$1]/([.$G$2]-[.$G$1]))" office:value-type="float" office:value="0.40002000100005" calcext:value-type="float">
            <text:p>0.4000</text:p>
          </table:table-cell>
          <table:table-cell table:style-name="ce5" table:formula="of:=[.B147]/[.A147]" office:value-type="float" office:value="0.888933335555667" calcext:value-type="float">
            <text:p>0.8889</text:p>
          </table:table-cell>
          <table:table-cell table:number-columns-repeated="7"/>
        </table:table-row>
        <table:table-row table:style-name="ro1">
          <table:table-cell table:style-name="ce2" office:value-type="float" office:value="0.46" calcext:value-type="float">
            <text:p>0.46</text:p>
          </table:table-cell>
          <table:table-cell table:style-name="ce5" table:formula="of:=[.A148]*[.$G$2]*(1/([.$G$2]-[.$G$1]))+[.$G$2]*(-[.$G$1]/([.$G$2]-[.$G$1]))" office:value-type="float" office:value="0.410020501025051" calcext:value-type="float">
            <text:p>0.4100</text:p>
          </table:table-cell>
          <table:table-cell table:style-name="ce5" table:formula="of:=[.B148]/[.A148]" office:value-type="float" office:value="0.891348915271851" calcext:value-type="float">
            <text:p>0.8913</text:p>
          </table:table-cell>
          <table:table-cell table:number-columns-repeated="7"/>
        </table:table-row>
        <table:table-row table:style-name="ro1">
          <table:table-cell table:style-name="ce2" office:value-type="float" office:value="0.47" calcext:value-type="float">
            <text:p>0.47</text:p>
          </table:table-cell>
          <table:table-cell table:style-name="ce5" table:formula="of:=[.A149]*[.$G$2]*(1/([.$G$2]-[.$G$1]))+[.$G$2]*(-[.$G$1]/([.$G$2]-[.$G$1]))" office:value-type="float" office:value="0.420021001050053" calcext:value-type="float">
            <text:p>0.4200</text:p>
          </table:table-cell>
          <table:table-cell table:style-name="ce5" table:formula="of:=[.B149]/[.A149]" office:value-type="float" office:value="0.893661704361814" calcext:value-type="float">
            <text:p>0.8937</text:p>
          </table:table-cell>
          <table:table-cell table:number-columns-repeated="7"/>
        </table:table-row>
        <table:table-row table:style-name="ro1">
          <table:table-cell table:style-name="ce2" office:value-type="float" office:value="0.48" calcext:value-type="float">
            <text:p>0.48</text:p>
          </table:table-cell>
          <table:table-cell table:style-name="ce5" table:formula="of:=[.A150]*[.$G$2]*(1/([.$G$2]-[.$G$1]))+[.$G$2]*(-[.$G$1]/([.$G$2]-[.$G$1]))" office:value-type="float" office:value="0.430021501075054" calcext:value-type="float">
            <text:p>0.4300</text:p>
          </table:table-cell>
          <table:table-cell table:style-name="ce5" table:formula="of:=[.B150]/[.A150]" office:value-type="float" office:value="0.895878127239695" calcext:value-type="float">
            <text:p>0.8959</text:p>
          </table:table-cell>
          <table:table-cell table:number-columns-repeated="7"/>
        </table:table-row>
        <table:table-row table:style-name="ro1">
          <table:table-cell table:style-name="ce2" office:value-type="float" office:value="0.49" calcext:value-type="float">
            <text:p>0.49</text:p>
          </table:table-cell>
          <table:table-cell table:style-name="ce5" table:formula="of:=[.A151]*[.$G$2]*(1/([.$G$2]-[.$G$1]))+[.$G$2]*(-[.$G$1]/([.$G$2]-[.$G$1]))" office:value-type="float" office:value="0.440022001100055" calcext:value-type="float">
            <text:p>0.4400</text:p>
          </table:table-cell>
          <table:table-cell table:style-name="ce5" table:formula="of:=[.B151]/[.A151]" office:value-type="float" office:value="0.898004083877663" calcext:value-type="float">
            <text:p>0.8980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0</text:p>
          </table:table-cell>
          <table:table-cell table:style-name="ce5" table:formula="of:=[.A152]*[.$G$2]*(1/([.$G$2]-[.$G$1]))+[.$G$2]*(-[.$G$1]/([.$G$2]-[.$G$1]))" office:value-type="float" office:value="0.450022501125056" calcext:value-type="float">
            <text:p>0.4500</text:p>
          </table:table-cell>
          <table:table-cell table:style-name="ce5" table:formula="of:=[.B152]/[.A152]" office:value-type="float" office:value="0.900045002250113" calcext:value-type="float">
            <text:p>0.9000</text:p>
          </table:table-cell>
          <table:table-cell table:number-columns-repeated="7"/>
        </table:table-row>
        <table:table-row table:style-name="ro1">
          <table:table-cell table:style-name="ce2" office:value-type="float" office:value="0.51" calcext:value-type="float">
            <text:p>0.51</text:p>
          </table:table-cell>
          <table:table-cell table:style-name="ce5" table:formula="of:=[.A153]*[.$G$2]*(1/([.$G$2]-[.$G$1]))+[.$G$2]*(-[.$G$1]/([.$G$2]-[.$G$1]))" office:value-type="float" office:value="0.460023001150057" calcext:value-type="float">
            <text:p>0.4600</text:p>
          </table:table-cell>
          <table:table-cell table:style-name="ce5" table:formula="of:=[.B153]/[.A153]" office:value-type="float" office:value="0.902005884607956" calcext:value-type="float">
            <text:p>0.9020</text:p>
          </table:table-cell>
          <table:table-cell table:number-columns-repeated="7"/>
        </table:table-row>
        <table:table-row table:style-name="ro1">
          <table:table-cell table:style-name="ce2" office:value-type="float" office:value="0.52" calcext:value-type="float">
            <text:p>0.52</text:p>
          </table:table-cell>
          <table:table-cell table:style-name="ce5" table:formula="of:=[.A154]*[.$G$2]*(1/([.$G$2]-[.$G$1]))+[.$G$2]*(-[.$G$1]/([.$G$2]-[.$G$1]))" office:value-type="float" office:value="0.470023501175059" calcext:value-type="float">
            <text:p>0.4700</text:p>
          </table:table-cell>
          <table:table-cell table:style-name="ce5" table:formula="of:=[.B154]/[.A154]" office:value-type="float" office:value="0.903891348413575" calcext:value-type="float">
            <text:p>0.9039</text:p>
          </table:table-cell>
          <table:table-cell table:number-columns-repeated="7"/>
        </table:table-row>
        <table:table-row table:style-name="ro1">
          <table:table-cell table:style-name="ce2" office:value-type="float" office:value="0.53" calcext:value-type="float">
            <text:p>0.53</text:p>
          </table:table-cell>
          <table:table-cell table:style-name="ce5" table:formula="of:=[.A155]*[.$G$2]*(1/([.$G$2]-[.$G$1]))+[.$G$2]*(-[.$G$1]/([.$G$2]-[.$G$1]))" office:value-type="float" office:value="0.48002400120006" calcext:value-type="float">
            <text:p>0.4800</text:p>
          </table:table-cell>
          <table:table-cell table:style-name="ce5" table:formula="of:=[.B155]/[.A155]" office:value-type="float" office:value="0.905705662641623" calcext:value-type="float">
            <text:p>0.9057</text:p>
          </table:table-cell>
          <table:table-cell table:number-columns-repeated="7"/>
        </table:table-row>
        <table:table-row table:style-name="ro1">
          <table:table-cell table:style-name="ce2" office:value-type="float" office:value="0.54" calcext:value-type="float">
            <text:p>0.54</text:p>
          </table:table-cell>
          <table:table-cell table:style-name="ce5" table:formula="of:=[.A156]*[.$G$2]*(1/([.$G$2]-[.$G$1]))+[.$G$2]*(-[.$G$1]/([.$G$2]-[.$G$1]))" office:value-type="float" office:value="0.490024501225061" calcext:value-type="float">
            <text:p>0.4900</text:p>
          </table:table-cell>
          <table:table-cell table:style-name="ce5" table:formula="of:=[.B156]/[.A156]" office:value-type="float" office:value="0.90745278004641" calcext:value-type="float">
            <text:p>0.9075</text:p>
          </table:table-cell>
          <table:table-cell table:number-columns-repeated="7"/>
        </table:table-row>
        <table:table-row table:style-name="ro1">
          <table:table-cell table:style-name="ce2" office:value-type="float" office:value="0.55" calcext:value-type="float">
            <text:p>0.55</text:p>
          </table:table-cell>
          <table:table-cell table:style-name="ce5" table:formula="of:=[.A157]*[.$G$2]*(1/([.$G$2]-[.$G$1]))+[.$G$2]*(-[.$G$1]/([.$G$2]-[.$G$1]))" office:value-type="float" office:value="0.500025001250062" calcext:value-type="float">
            <text:p>0.5000</text:p>
          </table:table-cell>
          <table:table-cell table:style-name="ce5" table:formula="of:=[.B157]/[.A157]" office:value-type="float" office:value="0.909136365909204" calcext:value-type="float">
            <text:p>0.9091</text:p>
          </table:table-cell>
          <table:table-cell table:number-columns-repeated="7"/>
        </table:table-row>
        <table:table-row table:style-name="ro1">
          <table:table-cell table:style-name="ce2" office:value-type="float" office:value="0.56" calcext:value-type="float">
            <text:p>0.56</text:p>
          </table:table-cell>
          <table:table-cell table:style-name="ce5" table:formula="of:=[.A158]*[.$G$2]*(1/([.$G$2]-[.$G$1]))+[.$G$2]*(-[.$G$1]/([.$G$2]-[.$G$1]))" office:value-type="float" office:value="0.510025501275064" calcext:value-type="float">
            <text:p>0.5100</text:p>
          </table:table-cell>
          <table:table-cell table:style-name="ce5" table:formula="of:=[.B158]/[.A158]" office:value-type="float" office:value="0.910759823705471" calcext:value-type="float">
            <text:p>0.9108</text:p>
          </table:table-cell>
          <table:table-cell table:number-columns-repeated="7"/>
        </table:table-row>
        <table:table-row table:style-name="ro1">
          <table:table-cell table:style-name="ce2" office:value-type="float" office:value="0.57" calcext:value-type="float">
            <text:p>0.57</text:p>
          </table:table-cell>
          <table:table-cell table:style-name="ce5" table:formula="of:=[.A159]*[.$G$2]*(1/([.$G$2]-[.$G$1]))+[.$G$2]*(-[.$G$1]/([.$G$2]-[.$G$1]))" office:value-type="float" office:value="0.520026001300065" calcext:value-type="float">
            <text:p>0.5200</text:p>
          </table:table-cell>
          <table:table-cell table:style-name="ce5" table:formula="of:=[.B159]/[.A159]" office:value-type="float" office:value="0.91232631807029" calcext:value-type="float">
            <text:p>0.9123</text:p>
          </table:table-cell>
          <table:table-cell table:number-columns-repeated="7"/>
        </table:table-row>
        <table:table-row table:style-name="ro1">
          <table:table-cell table:style-name="ce2" office:value-type="float" office:value="0.58" calcext:value-type="float">
            <text:p>0.58</text:p>
          </table:table-cell>
          <table:table-cell table:style-name="ce5" table:formula="of:=[.A160]*[.$G$2]*(1/([.$G$2]-[.$G$1]))+[.$G$2]*(-[.$G$1]/([.$G$2]-[.$G$1]))" office:value-type="float" office:value="0.530026501325066" calcext:value-type="float">
            <text:p>0.5300</text:p>
          </table:table-cell>
          <table:table-cell table:style-name="ce5" table:formula="of:=[.B160]/[.A160]" office:value-type="float" office:value="0.913838795388045" calcext:value-type="float">
            <text:p>0.9138</text:p>
          </table:table-cell>
          <table:table-cell table:number-columns-repeated="7"/>
        </table:table-row>
        <table:table-row table:style-name="ro1">
          <table:table-cell table:style-name="ce2" office:value-type="float" office:value="0.59" calcext:value-type="float">
            <text:p>0.59</text:p>
          </table:table-cell>
          <table:table-cell table:style-name="ce5" table:formula="of:=[.A161]*[.$G$2]*(1/([.$G$2]-[.$G$1]))+[.$G$2]*(-[.$G$1]/([.$G$2]-[.$G$1]))" office:value-type="float" office:value="0.540027001350068" calcext:value-type="float">
            <text:p>0.5400</text:p>
          </table:table-cell>
          <table:table-cell table:style-name="ce5" table:formula="of:=[.B161]/[.A161]" office:value-type="float" office:value="0.91530000228825" calcext:value-type="float">
            <text:p>0.9153</text:p>
          </table:table-cell>
          <table:table-cell table:number-columns-repeated="7"/>
        </table:table-row>
        <table:table-row table:style-name="ro1">
          <table:table-cell table:style-name="ce2" office:value-type="float" office:value="0.6" calcext:value-type="float">
            <text:p>0.60</text:p>
          </table:table-cell>
          <table:table-cell table:style-name="ce5" table:formula="of:=[.A162]*[.$G$2]*(1/([.$G$2]-[.$G$1]))+[.$G$2]*(-[.$G$1]/([.$G$2]-[.$G$1]))" office:value-type="float" office:value="0.550027501375069" calcext:value-type="float">
            <text:p>0.5500</text:p>
          </table:table-cell>
          <table:table-cell table:style-name="ce5" table:formula="of:=[.B162]/[.A162]" office:value-type="float" office:value="0.916712502291781" calcext:value-type="float">
            <text:p>0.9167</text:p>
          </table:table-cell>
          <table:table-cell table:number-columns-repeated="7"/>
        </table:table-row>
        <table:table-row table:style-name="ro1">
          <table:table-cell table:style-name="ce2" office:value-type="float" office:value="0.61" calcext:value-type="float">
            <text:p>0.61</text:p>
          </table:table-cell>
          <table:table-cell table:style-name="ce5" table:formula="of:=[.A163]*[.$G$2]*(1/([.$G$2]-[.$G$1]))+[.$G$2]*(-[.$G$1]/([.$G$2]-[.$G$1]))" office:value-type="float" office:value="0.56002800140007" calcext:value-type="float">
            <text:p>0.5600</text:p>
          </table:table-cell>
          <table:table-cell table:style-name="ce5" table:formula="of:=[.B163]/[.A163]" office:value-type="float" office:value="0.918078690819787" calcext:value-type="float">
            <text:p>0.9181</text:p>
          </table:table-cell>
          <table:table-cell table:number-columns-repeated="7"/>
        </table:table-row>
        <table:table-row table:style-name="ro1">
          <table:table-cell table:style-name="ce2" office:value-type="float" office:value="0.62" calcext:value-type="float">
            <text:p>0.62</text:p>
          </table:table-cell>
          <table:table-cell table:style-name="ce5" table:formula="of:=[.A164]*[.$G$2]*(1/([.$G$2]-[.$G$1]))+[.$G$2]*(-[.$G$1]/([.$G$2]-[.$G$1]))" office:value-type="float" office:value="0.570028501425071" calcext:value-type="float">
            <text:p>0.5700</text:p>
          </table:table-cell>
          <table:table-cell table:style-name="ce5" table:formula="of:=[.B164]/[.A164]" office:value-type="float" office:value="0.919400808750115" calcext:value-type="float">
            <text:p>0.9194</text:p>
          </table:table-cell>
          <table:table-cell table:number-columns-repeated="7"/>
        </table:table-row>
        <table:table-row table:style-name="ro1">
          <table:table-cell table:style-name="ce2" office:value-type="float" office:value="0.63" calcext:value-type="float">
            <text:p>0.63</text:p>
          </table:table-cell>
          <table:table-cell table:style-name="ce5" table:formula="of:=[.A165]*[.$G$2]*(1/([.$G$2]-[.$G$1]))+[.$G$2]*(-[.$G$1]/([.$G$2]-[.$G$1]))" office:value-type="float" office:value="0.580029001450073" calcext:value-type="float">
            <text:p>0.5800</text:p>
          </table:table-cell>
          <table:table-cell table:style-name="ce5" table:formula="of:=[.B165]/[.A165]" office:value-type="float" office:value="0.920680954682655" calcext:value-type="float">
            <text:p>0.9207</text:p>
          </table:table-cell>
          <table:table-cell table:number-columns-repeated="7"/>
        </table:table-row>
        <table:table-row table:style-name="ro1">
          <table:table-cell table:style-name="ce2" office:value-type="float" office:value="0.64" calcext:value-type="float">
            <text:p>0.64</text:p>
          </table:table-cell>
          <table:table-cell table:style-name="ce5" table:formula="of:=[.A166]*[.$G$2]*(1/([.$G$2]-[.$G$1]))+[.$G$2]*(-[.$G$1]/([.$G$2]-[.$G$1]))" office:value-type="float" office:value="0.590029501475074" calcext:value-type="float">
            <text:p>0.5900</text:p>
          </table:table-cell>
          <table:table-cell table:style-name="ce5" table:formula="of:=[.B166]/[.A166]" office:value-type="float" office:value="0.921921096054803" calcext:value-type="float">
            <text:p>0.9219</text:p>
          </table:table-cell>
          <table:table-cell table:number-columns-repeated="7"/>
        </table:table-row>
        <table:table-row table:style-name="ro1">
          <table:table-cell table:style-name="ce2" office:value-type="float" office:value="0.65" calcext:value-type="float">
            <text:p>0.65</text:p>
          </table:table-cell>
          <table:table-cell table:style-name="ce5" table:formula="of:=[.A167]*[.$G$2]*(1/([.$G$2]-[.$G$1]))+[.$G$2]*(-[.$G$1]/([.$G$2]-[.$G$1]))" office:value-type="float" office:value="0.600030001500075" calcext:value-type="float">
            <text:p>0.6000</text:p>
          </table:table-cell>
          <table:table-cell table:style-name="ce5" table:formula="of:=[.B167]/[.A167]" office:value-type="float" office:value="0.923123079230885" calcext:value-type="float">
            <text:p>0.9231</text:p>
          </table:table-cell>
          <table:table-cell table:number-columns-repeated="7"/>
        </table:table-row>
        <table:table-row table:style-name="ro1">
          <table:table-cell table:style-name="ce2" office:value-type="float" office:value="0.66" calcext:value-type="float">
            <text:p>0.66</text:p>
          </table:table-cell>
          <table:table-cell table:style-name="ce5" table:formula="of:=[.A168]*[.$G$2]*(1/([.$G$2]-[.$G$1]))+[.$G$2]*(-[.$G$1]/([.$G$2]-[.$G$1]))" office:value-type="float" office:value="0.610030501525076" calcext:value-type="float">
            <text:p>0.6100</text:p>
          </table:table-cell>
          <table:table-cell table:style-name="ce5" table:formula="of:=[.B168]/[.A168]" office:value-type="float" office:value="0.924288638674358" calcext:value-type="float">
            <text:p>0.9243</text:p>
          </table:table-cell>
          <table:table-cell table:number-columns-repeated="7"/>
        </table:table-row>
        <table:table-row table:style-name="ro1">
          <table:table-cell table:style-name="ce2" office:value-type="float" office:value="0.67" calcext:value-type="float">
            <text:p>0.67</text:p>
          </table:table-cell>
          <table:table-cell table:style-name="ce5" table:formula="of:=[.A169]*[.$G$2]*(1/([.$G$2]-[.$G$1]))+[.$G$2]*(-[.$G$1]/([.$G$2]-[.$G$1]))" office:value-type="float" office:value="0.620031001550077" calcext:value-type="float">
            <text:p>0.6200</text:p>
          </table:table-cell>
          <table:table-cell table:style-name="ce5" table:formula="of:=[.B169]/[.A169]" office:value-type="float" office:value="0.925419405298623" calcext:value-type="float">
            <text:p>0.9254</text:p>
          </table:table-cell>
          <table:table-cell table:number-columns-repeated="7"/>
        </table:table-row>
        <table:table-row table:style-name="ro1">
          <table:table-cell table:style-name="ce2" office:value-type="float" office:value="0.68" calcext:value-type="float">
            <text:p>0.68</text:p>
          </table:table-cell>
          <table:table-cell table:style-name="ce5" table:formula="of:=[.A170]*[.$G$2]*(1/([.$G$2]-[.$G$1]))+[.$G$2]*(-[.$G$1]/([.$G$2]-[.$G$1]))" office:value-type="float" office:value="0.630031501575079" calcext:value-type="float">
            <text:p>0.6300</text:p>
          </table:table-cell>
          <table:table-cell table:style-name="ce5" table:formula="of:=[.B170]/[.A170]" office:value-type="float" office:value="0.926516914080998" calcext:value-type="float">
            <text:p>0.9265</text:p>
          </table:table-cell>
          <table:table-cell table:number-columns-repeated="7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5" table:formula="of:=[.A171]*[.$G$2]*(1/([.$G$2]-[.$G$1]))+[.$G$2]*(-[.$G$1]/([.$G$2]-[.$G$1]))" office:value-type="float" office:value="0.64003200160008" calcext:value-type="float">
            <text:p>0.6400</text:p>
          </table:table-cell>
          <table:table-cell table:style-name="ce5" table:formula="of:=[.B171]/[.A171]" office:value-type="float" office:value="0.927582611014609" calcext:value-type="float">
            <text:p>0.9276</text:p>
          </table:table-cell>
          <table:table-cell table:number-columns-repeated="7"/>
        </table:table-row>
        <table:table-row table:style-name="ro1">
          <table:table-cell table:style-name="ce2" office:value-type="float" office:value="0.7" calcext:value-type="float">
            <text:p>0.70</text:p>
          </table:table-cell>
          <table:table-cell table:style-name="ce5" table:formula="of:=[.A172]*[.$G$2]*(1/([.$G$2]-[.$G$1]))+[.$G$2]*(-[.$G$1]/([.$G$2]-[.$G$1]))" office:value-type="float" office:value="0.650032501625081" calcext:value-type="float">
            <text:p>0.6500</text:p>
          </table:table-cell>
          <table:table-cell table:style-name="ce5" table:formula="of:=[.B172]/[.A172]" office:value-type="float" office:value="0.928617859464402" calcext:value-type="float">
            <text:p>0.9286</text:p>
          </table:table-cell>
          <table:table-cell table:number-columns-repeated="7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5" table:formula="of:=[.A173]*[.$G$2]*(1/([.$G$2]-[.$G$1]))+[.$G$2]*(-[.$G$1]/([.$G$2]-[.$G$1]))" office:value-type="float" office:value="0.660033001650082" calcext:value-type="float">
            <text:p>0.6600</text:p>
          </table:table-cell>
          <table:table-cell table:style-name="ce5" table:formula="of:=[.B173]/[.A173]" office:value-type="float" office:value="0.929623945986032" calcext:value-type="float">
            <text:p>0.9296</text:p>
          </table:table-cell>
          <table:table-cell table:number-columns-repeated="7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5" table:formula="of:=[.A174]*[.$G$2]*(1/([.$G$2]-[.$G$1]))+[.$G$2]*(-[.$G$1]/([.$G$2]-[.$G$1]))" office:value-type="float" office:value="0.670033501675084" calcext:value-type="float">
            <text:p>0.6700</text:p>
          </table:table-cell>
          <table:table-cell table:style-name="ce5" table:formula="of:=[.B174]/[.A174]" office:value-type="float" office:value="0.930602085659839" calcext:value-type="float">
            <text:p>0.9306</text:p>
          </table:table-cell>
          <table:table-cell table:number-columns-repeated="7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5" table:formula="of:=[.A175]*[.$G$2]*(1/([.$G$2]-[.$G$1]))+[.$G$2]*(-[.$G$1]/([.$G$2]-[.$G$1]))" office:value-type="float" office:value="0.680034001700085" calcext:value-type="float">
            <text:p>0.6800</text:p>
          </table:table-cell>
          <table:table-cell table:style-name="ce5" table:formula="of:=[.B175]/[.A175]" office:value-type="float" office:value="0.931553426986418" calcext:value-type="float">
            <text:p>0.9316</text:p>
          </table:table-cell>
          <table:table-cell table:number-columns-repeated="7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5" table:formula="of:=[.A176]*[.$G$2]*(1/([.$G$2]-[.$G$1]))+[.$G$2]*(-[.$G$1]/([.$G$2]-[.$G$1]))" office:value-type="float" office:value="0.690034501725086" calcext:value-type="float">
            <text:p>0.6900</text:p>
          </table:table-cell>
          <table:table-cell table:style-name="ce5" table:formula="of:=[.B176]/[.A176]" office:value-type="float" office:value="0.932479056385252" calcext:value-type="float">
            <text:p>0.9325</text:p>
          </table:table-cell>
          <table:table-cell table:number-columns-repeated="7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5" table:formula="of:=[.A177]*[.$G$2]*(1/([.$G$2]-[.$G$1]))+[.$G$2]*(-[.$G$1]/([.$G$2]-[.$G$1]))" office:value-type="float" office:value="0.700035001750087" calcext:value-type="float">
            <text:p>0.7000</text:p>
          </table:table-cell>
          <table:table-cell table:style-name="ce5" table:formula="of:=[.B177]/[.A177]" office:value-type="float" office:value="0.93338000233345" calcext:value-type="float">
            <text:p>0.9334</text:p>
          </table:table-cell>
          <table:table-cell table:number-columns-repeated="7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5" table:formula="of:=[.A178]*[.$G$2]*(1/([.$G$2]-[.$G$1]))+[.$G$2]*(-[.$G$1]/([.$G$2]-[.$G$1]))" office:value-type="float" office:value="0.710035501775089" calcext:value-type="float">
            <text:p>0.7100</text:p>
          </table:table-cell>
          <table:table-cell table:style-name="ce5" table:formula="of:=[.B178]/[.A178]" office:value-type="float" office:value="0.934257239177748" calcext:value-type="float">
            <text:p>0.9343</text:p>
          </table:table-cell>
          <table:table-cell table:number-columns-repeated="7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5" table:formula="of:=[.A179]*[.$G$2]*(1/([.$G$2]-[.$G$1]))+[.$G$2]*(-[.$G$1]/([.$G$2]-[.$G$1]))" office:value-type="float" office:value="0.72003600180009" calcext:value-type="float">
            <text:p>0.7200</text:p>
          </table:table-cell>
          <table:table-cell table:style-name="ce5" table:formula="of:=[.B179]/[.A179]" office:value-type="float" office:value="0.935111690649467" calcext:value-type="float">
            <text:p>0.9351</text:p>
          </table:table-cell>
          <table:table-cell table:number-columns-repeated="7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5" table:formula="of:=[.A180]*[.$G$2]*(1/([.$G$2]-[.$G$1]))+[.$G$2]*(-[.$G$1]/([.$G$2]-[.$G$1]))" office:value-type="float" office:value="0.730036501825091" calcext:value-type="float">
            <text:p>0.7300</text:p>
          </table:table-cell>
          <table:table-cell table:style-name="ce5" table:formula="of:=[.B180]/[.A180]" office:value-type="float" office:value="0.935944233109091" calcext:value-type="float">
            <text:p>0.9359</text:p>
          </table:table-cell>
          <table:table-cell table:number-columns-repeated="7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5" table:formula="of:=[.A181]*[.$G$2]*(1/([.$G$2]-[.$G$1]))+[.$G$2]*(-[.$G$1]/([.$G$2]-[.$G$1]))" office:value-type="float" office:value="0.740037001850092" calcext:value-type="float">
            <text:p>0.7400</text:p>
          </table:table-cell>
          <table:table-cell table:style-name="ce5" table:formula="of:=[.B181]/[.A181]" office:value-type="float" office:value="0.936755698544421" calcext:value-type="float">
            <text:p>0.9368</text:p>
          </table:table-cell>
          <table:table-cell table:number-columns-repeated="7"/>
        </table:table-row>
        <table:table-row table:style-name="ro1">
          <table:table-cell table:style-name="ce2" office:value-type="float" office:value="0.8" calcext:value-type="float">
            <text:p>0.80</text:p>
          </table:table-cell>
          <table:table-cell table:style-name="ce5" table:formula="of:=[.A182]*[.$G$2]*(1/([.$G$2]-[.$G$1]))+[.$G$2]*(-[.$G$1]/([.$G$2]-[.$G$1]))" office:value-type="float" office:value="0.750037501875094" calcext:value-type="float">
            <text:p>0.7500</text:p>
          </table:table-cell>
          <table:table-cell table:style-name="ce5" table:formula="of:=[.B182]/[.A182]" office:value-type="float" office:value="0.937546877343867" calcext:value-type="float">
            <text:p>0.9375</text:p>
          </table:table-cell>
          <table:table-cell table:number-columns-repeated="7"/>
        </table:table-row>
        <table:table-row table:style-name="ro1">
          <table:table-cell table:style-name="ce2" office:value-type="float" office:value="0.81" calcext:value-type="float">
            <text:p>0.81</text:p>
          </table:table-cell>
          <table:table-cell table:style-name="ce5" table:formula="of:=[.A183]*[.$G$2]*(1/([.$G$2]-[.$G$1]))+[.$G$2]*(-[.$G$1]/([.$G$2]-[.$G$1]))" office:value-type="float" office:value="0.760038001900095" calcext:value-type="float">
            <text:p>0.7600</text:p>
          </table:table-cell>
          <table:table-cell table:style-name="ce5" table:formula="of:=[.B183]/[.A183]" office:value-type="float" office:value="0.938318520864315" calcext:value-type="float">
            <text:p>0.9383</text:p>
          </table:table-cell>
          <table:table-cell table:number-columns-repeated="7"/>
        </table:table-row>
        <table:table-row table:style-name="ro1">
          <table:table-cell table:style-name="ce2" office:value-type="float" office:value="0.82" calcext:value-type="float">
            <text:p>0.82</text:p>
          </table:table-cell>
          <table:table-cell table:style-name="ce5" table:formula="of:=[.A184]*[.$G$2]*(1/([.$G$2]-[.$G$1]))+[.$G$2]*(-[.$G$1]/([.$G$2]-[.$G$1]))" office:value-type="float" office:value="0.770038501925096" calcext:value-type="float">
            <text:p>0.7700</text:p>
          </table:table-cell>
          <table:table-cell table:style-name="ce5" table:formula="of:=[.B184]/[.A184]" office:value-type="float" office:value="0.939071343811093" calcext:value-type="float">
            <text:p>0.9391</text:p>
          </table:table-cell>
          <table:table-cell table:number-columns-repeated="7"/>
        </table:table-row>
        <table:table-row table:style-name="ro1">
          <table:table-cell table:style-name="ce2" office:value-type="float" office:value="0.83" calcext:value-type="float">
            <text:p>0.83</text:p>
          </table:table-cell>
          <table:table-cell table:style-name="ce5" table:formula="of:=[.A185]*[.$G$2]*(1/([.$G$2]-[.$G$1]))+[.$G$2]*(-[.$G$1]/([.$G$2]-[.$G$1]))" office:value-type="float" office:value="0.780039001950098" calcext:value-type="float">
            <text:p>0.7800</text:p>
          </table:table-cell>
          <table:table-cell table:style-name="ce5" table:formula="of:=[.B185]/[.A185]" office:value-type="float" office:value="0.939806026445901" calcext:value-type="float">
            <text:p>0.9398</text:p>
          </table:table-cell>
          <table:table-cell table:number-columns-repeated="7"/>
        </table:table-row>
        <table:table-row table:style-name="ro1">
          <table:table-cell table:style-name="ce2" office:value-type="float" office:value="0.84" calcext:value-type="float">
            <text:p>0.84</text:p>
          </table:table-cell>
          <table:table-cell table:style-name="ce5" table:formula="of:=[.A186]*[.$G$2]*(1/([.$G$2]-[.$G$1]))+[.$G$2]*(-[.$G$1]/([.$G$2]-[.$G$1]))" office:value-type="float" office:value="0.790039501975099" calcext:value-type="float">
            <text:p>0.7900</text:p>
          </table:table-cell>
          <table:table-cell table:style-name="ce5" table:formula="of:=[.B186]/[.A186]" office:value-type="float" office:value="0.940523216637022" calcext:value-type="float">
            <text:p>0.9405</text:p>
          </table:table-cell>
          <table:table-cell table:number-columns-repeated="7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5" table:formula="of:=[.A187]*[.$G$2]*(1/([.$G$2]-[.$G$1]))+[.$G$2]*(-[.$G$1]/([.$G$2]-[.$G$1]))" office:value-type="float" office:value="0.8000400020001" calcext:value-type="float">
            <text:p>0.8000</text:p>
          </table:table-cell>
          <table:table-cell table:style-name="ce5" table:formula="of:=[.B187]/[.A187]" office:value-type="float" office:value="0.941223531764824" calcext:value-type="float">
            <text:p>0.9412</text:p>
          </table:table-cell>
          <table:table-cell table:number-columns-repeated="7"/>
        </table:table-row>
        <table:table-row table:style-name="ro1">
          <table:table-cell table:style-name="ce2" office:value-type="float" office:value="0.86" calcext:value-type="float">
            <text:p>0.86</text:p>
          </table:table-cell>
          <table:table-cell table:style-name="ce5" table:formula="of:=[.A188]*[.$G$2]*(1/([.$G$2]-[.$G$1]))+[.$G$2]*(-[.$G$1]/([.$G$2]-[.$G$1]))" office:value-type="float" office:value="0.810040502025101" calcext:value-type="float">
            <text:p>0.8100</text:p>
          </table:table-cell>
          <table:table-cell table:style-name="ce5" table:formula="of:=[.B188]/[.A188]" office:value-type="float" office:value="0.941907560494304" calcext:value-type="float">
            <text:p>0.9419</text:p>
          </table:table-cell>
          <table:table-cell table:number-columns-repeated="7"/>
        </table:table-row>
        <table:table-row table:style-name="ro1">
          <table:table-cell table:style-name="ce2" office:value-type="float" office:value="0.87" calcext:value-type="float">
            <text:p>0.87</text:p>
          </table:table-cell>
          <table:table-cell table:style-name="ce5" table:formula="of:=[.A189]*[.$G$2]*(1/([.$G$2]-[.$G$1]))+[.$G$2]*(-[.$G$1]/([.$G$2]-[.$G$1]))" office:value-type="float" office:value="0.820041002050103" calcext:value-type="float">
            <text:p>0.8200</text:p>
          </table:table-cell>
          <table:table-cell table:style-name="ce5" table:formula="of:=[.B189]/[.A189]" office:value-type="float" office:value="0.942575864425405" calcext:value-type="float">
            <text:p>0.9426</text:p>
          </table:table-cell>
          <table:table-cell table:number-columns-repeated="7"/>
        </table:table-row>
        <table:table-row table:style-name="ro1">
          <table:table-cell table:style-name="ce2" office:value-type="float" office:value="0.88" calcext:value-type="float">
            <text:p>0.88</text:p>
          </table:table-cell>
          <table:table-cell table:style-name="ce5" table:formula="of:=[.A190]*[.$G$2]*(1/([.$G$2]-[.$G$1]))+[.$G$2]*(-[.$G$1]/([.$G$2]-[.$G$1]))" office:value-type="float" office:value="0.830041502075104" calcext:value-type="float">
            <text:p>0.8300</text:p>
          </table:table-cell>
          <table:table-cell table:style-name="ce5" table:formula="of:=[.B190]/[.A190]" office:value-type="float" office:value="0.9432289796308" calcext:value-type="float">
            <text:p>0.9432</text:p>
          </table:table-cell>
          <table:table-cell table:number-columns-repeated="7"/>
        </table:table-row>
        <table:table-row table:style-name="ro1">
          <table:table-cell table:style-name="ce2" office:value-type="float" office:value="0.89" calcext:value-type="float">
            <text:p>0.89</text:p>
          </table:table-cell>
          <table:table-cell table:style-name="ce5" table:formula="of:=[.A191]*[.$G$2]*(1/([.$G$2]-[.$G$1]))+[.$G$2]*(-[.$G$1]/([.$G$2]-[.$G$1]))" office:value-type="float" office:value="0.840042002100105" calcext:value-type="float">
            <text:p>0.8400</text:p>
          </table:table-cell>
          <table:table-cell table:style-name="ce5" table:formula="of:=[.B191]/[.A191]" office:value-type="float" office:value="0.943867418090006" calcext:value-type="float">
            <text:p>0.9439</text:p>
          </table:table-cell>
          <table:table-cell table:number-columns-repeated="7"/>
        </table:table-row>
        <table:table-row table:style-name="ro1">
          <table:table-cell table:style-name="ce2" office:value-type="float" office:value="0.9" calcext:value-type="float">
            <text:p>0.90</text:p>
          </table:table-cell>
          <table:table-cell table:style-name="ce5" table:formula="of:=[.A192]*[.$G$2]*(1/([.$G$2]-[.$G$1]))+[.$G$2]*(-[.$G$1]/([.$G$2]-[.$G$1]))" office:value-type="float" office:value="0.850042502125106" calcext:value-type="float">
            <text:p>0.8500</text:p>
          </table:table-cell>
          <table:table-cell table:style-name="ce5" table:formula="of:=[.B192]/[.A192]" office:value-type="float" office:value="0.944491669027896" calcext:value-type="float">
            <text:p>0.9445</text:p>
          </table:table-cell>
          <table:table-cell table:number-columns-repeated="7"/>
        </table:table-row>
        <table:table-row table:style-name="ro1">
          <table:table-cell table:style-name="ce2" office:value-type="float" office:value="0.91" calcext:value-type="float">
            <text:p>0.91</text:p>
          </table:table-cell>
          <table:table-cell table:style-name="ce5" table:formula="of:=[.A193]*[.$G$2]*(1/([.$G$2]-[.$G$1]))+[.$G$2]*(-[.$G$1]/([.$G$2]-[.$G$1]))" office:value-type="float" office:value="0.860043002150108" calcext:value-type="float">
            <text:p>0.8600</text:p>
          </table:table-cell>
          <table:table-cell table:style-name="ce5" table:formula="of:=[.B193]/[.A193]" office:value-type="float" office:value="0.945102200164953" calcext:value-type="float">
            <text:p>0.9451</text:p>
          </table:table-cell>
          <table:table-cell table:number-columns-repeated="7"/>
        </table:table-row>
        <table:table-row table:style-name="ro1">
          <table:table-cell table:style-name="ce2" office:value-type="float" office:value="0.92" calcext:value-type="float">
            <text:p>0.92</text:p>
          </table:table-cell>
          <table:table-cell table:style-name="ce5" table:formula="of:=[.A194]*[.$G$2]*(1/([.$G$2]-[.$G$1]))+[.$G$2]*(-[.$G$1]/([.$G$2]-[.$G$1]))" office:value-type="float" office:value="0.870043502175109" calcext:value-type="float">
            <text:p>0.8700</text:p>
          </table:table-cell>
          <table:table-cell table:style-name="ce5" table:formula="of:=[.B194]/[.A194]" office:value-type="float" office:value="0.945699458885988" calcext:value-type="float">
            <text:p>0.9457</text:p>
          </table:table-cell>
          <table:table-cell table:number-columns-repeated="7"/>
        </table:table-row>
        <table:table-row table:style-name="ro1">
          <table:table-cell table:style-name="ce2" office:value-type="float" office:value="0.93" calcext:value-type="float">
            <text:p>0.93</text:p>
          </table:table-cell>
          <table:table-cell table:style-name="ce5" table:formula="of:=[.A195]*[.$G$2]*(1/([.$G$2]-[.$G$1]))+[.$G$2]*(-[.$G$1]/([.$G$2]-[.$G$1]))" office:value-type="float" office:value="0.88004400220011" calcext:value-type="float">
            <text:p>0.8800</text:p>
          </table:table-cell>
          <table:table-cell table:style-name="ce5" table:formula="of:=[.B195]/[.A195]" office:value-type="float" office:value="0.946283873333451" calcext:value-type="float">
            <text:p>0.9463</text:p>
          </table:table-cell>
          <table:table-cell table:number-columns-repeated="7"/>
        </table:table-row>
        <table:table-row table:style-name="ro1">
          <table:table-cell table:style-name="ce2" office:value-type="float" office:value="0.94" calcext:value-type="float">
            <text:p>0.94</text:p>
          </table:table-cell>
          <table:table-cell table:style-name="ce5" table:formula="of:=[.A196]*[.$G$2]*(1/([.$G$2]-[.$G$1]))+[.$G$2]*(-[.$G$1]/([.$G$2]-[.$G$1]))" office:value-type="float" office:value="0.890044502225111" calcext:value-type="float">
            <text:p>0.8900</text:p>
          </table:table-cell>
          <table:table-cell table:style-name="ce5" table:formula="of:=[.B196]/[.A196]" office:value-type="float" office:value="0.946855853430969" calcext:value-type="float">
            <text:p>0.9469</text:p>
          </table:table-cell>
          <table:table-cell table:number-columns-repeated="7"/>
        </table:table-row>
        <table:table-row table:style-name="ro1">
          <table:table-cell table:style-name="ce2" office:value-type="float" office:value="0.95" calcext:value-type="float">
            <text:p>0.95</text:p>
          </table:table-cell>
          <table:table-cell table:style-name="ce5" table:formula="of:=[.A197]*[.$G$2]*(1/([.$G$2]-[.$G$1]))+[.$G$2]*(-[.$G$1]/([.$G$2]-[.$G$1]))" office:value-type="float" office:value="0.900045002250113" calcext:value-type="float">
            <text:p>0.9000</text:p>
          </table:table-cell>
          <table:table-cell table:style-name="ce5" table:formula="of:=[.B197]/[.A197]" office:value-type="float" office:value="0.947415791842224" calcext:value-type="float">
            <text:p>0.9474</text:p>
          </table:table-cell>
          <table:table-cell table:number-columns-repeated="7"/>
        </table:table-row>
        <table:table-row table:style-name="ro1">
          <table:table-cell table:style-name="ce2" office:value-type="float" office:value="0.96" calcext:value-type="float">
            <text:p>0.96</text:p>
          </table:table-cell>
          <table:table-cell table:style-name="ce5" table:formula="of:=[.A198]*[.$G$2]*(1/([.$G$2]-[.$G$1]))+[.$G$2]*(-[.$G$1]/([.$G$2]-[.$G$1]))" office:value-type="float" office:value="0.910045502275114" calcext:value-type="float">
            <text:p>0.9100</text:p>
          </table:table-cell>
          <table:table-cell table:style-name="ce5" table:formula="of:=[.B198]/[.A198]" office:value-type="float" office:value="0.94796406486991" calcext:value-type="float">
            <text:p>0.9480</text:p>
          </table:table-cell>
          <table:table-cell table:number-columns-repeated="7"/>
        </table:table-row>
        <table:table-row table:style-name="ro1">
          <table:table-cell table:style-name="ce2" office:value-type="float" office:value="0.97" calcext:value-type="float">
            <text:p>0.97</text:p>
          </table:table-cell>
          <table:table-cell table:style-name="ce5" table:formula="of:=[.A199]*[.$G$2]*(1/([.$G$2]-[.$G$1]))+[.$G$2]*(-[.$G$1]/([.$G$2]-[.$G$1]))" office:value-type="float" office:value="0.920046002300115" calcext:value-type="float">
            <text:p>0.9200</text:p>
          </table:table-cell>
          <table:table-cell table:style-name="ce5" table:formula="of:=[.B199]/[.A199]" office:value-type="float" office:value="0.948501033299088" calcext:value-type="float">
            <text:p>0.9485</text:p>
          </table:table-cell>
          <table:table-cell table:number-columns-repeated="7"/>
        </table:table-row>
        <table:table-row table:style-name="ro1">
          <table:table-cell table:style-name="ce2" office:value-type="float" office:value="0.98" calcext:value-type="float">
            <text:p>0.98</text:p>
          </table:table-cell>
          <table:table-cell table:style-name="ce5" table:formula="of:=[.A200]*[.$G$2]*(1/([.$G$2]-[.$G$1]))+[.$G$2]*(-[.$G$1]/([.$G$2]-[.$G$1]))" office:value-type="float" office:value="0.930046502325116" calcext:value-type="float">
            <text:p>0.9300</text:p>
          </table:table-cell>
          <table:table-cell table:style-name="ce5" table:formula="of:=[.B200]/[.A200]" office:value-type="float" office:value="0.949027043188894" calcext:value-type="float">
            <text:p>0.9490</text:p>
          </table:table-cell>
          <table:table-cell table:number-columns-repeated="7"/>
        </table:table-row>
        <table:table-row table:style-name="ro1">
          <table:table-cell table:style-name="ce2" office:value-type="float" office:value="0.99" calcext:value-type="float">
            <text:p>0.99</text:p>
          </table:table-cell>
          <table:table-cell table:style-name="ce5" table:formula="of:=[.A201]*[.$G$2]*(1/([.$G$2]-[.$G$1]))+[.$G$2]*(-[.$G$1]/([.$G$2]-[.$G$1]))" office:value-type="float" office:value="0.940047002350117" calcext:value-type="float">
            <text:p>0.9400</text:p>
          </table:table-cell>
          <table:table-cell table:style-name="ce5" table:formula="of:=[.B201]/[.A201]" office:value-type="float" office:value="0.94954242661628" calcext:value-type="float">
            <text:p>0.949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table:style-name="ce5" table:formula="of:=[.A202]*[.$G$2]*(1/([.$G$2]-[.$G$1]))+[.$G$2]*(-[.$G$1]/([.$G$2]-[.$G$1]))" office:value-type="float" office:value="0.950047502375119" calcext:value-type="float">
            <text:p>0.9500</text:p>
          </table:table-cell>
          <table:table-cell table:style-name="ce5" table:formula="of:=[.B202]/[.A202]" office:value-type="float" office:value="0.950047502375119" calcext:value-type="float">
            <text:p>0.9500</text:p>
          </table:table-cell>
          <table:table-cell table:number-columns-repeated="7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table:style-name="ce5" table:formula="of:=[.A203]*[.$G$2]*(1/([.$G$2]-[.$G$1]))+[.$G$2]*(-[.$G$1]/([.$G$2]-[.$G$1]))" office:value-type="float" office:value="0.96004800240012" calcext:value-type="float">
            <text:p>0.9600</text:p>
          </table:table-cell>
          <table:table-cell table:style-name="ce5" table:formula="of:=[.B203]/[.A203]" office:value-type="float" office:value="0.950542576633782" calcext:value-type="float">
            <text:p>0.9505</text:p>
          </table:table-cell>
          <table:table-cell table:number-columns-repeated="7"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table:style-name="ce5" table:formula="of:=[.A204]*[.$G$2]*(1/([.$G$2]-[.$G$1]))+[.$G$2]*(-[.$G$1]/([.$G$2]-[.$G$1]))" office:value-type="float" office:value="0.970048502425121" calcext:value-type="float">
            <text:p>0.9700</text:p>
          </table:table-cell>
          <table:table-cell table:style-name="ce5" table:formula="of:=[.B204]/[.A204]" office:value-type="float" office:value="0.95102794355404" calcext:value-type="float">
            <text:p>0.9510</text:p>
          </table:table-cell>
          <table:table-cell table:number-columns-repeated="7"/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table:style-name="ce5" table:formula="of:=[.A205]*[.$G$2]*(1/([.$G$2]-[.$G$1]))+[.$G$2]*(-[.$G$1]/([.$G$2]-[.$G$1]))" office:value-type="float" office:value="0.980049002450123" calcext:value-type="float">
            <text:p>0.9800</text:p>
          </table:table-cell>
          <table:table-cell table:style-name="ce5" table:formula="of:=[.B205]/[.A205]" office:value-type="float" office:value="0.951503885873905" calcext:value-type="float">
            <text:p>0.9515</text:p>
          </table:table-cell>
          <table:table-cell table:number-columns-repeated="7"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table:style-name="ce5" table:formula="of:=[.A206]*[.$G$2]*(1/([.$G$2]-[.$G$1]))+[.$G$2]*(-[.$G$1]/([.$G$2]-[.$G$1]))" office:value-type="float" office:value="0.990049502475124" calcext:value-type="float">
            <text:p>0.9900</text:p>
          </table:table-cell>
          <table:table-cell table:style-name="ce5" table:formula="of:=[.B206]/[.A206]" office:value-type="float" office:value="0.95197067545685" calcext:value-type="float">
            <text:p>0.9520</text:p>
          </table:table-cell>
          <table:table-cell table:number-columns-repeated="7"/>
        </table:table-row>
        <table:table-row table:style-name="ro1">
          <table:table-cell table:style-name="ce2" office:value-type="float" office:value="1.05" calcext:value-type="float">
            <text:p>1.05</text:p>
          </table:table-cell>
          <table:table-cell table:style-name="ce5" table:formula="of:=[.A207]*[.$G$2]*(1/([.$G$2]-[.$G$1]))+[.$G$2]*(-[.$G$1]/([.$G$2]-[.$G$1]))" office:value-type="float" office:value="1.00005000250013" calcext:value-type="float">
            <text:p>1.0001</text:p>
          </table:table-cell>
          <table:table-cell table:style-name="ce5" table:formula="of:=[.B207]/[.A207]" office:value-type="float" office:value="0.952428573809643" calcext:value-type="float">
            <text:p>0.9524</text:p>
          </table:table-cell>
          <table:table-cell table:number-columns-repeated="7"/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table:style-name="ce5" table:formula="of:=[.A208]*[.$G$2]*(1/([.$G$2]-[.$G$1]))+[.$G$2]*(-[.$G$1]/([.$G$2]-[.$G$1]))" office:value-type="float" office:value="1.01005050252513" calcext:value-type="float">
            <text:p>1.0101</text:p>
          </table:table-cell>
          <table:table-cell table:style-name="ce5" table:formula="of:=[.B208]/[.A208]" office:value-type="float" office:value="0.952877832570874" calcext:value-type="float">
            <text:p>0.9529</text:p>
          </table:table-cell>
          <table:table-cell table:number-columns-repeated="7"/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table:style-name="ce5" table:formula="of:=[.A209]*[.$G$2]*(1/([.$G$2]-[.$G$1]))+[.$G$2]*(-[.$G$1]/([.$G$2]-[.$G$1]))" office:value-type="float" office:value="1.02005100255013" calcext:value-type="float">
            <text:p>1.0201</text:p>
          </table:table-cell>
          <table:table-cell table:style-name="ce5" table:formula="of:=[.B209]/[.A209]" office:value-type="float" office:value="0.953318693972082" calcext:value-type="float">
            <text:p>0.9533</text:p>
          </table:table-cell>
          <table:table-cell table:number-columns-repeated="7"/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table:style-name="ce5" table:formula="of:=[.A210]*[.$G$2]*(1/([.$G$2]-[.$G$1]))+[.$G$2]*(-[.$G$1]/([.$G$2]-[.$G$1]))" office:value-type="float" office:value="1.03005150257513" calcext:value-type="float">
            <text:p>1.0301</text:p>
          </table:table-cell>
          <table:table-cell table:style-name="ce5" table:formula="of:=[.B210]/[.A210]" office:value-type="float" office:value="0.953751391273267" calcext:value-type="float">
            <text:p>0.9538</text:p>
          </table:table-cell>
          <table:table-cell table:number-columns-repeated="7"/>
        </table:table-row>
        <table:table-row table:style-name="ro1">
          <table:table-cell table:style-name="ce2" office:value-type="float" office:value="1.09" calcext:value-type="float">
            <text:p>1.09</text:p>
          </table:table-cell>
          <table:table-cell table:style-name="ce5" table:formula="of:=[.A211]*[.$G$2]*(1/([.$G$2]-[.$G$1]))+[.$G$2]*(-[.$G$1]/([.$G$2]-[.$G$1]))" office:value-type="float" office:value="1.04005200260013" calcext:value-type="float">
            <text:p>1.0401</text:p>
          </table:table-cell>
          <table:table-cell table:style-name="ce5" table:formula="of:=[.B211]/[.A211]" office:value-type="float" office:value="0.954176149174431" calcext:value-type="float">
            <text:p>0.9542</text:p>
          </table:table-cell>
          <table:table-cell table:number-columns-repeated="7"/>
        </table:table-row>
        <table:table-row table:style-name="ro1">
          <table:table-cell table:style-name="ce2" office:value-type="float" office:value="1.1" calcext:value-type="float">
            <text:p>1.10</text:p>
          </table:table-cell>
          <table:table-cell table:style-name="ce5" table:formula="of:=[.A212]*[.$G$2]*(1/([.$G$2]-[.$G$1]))+[.$G$2]*(-[.$G$1]/([.$G$2]-[.$G$1]))" office:value-type="float" office:value="1.05005250262513" calcext:value-type="float">
            <text:p>1.0501</text:p>
          </table:table-cell>
          <table:table-cell table:style-name="ce5" table:formula="of:=[.B212]/[.A212]" office:value-type="float" office:value="0.954593184204665" calcext:value-type="float">
            <text:p>0.9546</text:p>
          </table:table-cell>
          <table:table-cell table:number-columns-repeated="7"/>
        </table:table-row>
        <table:table-row table:style-name="ro1">
          <table:table-cell table:style-name="ce2" office:value-type="float" office:value="1.11" calcext:value-type="float">
            <text:p>1.11</text:p>
          </table:table-cell>
          <table:table-cell table:style-name="ce5" table:formula="of:=[.A213]*[.$G$2]*(1/([.$G$2]-[.$G$1]))+[.$G$2]*(-[.$G$1]/([.$G$2]-[.$G$1]))" office:value-type="float" office:value="1.06005300265013" calcext:value-type="float">
            <text:p>1.0601</text:p>
          </table:table-cell>
          <table:table-cell table:style-name="ce5" table:formula="of:=[.B213]/[.A213]" office:value-type="float" office:value="0.95500270509021" calcext:value-type="float">
            <text:p>0.9550</text:p>
          </table:table-cell>
          <table:table-cell table:number-columns-repeated="7"/>
        </table:table-row>
        <table:table-row table:style-name="ro1">
          <table:table-cell table:style-name="ce2" office:value-type="float" office:value="1.12" calcext:value-type="float">
            <text:p>1.12</text:p>
          </table:table-cell>
          <table:table-cell table:style-name="ce5" table:formula="of:=[.A214]*[.$G$2]*(1/([.$G$2]-[.$G$1]))+[.$G$2]*(-[.$G$1]/([.$G$2]-[.$G$1]))" office:value-type="float" office:value="1.07005350267513" calcext:value-type="float">
            <text:p>1.0701</text:p>
          </table:table-cell>
          <table:table-cell table:style-name="ce5" table:formula="of:=[.B214]/[.A214]" office:value-type="float" office:value="0.955404913102798" calcext:value-type="float">
            <text:p>0.9554</text:p>
          </table:table-cell>
          <table:table-cell table:number-columns-repeated="7"/>
        </table:table-row>
        <table:table-row table:style-name="ro1">
          <table:table-cell table:style-name="ce2" office:value-type="float" office:value="1.13" calcext:value-type="float">
            <text:p>1.13</text:p>
          </table:table-cell>
          <table:table-cell table:style-name="ce5" table:formula="of:=[.A215]*[.$G$2]*(1/([.$G$2]-[.$G$1]))+[.$G$2]*(-[.$G$1]/([.$G$2]-[.$G$1]))" office:value-type="float" office:value="1.08005400270014" calcext:value-type="float">
            <text:p>1.0801</text:p>
          </table:table-cell>
          <table:table-cell table:style-name="ce5" table:formula="of:=[.B215]/[.A215]" office:value-type="float" office:value="0.9558000023895" calcext:value-type="float">
            <text:p>0.9558</text:p>
          </table:table-cell>
          <table:table-cell table:number-columns-repeated="7"/>
        </table:table-row>
        <table:table-row table:style-name="ro1">
          <table:table-cell table:style-name="ce2" office:value-type="float" office:value="1.14" calcext:value-type="float">
            <text:p>1.14</text:p>
          </table:table-cell>
          <table:table-cell table:style-name="ce5" table:formula="of:=[.A216]*[.$G$2]*(1/([.$G$2]-[.$G$1]))+[.$G$2]*(-[.$G$1]/([.$G$2]-[.$G$1]))" office:value-type="float" office:value="1.09005450272514" calcext:value-type="float">
            <text:p>1.0901</text:p>
          </table:table-cell>
          <table:table-cell table:style-name="ce5" table:formula="of:=[.B216]/[.A216]" office:value-type="float" office:value="0.956188160285207" calcext:value-type="float">
            <text:p>0.9562</text:p>
          </table:table-cell>
          <table:table-cell table:number-columns-repeated="7"/>
        </table:table-row>
        <table:table-row table:style-name="ro1">
          <table:table-cell table:style-name="ce2" office:value-type="float" office:value="1.15" calcext:value-type="float">
            <text:p>1.15</text:p>
          </table:table-cell>
          <table:table-cell table:style-name="ce5" table:formula="of:=[.A217]*[.$G$2]*(1/([.$G$2]-[.$G$1]))+[.$G$2]*(-[.$G$1]/([.$G$2]-[.$G$1]))" office:value-type="float" office:value="1.10005500275014" calcext:value-type="float">
            <text:p>1.1001</text:p>
          </table:table-cell>
          <table:table-cell table:style-name="ce5" table:formula="of:=[.B217]/[.A217]" office:value-type="float" office:value="0.956569567608815" calcext:value-type="float">
            <text:p>0.9566</text:p>
          </table:table-cell>
          <table:table-cell table:number-columns-repeated="7"/>
        </table:table-row>
        <table:table-row table:style-name="ro1">
          <table:table-cell table:style-name="ce2" office:value-type="float" office:value="1.16" calcext:value-type="float">
            <text:p>1.16</text:p>
          </table:table-cell>
          <table:table-cell table:style-name="ce5" table:formula="of:=[.A218]*[.$G$2]*(1/([.$G$2]-[.$G$1]))+[.$G$2]*(-[.$G$1]/([.$G$2]-[.$G$1]))" office:value-type="float" office:value="1.11005550277514" calcext:value-type="float">
            <text:p>1.1101</text:p>
          </table:table-cell>
          <table:table-cell table:style-name="ce5" table:formula="of:=[.B218]/[.A218]" office:value-type="float" office:value="0.956944398944085" calcext:value-type="float">
            <text:p>0.9569</text:p>
          </table:table-cell>
          <table:table-cell table:number-columns-repeated="7"/>
        </table:table-row>
        <table:table-row table:style-name="ro1">
          <table:table-cell table:style-name="ce2" office:value-type="float" office:value="1.17" calcext:value-type="float">
            <text:p>1.17</text:p>
          </table:table-cell>
          <table:table-cell table:style-name="ce5" table:formula="of:=[.A219]*[.$G$2]*(1/([.$G$2]-[.$G$1]))+[.$G$2]*(-[.$G$1]/([.$G$2]-[.$G$1]))" office:value-type="float" office:value="1.12005600280014" calcext:value-type="float">
            <text:p>1.1201</text:p>
          </table:table-cell>
          <table:table-cell table:style-name="ce5" table:formula="of:=[.B219]/[.A219]" office:value-type="float" office:value="0.957312822906103" calcext:value-type="float">
            <text:p>0.9573</text:p>
          </table:table-cell>
          <table:table-cell table:number-columns-repeated="7"/>
        </table:table-row>
        <table:table-row table:style-name="ro1">
          <table:table-cell table:style-name="ce2" office:value-type="float" office:value="1.18" calcext:value-type="float">
            <text:p>1.18</text:p>
          </table:table-cell>
          <table:table-cell table:style-name="ce5" table:formula="of:=[.A220]*[.$G$2]*(1/([.$G$2]-[.$G$1]))+[.$G$2]*(-[.$G$1]/([.$G$2]-[.$G$1]))" office:value-type="float" office:value="1.13005650282514" calcext:value-type="float">
            <text:p>1.1301</text:p>
          </table:table-cell>
          <table:table-cell table:style-name="ce5" table:formula="of:=[.B220]/[.A220]" office:value-type="float" office:value="0.957675002394188" calcext:value-type="float">
            <text:p>0.9577</text:p>
          </table:table-cell>
          <table:table-cell table:number-columns-repeated="7"/>
        </table:table-row>
        <table:table-row table:style-name="ro1">
          <table:table-cell table:style-name="ce2" office:value-type="float" office:value="1.19" calcext:value-type="float">
            <text:p>1.19</text:p>
          </table:table-cell>
          <table:table-cell table:style-name="ce5" table:formula="of:=[.A221]*[.$G$2]*(1/([.$G$2]-[.$G$1]))+[.$G$2]*(-[.$G$1]/([.$G$2]-[.$G$1]))" office:value-type="float" office:value="1.14005700285014" calcext:value-type="float">
            <text:p>1.1401</text:p>
          </table:table-cell>
          <table:table-cell table:style-name="ce5" table:formula="of:=[.B221]/[.A221]" office:value-type="float" office:value="0.958031094832053" calcext:value-type="float">
            <text:p>0.9580</text:p>
          </table:table-cell>
          <table:table-cell table:number-columns-repeated="7"/>
        </table:table-row>
        <table:table-row table:style-name="ro1">
          <table:table-cell table:style-name="ce2" office:value-type="float" office:value="1.2" calcext:value-type="float">
            <text:p>1.20</text:p>
          </table:table-cell>
          <table:table-cell table:style-name="ce5" table:formula="of:=[.A222]*[.$G$2]*(1/([.$G$2]-[.$G$1]))+[.$G$2]*(-[.$G$1]/([.$G$2]-[.$G$1]))" office:value-type="float" office:value="1.15005750287514" calcext:value-type="float">
            <text:p>1.1501</text:p>
          </table:table-cell>
          <table:table-cell table:style-name="ce5" table:formula="of:=[.B222]/[.A222]" office:value-type="float" office:value="0.958381252395953" calcext:value-type="float">
            <text:p>0.9584</text:p>
          </table:table-cell>
          <table:table-cell table:number-columns-repeated="7"/>
        </table:table-row>
        <table:table-row table:style-name="ro1">
          <table:table-cell table:style-name="ce2" office:value-type="float" office:value="1.21" calcext:value-type="float">
            <text:p>1.21</text:p>
          </table:table-cell>
          <table:table-cell table:style-name="ce5" table:formula="of:=[.A223]*[.$G$2]*(1/([.$G$2]-[.$G$1]))+[.$G$2]*(-[.$G$1]/([.$G$2]-[.$G$1]))" office:value-type="float" office:value="1.16005800290015" calcext:value-type="float">
            <text:p>1.1601</text:p>
          </table:table-cell>
          <table:table-cell table:style-name="ce5" table:formula="of:=[.B223]/[.A223]" office:value-type="float" office:value="0.958725622231525" calcext:value-type="float">
            <text:p>0.9587</text:p>
          </table:table-cell>
          <table:table-cell table:number-columns-repeated="7"/>
        </table:table-row>
        <table:table-row table:style-name="ro1">
          <table:table-cell table:style-name="ce2" office:value-type="float" office:value="1.22" calcext:value-type="float">
            <text:p>1.22</text:p>
          </table:table-cell>
          <table:table-cell table:style-name="ce5" table:formula="of:=[.A224]*[.$G$2]*(1/([.$G$2]-[.$G$1]))+[.$G$2]*(-[.$G$1]/([.$G$2]-[.$G$1]))" office:value-type="float" office:value="1.17005850292515" calcext:value-type="float">
            <text:p>1.1701</text:p>
          </table:table-cell>
          <table:table-cell table:style-name="ce5" table:formula="of:=[.B224]/[.A224]" office:value-type="float" office:value="0.959064346659956" calcext:value-type="float">
            <text:p>0.9591</text:p>
          </table:table-cell>
          <table:table-cell table:number-columns-repeated="7"/>
        </table:table-row>
        <table:table-row table:style-name="ro1">
          <table:table-cell table:style-name="ce2" office:value-type="float" office:value="1.23" calcext:value-type="float">
            <text:p>1.23</text:p>
          </table:table-cell>
          <table:table-cell table:style-name="ce5" table:formula="of:=[.A225]*[.$G$2]*(1/([.$G$2]-[.$G$1]))+[.$G$2]*(-[.$G$1]/([.$G$2]-[.$G$1]))" office:value-type="float" office:value="1.18005900295015" calcext:value-type="float">
            <text:p>1.1801</text:p>
          </table:table-cell>
          <table:table-cell table:style-name="ce5" table:formula="of:=[.B225]/[.A225]" office:value-type="float" office:value="0.959397563374104" calcext:value-type="float">
            <text:p>0.9594</text:p>
          </table:table-cell>
          <table:table-cell table:number-columns-repeated="7"/>
        </table:table-row>
        <table:table-row table:style-name="ro1">
          <table:table-cell table:style-name="ce2" office:value-type="float" office:value="1.24" calcext:value-type="float">
            <text:p>1.24</text:p>
          </table:table-cell>
          <table:table-cell table:style-name="ce5" table:formula="of:=[.A226]*[.$G$2]*(1/([.$G$2]-[.$G$1]))+[.$G$2]*(-[.$G$1]/([.$G$2]-[.$G$1]))" office:value-type="float" office:value="1.19005950297515" calcext:value-type="float">
            <text:p>1.1901</text:p>
          </table:table-cell>
          <table:table-cell table:style-name="ce5" table:formula="of:=[.B226]/[.A226]" office:value-type="float" office:value="0.95972540562512" calcext:value-type="float">
            <text:p>0.9597</text:p>
          </table:table-cell>
          <table:table-cell table:number-columns-repeated="7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5" table:formula="of:=[.A227]*[.$G$2]*(1/([.$G$2]-[.$G$1]))+[.$G$2]*(-[.$G$1]/([.$G$2]-[.$G$1]))" office:value-type="float" office:value="1.20006000300015" calcext:value-type="float">
            <text:p>1.2001</text:p>
          </table:table-cell>
          <table:table-cell table:style-name="ce5" table:formula="of:=[.B227]/[.A227]" office:value-type="float" office:value="0.96004800240012" calcext:value-type="float">
            <text:p>0.9600</text:p>
          </table:table-cell>
          <table:table-cell table:number-columns-repeated="7"/>
        </table:table-row>
        <table:table-row table:style-name="ro1">
          <table:table-cell table:style-name="ce2" office:value-type="float" office:value="1.26" calcext:value-type="float">
            <text:p>1.26</text:p>
          </table:table-cell>
          <table:table-cell table:style-name="ce5" table:formula="of:=[.A228]*[.$G$2]*(1/([.$G$2]-[.$G$1]))+[.$G$2]*(-[.$G$1]/([.$G$2]-[.$G$1]))" office:value-type="float" office:value="1.21006050302515" calcext:value-type="float">
            <text:p>1.2101</text:p>
          </table:table-cell>
          <table:table-cell table:style-name="ce5" table:formula="of:=[.B228]/[.A228]" office:value-type="float" office:value="0.96036547859139" calcext:value-type="float">
            <text:p>0.9604</text:p>
          </table:table-cell>
          <table:table-cell table:number-columns-repeated="7"/>
        </table:table-row>
        <table:table-row table:style-name="ro1">
          <table:table-cell table:style-name="ce2" office:value-type="float" office:value="1.27" calcext:value-type="float">
            <text:p>1.27</text:p>
          </table:table-cell>
          <table:table-cell table:style-name="ce5" table:formula="of:=[.A229]*[.$G$2]*(1/([.$G$2]-[.$G$1]))+[.$G$2]*(-[.$G$1]/([.$G$2]-[.$G$1]))" office:value-type="float" office:value="1.22006100305015" calcext:value-type="float">
            <text:p>1.2201</text:p>
          </table:table-cell>
          <table:table-cell table:style-name="ce5" table:formula="of:=[.B229]/[.A229]" office:value-type="float" office:value="0.9606779551576" calcext:value-type="float">
            <text:p>0.9607</text:p>
          </table:table-cell>
          <table:table-cell table:number-columns-repeated="7"/>
        </table:table-row>
        <table:table-row table:style-name="ro1">
          <table:table-cell table:style-name="ce2" office:value-type="float" office:value="1.28" calcext:value-type="float">
            <text:p>1.28</text:p>
          </table:table-cell>
          <table:table-cell table:style-name="ce5" table:formula="of:=[.A230]*[.$G$2]*(1/([.$G$2]-[.$G$1]))+[.$G$2]*(-[.$G$1]/([.$G$2]-[.$G$1]))" office:value-type="float" office:value="1.23006150307515" calcext:value-type="float">
            <text:p>1.2301</text:p>
          </table:table-cell>
          <table:table-cell table:style-name="ce5" table:formula="of:=[.B230]/[.A230]" office:value-type="float" office:value="0.960985549277464" calcext:value-type="float">
            <text:p>0.9610</text:p>
          </table:table-cell>
          <table:table-cell table:number-columns-repeated="7"/>
        </table:table-row>
        <table:table-row table:style-name="ro1">
          <table:table-cell table:style-name="ce2" office:value-type="float" office:value="1.29" calcext:value-type="float">
            <text:p>1.29</text:p>
          </table:table-cell>
          <table:table-cell table:style-name="ce5" table:formula="of:=[.A231]*[.$G$2]*(1/([.$G$2]-[.$G$1]))+[.$G$2]*(-[.$G$1]/([.$G$2]-[.$G$1]))" office:value-type="float" office:value="1.24006200310016" calcext:value-type="float">
            <text:p>1.2401</text:p>
          </table:table-cell>
          <table:table-cell table:style-name="ce5" table:formula="of:=[.B231]/[.A231]" office:value-type="float" office:value="0.961288374496244" calcext:value-type="float">
            <text:p>0.9613</text:p>
          </table:table-cell>
          <table:table-cell table:number-columns-repeated="7"/>
        </table:table-row>
        <table:table-row table:style-name="ro1">
          <table:table-cell table:style-name="ce2" office:value-type="float" office:value="1.3" calcext:value-type="float">
            <text:p>1.30</text:p>
          </table:table-cell>
          <table:table-cell table:style-name="ce5" table:formula="of:=[.A232]*[.$G$2]*(1/([.$G$2]-[.$G$1]))+[.$G$2]*(-[.$G$1]/([.$G$2]-[.$G$1]))" office:value-type="float" office:value="1.25006250312516" calcext:value-type="float">
            <text:p>1.2501</text:p>
          </table:table-cell>
          <table:table-cell table:style-name="ce5" table:formula="of:=[.B232]/[.A232]" office:value-type="float" office:value="0.961586540865505" calcext:value-type="float">
            <text:p>0.9616</text:p>
          </table:table-cell>
          <table:table-cell table:number-columns-repeated="7"/>
        </table:table-row>
        <table:table-row table:style-name="ro1">
          <table:table-cell table:style-name="ce2" office:value-type="float" office:value="1.31" calcext:value-type="float">
            <text:p>1.31</text:p>
          </table:table-cell>
          <table:table-cell table:style-name="ce5" table:formula="of:=[.A233]*[.$G$2]*(1/([.$G$2]-[.$G$1]))+[.$G$2]*(-[.$G$1]/([.$G$2]-[.$G$1]))" office:value-type="float" office:value="1.26006300315016" calcext:value-type="float">
            <text:p>1.2601</text:p>
          </table:table-cell>
          <table:table-cell table:style-name="ce5" table:formula="of:=[.B233]/[.A233]" office:value-type="float" office:value="0.961880155076456" calcext:value-type="float">
            <text:p>0.9619</text:p>
          </table:table-cell>
          <table:table-cell table:number-columns-repeated="7"/>
        </table:table-row>
        <table:table-row table:style-name="ro1">
          <table:table-cell table:style-name="ce2" office:value-type="float" office:value="1.32" calcext:value-type="float">
            <text:p>1.32</text:p>
          </table:table-cell>
          <table:table-cell table:style-name="ce5" table:formula="of:=[.A234]*[.$G$2]*(1/([.$G$2]-[.$G$1]))+[.$G$2]*(-[.$G$1]/([.$G$2]-[.$G$1]))" office:value-type="float" office:value="1.27006350317516" calcext:value-type="float">
            <text:p>1.2701</text:p>
          </table:table-cell>
          <table:table-cell table:style-name="ce5" table:formula="of:=[.B234]/[.A234]" office:value-type="float" office:value="0.962169320587242" calcext:value-type="float">
            <text:p>0.9622</text:p>
          </table:table-cell>
          <table:table-cell table:number-columns-repeated="7"/>
        </table:table-row>
        <table:table-row table:style-name="ro1">
          <table:table-cell table:style-name="ce2" office:value-type="float" office:value="1.33" calcext:value-type="float">
            <text:p>1.33</text:p>
          </table:table-cell>
          <table:table-cell table:style-name="ce5" table:formula="of:=[.A235]*[.$G$2]*(1/([.$G$2]-[.$G$1]))+[.$G$2]*(-[.$G$1]/([.$G$2]-[.$G$1]))" office:value-type="float" office:value="1.28006400320016" calcext:value-type="float">
            <text:p>1.2801</text:p>
          </table:table-cell>
          <table:table-cell table:style-name="ce5" table:formula="of:=[.B235]/[.A235]" office:value-type="float" office:value="0.962454137744481" calcext:value-type="float">
            <text:p>0.9625</text:p>
          </table:table-cell>
          <table:table-cell table:number-columns-repeated="7"/>
        </table:table-row>
        <table:table-row table:style-name="ro1">
          <table:table-cell table:style-name="ce2" office:value-type="float" office:value="1.34" calcext:value-type="float">
            <text:p>1.34</text:p>
          </table:table-cell>
          <table:table-cell table:style-name="ce5" table:formula="of:=[.A236]*[.$G$2]*(1/([.$G$2]-[.$G$1]))+[.$G$2]*(-[.$G$1]/([.$G$2]-[.$G$1]))" office:value-type="float" office:value="1.29006450322516" calcext:value-type="float">
            <text:p>1.2901</text:p>
          </table:table-cell>
          <table:table-cell table:style-name="ce5" table:formula="of:=[.B236]/[.A236]" office:value-type="float" office:value="0.962734703899374" calcext:value-type="float">
            <text:p>0.9627</text:p>
          </table:table-cell>
          <table:table-cell table:number-columns-repeated="7"/>
        </table:table-row>
        <table:table-row table:style-name="ro1">
          <table:table-cell table:style-name="ce2" office:value-type="float" office:value="1.35" calcext:value-type="float">
            <text:p>1.35</text:p>
          </table:table-cell>
          <table:table-cell table:style-name="ce5" table:formula="of:=[.A237]*[.$G$2]*(1/([.$G$2]-[.$G$1]))+[.$G$2]*(-[.$G$1]/([.$G$2]-[.$G$1]))" office:value-type="float" office:value="1.30006500325016" calcext:value-type="float">
            <text:p>1.3001</text:p>
          </table:table-cell>
          <table:table-cell table:style-name="ce5" table:formula="of:=[.B237]/[.A237]" office:value-type="float" office:value="0.963011113518639" calcext:value-type="float">
            <text:p>0.9630</text:p>
          </table:table-cell>
          <table:table-cell table:number-columns-repeated="7"/>
        </table:table-row>
        <table:table-row table:style-name="ro1">
          <table:table-cell table:style-name="ce2" office:value-type="float" office:value="1.36" calcext:value-type="float">
            <text:p>1.36</text:p>
          </table:table-cell>
          <table:table-cell table:style-name="ce5" table:formula="of:=[.A238]*[.$G$2]*(1/([.$G$2]-[.$G$1]))+[.$G$2]*(-[.$G$1]/([.$G$2]-[.$G$1]))" office:value-type="float" office:value="1.31006550327516" calcext:value-type="float">
            <text:p>1.3101</text:p>
          </table:table-cell>
          <table:table-cell table:style-name="ce5" table:formula="of:=[.B238]/[.A238]" office:value-type="float" office:value="0.963283458290561" calcext:value-type="float">
            <text:p>0.9633</text:p>
          </table:table-cell>
          <table:table-cell table:number-columns-repeated="7"/>
        </table:table-row>
        <table:table-row table:style-name="ro1">
          <table:table-cell table:style-name="ce2" office:value-type="float" office:value="1.37" calcext:value-type="float">
            <text:p>1.37</text:p>
          </table:table-cell>
          <table:table-cell table:style-name="ce5" table:formula="of:=[.A239]*[.$G$2]*(1/([.$G$2]-[.$G$1]))+[.$G$2]*(-[.$G$1]/([.$G$2]-[.$G$1]))" office:value-type="float" office:value="1.32006600330017" calcext:value-type="float">
            <text:p>1.3201</text:p>
          </table:table-cell>
          <table:table-cell table:style-name="ce5" table:formula="of:=[.B239]/[.A239]" office:value-type="float" office:value="0.963551827226398" calcext:value-type="float">
            <text:p>0.9636</text:p>
          </table:table-cell>
          <table:table-cell table:number-columns-repeated="7"/>
        </table:table-row>
        <table:table-row table:style-name="ro1">
          <table:table-cell table:style-name="ce2" office:value-type="float" office:value="1.38" calcext:value-type="float">
            <text:p>1.38</text:p>
          </table:table-cell>
          <table:table-cell table:style-name="ce5" table:formula="of:=[.A240]*[.$G$2]*(1/([.$G$2]-[.$G$1]))+[.$G$2]*(-[.$G$1]/([.$G$2]-[.$G$1]))" office:value-type="float" office:value="1.33006650332517" calcext:value-type="float">
            <text:p>1.3301</text:p>
          </table:table-cell>
          <table:table-cell table:style-name="ce5" table:formula="of:=[.B240]/[.A240]" office:value-type="float" office:value="0.963816306757367" calcext:value-type="float">
            <text:p>0.9638</text:p>
          </table:table-cell>
          <table:table-cell table:number-columns-repeated="7"/>
        </table:table-row>
        <table:table-row table:style-name="ro1">
          <table:table-cell table:style-name="ce2" office:value-type="float" office:value="1.39" calcext:value-type="float">
            <text:p>1.39</text:p>
          </table:table-cell>
          <table:table-cell table:style-name="ce5" table:formula="of:=[.A241]*[.$G$2]*(1/([.$G$2]-[.$G$1]))+[.$G$2]*(-[.$G$1]/([.$G$2]-[.$G$1]))" office:value-type="float" office:value="1.34006700335017" calcext:value-type="float">
            <text:p>1.3401</text:p>
          </table:table-cell>
          <table:table-cell table:style-name="ce5" table:formula="of:=[.B241]/[.A241]" office:value-type="float" office:value="0.964076980827459" calcext:value-type="float">
            <text:p>0.9641</text:p>
          </table:table-cell>
          <table:table-cell table:number-columns-repeated="7"/>
        </table:table-row>
        <table:table-row table:style-name="ro1">
          <table:table-cell table:style-name="ce2" office:value-type="float" office:value="1.4" calcext:value-type="float">
            <text:p>1.40</text:p>
          </table:table-cell>
          <table:table-cell table:style-name="ce5" table:formula="of:=[.A242]*[.$G$2]*(1/([.$G$2]-[.$G$1]))+[.$G$2]*(-[.$G$1]/([.$G$2]-[.$G$1]))" office:value-type="float" office:value="1.35006750337517" calcext:value-type="float">
            <text:p>1.3501</text:p>
          </table:table-cell>
          <table:table-cell table:style-name="ce5" table:formula="of:=[.B242]/[.A242]" office:value-type="float" office:value="0.964333930982263" calcext:value-type="float">
            <text:p>0.9643</text:p>
          </table:table-cell>
          <table:table-cell table:number-columns-repeated="7"/>
        </table:table-row>
        <table:table-row table:style-name="ro1">
          <table:table-cell table:style-name="ce2" office:value-type="float" office:value="1.41" calcext:value-type="float">
            <text:p>1.41</text:p>
          </table:table-cell>
          <table:table-cell table:style-name="ce5" table:formula="of:=[.A243]*[.$G$2]*(1/([.$G$2]-[.$G$1]))+[.$G$2]*(-[.$G$1]/([.$G$2]-[.$G$1]))" office:value-type="float" office:value="1.36006800340017" calcext:value-type="float">
            <text:p>1.3601</text:p>
          </table:table-cell>
          <table:table-cell table:style-name="ce5" table:formula="of:=[.B243]/[.A243]" office:value-type="float" office:value="0.964587236454021" calcext:value-type="float">
            <text:p>0.9646</text:p>
          </table:table-cell>
          <table:table-cell table:number-columns-repeated="7"/>
        </table:table-row>
        <table:table-row table:style-name="ro1">
          <table:table-cell table:style-name="ce2" office:value-type="float" office:value="1.42" calcext:value-type="float">
            <text:p>1.42</text:p>
          </table:table-cell>
          <table:table-cell table:style-name="ce5" table:formula="of:=[.A244]*[.$G$2]*(1/([.$G$2]-[.$G$1]))+[.$G$2]*(-[.$G$1]/([.$G$2]-[.$G$1]))" office:value-type="float" office:value="1.37006850342517" calcext:value-type="float">
            <text:p>1.3701</text:p>
          </table:table-cell>
          <table:table-cell table:style-name="ce5" table:formula="of:=[.B244]/[.A244]" office:value-type="float" office:value="0.964836974243078" calcext:value-type="float">
            <text:p>0.9648</text:p>
          </table:table-cell>
          <table:table-cell table:number-columns-repeated="7"/>
        </table:table-row>
        <table:table-row table:style-name="ro1">
          <table:table-cell table:style-name="ce2" office:value-type="float" office:value="1.43" calcext:value-type="float">
            <text:p>1.43</text:p>
          </table:table-cell>
          <table:table-cell table:style-name="ce5" table:formula="of:=[.A245]*[.$G$2]*(1/([.$G$2]-[.$G$1]))+[.$G$2]*(-[.$G$1]/([.$G$2]-[.$G$1]))" office:value-type="float" office:value="1.38006900345017" calcext:value-type="float">
            <text:p>1.3801</text:p>
          </table:table-cell>
          <table:table-cell table:style-name="ce5" table:formula="of:=[.B245]/[.A245]" office:value-type="float" office:value="0.965083219195925" calcext:value-type="float">
            <text:p>0.9651</text:p>
          </table:table-cell>
          <table:table-cell table:number-columns-repeated="7"/>
        </table:table-row>
        <table:table-row table:style-name="ro1">
          <table:table-cell table:style-name="ce2" office:value-type="float" office:value="1.44" calcext:value-type="float">
            <text:p>1.44</text:p>
          </table:table-cell>
          <table:table-cell table:style-name="ce5" table:formula="of:=[.A246]*[.$G$2]*(1/([.$G$2]-[.$G$1]))+[.$G$2]*(-[.$G$1]/([.$G$2]-[.$G$1]))" office:value-type="float" office:value="1.39006950347517" calcext:value-type="float">
            <text:p>1.3901</text:p>
          </table:table-cell>
          <table:table-cell table:style-name="ce5" table:formula="of:=[.B246]/[.A246]" office:value-type="float" office:value="0.965326044079982" calcext:value-type="float">
            <text:p>0.9653</text:p>
          </table:table-cell>
          <table:table-cell table:number-columns-repeated="7"/>
        </table:table-row>
        <table:table-row table:style-name="ro1">
          <table:table-cell table:style-name="ce2" office:value-type="float" office:value="1.45" calcext:value-type="float">
            <text:p>1.45</text:p>
          </table:table-cell>
          <table:table-cell table:style-name="ce5" table:formula="of:=[.A247]*[.$G$2]*(1/([.$G$2]-[.$G$1]))+[.$G$2]*(-[.$G$1]/([.$G$2]-[.$G$1]))" office:value-type="float" office:value="1.40007000350018" calcext:value-type="float">
            <text:p>1.4001</text:p>
          </table:table-cell>
          <table:table-cell table:style-name="ce5" table:formula="of:=[.B247]/[.A247]" office:value-type="float" office:value="0.965565519655293" calcext:value-type="float">
            <text:p>0.9656</text:p>
          </table:table-cell>
          <table:table-cell table:number-columns-repeated="7"/>
        </table:table-row>
        <table:table-row table:style-name="ro1">
          <table:table-cell table:style-name="ce2" office:value-type="float" office:value="1.46" calcext:value-type="float">
            <text:p>1.46</text:p>
          </table:table-cell>
          <table:table-cell table:style-name="ce5" table:formula="of:=[.A248]*[.$G$2]*(1/([.$G$2]-[.$G$1]))+[.$G$2]*(-[.$G$1]/([.$G$2]-[.$G$1]))" office:value-type="float" office:value="1.41007050352518" calcext:value-type="float">
            <text:p>1.4101</text:p>
          </table:table-cell>
          <table:table-cell table:style-name="ce5" table:formula="of:=[.B248]/[.A248]" office:value-type="float" office:value="0.965801714743271" calcext:value-type="float">
            <text:p>0.9658</text:p>
          </table:table-cell>
          <table:table-cell table:number-columns-repeated="7"/>
        </table:table-row>
        <table:table-row table:style-name="ro1">
          <table:table-cell table:style-name="ce2" office:value-type="float" office:value="1.47" calcext:value-type="float">
            <text:p>1.47</text:p>
          </table:table-cell>
          <table:table-cell table:style-name="ce5" table:formula="of:=[.A249]*[.$G$2]*(1/([.$G$2]-[.$G$1]))+[.$G$2]*(-[.$G$1]/([.$G$2]-[.$G$1]))" office:value-type="float" office:value="1.42007100355018" calcext:value-type="float">
            <text:p>1.4201</text:p>
          </table:table-cell>
          <table:table-cell table:style-name="ce5" table:formula="of:=[.B249]/[.A249]" office:value-type="float" office:value="0.966034696292638" calcext:value-type="float">
            <text:p>0.9660</text:p>
          </table:table-cell>
          <table:table-cell table:number-columns-repeated="7"/>
        </table:table-row>
        <table:table-row table:style-name="ro1">
          <table:table-cell table:style-name="ce2" office:value-type="float" office:value="1.48" calcext:value-type="float">
            <text:p>1.48</text:p>
          </table:table-cell>
          <table:table-cell table:style-name="ce5" table:formula="of:=[.A250]*[.$G$2]*(1/([.$G$2]-[.$G$1]))+[.$G$2]*(-[.$G$1]/([.$G$2]-[.$G$1]))" office:value-type="float" office:value="1.43007150357518" calcext:value-type="float">
            <text:p>1.4301</text:p>
          </table:table-cell>
          <table:table-cell table:style-name="ce5" table:formula="of:=[.B250]/[.A250]" office:value-type="float" office:value="0.966264529442688" calcext:value-type="float">
            <text:p>0.9663</text:p>
          </table:table-cell>
          <table:table-cell table:number-columns-repeated="7"/>
        </table:table-row>
        <table:table-row table:style-name="ro1">
          <table:table-cell table:style-name="ce2" office:value-type="float" office:value="1.49" calcext:value-type="float">
            <text:p>1.49</text:p>
          </table:table-cell>
          <table:table-cell table:style-name="ce5" table:formula="of:=[.A251]*[.$G$2]*(1/([.$G$2]-[.$G$1]))+[.$G$2]*(-[.$G$1]/([.$G$2]-[.$G$1]))" office:value-type="float" office:value="1.44007200360018" calcext:value-type="float">
            <text:p>1.4401</text:p>
          </table:table-cell>
          <table:table-cell table:style-name="ce5" table:formula="of:=[.B251]/[.A251]" office:value-type="float" office:value="0.966491277584013" calcext:value-type="float">
            <text:p>0.9665</text:p>
          </table:table-cell>
          <table:table-cell table:number-columns-repeated="7"/>
        </table:table-row>
        <table:table-row table:style-name="ro1">
          <table:table-cell table:style-name="ce2" office:value-type="float" office:value="1.5" calcext:value-type="float">
            <text:p>1.50</text:p>
          </table:table-cell>
          <table:table-cell table:style-name="ce5" table:formula="of:=[.A252]*[.$G$2]*(1/([.$G$2]-[.$G$1]))+[.$G$2]*(-[.$G$1]/([.$G$2]-[.$G$1]))" office:value-type="float" office:value="1.45007250362518" calcext:value-type="float">
            <text:p>1.4501</text:p>
          </table:table-cell>
          <table:table-cell table:style-name="ce5" table:formula="of:=[.B252]/[.A252]" office:value-type="float" office:value="0.966715002416787" calcext:value-type="float">
            <text:p>0.9667</text:p>
          </table:table-cell>
          <table:table-cell table:number-columns-repeated="7"/>
        </table:table-row>
        <table:table-row table:style-name="ro1">
          <table:table-cell table:style-name="ce2" office:value-type="float" office:value="1.51" calcext:value-type="float">
            <text:p>1.51</text:p>
          </table:table-cell>
          <table:table-cell table:style-name="ce5" table:formula="of:=[.A253]*[.$G$2]*(1/([.$G$2]-[.$G$1]))+[.$G$2]*(-[.$G$1]/([.$G$2]-[.$G$1]))" office:value-type="float" office:value="1.46007300365018" calcext:value-type="float">
            <text:p>1.4601</text:p>
          </table:table-cell>
          <table:table-cell table:style-name="ce5" table:formula="of:=[.B253]/[.A253]" office:value-type="float" office:value="0.966935764006743" calcext:value-type="float">
            <text:p>0.9669</text:p>
          </table:table-cell>
          <table:table-cell table:number-columns-repeated="7"/>
        </table:table-row>
        <table:table-row table:style-name="ro1">
          <table:table-cell table:style-name="ce2" office:value-type="float" office:value="1.52" calcext:value-type="float">
            <text:p>1.52</text:p>
          </table:table-cell>
          <table:table-cell table:style-name="ce5" table:formula="of:=[.A254]*[.$G$2]*(1/([.$G$2]-[.$G$1]))+[.$G$2]*(-[.$G$1]/([.$G$2]-[.$G$1]))" office:value-type="float" office:value="1.47007350367518" calcext:value-type="float">
            <text:p>1.4701</text:p>
          </table:table-cell>
          <table:table-cell table:style-name="ce5" table:formula="of:=[.B254]/[.A254]" office:value-type="float" office:value="0.967153620838937" calcext:value-type="float">
            <text:p>0.9672</text:p>
          </table:table-cell>
          <table:table-cell table:number-columns-repeated="7"/>
        </table:table-row>
        <table:table-row table:style-name="ro1">
          <table:table-cell table:style-name="ce2" office:value-type="float" office:value="1.53" calcext:value-type="float">
            <text:p>1.53</text:p>
          </table:table-cell>
          <table:table-cell table:style-name="ce5" table:formula="of:=[.A255]*[.$G$2]*(1/([.$G$2]-[.$G$1]))+[.$G$2]*(-[.$G$1]/([.$G$2]-[.$G$1]))" office:value-type="float" office:value="1.48007400370019" calcext:value-type="float">
            <text:p>1.4801</text:p>
          </table:table-cell>
          <table:table-cell table:style-name="ce5" table:formula="of:=[.B255]/[.A255]" office:value-type="float" office:value="0.967368629869402" calcext:value-type="float">
            <text:p>0.9674</text:p>
          </table:table-cell>
          <table:table-cell table:number-columns-repeated="7"/>
        </table:table-row>
        <table:table-row table:style-name="ro1">
          <table:table-cell table:style-name="ce2" office:value-type="float" office:value="1.54" calcext:value-type="float">
            <text:p>1.54</text:p>
          </table:table-cell>
          <table:table-cell table:style-name="ce5" table:formula="of:=[.A256]*[.$G$2]*(1/([.$G$2]-[.$G$1]))+[.$G$2]*(-[.$G$1]/([.$G$2]-[.$G$1]))" office:value-type="float" office:value="1.49007450372519" calcext:value-type="float">
            <text:p>1.4901</text:p>
          </table:table-cell>
          <table:table-cell table:style-name="ce5" table:formula="of:=[.B256]/[.A256]" office:value-type="float" office:value="0.967580846574796" calcext:value-type="float">
            <text:p>0.9676</text:p>
          </table:table-cell>
          <table:table-cell table:number-columns-repeated="7"/>
        </table:table-row>
        <table:table-row table:style-name="ro1">
          <table:table-cell table:style-name="ce2" office:value-type="float" office:value="1.55" calcext:value-type="float">
            <text:p>1.55</text:p>
          </table:table-cell>
          <table:table-cell table:style-name="ce5" table:formula="of:=[.A257]*[.$G$2]*(1/([.$G$2]-[.$G$1]))+[.$G$2]*(-[.$G$1]/([.$G$2]-[.$G$1]))" office:value-type="float" office:value="1.50007500375019" calcext:value-type="float">
            <text:p>1.5001</text:p>
          </table:table-cell>
          <table:table-cell table:style-name="ce5" table:formula="of:=[.B257]/[.A257]" office:value-type="float" office:value="0.967790325000121" calcext:value-type="float">
            <text:p>0.9678</text:p>
          </table:table-cell>
          <table:table-cell table:number-columns-repeated="7"/>
        </table:table-row>
        <table:table-row table:style-name="ro1">
          <table:table-cell table:style-name="ce2" office:value-type="float" office:value="1.56" calcext:value-type="float">
            <text:p>1.56</text:p>
          </table:table-cell>
          <table:table-cell table:style-name="ce5" table:formula="of:=[.A258]*[.$G$2]*(1/([.$G$2]-[.$G$1]))+[.$G$2]*(-[.$G$1]/([.$G$2]-[.$G$1]))" office:value-type="float" office:value="1.51007550377519" calcext:value-type="float">
            <text:p>1.5101</text:p>
          </table:table-cell>
          <table:table-cell table:style-name="ce5" table:formula="of:=[.B258]/[.A258]" office:value-type="float" office:value="0.967997117804608" calcext:value-type="float">
            <text:p>0.9680</text:p>
          </table:table-cell>
          <table:table-cell table:number-columns-repeated="7"/>
        </table:table-row>
        <table:table-row table:style-name="ro1">
          <table:table-cell table:style-name="ce2" office:value-type="float" office:value="1.57" calcext:value-type="float">
            <text:p>1.57</text:p>
          </table:table-cell>
          <table:table-cell table:style-name="ce5" table:formula="of:=[.A259]*[.$G$2]*(1/([.$G$2]-[.$G$1]))+[.$G$2]*(-[.$G$1]/([.$G$2]-[.$G$1]))" office:value-type="float" office:value="1.52007600380019" calcext:value-type="float">
            <text:p>1.5201</text:p>
          </table:table-cell>
          <table:table-cell table:style-name="ce5" table:formula="of:=[.B259]/[.A259]" office:value-type="float" office:value="0.968201276305853" calcext:value-type="float">
            <text:p>0.9682</text:p>
          </table:table-cell>
          <table:table-cell table:number-columns-repeated="7"/>
        </table:table-row>
        <table:table-row table:style-name="ro1">
          <table:table-cell table:style-name="ce2" office:value-type="float" office:value="1.58" calcext:value-type="float">
            <text:p>1.58</text:p>
          </table:table-cell>
          <table:table-cell table:style-name="ce5" table:formula="of:=[.A260]*[.$G$2]*(1/([.$G$2]-[.$G$1]))+[.$G$2]*(-[.$G$1]/([.$G$2]-[.$G$1]))" office:value-type="float" office:value="1.53007650382519" calcext:value-type="float">
            <text:p>1.5301</text:p>
          </table:table-cell>
          <table:table-cell table:style-name="ce5" table:formula="of:=[.B260]/[.A260]" office:value-type="float" office:value="0.968402850522273" calcext:value-type="float">
            <text:p>0.9684</text:p>
          </table:table-cell>
          <table:table-cell table:number-columns-repeated="7"/>
        </table:table-row>
        <table:table-row table:style-name="ro1">
          <table:table-cell table:style-name="ce2" office:value-type="float" office:value="1.59" calcext:value-type="float">
            <text:p>1.59</text:p>
          </table:table-cell>
          <table:table-cell table:style-name="ce5" table:formula="of:=[.A261]*[.$G$2]*(1/([.$G$2]-[.$G$1]))+[.$G$2]*(-[.$G$1]/([.$G$2]-[.$G$1]))" office:value-type="float" office:value="1.54007700385019" calcext:value-type="float">
            <text:p>1.5401</text:p>
          </table:table-cell>
          <table:table-cell table:style-name="ce5" table:formula="of:=[.B261]/[.A261]" office:value-type="float" office:value="0.968601889213958" calcext:value-type="float">
            <text:p>0.9686</text:p>
          </table:table-cell>
          <table:table-cell table:number-columns-repeated="7"/>
        </table:table-row>
        <table:table-row table:style-name="ro1">
          <table:table-cell table:style-name="ce2" office:value-type="float" office:value="1.6" calcext:value-type="float">
            <text:p>1.60</text:p>
          </table:table-cell>
          <table:table-cell table:style-name="ce5" table:formula="of:=[.A262]*[.$G$2]*(1/([.$G$2]-[.$G$1]))+[.$G$2]*(-[.$G$1]/([.$G$2]-[.$G$1]))" office:value-type="float" office:value="1.55007750387519" calcext:value-type="float">
            <text:p>1.5501</text:p>
          </table:table-cell>
          <table:table-cell table:style-name="ce5" table:formula="of:=[.B262]/[.A262]" office:value-type="float" office:value="0.968798439921996" calcext:value-type="float">
            <text:p>0.9688</text:p>
          </table:table-cell>
          <table:table-cell table:number-columns-repeated="7"/>
        </table:table-row>
        <table:table-row table:style-name="ro1">
          <table:table-cell table:style-name="ce2" office:value-type="float" office:value="1.61" calcext:value-type="float">
            <text:p>1.61</text:p>
          </table:table-cell>
          <table:table-cell table:style-name="ce5" table:formula="of:=[.A263]*[.$G$2]*(1/([.$G$2]-[.$G$1]))+[.$G$2]*(-[.$G$1]/([.$G$2]-[.$G$1]))" office:value-type="float" office:value="1.5600780039002" calcext:value-type="float">
            <text:p>1.5601</text:p>
          </table:table-cell>
          <table:table-cell table:style-name="ce5" table:formula="of:=[.B263]/[.A263]" office:value-type="float" office:value="0.968992549006332" calcext:value-type="float">
            <text:p>0.9690</text:p>
          </table:table-cell>
          <table:table-cell table:number-columns-repeated="7"/>
        </table:table-row>
        <table:table-row table:style-name="ro1">
          <table:table-cell table:style-name="ce2" office:value-type="float" office:value="1.62" calcext:value-type="float">
            <text:p>1.62</text:p>
          </table:table-cell>
          <table:table-cell table:style-name="ce5" table:formula="of:=[.A264]*[.$G$2]*(1/([.$G$2]-[.$G$1]))+[.$G$2]*(-[.$G$1]/([.$G$2]-[.$G$1]))" office:value-type="float" office:value="1.5700785039252" calcext:value-type="float">
            <text:p>1.5701</text:p>
          </table:table-cell>
          <table:table-cell table:style-name="ce5" table:formula="of:=[.B264]/[.A264]" office:value-type="float" office:value="0.96918426168222" calcext:value-type="float">
            <text:p>0.9692</text:p>
          </table:table-cell>
          <table:table-cell table:number-columns-repeated="7"/>
        </table:table-row>
        <table:table-row table:style-name="ro1">
          <table:table-cell table:style-name="ce2" office:value-type="float" office:value="1.63" calcext:value-type="float">
            <text:p>1.63</text:p>
          </table:table-cell>
          <table:table-cell table:style-name="ce5" table:formula="of:=[.A265]*[.$G$2]*(1/([.$G$2]-[.$G$1]))+[.$G$2]*(-[.$G$1]/([.$G$2]-[.$G$1]))" office:value-type="float" office:value="1.5800790039502" calcext:value-type="float">
            <text:p>1.5801</text:p>
          </table:table-cell>
          <table:table-cell table:style-name="ce5" table:formula="of:=[.B265]/[.A265]" office:value-type="float" office:value="0.969373622055336" calcext:value-type="float">
            <text:p>0.9694</text:p>
          </table:table-cell>
          <table:table-cell table:number-columns-repeated="7"/>
        </table:table-row>
        <table:table-row table:style-name="ro1">
          <table:table-cell table:style-name="ce2" office:value-type="float" office:value="1.64" calcext:value-type="float">
            <text:p>1.64</text:p>
          </table:table-cell>
          <table:table-cell table:style-name="ce5" table:formula="of:=[.A266]*[.$G$2]*(1/([.$G$2]-[.$G$1]))+[.$G$2]*(-[.$G$1]/([.$G$2]-[.$G$1]))" office:value-type="float" office:value="1.5900795039752" calcext:value-type="float">
            <text:p>1.5901</text:p>
          </table:table-cell>
          <table:table-cell table:style-name="ce5" table:formula="of:=[.B266]/[.A266]" office:value-type="float" office:value="0.969560673155609" calcext:value-type="float">
            <text:p>0.9696</text:p>
          </table:table-cell>
          <table:table-cell table:number-columns-repeated="7"/>
        </table:table-row>
        <table:table-row table:style-name="ro1">
          <table:table-cell table:style-name="ce2" office:value-type="float" office:value="1.65" calcext:value-type="float">
            <text:p>1.65</text:p>
          </table:table-cell>
          <table:table-cell table:style-name="ce5" table:formula="of:=[.A267]*[.$G$2]*(1/([.$G$2]-[.$G$1]))+[.$G$2]*(-[.$G$1]/([.$G$2]-[.$G$1]))" office:value-type="float" office:value="1.6000800040002" calcext:value-type="float">
            <text:p>1.6001</text:p>
          </table:table-cell>
          <table:table-cell table:style-name="ce5" table:formula="of:=[.B267]/[.A267]" office:value-type="float" office:value="0.969745456969818" calcext:value-type="float">
            <text:p>0.9697</text:p>
          </table:table-cell>
          <table:table-cell table:number-columns-repeated="7"/>
        </table:table-row>
        <table:table-row table:style-name="ro1">
          <table:table-cell table:style-name="ce2" office:value-type="float" office:value="1.66" calcext:value-type="float">
            <text:p>1.66</text:p>
          </table:table-cell>
          <table:table-cell table:style-name="ce5" table:formula="of:=[.A268]*[.$G$2]*(1/([.$G$2]-[.$G$1]))+[.$G$2]*(-[.$G$1]/([.$G$2]-[.$G$1]))" office:value-type="float" office:value="1.6100805040252" calcext:value-type="float">
            <text:p>1.6101</text:p>
          </table:table-cell>
          <table:table-cell table:style-name="ce5" table:formula="of:=[.B268]/[.A268]" office:value-type="float" office:value="0.969928014473013" calcext:value-type="float">
            <text:p>0.9699</text:p>
          </table:table-cell>
          <table:table-cell table:number-columns-repeated="7"/>
        </table:table-row>
        <table:table-row table:style-name="ro1">
          <table:table-cell table:style-name="ce2" office:value-type="float" office:value="1.67" calcext:value-type="float">
            <text:p>1.67</text:p>
          </table:table-cell>
          <table:table-cell table:style-name="ce5" table:formula="of:=[.A269]*[.$G$2]*(1/([.$G$2]-[.$G$1]))+[.$G$2]*(-[.$G$1]/([.$G$2]-[.$G$1]))" office:value-type="float" office:value="1.6200810040502" calcext:value-type="float">
            <text:p>1.6201</text:p>
          </table:table-cell>
          <table:table-cell table:style-name="ce5" table:formula="of:=[.B269]/[.A269]" office:value-type="float" office:value="0.970108385658804" calcext:value-type="float">
            <text:p>0.9701</text:p>
          </table:table-cell>
          <table:table-cell table:number-columns-repeated="7"/>
        </table:table-row>
        <table:table-row table:style-name="ro1">
          <table:table-cell table:style-name="ce2" office:value-type="float" office:value="1.68" calcext:value-type="float">
            <text:p>1.68</text:p>
          </table:table-cell>
          <table:table-cell table:style-name="ce5" table:formula="of:=[.A270]*[.$G$2]*(1/([.$G$2]-[.$G$1]))+[.$G$2]*(-[.$G$1]/([.$G$2]-[.$G$1]))" office:value-type="float" office:value="1.6300815040752" calcext:value-type="float">
            <text:p>1.6301</text:p>
          </table:table-cell>
          <table:table-cell table:style-name="ce5" table:formula="of:=[.B270]/[.A270]" office:value-type="float" office:value="0.970286609568574" calcext:value-type="float">
            <text:p>0.9703</text:p>
          </table:table-cell>
          <table:table-cell table:number-columns-repeated="7"/>
        </table:table-row>
        <table:table-row table:style-name="ro1">
          <table:table-cell table:style-name="ce2" office:value-type="float" office:value="1.69" calcext:value-type="float">
            <text:p>1.69</text:p>
          </table:table-cell>
          <table:table-cell table:style-name="ce5" table:formula="of:=[.A271]*[.$G$2]*(1/([.$G$2]-[.$G$1]))+[.$G$2]*(-[.$G$1]/([.$G$2]-[.$G$1]))" office:value-type="float" office:value="1.64008200410021" calcext:value-type="float">
            <text:p>1.6401</text:p>
          </table:table-cell>
          <table:table-cell table:style-name="ce5" table:formula="of:=[.B271]/[.A271]" office:value-type="float" office:value="0.970462724319648" calcext:value-type="float">
            <text:p>0.9705</text:p>
          </table:table-cell>
          <table:table-cell table:number-columns-repeated="7"/>
        </table:table-row>
        <table:table-row table:style-name="ro1">
          <table:table-cell table:style-name="ce2" office:value-type="float" office:value="1.7" calcext:value-type="float">
            <text:p>1.70</text:p>
          </table:table-cell>
          <table:table-cell table:style-name="ce5" table:formula="of:=[.A272]*[.$G$2]*(1/([.$G$2]-[.$G$1]))+[.$G$2]*(-[.$G$1]/([.$G$2]-[.$G$1]))" office:value-type="float" office:value="1.65008250412521" calcext:value-type="float">
            <text:p>1.6501</text:p>
          </table:table-cell>
          <table:table-cell table:style-name="ce5" table:formula="of:=[.B272]/[.A272]" office:value-type="float" office:value="0.970636767132474" calcext:value-type="float">
            <text:p>0.9706</text:p>
          </table:table-cell>
          <table:table-cell table:number-columns-repeated="7"/>
        </table:table-row>
        <table:table-row table:style-name="ro1">
          <table:table-cell table:style-name="ce2" office:value-type="float" office:value="1.71" calcext:value-type="float">
            <text:p>1.71</text:p>
          </table:table-cell>
          <table:table-cell table:style-name="ce5" table:formula="of:=[.A273]*[.$G$2]*(1/([.$G$2]-[.$G$1]))+[.$G$2]*(-[.$G$1]/([.$G$2]-[.$G$1]))" office:value-type="float" office:value="1.66008300415021" calcext:value-type="float">
            <text:p>1.6601</text:p>
          </table:table-cell>
          <table:table-cell table:style-name="ce5" table:formula="of:=[.B273]/[.A273]" office:value-type="float" office:value="0.970808774356847" calcext:value-type="float">
            <text:p>0.9708</text:p>
          </table:table-cell>
          <table:table-cell table:number-columns-repeated="7"/>
        </table:table-row>
        <table:table-row table:style-name="ro1">
          <table:table-cell table:style-name="ce2" office:value-type="float" office:value="1.72" calcext:value-type="float">
            <text:p>1.72</text:p>
          </table:table-cell>
          <table:table-cell table:style-name="ce5" table:formula="of:=[.A274]*[.$G$2]*(1/([.$G$2]-[.$G$1]))+[.$G$2]*(-[.$G$1]/([.$G$2]-[.$G$1]))" office:value-type="float" office:value="1.67008350417521" calcext:value-type="float">
            <text:p>1.6701</text:p>
          </table:table-cell>
          <table:table-cell table:style-name="ce5" table:formula="of:=[.B274]/[.A274]" office:value-type="float" office:value="0.970978781497215" calcext:value-type="float">
            <text:p>0.9710</text:p>
          </table:table-cell>
          <table:table-cell table:number-columns-repeated="7"/>
        </table:table-row>
        <table:table-row table:style-name="ro1">
          <table:table-cell table:style-name="ce2" office:value-type="float" office:value="1.73" calcext:value-type="float">
            <text:p>1.73</text:p>
          </table:table-cell>
          <table:table-cell table:style-name="ce5" table:formula="of:=[.A275]*[.$G$2]*(1/([.$G$2]-[.$G$1]))+[.$G$2]*(-[.$G$1]/([.$G$2]-[.$G$1]))" office:value-type="float" office:value="1.68008400420021" calcext:value-type="float">
            <text:p>1.6801</text:p>
          </table:table-cell>
          <table:table-cell table:style-name="ce5" table:formula="of:=[.B275]/[.A275]" office:value-type="float" office:value="0.971146823237116" calcext:value-type="float">
            <text:p>0.9711</text:p>
          </table:table-cell>
          <table:table-cell table:number-columns-repeated="7"/>
        </table:table-row>
        <table:table-row table:style-name="ro1">
          <table:table-cell table:style-name="ce2" office:value-type="float" office:value="1.74" calcext:value-type="float">
            <text:p>1.74</text:p>
          </table:table-cell>
          <table:table-cell table:style-name="ce5" table:formula="of:=[.A276]*[.$G$2]*(1/([.$G$2]-[.$G$1]))+[.$G$2]*(-[.$G$1]/([.$G$2]-[.$G$1]))" office:value-type="float" office:value="1.69008450422521" calcext:value-type="float">
            <text:p>1.6901</text:p>
          </table:table-cell>
          <table:table-cell table:style-name="ce5" table:formula="of:=[.B276]/[.A276]" office:value-type="float" office:value="0.971312933462765" calcext:value-type="float">
            <text:p>0.9713</text:p>
          </table:table-cell>
          <table:table-cell table:number-columns-repeated="7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5" table:formula="of:=[.A277]*[.$G$2]*(1/([.$G$2]-[.$G$1]))+[.$G$2]*(-[.$G$1]/([.$G$2]-[.$G$1]))" office:value-type="float" office:value="1.70008500425021" calcext:value-type="float">
            <text:p>1.7001</text:p>
          </table:table-cell>
          <table:table-cell table:style-name="ce5" table:formula="of:=[.B277]/[.A277]" office:value-type="float" office:value="0.971477145285836" calcext:value-type="float">
            <text:p>0.9715</text:p>
          </table:table-cell>
          <table:table-cell table:number-columns-repeated="7"/>
        </table:table-row>
        <table:table-row table:style-name="ro1">
          <table:table-cell table:style-name="ce2" office:value-type="float" office:value="1.76" calcext:value-type="float">
            <text:p>1.76</text:p>
          </table:table-cell>
          <table:table-cell table:style-name="ce5" table:formula="of:=[.A278]*[.$G$2]*(1/([.$G$2]-[.$G$1]))+[.$G$2]*(-[.$G$1]/([.$G$2]-[.$G$1]))" office:value-type="float" office:value="1.71008550427521" calcext:value-type="float">
            <text:p>1.7101</text:p>
          </table:table-cell>
          <table:table-cell table:style-name="ce5" table:formula="of:=[.B278]/[.A278]" office:value-type="float" office:value="0.971639491065462" calcext:value-type="float">
            <text:p>0.9716</text:p>
          </table:table-cell>
          <table:table-cell table:number-columns-repeated="7"/>
        </table:table-row>
        <table:table-row table:style-name="ro1">
          <table:table-cell table:style-name="ce2" office:value-type="float" office:value="1.77" calcext:value-type="float">
            <text:p>1.77</text:p>
          </table:table-cell>
          <table:table-cell table:style-name="ce5" table:formula="of:=[.A279]*[.$G$2]*(1/([.$G$2]-[.$G$1]))+[.$G$2]*(-[.$G$1]/([.$G$2]-[.$G$1]))" office:value-type="float" office:value="1.72008600430022" calcext:value-type="float">
            <text:p>1.7201</text:p>
          </table:table-cell>
          <table:table-cell table:style-name="ce5" table:formula="of:=[.B279]/[.A279]" office:value-type="float" office:value="0.9718000024295" calcext:value-type="float">
            <text:p>0.9718</text:p>
          </table:table-cell>
          <table:table-cell table:number-columns-repeated="7"/>
        </table:table-row>
        <table:table-row table:style-name="ro1">
          <table:table-cell table:style-name="ce2" office:value-type="float" office:value="1.78" calcext:value-type="float">
            <text:p>1.78</text:p>
          </table:table-cell>
          <table:table-cell table:style-name="ce5" table:formula="of:=[.A280]*[.$G$2]*(1/([.$G$2]-[.$G$1]))+[.$G$2]*(-[.$G$1]/([.$G$2]-[.$G$1]))" office:value-type="float" office:value="1.73008650432522" calcext:value-type="float">
            <text:p>1.7301</text:p>
          </table:table-cell>
          <table:table-cell table:style-name="ce5" table:formula="of:=[.B280]/[.A280]" office:value-type="float" office:value="0.971958710295065" calcext:value-type="float">
            <text:p>0.9720</text:p>
          </table:table-cell>
          <table:table-cell table:number-columns-repeated="7"/>
        </table:table-row>
        <table:table-row table:style-name="ro1">
          <table:table-cell table:style-name="ce2" office:value-type="float" office:value="1.79" calcext:value-type="float">
            <text:p>1.79</text:p>
          </table:table-cell>
          <table:table-cell table:style-name="ce5" table:formula="of:=[.A281]*[.$G$2]*(1/([.$G$2]-[.$G$1]))+[.$G$2]*(-[.$G$1]/([.$G$2]-[.$G$1]))" office:value-type="float" office:value="1.74008700435022" calcext:value-type="float">
            <text:p>1.7401</text:p>
          </table:table-cell>
          <table:table-cell table:style-name="ce5" table:formula="of:=[.B281]/[.A281]" office:value-type="float" office:value="0.97211564488839" calcext:value-type="float">
            <text:p>0.9721</text:p>
          </table:table-cell>
          <table:table-cell table:number-columns-repeated="7"/>
        </table:table-row>
        <table:table-row table:style-name="ro1">
          <table:table-cell table:style-name="ce2" office:value-type="float" office:value="1.8" calcext:value-type="float">
            <text:p>1.80</text:p>
          </table:table-cell>
          <table:table-cell table:style-name="ce5" table:formula="of:=[.A282]*[.$G$2]*(1/([.$G$2]-[.$G$1]))+[.$G$2]*(-[.$G$1]/([.$G$2]-[.$G$1]))" office:value-type="float" office:value="1.75008750437522" calcext:value-type="float">
            <text:p>1.7501</text:p>
          </table:table-cell>
          <table:table-cell table:style-name="ce5" table:formula="of:=[.B282]/[.A282]" office:value-type="float" office:value="0.97227083576401" calcext:value-type="float">
            <text:p>0.9723</text:p>
          </table:table-cell>
          <table:table-cell table:number-columns-repeated="7"/>
        </table:table-row>
        <table:table-row table:style-name="ro1">
          <table:table-cell table:style-name="ce2" office:value-type="float" office:value="1.81" calcext:value-type="float">
            <text:p>1.81</text:p>
          </table:table-cell>
          <table:table-cell table:style-name="ce5" table:formula="of:=[.A283]*[.$G$2]*(1/([.$G$2]-[.$G$1]))+[.$G$2]*(-[.$G$1]/([.$G$2]-[.$G$1]))" office:value-type="float" office:value="1.76008800440022" calcext:value-type="float">
            <text:p>1.7601</text:p>
          </table:table-cell>
          <table:table-cell table:style-name="ce5" table:formula="of:=[.B283]/[.A283]" office:value-type="float" office:value="0.972424311823326" calcext:value-type="float">
            <text:p>0.9724</text:p>
          </table:table-cell>
          <table:table-cell table:number-columns-repeated="7"/>
        </table:table-row>
        <table:table-row table:style-name="ro1">
          <table:table-cell table:style-name="ce2" office:value-type="float" office:value="1.82" calcext:value-type="float">
            <text:p>1.82</text:p>
          </table:table-cell>
          <table:table-cell table:style-name="ce5" table:formula="of:=[.A284]*[.$G$2]*(1/([.$G$2]-[.$G$1]))+[.$G$2]*(-[.$G$1]/([.$G$2]-[.$G$1]))" office:value-type="float" office:value="1.77008850442522" calcext:value-type="float">
            <text:p>1.7701</text:p>
          </table:table-cell>
          <table:table-cell table:style-name="ce5" table:formula="of:=[.B284]/[.A284]" office:value-type="float" office:value="0.972576101332539" calcext:value-type="float">
            <text:p>0.9726</text:p>
          </table:table-cell>
          <table:table-cell table:number-columns-repeated="7"/>
        </table:table-row>
        <table:table-row table:style-name="ro1">
          <table:table-cell table:style-name="ce2" office:value-type="float" office:value="1.83" calcext:value-type="float">
            <text:p>1.83</text:p>
          </table:table-cell>
          <table:table-cell table:style-name="ce5" table:formula="of:=[.A285]*[.$G$2]*(1/([.$G$2]-[.$G$1]))+[.$G$2]*(-[.$G$1]/([.$G$2]-[.$G$1]))" office:value-type="float" office:value="1.78008900445022" calcext:value-type="float">
            <text:p>1.7801</text:p>
          </table:table-cell>
          <table:table-cell table:style-name="ce5" table:formula="of:=[.B285]/[.A285]" office:value-type="float" office:value="0.972726231940012" calcext:value-type="float">
            <text:p>0.9727</text:p>
          </table:table-cell>
          <table:table-cell table:number-columns-repeated="7"/>
        </table:table-row>
        <table:table-row table:style-name="ro1">
          <table:table-cell table:style-name="ce2" office:value-type="float" office:value="1.84" calcext:value-type="float">
            <text:p>1.84</text:p>
          </table:table-cell>
          <table:table-cell table:style-name="ce5" table:formula="of:=[.A286]*[.$G$2]*(1/([.$G$2]-[.$G$1]))+[.$G$2]*(-[.$G$1]/([.$G$2]-[.$G$1]))" office:value-type="float" office:value="1.79008950447522" calcext:value-type="float">
            <text:p>1.7901</text:p>
          </table:table-cell>
          <table:table-cell table:style-name="ce5" table:formula="of:=[.B286]/[.A286]" office:value-type="float" office:value="0.972874730693056" calcext:value-type="float">
            <text:p>0.9729</text:p>
          </table:table-cell>
          <table:table-cell table:number-columns-repeated="7"/>
        </table:table-row>
        <table:table-row table:style-name="ro1">
          <table:table-cell table:style-name="ce2" office:value-type="float" office:value="1.85" calcext:value-type="float">
            <text:p>1.85</text:p>
          </table:table-cell>
          <table:table-cell table:style-name="ce5" table:formula="of:=[.A287]*[.$G$2]*(1/([.$G$2]-[.$G$1]))+[.$G$2]*(-[.$G$1]/([.$G$2]-[.$G$1]))" office:value-type="float" office:value="1.80009000450023" calcext:value-type="float">
            <text:p>1.8001</text:p>
          </table:table-cell>
          <table:table-cell table:style-name="ce5" table:formula="of:=[.B287]/[.A287]" office:value-type="float" office:value="0.973021624054176" calcext:value-type="float">
            <text:p>0.9730</text:p>
          </table:table-cell>
          <table:table-cell table:number-columns-repeated="7"/>
        </table:table-row>
        <table:table-row table:style-name="ro1">
          <table:table-cell table:style-name="ce2" office:value-type="float" office:value="1.86" calcext:value-type="float">
            <text:p>1.86</text:p>
          </table:table-cell>
          <table:table-cell table:style-name="ce5" table:formula="of:=[.A288]*[.$G$2]*(1/([.$G$2]-[.$G$1]))+[.$G$2]*(-[.$G$1]/([.$G$2]-[.$G$1]))" office:value-type="float" office:value="1.81009050452523" calcext:value-type="float">
            <text:p>1.8101</text:p>
          </table:table-cell>
          <table:table-cell table:style-name="ce5" table:formula="of:=[.B288]/[.A288]" office:value-type="float" office:value="0.973166937916788" calcext:value-type="float">
            <text:p>0.9732</text:p>
          </table:table-cell>
          <table:table-cell table:number-columns-repeated="7"/>
        </table:table-row>
        <table:table-row table:style-name="ro1">
          <table:table-cell table:style-name="ce2" office:value-type="float" office:value="1.87" calcext:value-type="float">
            <text:p>1.87</text:p>
          </table:table-cell>
          <table:table-cell table:style-name="ce5" table:formula="of:=[.A289]*[.$G$2]*(1/([.$G$2]-[.$G$1]))+[.$G$2]*(-[.$G$1]/([.$G$2]-[.$G$1]))" office:value-type="float" office:value="1.82009100455023" calcext:value-type="float">
            <text:p>1.8201</text:p>
          </table:table-cell>
          <table:table-cell table:style-name="ce5" table:formula="of:=[.B289]/[.A289]" office:value-type="float" office:value="0.973310697620443" calcext:value-type="float">
            <text:p>0.9733</text:p>
          </table:table-cell>
          <table:table-cell table:number-columns-repeated="7"/>
        </table:table-row>
        <table:table-row table:style-name="ro1">
          <table:table-cell table:style-name="ce2" office:value-type="float" office:value="1.88" calcext:value-type="float">
            <text:p>1.88</text:p>
          </table:table-cell>
          <table:table-cell table:style-name="ce5" table:formula="of:=[.A290]*[.$G$2]*(1/([.$G$2]-[.$G$1]))+[.$G$2]*(-[.$G$1]/([.$G$2]-[.$G$1]))" office:value-type="float" office:value="1.83009150457523" calcext:value-type="float">
            <text:p>1.8301</text:p>
          </table:table-cell>
          <table:table-cell table:style-name="ce5" table:formula="of:=[.B290]/[.A290]" office:value-type="float" office:value="0.973452927965547" calcext:value-type="float">
            <text:p>0.9735</text:p>
          </table:table-cell>
          <table:table-cell table:number-columns-repeated="7"/>
        </table:table-row>
        <table:table-row table:style-name="ro1">
          <table:table-cell table:style-name="ce2" office:value-type="float" office:value="1.89" calcext:value-type="float">
            <text:p>1.89</text:p>
          </table:table-cell>
          <table:table-cell table:style-name="ce5" table:formula="of:=[.A291]*[.$G$2]*(1/([.$G$2]-[.$G$1]))+[.$G$2]*(-[.$G$1]/([.$G$2]-[.$G$1]))" office:value-type="float" office:value="1.84009200460023" calcext:value-type="float">
            <text:p>1.8401</text:p>
          </table:table-cell>
          <table:table-cell table:style-name="ce5" table:formula="of:=[.B291]/[.A291]" office:value-type="float" office:value="0.973593653227635" calcext:value-type="float">
            <text:p>0.9736</text:p>
          </table:table-cell>
          <table:table-cell table:number-columns-repeated="7"/>
        </table:table-row>
        <table:table-row table:style-name="ro1">
          <table:table-cell table:style-name="ce2" office:value-type="float" office:value="1.9" calcext:value-type="float">
            <text:p>1.90</text:p>
          </table:table-cell>
          <table:table-cell table:style-name="ce5" table:formula="of:=[.A292]*[.$G$2]*(1/([.$G$2]-[.$G$1]))+[.$G$2]*(-[.$G$1]/([.$G$2]-[.$G$1]))" office:value-type="float" office:value="1.85009250462523" calcext:value-type="float">
            <text:p>1.8501</text:p>
          </table:table-cell>
          <table:table-cell table:style-name="ce5" table:formula="of:=[.B292]/[.A292]" office:value-type="float" office:value="0.973732897171174" calcext:value-type="float">
            <text:p>0.9737</text:p>
          </table:table-cell>
          <table:table-cell table:number-columns-repeated="7"/>
        </table:table-row>
        <table:table-row table:style-name="ro1">
          <table:table-cell table:style-name="ce2" office:value-type="float" office:value="1.91" calcext:value-type="float">
            <text:p>1.91</text:p>
          </table:table-cell>
          <table:table-cell table:style-name="ce5" table:formula="of:=[.A293]*[.$G$2]*(1/([.$G$2]-[.$G$1]))+[.$G$2]*(-[.$G$1]/([.$G$2]-[.$G$1]))" office:value-type="float" office:value="1.86009300465023" calcext:value-type="float">
            <text:p>1.8601</text:p>
          </table:table-cell>
          <table:table-cell table:style-name="ce5" table:formula="of:=[.B293]/[.A293]" office:value-type="float" office:value="0.973870683062949" calcext:value-type="float">
            <text:p>0.9739</text:p>
          </table:table-cell>
          <table:table-cell table:number-columns-repeated="7"/>
        </table:table-row>
        <table:table-row table:style-name="ro1">
          <table:table-cell table:style-name="ce2" office:value-type="float" office:value="1.92" calcext:value-type="float">
            <text:p>1.92</text:p>
          </table:table-cell>
          <table:table-cell table:style-name="ce5" table:formula="of:=[.A294]*[.$G$2]*(1/([.$G$2]-[.$G$1]))+[.$G$2]*(-[.$G$1]/([.$G$2]-[.$G$1]))" office:value-type="float" office:value="1.87009350467523" calcext:value-type="float">
            <text:p>1.8701</text:p>
          </table:table-cell>
          <table:table-cell table:style-name="ce5" table:formula="of:=[.B294]/[.A294]" office:value-type="float" office:value="0.974007033685018" calcext:value-type="float">
            <text:p>0.9740</text:p>
          </table:table-cell>
          <table:table-cell table:number-columns-repeated="7"/>
        </table:table-row>
        <table:table-row table:style-name="ro1">
          <table:table-cell table:style-name="ce2" office:value-type="float" office:value="1.93" calcext:value-type="float">
            <text:p>1.93</text:p>
          </table:table-cell>
          <table:table-cell table:style-name="ce5" table:formula="of:=[.A295]*[.$G$2]*(1/([.$G$2]-[.$G$1]))+[.$G$2]*(-[.$G$1]/([.$G$2]-[.$G$1]))" office:value-type="float" office:value="1.88009400470024" calcext:value-type="float">
            <text:p>1.8801</text:p>
          </table:table-cell>
          <table:table-cell table:style-name="ce5" table:formula="of:=[.B295]/[.A295]" office:value-type="float" office:value="0.974141971347272" calcext:value-type="float">
            <text:p>0.9741</text:p>
          </table:table-cell>
          <table:table-cell table:number-columns-repeated="7"/>
        </table:table-row>
        <table:table-row table:style-name="ro1">
          <table:table-cell table:style-name="ce2" office:value-type="float" office:value="1.94" calcext:value-type="float">
            <text:p>1.94</text:p>
          </table:table-cell>
          <table:table-cell table:style-name="ce5" table:formula="of:=[.A296]*[.$G$2]*(1/([.$G$2]-[.$G$1]))+[.$G$2]*(-[.$G$1]/([.$G$2]-[.$G$1]))" office:value-type="float" office:value="1.89009450472524" calcext:value-type="float">
            <text:p>1.8901</text:p>
          </table:table-cell>
          <table:table-cell table:style-name="ce5" table:formula="of:=[.B296]/[.A296]" office:value-type="float" office:value="0.974275517899606" calcext:value-type="float">
            <text:p>0.9743</text:p>
          </table:table-cell>
          <table:table-cell table:number-columns-repeated="7"/>
        </table:table-row>
        <table:table-row table:style-name="ro1">
          <table:table-cell table:style-name="ce2" office:value-type="float" office:value="1.95" calcext:value-type="float">
            <text:p>1.95</text:p>
          </table:table-cell>
          <table:table-cell table:style-name="ce5" table:formula="of:=[.A297]*[.$G$2]*(1/([.$G$2]-[.$G$1]))+[.$G$2]*(-[.$G$1]/([.$G$2]-[.$G$1]))" office:value-type="float" office:value="1.90009500475024" calcext:value-type="float">
            <text:p>1.9001</text:p>
          </table:table-cell>
          <table:table-cell table:style-name="ce5" table:formula="of:=[.B297]/[.A297]" office:value-type="float" office:value="0.974407694743712" calcext:value-type="float">
            <text:p>0.9744</text:p>
          </table:table-cell>
          <table:table-cell table:number-columns-repeated="7"/>
        </table:table-row>
        <table:table-row table:style-name="ro1">
          <table:table-cell table:style-name="ce2" office:value-type="float" office:value="1.96" calcext:value-type="float">
            <text:p>1.96</text:p>
          </table:table-cell>
          <table:table-cell table:style-name="ce5" table:formula="of:=[.A298]*[.$G$2]*(1/([.$G$2]-[.$G$1]))+[.$G$2]*(-[.$G$1]/([.$G$2]-[.$G$1]))" office:value-type="float" office:value="1.91009550477524" calcext:value-type="float">
            <text:p>1.9101</text:p>
          </table:table-cell>
          <table:table-cell table:style-name="ce5" table:formula="of:=[.B298]/[.A298]" office:value-type="float" office:value="0.974538522844509" calcext:value-type="float">
            <text:p>0.9745</text:p>
          </table:table-cell>
          <table:table-cell table:number-columns-repeated="7"/>
        </table:table-row>
        <table:table-row table:style-name="ro1">
          <table:table-cell table:style-name="ce2" office:value-type="float" office:value="1.97" calcext:value-type="float">
            <text:p>1.97</text:p>
          </table:table-cell>
          <table:table-cell table:style-name="ce5" table:formula="of:=[.A299]*[.$G$2]*(1/([.$G$2]-[.$G$1]))+[.$G$2]*(-[.$G$1]/([.$G$2]-[.$G$1]))" office:value-type="float" office:value="1.92009600480024" calcext:value-type="float">
            <text:p>1.9201</text:p>
          </table:table-cell>
          <table:table-cell table:style-name="ce5" table:formula="of:=[.B299]/[.A299]" office:value-type="float" office:value="0.974668022741239" calcext:value-type="float">
            <text:p>0.9747</text:p>
          </table:table-cell>
          <table:table-cell table:number-columns-repeated="7"/>
        </table:table-row>
        <table:table-row table:style-name="ro1">
          <table:table-cell table:style-name="ce2" office:value-type="float" office:value="1.98" calcext:value-type="float">
            <text:p>1.98</text:p>
          </table:table-cell>
          <table:table-cell table:style-name="ce5" table:formula="of:=[.A300]*[.$G$2]*(1/([.$G$2]-[.$G$1]))+[.$G$2]*(-[.$G$1]/([.$G$2]-[.$G$1]))" office:value-type="float" office:value="1.93009650482524" calcext:value-type="float">
            <text:p>1.9301</text:p>
          </table:table-cell>
          <table:table-cell table:style-name="ce5" table:formula="of:=[.B300]/[.A300]" office:value-type="float" office:value="0.974796214558203" calcext:value-type="float">
            <text:p>0.9748</text:p>
          </table:table-cell>
          <table:table-cell table:number-columns-repeated="7"/>
        </table:table-row>
        <table:table-row table:style-name="ro1">
          <table:table-cell table:style-name="ce2" office:value-type="float" office:value="1.99" calcext:value-type="float">
            <text:p>1.99</text:p>
          </table:table-cell>
          <table:table-cell table:style-name="ce5" table:formula="of:=[.A301]*[.$G$2]*(1/([.$G$2]-[.$G$1]))+[.$G$2]*(-[.$G$1]/([.$G$2]-[.$G$1]))" office:value-type="float" office:value="1.94009700485024" calcext:value-type="float">
            <text:p>1.9401</text:p>
          </table:table-cell>
          <table:table-cell table:style-name="ce5" table:formula="of:=[.B301]/[.A301]" office:value-type="float" office:value="0.974923118015197" calcext:value-type="float">
            <text:p>0.9749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table:style-name="ce5" table:formula="of:=[.A302]*[.$G$2]*(1/([.$G$2]-[.$G$1]))+[.$G$2]*(-[.$G$1]/([.$G$2]-[.$G$1]))" office:value-type="float" office:value="1.95009750487524" calcext:value-type="float">
            <text:p>1.9501</text:p>
          </table:table-cell>
          <table:table-cell table:style-name="ce5" table:formula="of:=[.B302]/[.A302]" office:value-type="float" office:value="0.975048752437622" calcext:value-type="float">
            <text:p>0.9750</text:p>
          </table:table-cell>
          <table:table-cell table:number-columns-repeated="7"/>
        </table:table-row>
        <table:table-row table:style-name="ro1">
          <table:table-cell table:style-name="ce2" office:value-type="float" office:value="2.01" calcext:value-type="float">
            <text:p>2.01</text:p>
          </table:table-cell>
          <table:table-cell table:style-name="ce5" table:formula="of:=[.A303]*[.$G$2]*(1/([.$G$2]-[.$G$1]))+[.$G$2]*(-[.$G$1]/([.$G$2]-[.$G$1]))" office:value-type="float" office:value="1.96009800490024" calcext:value-type="float">
            <text:p>1.9601</text:p>
          </table:table-cell>
          <table:table-cell table:style-name="ce5" table:formula="of:=[.B303]/[.A303]" office:value-type="float" office:value="0.975173136766291" calcext:value-type="float">
            <text:p>0.9752</text:p>
          </table:table-cell>
          <table:table-cell table:number-columns-repeated="7"/>
        </table:table-row>
        <table:table-row table:style-name="ro1">
          <table:table-cell table:style-name="ce2" office:value-type="float" office:value="2.02" calcext:value-type="float">
            <text:p>2.02</text:p>
          </table:table-cell>
          <table:table-cell table:style-name="ce5" table:formula="of:=[.A304]*[.$G$2]*(1/([.$G$2]-[.$G$1]))+[.$G$2]*(-[.$G$1]/([.$G$2]-[.$G$1]))" office:value-type="float" office:value="1.97009850492525" calcext:value-type="float">
            <text:p>1.9701</text:p>
          </table:table-cell>
          <table:table-cell table:style-name="ce5" table:formula="of:=[.B304]/[.A304]" office:value-type="float" office:value="0.975296289566954" calcext:value-type="float">
            <text:p>0.9753</text:p>
          </table:table-cell>
          <table:table-cell table:number-columns-repeated="7"/>
        </table:table-row>
        <table:table-row table:style-name="ro1">
          <table:table-cell table:style-name="ce2" office:value-type="float" office:value="2.03" calcext:value-type="float">
            <text:p>2.03</text:p>
          </table:table-cell>
          <table:table-cell table:style-name="ce5" table:formula="of:=[.A305]*[.$G$2]*(1/([.$G$2]-[.$G$1]))+[.$G$2]*(-[.$G$1]/([.$G$2]-[.$G$1]))" office:value-type="float" office:value="1.98009900495025" calcext:value-type="float">
            <text:p>1.9801</text:p>
          </table:table-cell>
          <table:table-cell table:style-name="ce5" table:formula="of:=[.B305]/[.A305]" office:value-type="float" office:value="0.975418229039531" calcext:value-type="float">
            <text:p>0.9754</text:p>
          </table:table-cell>
          <table:table-cell table:number-columns-repeated="7"/>
        </table:table-row>
        <table:table-row table:style-name="ro1">
          <table:table-cell table:style-name="ce2" office:value-type="float" office:value="2.04" calcext:value-type="float">
            <text:p>2.04</text:p>
          </table:table-cell>
          <table:table-cell table:style-name="ce5" table:formula="of:=[.A306]*[.$G$2]*(1/([.$G$2]-[.$G$1]))+[.$G$2]*(-[.$G$1]/([.$G$2]-[.$G$1]))" office:value-type="float" office:value="1.99009950497525" calcext:value-type="float">
            <text:p>1.9901</text:p>
          </table:table-cell>
          <table:table-cell table:style-name="ce5" table:formula="of:=[.B306]/[.A306]" office:value-type="float" office:value="0.975538973027083" calcext:value-type="float">
            <text:p>0.9755</text:p>
          </table:table-cell>
          <table:table-cell table:number-columns-repeated="7"/>
        </table:table-row>
        <table:table-row table:style-name="ro1">
          <table:table-cell table:style-name="ce2" office:value-type="float" office:value="2.05" calcext:value-type="float">
            <text:p>2.05</text:p>
          </table:table-cell>
          <table:table-cell table:style-name="ce5" table:formula="of:=[.A307]*[.$G$2]*(1/([.$G$2]-[.$G$1]))+[.$G$2]*(-[.$G$1]/([.$G$2]-[.$G$1]))" office:value-type="float" office:value="2.00010000500025" calcext:value-type="float">
            <text:p>2.0001</text:p>
          </table:table-cell>
          <table:table-cell table:style-name="ce5" table:formula="of:=[.B307]/[.A307]" office:value-type="float" office:value="0.975658539024512" calcext:value-type="float">
            <text:p>0.9757</text:p>
          </table:table-cell>
          <table:table-cell table:number-columns-repeated="7"/>
        </table:table-row>
        <table:table-row table:style-name="ro1">
          <table:table-cell table:style-name="ce2" office:value-type="float" office:value="2.06" calcext:value-type="float">
            <text:p>2.06</text:p>
          </table:table-cell>
          <table:table-cell table:style-name="ce5" table:formula="of:=[.A308]*[.$G$2]*(1/([.$G$2]-[.$G$1]))+[.$G$2]*(-[.$G$1]/([.$G$2]-[.$G$1]))" office:value-type="float" office:value="2.01010050502525" calcext:value-type="float">
            <text:p>2.0101</text:p>
          </table:table-cell>
          <table:table-cell table:style-name="ce5" table:formula="of:=[.B308]/[.A308]" office:value-type="float" office:value="0.975776944187015" calcext:value-type="float">
            <text:p>0.9758</text:p>
          </table:table-cell>
          <table:table-cell table:number-columns-repeated="7"/>
        </table:table-row>
        <table:table-row table:style-name="ro1">
          <table:table-cell table:style-name="ce2" office:value-type="float" office:value="2.07" calcext:value-type="float">
            <text:p>2.07</text:p>
          </table:table-cell>
          <table:table-cell table:style-name="ce5" table:formula="of:=[.A309]*[.$G$2]*(1/([.$G$2]-[.$G$1]))+[.$G$2]*(-[.$G$1]/([.$G$2]-[.$G$1]))" office:value-type="float" office:value="2.02010100505025" calcext:value-type="float">
            <text:p>2.0201</text:p>
          </table:table-cell>
          <table:table-cell table:style-name="ce5" table:formula="of:=[.B309]/[.A309]" office:value-type="float" office:value="0.975894205338286" calcext:value-type="float">
            <text:p>0.9759</text:p>
          </table:table-cell>
          <table:table-cell table:number-columns-repeated="7"/>
        </table:table-row>
        <table:table-row table:style-name="ro1">
          <table:table-cell table:style-name="ce2" office:value-type="float" office:value="2.08" calcext:value-type="float">
            <text:p>2.08</text:p>
          </table:table-cell>
          <table:table-cell table:style-name="ce5" table:formula="of:=[.A310]*[.$G$2]*(1/([.$G$2]-[.$G$1]))+[.$G$2]*(-[.$G$1]/([.$G$2]-[.$G$1]))" office:value-type="float" office:value="2.03010150507525" calcext:value-type="float">
            <text:p>2.0301</text:p>
          </table:table-cell>
          <table:table-cell table:style-name="ce5" table:formula="of:=[.B310]/[.A310]" office:value-type="float" office:value="0.976010338978487" calcext:value-type="float">
            <text:p>0.9760</text:p>
          </table:table-cell>
          <table:table-cell table:number-columns-repeated="7"/>
        </table:table-row>
        <table:table-row table:style-name="ro1">
          <table:table-cell table:style-name="ce2" office:value-type="float" office:value="2.09" calcext:value-type="float">
            <text:p>2.09</text:p>
          </table:table-cell>
          <table:table-cell table:style-name="ce5" table:formula="of:=[.A311]*[.$G$2]*(1/([.$G$2]-[.$G$1]))+[.$G$2]*(-[.$G$1]/([.$G$2]-[.$G$1]))" office:value-type="float" office:value="2.04010200510025" calcext:value-type="float">
            <text:p>2.0401</text:p>
          </table:table-cell>
          <table:table-cell table:style-name="ce5" table:formula="of:=[.B311]/[.A311]" office:value-type="float" office:value="0.976125361291988" calcext:value-type="float">
            <text:p>0.9761</text:p>
          </table:table-cell>
          <table:table-cell table:number-columns-repeated="7"/>
        </table:table-row>
        <table:table-row table:style-name="ro1">
          <table:table-cell table:style-name="ce2" office:value-type="float" office:value="2.1" calcext:value-type="float">
            <text:p>2.10</text:p>
          </table:table-cell>
          <table:table-cell table:style-name="ce5" table:formula="of:=[.A312]*[.$G$2]*(1/([.$G$2]-[.$G$1]))+[.$G$2]*(-[.$G$1]/([.$G$2]-[.$G$1]))" office:value-type="float" office:value="2.05010250512526" calcext:value-type="float">
            <text:p>2.0501</text:p>
          </table:table-cell>
          <table:table-cell table:style-name="ce5" table:formula="of:=[.B312]/[.A312]" office:value-type="float" office:value="0.976239288154884" calcext:value-type="float">
            <text:p>0.9762</text:p>
          </table:table-cell>
          <table:table-cell table:number-columns-repeated="7"/>
        </table:table-row>
        <table:table-row table:style-name="ro1">
          <table:table-cell table:style-name="ce2" office:value-type="float" office:value="2.11" calcext:value-type="float">
            <text:p>2.11</text:p>
          </table:table-cell>
          <table:table-cell table:style-name="ce5" table:formula="of:=[.A313]*[.$G$2]*(1/([.$G$2]-[.$G$1]))+[.$G$2]*(-[.$G$1]/([.$G$2]-[.$G$1]))" office:value-type="float" office:value="2.06010300515026" calcext:value-type="float">
            <text:p>2.0601</text:p>
          </table:table-cell>
          <table:table-cell table:style-name="ce5" table:formula="of:=[.B313]/[.A313]" office:value-type="float" office:value="0.976352135142302" calcext:value-type="float">
            <text:p>0.9764</text:p>
          </table:table-cell>
          <table:table-cell table:number-columns-repeated="7"/>
        </table:table-row>
        <table:table-row table:style-name="ro1">
          <table:table-cell table:style-name="ce2" office:value-type="float" office:value="2.12" calcext:value-type="float">
            <text:p>2.12</text:p>
          </table:table-cell>
          <table:table-cell table:style-name="ce5" table:formula="of:=[.A314]*[.$G$2]*(1/([.$G$2]-[.$G$1]))+[.$G$2]*(-[.$G$1]/([.$G$2]-[.$G$1]))" office:value-type="float" office:value="2.07010350517526" calcext:value-type="float">
            <text:p>2.0701</text:p>
          </table:table-cell>
          <table:table-cell table:style-name="ce5" table:formula="of:=[.B314]/[.A314]" office:value-type="float" office:value="0.976463917535499" calcext:value-type="float">
            <text:p>0.9765</text:p>
          </table:table-cell>
          <table:table-cell table:number-columns-repeated="7"/>
        </table:table-row>
        <table:table-row table:style-name="ro1">
          <table:table-cell table:style-name="ce2" office:value-type="float" office:value="2.13" calcext:value-type="float">
            <text:p>2.13</text:p>
          </table:table-cell>
          <table:table-cell table:style-name="ce5" table:formula="of:=[.A315]*[.$G$2]*(1/([.$G$2]-[.$G$1]))+[.$G$2]*(-[.$G$1]/([.$G$2]-[.$G$1]))" office:value-type="float" office:value="2.08010400520026" calcext:value-type="float">
            <text:p>2.0801</text:p>
          </table:table-cell>
          <table:table-cell table:style-name="ce5" table:formula="of:=[.B315]/[.A315]" office:value-type="float" office:value="0.97657465032876" calcext:value-type="float">
            <text:p>0.9766</text:p>
          </table:table-cell>
          <table:table-cell table:number-columns-repeated="7"/>
        </table:table-row>
        <table:table-row table:style-name="ro1">
          <table:table-cell table:style-name="ce2" office:value-type="float" office:value="2.14" calcext:value-type="float">
            <text:p>2.14</text:p>
          </table:table-cell>
          <table:table-cell table:style-name="ce5" table:formula="of:=[.A316]*[.$G$2]*(1/([.$G$2]-[.$G$1]))+[.$G$2]*(-[.$G$1]/([.$G$2]-[.$G$1]))" office:value-type="float" office:value="2.09010450522526" calcext:value-type="float">
            <text:p>2.0901</text:p>
          </table:table-cell>
          <table:table-cell table:style-name="ce5" table:formula="of:=[.B316]/[.A316]" office:value-type="float" office:value="0.976684348236103" calcext:value-type="float">
            <text:p>0.9767</text:p>
          </table:table-cell>
          <table:table-cell table:number-columns-repeated="7"/>
        </table:table-row>
        <table:table-row table:style-name="ro1">
          <table:table-cell table:style-name="ce2" office:value-type="float" office:value="2.15" calcext:value-type="float">
            <text:p>2.15</text:p>
          </table:table-cell>
          <table:table-cell table:style-name="ce5" table:formula="of:=[.A317]*[.$G$2]*(1/([.$G$2]-[.$G$1]))+[.$G$2]*(-[.$G$1]/([.$G$2]-[.$G$1]))" office:value-type="float" office:value="2.10010500525026" calcext:value-type="float">
            <text:p>2.1001</text:p>
          </table:table-cell>
          <table:table-cell table:style-name="ce5" table:formula="of:=[.B317]/[.A317]" office:value-type="float" office:value="0.976793025697797" calcext:value-type="float">
            <text:p>0.9768</text:p>
          </table:table-cell>
          <table:table-cell table:number-columns-repeated="7"/>
        </table:table-row>
        <table:table-row table:style-name="ro1">
          <table:table-cell table:style-name="ce2" office:value-type="float" office:value="2.16" calcext:value-type="float">
            <text:p>2.16</text:p>
          </table:table-cell>
          <table:table-cell table:style-name="ce5" table:formula="of:=[.A318]*[.$G$2]*(1/([.$G$2]-[.$G$1]))+[.$G$2]*(-[.$G$1]/([.$G$2]-[.$G$1]))" office:value-type="float" office:value="2.11010550527526" calcext:value-type="float">
            <text:p>2.1101</text:p>
          </table:table-cell>
          <table:table-cell table:style-name="ce5" table:formula="of:=[.B318]/[.A318]" office:value-type="float" office:value="0.976900696886696" calcext:value-type="float">
            <text:p>0.9769</text:p>
          </table:table-cell>
          <table:table-cell table:number-columns-repeated="7"/>
        </table:table-row>
        <table:table-row table:style-name="ro1">
          <table:table-cell table:style-name="ce2" office:value-type="float" office:value="2.17" calcext:value-type="float">
            <text:p>2.17</text:p>
          </table:table-cell>
          <table:table-cell table:style-name="ce5" table:formula="of:=[.A319]*[.$G$2]*(1/([.$G$2]-[.$G$1]))+[.$G$2]*(-[.$G$1]/([.$G$2]-[.$G$1]))" office:value-type="float" office:value="2.12010600530026" calcext:value-type="float">
            <text:p>2.1201</text:p>
          </table:table-cell>
          <table:table-cell table:style-name="ce5" table:formula="of:=[.B319]/[.A319]" office:value-type="float" office:value="0.977007375714408" calcext:value-type="float">
            <text:p>0.9770</text:p>
          </table:table-cell>
          <table:table-cell table:number-columns-repeated="7"/>
        </table:table-row>
        <table:table-row table:style-name="ro1">
          <table:table-cell table:style-name="ce2" office:value-type="float" office:value="2.18" calcext:value-type="float">
            <text:p>2.18</text:p>
          </table:table-cell>
          <table:table-cell table:style-name="ce5" table:formula="of:=[.A320]*[.$G$2]*(1/([.$G$2]-[.$G$1]))+[.$G$2]*(-[.$G$1]/([.$G$2]-[.$G$1]))" office:value-type="float" office:value="2.13010650532527" calcext:value-type="float">
            <text:p>2.1301</text:p>
          </table:table-cell>
          <table:table-cell table:style-name="ce5" table:formula="of:=[.B320]/[.A320]" office:value-type="float" office:value="0.977113075837278" calcext:value-type="float">
            <text:p>0.9771</text:p>
          </table:table-cell>
          <table:table-cell table:number-columns-repeated="7"/>
        </table:table-row>
        <table:table-row table:style-name="ro1">
          <table:table-cell table:style-name="ce2" office:value-type="float" office:value="2.19" calcext:value-type="float">
            <text:p>2.19</text:p>
          </table:table-cell>
          <table:table-cell table:style-name="ce5" table:formula="of:=[.A321]*[.$G$2]*(1/([.$G$2]-[.$G$1]))+[.$G$2]*(-[.$G$1]/([.$G$2]-[.$G$1]))" office:value-type="float" office:value="2.14010700535027" calcext:value-type="float">
            <text:p>2.1401</text:p>
          </table:table-cell>
          <table:table-cell table:style-name="ce5" table:formula="of:=[.B321]/[.A321]" office:value-type="float" office:value="0.977217810662223" calcext:value-type="float">
            <text:p>0.9772</text:p>
          </table:table-cell>
          <table:table-cell table:number-columns-repeated="7"/>
        </table:table-row>
        <table:table-row table:style-name="ro1">
          <table:table-cell table:style-name="ce2" office:value-type="float" office:value="2.2" calcext:value-type="float">
            <text:p>2.20</text:p>
          </table:table-cell>
          <table:table-cell table:style-name="ce5" table:formula="of:=[.A322]*[.$G$2]*(1/([.$G$2]-[.$G$1]))+[.$G$2]*(-[.$G$1]/([.$G$2]-[.$G$1]))" office:value-type="float" office:value="2.15010750537527" calcext:value-type="float">
            <text:p>2.1501</text:p>
          </table:table-cell>
          <table:table-cell table:style-name="ce5" table:formula="of:=[.B322]/[.A322]" office:value-type="float" office:value="0.977321593352395" calcext:value-type="float">
            <text:p>0.9773</text:p>
          </table:table-cell>
          <table:table-cell table:number-columns-repeated="7"/>
        </table:table-row>
        <table:table-row table:style-name="ro1">
          <table:table-cell table:style-name="ce2" office:value-type="float" office:value="2.21" calcext:value-type="float">
            <text:p>2.21</text:p>
          </table:table-cell>
          <table:table-cell table:style-name="ce5" table:formula="of:=[.A323]*[.$G$2]*(1/([.$G$2]-[.$G$1]))+[.$G$2]*(-[.$G$1]/([.$G$2]-[.$G$1]))" office:value-type="float" office:value="2.16010800540027" calcext:value-type="float">
            <text:p>2.1601</text:p>
          </table:table-cell>
          <table:table-cell table:style-name="ce5" table:formula="of:=[.B323]/[.A323]" office:value-type="float" office:value="0.977424436832701" calcext:value-type="float">
            <text:p>0.9774</text:p>
          </table:table-cell>
          <table:table-cell table:number-columns-repeated="7"/>
        </table:table-row>
        <table:table-row table:style-name="ro1">
          <table:table-cell table:style-name="ce2" office:value-type="float" office:value="2.22" calcext:value-type="float">
            <text:p>2.22</text:p>
          </table:table-cell>
          <table:table-cell table:style-name="ce5" table:formula="of:=[.A324]*[.$G$2]*(1/([.$G$2]-[.$G$1]))+[.$G$2]*(-[.$G$1]/([.$G$2]-[.$G$1]))" office:value-type="float" office:value="2.17010850542527" calcext:value-type="float">
            <text:p>2.1701</text:p>
          </table:table-cell>
          <table:table-cell table:style-name="ce5" table:formula="of:=[.B324]/[.A324]" office:value-type="float" office:value="0.977526353795167" calcext:value-type="float">
            <text:p>0.9775</text:p>
          </table:table-cell>
          <table:table-cell table:number-columns-repeated="7"/>
        </table:table-row>
        <table:table-row table:style-name="ro1">
          <table:table-cell table:style-name="ce2" office:value-type="float" office:value="2.23" calcext:value-type="float">
            <text:p>2.23</text:p>
          </table:table-cell>
          <table:table-cell table:style-name="ce5" table:formula="of:=[.A325]*[.$G$2]*(1/([.$G$2]-[.$G$1]))+[.$G$2]*(-[.$G$1]/([.$G$2]-[.$G$1]))" office:value-type="float" office:value="2.18010900545027" calcext:value-type="float">
            <text:p>2.1801</text:p>
          </table:table-cell>
          <table:table-cell table:style-name="ce5" table:formula="of:=[.B325]/[.A325]" office:value-type="float" office:value="0.977627356704158" calcext:value-type="float">
            <text:p>0.9776</text:p>
          </table:table-cell>
          <table:table-cell table:number-columns-repeated="7"/>
        </table:table-row>
        <table:table-row table:style-name="ro1">
          <table:table-cell table:style-name="ce2" office:value-type="float" office:value="2.24" calcext:value-type="float">
            <text:p>2.24</text:p>
          </table:table-cell>
          <table:table-cell table:style-name="ce5" table:formula="of:=[.A326]*[.$G$2]*(1/([.$G$2]-[.$G$1]))+[.$G$2]*(-[.$G$1]/([.$G$2]-[.$G$1]))" office:value-type="float" office:value="2.19010950547527" calcext:value-type="float">
            <text:p>2.1901</text:p>
          </table:table-cell>
          <table:table-cell table:style-name="ce5" table:formula="of:=[.B326]/[.A326]" office:value-type="float" office:value="0.977727457801461" calcext:value-type="float">
            <text:p>0.9777</text:p>
          </table:table-cell>
          <table:table-cell table:number-columns-repeated="7"/>
        </table:table-row>
        <table:table-row table:style-name="ro1">
          <table:table-cell table:style-name="ce2" office:value-type="float" office:value="2.25" calcext:value-type="float">
            <text:p>2.25</text:p>
          </table:table-cell>
          <table:table-cell table:style-name="ce5" table:formula="of:=[.A327]*[.$G$2]*(1/([.$G$2]-[.$G$1]))+[.$G$2]*(-[.$G$1]/([.$G$2]-[.$G$1]))" office:value-type="float" office:value="2.20011000550027" calcext:value-type="float">
            <text:p>2.2001</text:p>
          </table:table-cell>
          <table:table-cell table:style-name="ce5" table:formula="of:=[.B327]/[.A327]" office:value-type="float" office:value="0.977826669111233" calcext:value-type="float">
            <text:p>0.9778</text:p>
          </table:table-cell>
          <table:table-cell table:number-columns-repeated="7"/>
        </table:table-row>
        <table:table-row table:style-name="ro1">
          <table:table-cell table:style-name="ce2" office:value-type="float" office:value="2.26" calcext:value-type="float">
            <text:p>2.26</text:p>
          </table:table-cell>
          <table:table-cell table:style-name="ce5" table:formula="of:=[.A328]*[.$G$2]*(1/([.$G$2]-[.$G$1]))+[.$G$2]*(-[.$G$1]/([.$G$2]-[.$G$1]))" office:value-type="float" office:value="2.21011050552528" calcext:value-type="float">
            <text:p>2.2101</text:p>
          </table:table-cell>
          <table:table-cell table:style-name="ce5" table:formula="of:=[.B328]/[.A328]" office:value-type="float" office:value="0.977925002444812" calcext:value-type="float">
            <text:p>0.9779</text:p>
          </table:table-cell>
          <table:table-cell table:number-columns-repeated="7"/>
        </table:table-row>
        <table:table-row table:style-name="ro1">
          <table:table-cell table:style-name="ce2" office:value-type="float" office:value="2.27" calcext:value-type="float">
            <text:p>2.27</text:p>
          </table:table-cell>
          <table:table-cell table:style-name="ce5" table:formula="of:=[.A329]*[.$G$2]*(1/([.$G$2]-[.$G$1]))+[.$G$2]*(-[.$G$1]/([.$G$2]-[.$G$1]))" office:value-type="float" office:value="2.22011100555028" calcext:value-type="float">
            <text:p>2.2201</text:p>
          </table:table-cell>
          <table:table-cell table:style-name="ce5" table:formula="of:=[.B329]/[.A329]" office:value-type="float" office:value="0.978022469405408" calcext:value-type="float">
            <text:p>0.9780</text:p>
          </table:table-cell>
          <table:table-cell table:number-columns-repeated="7"/>
        </table:table-row>
        <table:table-row table:style-name="ro1">
          <table:table-cell table:style-name="ce2" office:value-type="float" office:value="2.28" calcext:value-type="float">
            <text:p>2.28</text:p>
          </table:table-cell>
          <table:table-cell table:style-name="ce5" table:formula="of:=[.A330]*[.$G$2]*(1/([.$G$2]-[.$G$1]))+[.$G$2]*(-[.$G$1]/([.$G$2]-[.$G$1]))" office:value-type="float" office:value="2.23011150557528" calcext:value-type="float">
            <text:p>2.2301</text:p>
          </table:table-cell>
          <table:table-cell table:style-name="ce5" table:formula="of:=[.B330]/[.A330]" office:value-type="float" office:value="0.978119081392666" calcext:value-type="float">
            <text:p>0.9781</text:p>
          </table:table-cell>
          <table:table-cell table:number-columns-repeated="7"/>
        </table:table-row>
        <table:table-row table:style-name="ro1">
          <table:table-cell table:style-name="ce2" office:value-type="float" office:value="2.29" calcext:value-type="float">
            <text:p>2.29</text:p>
          </table:table-cell>
          <table:table-cell table:style-name="ce5" table:formula="of:=[.A331]*[.$G$2]*(1/([.$G$2]-[.$G$1]))+[.$G$2]*(-[.$G$1]/([.$G$2]-[.$G$1]))" office:value-type="float" office:value="2.24011200560028" calcext:value-type="float">
            <text:p>2.2401</text:p>
          </table:table-cell>
          <table:table-cell table:style-name="ce5" table:formula="of:=[.B331]/[.A331]" office:value-type="float" office:value="0.978214849607109" calcext:value-type="float">
            <text:p>0.9782</text:p>
          </table:table-cell>
          <table:table-cell table:number-columns-repeated="7"/>
        </table:table-row>
        <table:table-row table:style-name="ro1">
          <table:table-cell table:style-name="ce2" office:value-type="float" office:value="2.3" calcext:value-type="float">
            <text:p>2.30</text:p>
          </table:table-cell>
          <table:table-cell table:style-name="ce5" table:formula="of:=[.A332]*[.$G$2]*(1/([.$G$2]-[.$G$1]))+[.$G$2]*(-[.$G$1]/([.$G$2]-[.$G$1]))" office:value-type="float" office:value="2.25011250562528" calcext:value-type="float">
            <text:p>2.2501</text:p>
          </table:table-cell>
          <table:table-cell table:style-name="ce5" table:formula="of:=[.B332]/[.A332]" office:value-type="float" office:value="0.97830978505447" calcext:value-type="float">
            <text:p>0.9783</text:p>
          </table:table-cell>
          <table:table-cell table:number-columns-repeated="7"/>
        </table:table-row>
        <table:table-row table:style-name="ro1">
          <table:table-cell table:style-name="ce2" office:value-type="float" office:value="2.31" calcext:value-type="float">
            <text:p>2.31</text:p>
          </table:table-cell>
          <table:table-cell table:style-name="ce5" table:formula="of:=[.A333]*[.$G$2]*(1/([.$G$2]-[.$G$1]))+[.$G$2]*(-[.$G$1]/([.$G$2]-[.$G$1]))" office:value-type="float" office:value="2.26011300565028" calcext:value-type="float">
            <text:p>2.2601</text:p>
          </table:table-cell>
          <table:table-cell table:style-name="ce5" table:formula="of:=[.B333]/[.A333]" office:value-type="float" office:value="0.978403898549906" calcext:value-type="float">
            <text:p>0.9784</text:p>
          </table:table-cell>
          <table:table-cell table:number-columns-repeated="7"/>
        </table:table-row>
        <table:table-row table:style-name="ro1">
          <table:table-cell table:style-name="ce2" office:value-type="float" office:value="2.32" calcext:value-type="float">
            <text:p>2.32</text:p>
          </table:table-cell>
          <table:table-cell table:style-name="ce5" table:formula="of:=[.A334]*[.$G$2]*(1/([.$G$2]-[.$G$1]))+[.$G$2]*(-[.$G$1]/([.$G$2]-[.$G$1]))" office:value-type="float" office:value="2.27011350567528" calcext:value-type="float">
            <text:p>2.2701</text:p>
          </table:table-cell>
          <table:table-cell table:style-name="ce5" table:formula="of:=[.B334]/[.A334]" office:value-type="float" office:value="0.978497200722105" calcext:value-type="float">
            <text:p>0.9785</text:p>
          </table:table-cell>
          <table:table-cell table:number-columns-repeated="7"/>
        </table:table-row>
        <table:table-row table:style-name="ro1">
          <table:table-cell table:style-name="ce2" office:value-type="float" office:value="2.33" calcext:value-type="float">
            <text:p>2.33</text:p>
          </table:table-cell>
          <table:table-cell table:style-name="ce5" table:formula="of:=[.A335]*[.$G$2]*(1/([.$G$2]-[.$G$1]))+[.$G$2]*(-[.$G$1]/([.$G$2]-[.$G$1]))" office:value-type="float" office:value="2.28011400570028" calcext:value-type="float">
            <text:p>2.2801</text:p>
          </table:table-cell>
          <table:table-cell table:style-name="ce5" table:formula="of:=[.B335]/[.A335]" office:value-type="float" office:value="0.97858970201729" calcext:value-type="float">
            <text:p>0.9786</text:p>
          </table:table-cell>
          <table:table-cell table:number-columns-repeated="7"/>
        </table:table-row>
        <table:table-row table:style-name="ro1">
          <table:table-cell table:style-name="ce2" office:value-type="float" office:value="2.34" calcext:value-type="float">
            <text:p>2.34</text:p>
          </table:table-cell>
          <table:table-cell table:style-name="ce5" table:formula="of:=[.A336]*[.$G$2]*(1/([.$G$2]-[.$G$1]))+[.$G$2]*(-[.$G$1]/([.$G$2]-[.$G$1]))" office:value-type="float" office:value="2.29011450572529" calcext:value-type="float">
            <text:p>2.2901</text:p>
          </table:table-cell>
          <table:table-cell table:style-name="ce5" table:formula="of:=[.B336]/[.A336]" office:value-type="float" office:value="0.978681412703114" calcext:value-type="float">
            <text:p>0.9787</text:p>
          </table:table-cell>
          <table:table-cell table:number-columns-repeated="7"/>
        </table:table-row>
        <table:table-row table:style-name="ro1">
          <table:table-cell table:style-name="ce2" office:value-type="float" office:value="2.35" calcext:value-type="float">
            <text:p>2.35</text:p>
          </table:table-cell>
          <table:table-cell table:style-name="ce5" table:formula="of:=[.A337]*[.$G$2]*(1/([.$G$2]-[.$G$1]))+[.$G$2]*(-[.$G$1]/([.$G$2]-[.$G$1]))" office:value-type="float" office:value="2.30011500575029" calcext:value-type="float">
            <text:p>2.3001</text:p>
          </table:table-cell>
          <table:table-cell table:style-name="ce5" table:formula="of:=[.B337]/[.A337]" office:value-type="float" office:value="0.978772342872463" calcext:value-type="float">
            <text:p>0.9788</text:p>
          </table:table-cell>
          <table:table-cell table:number-columns-repeated="7"/>
        </table:table-row>
        <table:table-row table:style-name="ro1">
          <table:table-cell table:style-name="ce2" office:value-type="float" office:value="2.36" calcext:value-type="float">
            <text:p>2.36</text:p>
          </table:table-cell>
          <table:table-cell table:style-name="ce5" table:formula="of:=[.A338]*[.$G$2]*(1/([.$G$2]-[.$G$1]))+[.$G$2]*(-[.$G$1]/([.$G$2]-[.$G$1]))" office:value-type="float" office:value="2.31011550577529" calcext:value-type="float">
            <text:p>2.3101</text:p>
          </table:table-cell>
          <table:table-cell table:style-name="ce5" table:formula="of:=[.B338]/[.A338]" office:value-type="float" office:value="0.978862502447156" calcext:value-type="float">
            <text:p>0.9789</text:p>
          </table:table-cell>
          <table:table-cell table:number-columns-repeated="7"/>
        </table:table-row>
        <table:table-row table:style-name="ro1">
          <table:table-cell table:style-name="ce2" office:value-type="float" office:value="2.37" calcext:value-type="float">
            <text:p>2.37</text:p>
          </table:table-cell>
          <table:table-cell table:style-name="ce5" table:formula="of:=[.A339]*[.$G$2]*(1/([.$G$2]-[.$G$1]))+[.$G$2]*(-[.$G$1]/([.$G$2]-[.$G$1]))" office:value-type="float" office:value="2.32011600580029" calcext:value-type="float">
            <text:p>2.3201</text:p>
          </table:table-cell>
          <table:table-cell table:style-name="ce5" table:formula="of:=[.B339]/[.A339]" office:value-type="float" office:value="0.978951901181557" calcext:value-type="float">
            <text:p>0.9790</text:p>
          </table:table-cell>
          <table:table-cell table:number-columns-repeated="7"/>
        </table:table-row>
        <table:table-row table:style-name="ro1">
          <table:table-cell table:style-name="ce2" office:value-type="float" office:value="2.38" calcext:value-type="float">
            <text:p>2.38</text:p>
          </table:table-cell>
          <table:table-cell table:style-name="ce5" table:formula="of:=[.A340]*[.$G$2]*(1/([.$G$2]-[.$G$1]))+[.$G$2]*(-[.$G$1]/([.$G$2]-[.$G$1]))" office:value-type="float" office:value="2.33011650582529" calcext:value-type="float">
            <text:p>2.3301</text:p>
          </table:table-cell>
          <table:table-cell table:style-name="ce5" table:formula="of:=[.B340]/[.A340]" office:value-type="float" office:value="0.979040548666089" calcext:value-type="float">
            <text:p>0.9790</text:p>
          </table:table-cell>
          <table:table-cell table:number-columns-repeated="7"/>
        </table:table-row>
        <table:table-row table:style-name="ro1">
          <table:table-cell table:style-name="ce2" office:value-type="float" office:value="2.39" calcext:value-type="float">
            <text:p>2.39</text:p>
          </table:table-cell>
          <table:table-cell table:style-name="ce5" table:formula="of:=[.A341]*[.$G$2]*(1/([.$G$2]-[.$G$1]))+[.$G$2]*(-[.$G$1]/([.$G$2]-[.$G$1]))" office:value-type="float" office:value="2.34011700585029" calcext:value-type="float">
            <text:p>2.3401</text:p>
          </table:table-cell>
          <table:table-cell table:style-name="ce5" table:formula="of:=[.B341]/[.A341]" office:value-type="float" office:value="0.979128454330666" calcext:value-type="float">
            <text:p>0.9791</text:p>
          </table:table-cell>
          <table:table-cell table:number-columns-repeated="7"/>
        </table:table-row>
        <table:table-row table:style-name="ro1">
          <table:table-cell table:style-name="ce2" office:value-type="float" office:value="2.4" calcext:value-type="float">
            <text:p>2.40</text:p>
          </table:table-cell>
          <table:table-cell table:style-name="ce5" table:formula="of:=[.A342]*[.$G$2]*(1/([.$G$2]-[.$G$1]))+[.$G$2]*(-[.$G$1]/([.$G$2]-[.$G$1]))" office:value-type="float" office:value="2.35011750587529" calcext:value-type="float">
            <text:p>2.3501</text:p>
          </table:table-cell>
          <table:table-cell table:style-name="ce5" table:formula="of:=[.B342]/[.A342]" office:value-type="float" office:value="0.979215627448039" calcext:value-type="float">
            <text:p>0.9792</text:p>
          </table:table-cell>
          <table:table-cell table:number-columns-repeated="7"/>
        </table:table-row>
        <table:table-row table:style-name="ro1">
          <table:table-cell table:style-name="ce2" office:value-type="float" office:value="2.41" calcext:value-type="float">
            <text:p>2.41</text:p>
          </table:table-cell>
          <table:table-cell table:style-name="ce5" table:formula="of:=[.A343]*[.$G$2]*(1/([.$G$2]-[.$G$1]))+[.$G$2]*(-[.$G$1]/([.$G$2]-[.$G$1]))" office:value-type="float" office:value="2.36011800590029" calcext:value-type="float">
            <text:p>2.3601</text:p>
          </table:table-cell>
          <table:table-cell table:style-name="ce5" table:formula="of:=[.B343]/[.A343]" office:value-type="float" office:value="0.979302077137052" calcext:value-type="float">
            <text:p>0.9793</text:p>
          </table:table-cell>
          <table:table-cell table:number-columns-repeated="7"/>
        </table:table-row>
        <table:table-row table:style-name="ro1">
          <table:table-cell table:style-name="ce2" office:value-type="float" office:value="2.42" calcext:value-type="float">
            <text:p>2.42</text:p>
          </table:table-cell>
          <table:table-cell table:style-name="ce5" table:formula="of:=[.A344]*[.$G$2]*(1/([.$G$2]-[.$G$1]))+[.$G$2]*(-[.$G$1]/([.$G$2]-[.$G$1]))" office:value-type="float" office:value="2.3701185059253" calcext:value-type="float">
            <text:p>2.3701</text:p>
          </table:table-cell>
          <table:table-cell table:style-name="ce5" table:formula="of:=[.B344]/[.A344]" office:value-type="float" office:value="0.979387812365825" calcext:value-type="float">
            <text:p>0.9794</text:p>
          </table:table-cell>
          <table:table-cell table:number-columns-repeated="7"/>
        </table:table-row>
        <table:table-row table:style-name="ro1">
          <table:table-cell table:style-name="ce2" office:value-type="float" office:value="2.43" calcext:value-type="float">
            <text:p>2.43</text:p>
          </table:table-cell>
          <table:table-cell table:style-name="ce5" table:formula="of:=[.A345]*[.$G$2]*(1/([.$G$2]-[.$G$1]))+[.$G$2]*(-[.$G$1]/([.$G$2]-[.$G$1]))" office:value-type="float" office:value="2.3801190059503" calcext:value-type="float">
            <text:p>2.3801</text:p>
          </table:table-cell>
          <table:table-cell table:style-name="ce5" table:formula="of:=[.B345]/[.A345]" office:value-type="float" office:value="0.979472841954855" calcext:value-type="float">
            <text:p>0.9795</text:p>
          </table:table-cell>
          <table:table-cell table:number-columns-repeated="7"/>
        </table:table-row>
        <table:table-row table:style-name="ro1">
          <table:table-cell table:style-name="ce2" office:value-type="float" office:value="2.44" calcext:value-type="float">
            <text:p>2.44</text:p>
          </table:table-cell>
          <table:table-cell table:style-name="ce5" table:formula="of:=[.A346]*[.$G$2]*(1/([.$G$2]-[.$G$1]))+[.$G$2]*(-[.$G$1]/([.$G$2]-[.$G$1]))" office:value-type="float" office:value="2.3901195059753" calcext:value-type="float">
            <text:p>2.3901</text:p>
          </table:table-cell>
          <table:table-cell table:style-name="ce5" table:formula="of:=[.B346]/[.A346]" office:value-type="float" office:value="0.979557174580041" calcext:value-type="float">
            <text:p>0.9796</text:p>
          </table:table-cell>
          <table:table-cell table:number-columns-repeated="7"/>
        </table:table-row>
        <table:table-row table:style-name="ro1">
          <table:table-cell table:style-name="ce2" office:value-type="float" office:value="2.45" calcext:value-type="float">
            <text:p>2.45</text:p>
          </table:table-cell>
          <table:table-cell table:style-name="ce5" table:formula="of:=[.A347]*[.$G$2]*(1/([.$G$2]-[.$G$1]))+[.$G$2]*(-[.$G$1]/([.$G$2]-[.$G$1]))" office:value-type="float" office:value="2.4001200060003" calcext:value-type="float">
            <text:p>2.4001</text:p>
          </table:table-cell>
          <table:table-cell table:style-name="ce5" table:formula="of:=[.B347]/[.A347]" office:value-type="float" office:value="0.979640818775633" calcext:value-type="float">
            <text:p>0.9796</text:p>
          </table:table-cell>
          <table:table-cell table:number-columns-repeated="7"/>
        </table:table-row>
        <table:table-row table:style-name="ro1">
          <table:table-cell table:style-name="ce2" office:value-type="float" office:value="2.46" calcext:value-type="float">
            <text:p>2.46</text:p>
          </table:table-cell>
          <table:table-cell table:style-name="ce5" table:formula="of:=[.A348]*[.$G$2]*(1/([.$G$2]-[.$G$1]))+[.$G$2]*(-[.$G$1]/([.$G$2]-[.$G$1]))" office:value-type="float" office:value="2.4101205060253" calcext:value-type="float">
            <text:p>2.4101</text:p>
          </table:table-cell>
          <table:table-cell table:style-name="ce5" table:formula="of:=[.B348]/[.A348]" office:value-type="float" office:value="0.979723782937114" calcext:value-type="float">
            <text:p>0.9797</text:p>
          </table:table-cell>
          <table:table-cell table:number-columns-repeated="7"/>
        </table:table-row>
        <table:table-row table:style-name="ro1">
          <table:table-cell table:style-name="ce2" office:value-type="float" office:value="2.47" calcext:value-type="float">
            <text:p>2.47</text:p>
          </table:table-cell>
          <table:table-cell table:style-name="ce5" table:formula="of:=[.A349]*[.$G$2]*(1/([.$G$2]-[.$G$1]))+[.$G$2]*(-[.$G$1]/([.$G$2]-[.$G$1]))" office:value-type="float" office:value="2.4201210060503" calcext:value-type="float">
            <text:p>2.4201</text:p>
          </table:table-cell>
          <table:table-cell table:style-name="ce5" table:formula="of:=[.B349]/[.A349]" office:value-type="float" office:value="0.979806075324009" calcext:value-type="float">
            <text:p>0.9798</text:p>
          </table:table-cell>
          <table:table-cell table:number-columns-repeated="7"/>
        </table:table-row>
        <table:table-row table:style-name="ro1">
          <table:table-cell table:style-name="ce2" office:value-type="float" office:value="2.48" calcext:value-type="float">
            <text:p>2.48</text:p>
          </table:table-cell>
          <table:table-cell table:style-name="ce5" table:formula="of:=[.A350]*[.$G$2]*(1/([.$G$2]-[.$G$1]))+[.$G$2]*(-[.$G$1]/([.$G$2]-[.$G$1]))" office:value-type="float" office:value="2.4301215060753" calcext:value-type="float">
            <text:p>2.4301</text:p>
          </table:table-cell>
          <table:table-cell table:style-name="ce5" table:formula="of:=[.B350]/[.A350]" office:value-type="float" office:value="0.979887704062623" calcext:value-type="float">
            <text:p>0.9799</text:p>
          </table:table-cell>
          <table:table-cell table:number-columns-repeated="7"/>
        </table:table-row>
        <table:table-row table:style-name="ro1">
          <table:table-cell table:style-name="ce2" office:value-type="float" office:value="2.49" calcext:value-type="float">
            <text:p>2.49</text:p>
          </table:table-cell>
          <table:table-cell table:style-name="ce5" table:formula="of:=[.A351]*[.$G$2]*(1/([.$G$2]-[.$G$1]))+[.$G$2]*(-[.$G$1]/([.$G$2]-[.$G$1]))" office:value-type="float" office:value="2.4401220061003" calcext:value-type="float">
            <text:p>2.4401</text:p>
          </table:table-cell>
          <table:table-cell table:style-name="ce5" table:formula="of:=[.B351]/[.A351]" office:value-type="float" office:value="0.979968677148717" calcext:value-type="float">
            <text:p>0.9800</text:p>
          </table:table-cell>
          <table:table-cell table:number-columns-repeated="7"/>
        </table:table-row>
        <table:table-row table:style-name="ro1">
          <table:table-cell table:style-name="ce2" office:value-type="float" office:value="2.5" calcext:value-type="float">
            <text:p>2.50</text:p>
          </table:table-cell>
          <table:table-cell table:style-name="ce5" table:formula="of:=[.A352]*[.$G$2]*(1/([.$G$2]-[.$G$1]))+[.$G$2]*(-[.$G$1]/([.$G$2]-[.$G$1]))" office:value-type="float" office:value="2.45012250612531" calcext:value-type="float">
            <text:p>2.4501</text:p>
          </table:table-cell>
          <table:table-cell table:style-name="ce5" table:formula="of:=[.B352]/[.A352]" office:value-type="float" office:value="0.980049002450122" calcext:value-type="float">
            <text:p>0.9800</text:p>
          </table:table-cell>
          <table:table-cell table:number-columns-repeated="7"/>
        </table:table-row>
        <table:table-row table:style-name="ro1">
          <table:table-cell table:style-name="ce2" office:value-type="float" office:value="2.51" calcext:value-type="float">
            <text:p>2.51</text:p>
          </table:table-cell>
          <table:table-cell table:style-name="ce5" table:formula="of:=[.A353]*[.$G$2]*(1/([.$G$2]-[.$G$1]))+[.$G$2]*(-[.$G$1]/([.$G$2]-[.$G$1]))" office:value-type="float" office:value="2.46012300615031" calcext:value-type="float">
            <text:p>2.4601</text:p>
          </table:table-cell>
          <table:table-cell table:style-name="ce5" table:formula="of:=[.B353]/[.A353]" office:value-type="float" office:value="0.980128687709286" calcext:value-type="float">
            <text:p>0.9801</text:p>
          </table:table-cell>
          <table:table-cell table:number-columns-repeated="7"/>
        </table:table-row>
        <table:table-row table:style-name="ro1">
          <table:table-cell table:style-name="ce2" office:value-type="float" office:value="2.52" calcext:value-type="float">
            <text:p>2.52</text:p>
          </table:table-cell>
          <table:table-cell table:style-name="ce5" table:formula="of:=[.A354]*[.$G$2]*(1/([.$G$2]-[.$G$1]))+[.$G$2]*(-[.$G$1]/([.$G$2]-[.$G$1]))" office:value-type="float" office:value="2.47012350617531" calcext:value-type="float">
            <text:p>2.4701</text:p>
          </table:table-cell>
          <table:table-cell table:style-name="ce5" table:formula="of:=[.B354]/[.A354]" office:value-type="float" office:value="0.980207740545757" calcext:value-type="float">
            <text:p>0.9802</text:p>
          </table:table-cell>
          <table:table-cell table:number-columns-repeated="7"/>
        </table:table-row>
        <table:table-row table:style-name="ro1">
          <table:table-cell table:style-name="ce2" office:value-type="float" office:value="2.53" calcext:value-type="float">
            <text:p>2.53</text:p>
          </table:table-cell>
          <table:table-cell table:style-name="ce5" table:formula="of:=[.A355]*[.$G$2]*(1/([.$G$2]-[.$G$1]))+[.$G$2]*(-[.$G$1]/([.$G$2]-[.$G$1]))" office:value-type="float" office:value="2.48012400620031" calcext:value-type="float">
            <text:p>2.4801</text:p>
          </table:table-cell>
          <table:table-cell table:style-name="ce5" table:formula="of:=[.B355]/[.A355]" office:value-type="float" office:value="0.98028616845862" calcext:value-type="float">
            <text:p>0.9803</text:p>
          </table:table-cell>
          <table:table-cell table:number-columns-repeated="7"/>
        </table:table-row>
        <table:table-row table:style-name="ro1">
          <table:table-cell table:style-name="ce2" office:value-type="float" office:value="2.54" calcext:value-type="float">
            <text:p>2.54</text:p>
          </table:table-cell>
          <table:table-cell table:style-name="ce5" table:formula="of:=[.A356]*[.$G$2]*(1/([.$G$2]-[.$G$1]))+[.$G$2]*(-[.$G$1]/([.$G$2]-[.$G$1]))" office:value-type="float" office:value="2.49012450622531" calcext:value-type="float">
            <text:p>2.4901</text:p>
          </table:table-cell>
          <table:table-cell table:style-name="ce5" table:formula="of:=[.B356]/[.A356]" office:value-type="float" office:value="0.980363978828863" calcext:value-type="float">
            <text:p>0.9804</text:p>
          </table:table-cell>
          <table:table-cell table:number-columns-repeated="7"/>
        </table:table-row>
        <table:table-row table:style-name="ro1">
          <table:table-cell table:style-name="ce2" office:value-type="float" office:value="2.55" calcext:value-type="float">
            <text:p>2.55</text:p>
          </table:table-cell>
          <table:table-cell table:style-name="ce5" table:formula="of:=[.A357]*[.$G$2]*(1/([.$G$2]-[.$G$1]))+[.$G$2]*(-[.$G$1]/([.$G$2]-[.$G$1]))" office:value-type="float" office:value="2.50012500625031" calcext:value-type="float">
            <text:p>2.5001</text:p>
          </table:table-cell>
          <table:table-cell table:style-name="ce5" table:formula="of:=[.B357]/[.A357]" office:value-type="float" office:value="0.980441178921691" calcext:value-type="float">
            <text:p>0.9804</text:p>
          </table:table-cell>
          <table:table-cell table:number-columns-repeated="7"/>
        </table:table-row>
        <table:table-row table:style-name="ro1">
          <table:table-cell table:style-name="ce2" office:value-type="float" office:value="2.56" calcext:value-type="float">
            <text:p>2.56</text:p>
          </table:table-cell>
          <table:table-cell table:style-name="ce5" table:formula="of:=[.A358]*[.$G$2]*(1/([.$G$2]-[.$G$1]))+[.$G$2]*(-[.$G$1]/([.$G$2]-[.$G$1]))" office:value-type="float" office:value="2.51012550627531" calcext:value-type="float">
            <text:p>2.5101</text:p>
          </table:table-cell>
          <table:table-cell table:style-name="ce5" table:formula="of:=[.B358]/[.A358]" office:value-type="float" office:value="0.980517775888794" calcext:value-type="float">
            <text:p>0.9805</text:p>
          </table:table-cell>
          <table:table-cell table:number-columns-repeated="7"/>
        </table:table-row>
        <table:table-row table:style-name="ro1">
          <table:table-cell table:style-name="ce2" office:value-type="float" office:value="2.57" calcext:value-type="float">
            <text:p>2.57</text:p>
          </table:table-cell>
          <table:table-cell table:style-name="ce5" table:formula="of:=[.A359]*[.$G$2]*(1/([.$G$2]-[.$G$1]))+[.$G$2]*(-[.$G$1]/([.$G$2]-[.$G$1]))" office:value-type="float" office:value="2.52012600630032" calcext:value-type="float">
            <text:p>2.5201</text:p>
          </table:table-cell>
          <table:table-cell table:style-name="ce5" table:formula="of:=[.B359]/[.A359]" office:value-type="float" office:value="0.98059377677055" calcext:value-type="float">
            <text:p>0.9806</text:p>
          </table:table-cell>
          <table:table-cell table:number-columns-repeated="7"/>
        </table:table-row>
        <table:table-row table:style-name="ro1">
          <table:table-cell table:style-name="ce2" office:value-type="float" office:value="2.58" calcext:value-type="float">
            <text:p>2.58</text:p>
          </table:table-cell>
          <table:table-cell table:style-name="ce5" table:formula="of:=[.A360]*[.$G$2]*(1/([.$G$2]-[.$G$1]))+[.$G$2]*(-[.$G$1]/([.$G$2]-[.$G$1]))" office:value-type="float" office:value="2.53012650632532" calcext:value-type="float">
            <text:p>2.5301</text:p>
          </table:table-cell>
          <table:table-cell table:style-name="ce5" table:formula="of:=[.B360]/[.A360]" office:value-type="float" office:value="0.980669188498185" calcext:value-type="float">
            <text:p>0.9807</text:p>
          </table:table-cell>
          <table:table-cell table:number-columns-repeated="7"/>
        </table:table-row>
        <table:table-row table:style-name="ro1">
          <table:table-cell table:style-name="ce2" office:value-type="float" office:value="2.59" calcext:value-type="float">
            <text:p>2.59</text:p>
          </table:table-cell>
          <table:table-cell table:style-name="ce5" table:formula="of:=[.A361]*[.$G$2]*(1/([.$G$2]-[.$G$1]))+[.$G$2]*(-[.$G$1]/([.$G$2]-[.$G$1]))" office:value-type="float" office:value="2.54012700635032" calcext:value-type="float">
            <text:p>2.5401</text:p>
          </table:table-cell>
          <table:table-cell table:style-name="ce5" table:formula="of:=[.B361]/[.A361]" office:value-type="float" office:value="0.980744017895876" calcext:value-type="float">
            <text:p>0.9807</text:p>
          </table:table-cell>
          <table:table-cell table:number-columns-repeated="7"/>
        </table:table-row>
        <table:table-row table:style-name="ro1">
          <table:table-cell table:style-name="ce2" office:value-type="float" office:value="2.6" calcext:value-type="float">
            <text:p>2.60</text:p>
          </table:table-cell>
          <table:table-cell table:style-name="ce5" table:formula="of:=[.A362]*[.$G$2]*(1/([.$G$2]-[.$G$1]))+[.$G$2]*(-[.$G$1]/([.$G$2]-[.$G$1]))" office:value-type="float" office:value="2.55012750637532" calcext:value-type="float">
            <text:p>2.5501</text:p>
          </table:table-cell>
          <table:table-cell table:style-name="ce5" table:formula="of:=[.B362]/[.A362]" office:value-type="float" office:value="0.980818271682815" calcext:value-type="float">
            <text:p>0.9808</text:p>
          </table:table-cell>
          <table:table-cell table:number-columns-repeated="7"/>
        </table:table-row>
        <table:table-row table:style-name="ro1">
          <table:table-cell table:style-name="ce2" office:value-type="float" office:value="2.61" calcext:value-type="float">
            <text:p>2.61</text:p>
          </table:table-cell>
          <table:table-cell table:style-name="ce5" table:formula="of:=[.A363]*[.$G$2]*(1/([.$G$2]-[.$G$1]))+[.$G$2]*(-[.$G$1]/([.$G$2]-[.$G$1]))" office:value-type="float" office:value="2.56012800640032" calcext:value-type="float">
            <text:p>2.5601</text:p>
          </table:table-cell>
          <table:table-cell table:style-name="ce5" table:formula="of:=[.B363]/[.A363]" office:value-type="float" office:value="0.980891956475218" calcext:value-type="float">
            <text:p>0.9809</text:p>
          </table:table-cell>
          <table:table-cell table:number-columns-repeated="7"/>
        </table:table-row>
        <table:table-row table:style-name="ro1">
          <table:table-cell table:style-name="ce2" office:value-type="float" office:value="2.62" calcext:value-type="float">
            <text:p>2.62</text:p>
          </table:table-cell>
          <table:table-cell table:style-name="ce5" table:formula="of:=[.A364]*[.$G$2]*(1/([.$G$2]-[.$G$1]))+[.$G$2]*(-[.$G$1]/([.$G$2]-[.$G$1]))" office:value-type="float" office:value="2.57012850642532" calcext:value-type="float">
            <text:p>2.5701</text:p>
          </table:table-cell>
          <table:table-cell table:style-name="ce5" table:formula="of:=[.B364]/[.A364]" office:value-type="float" office:value="0.980965078788291" calcext:value-type="float">
            <text:p>0.9810</text:p>
          </table:table-cell>
          <table:table-cell table:number-columns-repeated="7"/>
        </table:table-row>
        <table:table-row table:style-name="ro1">
          <table:table-cell table:style-name="ce2" office:value-type="float" office:value="2.63" calcext:value-type="float">
            <text:p>2.63</text:p>
          </table:table-cell>
          <table:table-cell table:style-name="ce5" table:formula="of:=[.A365]*[.$G$2]*(1/([.$G$2]-[.$G$1]))+[.$G$2]*(-[.$G$1]/([.$G$2]-[.$G$1]))" office:value-type="float" office:value="2.58012900645032" calcext:value-type="float">
            <text:p>2.5801</text:p>
          </table:table-cell>
          <table:table-cell table:style-name="ce5" table:formula="of:=[.B365]/[.A365]" office:value-type="float" office:value="0.981037645038145" calcext:value-type="float">
            <text:p>0.9810</text:p>
          </table:table-cell>
          <table:table-cell table:number-columns-repeated="7"/>
        </table:table-row>
        <table:table-row table:style-name="ro1">
          <table:table-cell table:style-name="ce2" office:value-type="float" office:value="2.64" calcext:value-type="float">
            <text:p>2.64</text:p>
          </table:table-cell>
          <table:table-cell table:style-name="ce5" table:formula="of:=[.A366]*[.$G$2]*(1/([.$G$2]-[.$G$1]))+[.$G$2]*(-[.$G$1]/([.$G$2]-[.$G$1]))" office:value-type="float" office:value="2.59012950647532" calcext:value-type="float">
            <text:p>2.5901</text:p>
          </table:table-cell>
          <table:table-cell table:style-name="ce5" table:formula="of:=[.B366]/[.A366]" office:value-type="float" office:value="0.981109661543683" calcext:value-type="float">
            <text:p>0.9811</text:p>
          </table:table-cell>
          <table:table-cell table:number-columns-repeated="7"/>
        </table:table-row>
        <table:table-row table:style-name="ro1">
          <table:table-cell table:style-name="ce2" office:value-type="float" office:value="2.65" calcext:value-type="float">
            <text:p>2.65</text:p>
          </table:table-cell>
          <table:table-cell table:style-name="ce5" table:formula="of:=[.A367]*[.$G$2]*(1/([.$G$2]-[.$G$1]))+[.$G$2]*(-[.$G$1]/([.$G$2]-[.$G$1]))" office:value-type="float" office:value="2.60013000650032" calcext:value-type="float">
            <text:p>2.6001</text:p>
          </table:table-cell>
          <table:table-cell table:style-name="ce5" table:formula="of:=[.B367]/[.A367]" office:value-type="float" office:value="0.981181134528424" calcext:value-type="float">
            <text:p>0.9812</text:p>
          </table:table-cell>
          <table:table-cell table:number-columns-repeated="7"/>
        </table:table-row>
        <table:table-row table:style-name="ro1">
          <table:table-cell table:style-name="ce2" office:value-type="float" office:value="2.66" calcext:value-type="float">
            <text:p>2.66</text:p>
          </table:table-cell>
          <table:table-cell table:style-name="ce5" table:formula="of:=[.A368]*[.$G$2]*(1/([.$G$2]-[.$G$1]))+[.$G$2]*(-[.$G$1]/([.$G$2]-[.$G$1]))" office:value-type="float" office:value="2.61013050652533" calcext:value-type="float">
            <text:p>2.6101</text:p>
          </table:table-cell>
          <table:table-cell table:style-name="ce5" table:formula="of:=[.B368]/[.A368]" office:value-type="float" office:value="0.981252070122303" calcext:value-type="float">
            <text:p>0.9813</text:p>
          </table:table-cell>
          <table:table-cell table:number-columns-repeated="7"/>
        </table:table-row>
        <table:table-row table:style-name="ro1">
          <table:table-cell table:style-name="ce2" office:value-type="float" office:value="2.67" calcext:value-type="float">
            <text:p>2.67</text:p>
          </table:table-cell>
          <table:table-cell table:style-name="ce5" table:formula="of:=[.A369]*[.$G$2]*(1/([.$G$2]-[.$G$1]))+[.$G$2]*(-[.$G$1]/([.$G$2]-[.$G$1]))" office:value-type="float" office:value="2.62013100655033" calcext:value-type="float">
            <text:p>2.6201</text:p>
          </table:table-cell>
          <table:table-cell table:style-name="ce5" table:formula="of:=[.B369]/[.A369]" office:value-type="float" office:value="0.981322474363419" calcext:value-type="float">
            <text:p>0.9813</text:p>
          </table:table-cell>
          <table:table-cell table:number-columns-repeated="7"/>
        </table:table-row>
        <table:table-row table:style-name="ro1">
          <table:table-cell table:style-name="ce2" office:value-type="float" office:value="2.68" calcext:value-type="float">
            <text:p>2.68</text:p>
          </table:table-cell>
          <table:table-cell table:style-name="ce5" table:formula="of:=[.A370]*[.$G$2]*(1/([.$G$2]-[.$G$1]))+[.$G$2]*(-[.$G$1]/([.$G$2]-[.$G$1]))" office:value-type="float" office:value="2.63013150657533" calcext:value-type="float">
            <text:p>2.6301</text:p>
          </table:table-cell>
          <table:table-cell table:style-name="ce5" table:formula="of:=[.B370]/[.A370]" office:value-type="float" office:value="0.981392353199749" calcext:value-type="float">
            <text:p>0.9814</text:p>
          </table:table-cell>
          <table:table-cell table:number-columns-repeated="7"/>
        </table:table-row>
        <table:table-row table:style-name="ro1">
          <table:table-cell table:style-name="ce2" office:value-type="float" office:value="2.69" calcext:value-type="float">
            <text:p>2.69</text:p>
          </table:table-cell>
          <table:table-cell table:style-name="ce5" table:formula="of:=[.A371]*[.$G$2]*(1/([.$G$2]-[.$G$1]))+[.$G$2]*(-[.$G$1]/([.$G$2]-[.$G$1]))" office:value-type="float" office:value="2.64013200660033" calcext:value-type="float">
            <text:p>2.6401</text:p>
          </table:table-cell>
          <table:table-cell table:style-name="ce5" table:formula="of:=[.B371]/[.A371]" office:value-type="float" office:value="0.981461712490829" calcext:value-type="float">
            <text:p>0.9815</text:p>
          </table:table-cell>
          <table:table-cell table:number-columns-repeated="7"/>
        </table:table-row>
        <table:table-row table:style-name="ro1">
          <table:table-cell table:style-name="ce2" office:value-type="float" office:value="2.7" calcext:value-type="float">
            <text:p>2.70</text:p>
          </table:table-cell>
          <table:table-cell table:style-name="ce5" table:formula="of:=[.A372]*[.$G$2]*(1/([.$G$2]-[.$G$1]))+[.$G$2]*(-[.$G$1]/([.$G$2]-[.$G$1]))" office:value-type="float" office:value="2.65013250662533" calcext:value-type="float">
            <text:p>2.6501</text:p>
          </table:table-cell>
          <table:table-cell table:style-name="ce5" table:formula="of:=[.B372]/[.A372]" office:value-type="float" office:value="0.981530558009382" calcext:value-type="float">
            <text:p>0.9815</text:p>
          </table:table-cell>
          <table:table-cell table:number-columns-repeated="7"/>
        </table:table-row>
        <table:table-row table:style-name="ro1">
          <table:table-cell table:style-name="ce2" office:value-type="float" office:value="2.71" calcext:value-type="float">
            <text:p>2.71</text:p>
          </table:table-cell>
          <table:table-cell table:style-name="ce5" table:formula="of:=[.A373]*[.$G$2]*(1/([.$G$2]-[.$G$1]))+[.$G$2]*(-[.$G$1]/([.$G$2]-[.$G$1]))" office:value-type="float" office:value="2.66013300665033" calcext:value-type="float">
            <text:p>2.6601</text:p>
          </table:table-cell>
          <table:table-cell table:style-name="ce5" table:formula="of:=[.B373]/[.A373]" office:value-type="float" office:value="0.981598895442927" calcext:value-type="float">
            <text:p>0.9816</text:p>
          </table:table-cell>
          <table:table-cell table:number-columns-repeated="7"/>
        </table:table-row>
        <table:table-row table:style-name="ro1">
          <table:table-cell table:style-name="ce2" office:value-type="float" office:value="2.72" calcext:value-type="float">
            <text:p>2.72</text:p>
          </table:table-cell>
          <table:table-cell table:style-name="ce5" table:formula="of:=[.A374]*[.$G$2]*(1/([.$G$2]-[.$G$1]))+[.$G$2]*(-[.$G$1]/([.$G$2]-[.$G$1]))" office:value-type="float" office:value="2.67013350667533" calcext:value-type="float">
            <text:p>2.6701</text:p>
          </table:table-cell>
          <table:table-cell table:style-name="ce5" table:formula="of:=[.B374]/[.A374]" office:value-type="float" office:value="0.981666730395343" calcext:value-type="float">
            <text:p>0.9817</text:p>
          </table:table-cell>
          <table:table-cell table:number-columns-repeated="7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5" table:formula="of:=[.A375]*[.$G$2]*(1/([.$G$2]-[.$G$1]))+[.$G$2]*(-[.$G$1]/([.$G$2]-[.$G$1]))" office:value-type="float" office:value="2.68013400670034" calcext:value-type="float">
            <text:p>2.6801</text:p>
          </table:table-cell>
          <table:table-cell table:style-name="ce5" table:formula="of:=[.B375]/[.A375]" office:value-type="float" office:value="0.981734068388401" calcext:value-type="float">
            <text:p>0.9817</text:p>
          </table:table-cell>
          <table:table-cell table:number-columns-repeated="7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5" table:formula="of:=[.A376]*[.$G$2]*(1/([.$G$2]-[.$G$1]))+[.$G$2]*(-[.$G$1]/([.$G$2]-[.$G$1]))" office:value-type="float" office:value="2.69013450672534" calcext:value-type="float">
            <text:p>2.6901</text:p>
          </table:table-cell>
          <table:table-cell table:style-name="ce5" table:formula="of:=[.B376]/[.A376]" office:value-type="float" office:value="0.981800914863261" calcext:value-type="float">
            <text:p>0.9818</text:p>
          </table:table-cell>
          <table:table-cell table:number-columns-repeated="7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5" table:formula="of:=[.A377]*[.$G$2]*(1/([.$G$2]-[.$G$1]))+[.$G$2]*(-[.$G$1]/([.$G$2]-[.$G$1]))" office:value-type="float" office:value="2.70013500675034" calcext:value-type="float">
            <text:p>2.7001</text:p>
          </table:table-cell>
          <table:table-cell table:style-name="ce5" table:formula="of:=[.B377]/[.A377]" office:value-type="float" office:value="0.981867275181941" calcext:value-type="float">
            <text:p>0.9819</text:p>
          </table:table-cell>
          <table:table-cell table:number-columns-repeated="7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5" table:formula="of:=[.A378]*[.$G$2]*(1/([.$G$2]-[.$G$1]))+[.$G$2]*(-[.$G$1]/([.$G$2]-[.$G$1]))" office:value-type="float" office:value="2.71013550677534" calcext:value-type="float">
            <text:p>2.7101</text:p>
          </table:table-cell>
          <table:table-cell table:style-name="ce5" table:formula="of:=[.B378]/[.A378]" office:value-type="float" office:value="0.981933154628746" calcext:value-type="float">
            <text:p>0.9819</text:p>
          </table:table-cell>
          <table:table-cell table:number-columns-repeated="7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5" table:formula="of:=[.A379]*[.$G$2]*(1/([.$G$2]-[.$G$1]))+[.$G$2]*(-[.$G$1]/([.$G$2]-[.$G$1]))" office:value-type="float" office:value="2.72013600680034" calcext:value-type="float">
            <text:p>2.7201</text:p>
          </table:table-cell>
          <table:table-cell table:style-name="ce5" table:formula="of:=[.B379]/[.A379]" office:value-type="float" office:value="0.981998558411675" calcext:value-type="float">
            <text:p>0.9820</text:p>
          </table:table-cell>
          <table:table-cell table:number-columns-repeated="7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5" table:formula="of:=[.A380]*[.$G$2]*(1/([.$G$2]-[.$G$1]))+[.$G$2]*(-[.$G$1]/([.$G$2]-[.$G$1]))" office:value-type="float" office:value="2.73013650682534" calcext:value-type="float">
            <text:p>2.7301</text:p>
          </table:table-cell>
          <table:table-cell table:style-name="ce5" table:formula="of:=[.B380]/[.A380]" office:value-type="float" office:value="0.982063491663792" calcext:value-type="float">
            <text:p>0.9821</text:p>
          </table:table-cell>
          <table:table-cell table:number-columns-repeated="7"/>
        </table:table-row>
        <table:table-row table:style-name="ro1">
          <table:table-cell table:style-name="ce2" office:value-type="float" office:value="2.79" calcext:value-type="float">
            <text:p>2.79</text:p>
          </table:table-cell>
          <table:table-cell table:style-name="ce5" table:formula="of:=[.A381]*[.$G$2]*(1/([.$G$2]-[.$G$1]))+[.$G$2]*(-[.$G$1]/([.$G$2]-[.$G$1]))" office:value-type="float" office:value="2.74013700685034" calcext:value-type="float">
            <text:p>2.7401</text:p>
          </table:table-cell>
          <table:table-cell table:style-name="ce5" table:formula="of:=[.B381]/[.A381]" office:value-type="float" office:value="0.982127959444567" calcext:value-type="float">
            <text:p>0.9821</text:p>
          </table:table-cell>
          <table:table-cell table:number-columns-repeated="7"/>
        </table:table-row>
        <table:table-row table:style-name="ro1">
          <table:table-cell table:style-name="ce2" office:value-type="float" office:value="2.8" calcext:value-type="float">
            <text:p>2.80</text:p>
          </table:table-cell>
          <table:table-cell table:style-name="ce5" table:formula="of:=[.A382]*[.$G$2]*(1/([.$G$2]-[.$G$1]))+[.$G$2]*(-[.$G$1]/([.$G$2]-[.$G$1]))" office:value-type="float" office:value="2.75013750687534" calcext:value-type="float">
            <text:p>2.7501</text:p>
          </table:table-cell>
          <table:table-cell table:style-name="ce5" table:formula="of:=[.B382]/[.A382]" office:value-type="float" office:value="0.982191966741194" calcext:value-type="float">
            <text:p>0.9822</text:p>
          </table:table-cell>
          <table:table-cell table:number-columns-repeated="7"/>
        </table:table-row>
        <table:table-row table:style-name="ro1">
          <table:table-cell table:style-name="ce2" office:value-type="float" office:value="2.81" calcext:value-type="float">
            <text:p>2.81</text:p>
          </table:table-cell>
          <table:table-cell table:style-name="ce5" table:formula="of:=[.A383]*[.$G$2]*(1/([.$G$2]-[.$G$1]))+[.$G$2]*(-[.$G$1]/([.$G$2]-[.$G$1]))" office:value-type="float" office:value="2.76013800690035" calcext:value-type="float">
            <text:p>2.7601</text:p>
          </table:table-cell>
          <table:table-cell table:style-name="ce5" table:formula="of:=[.B383]/[.A383]" office:value-type="float" office:value="0.982255518469874" calcext:value-type="float">
            <text:p>0.9823</text:p>
          </table:table-cell>
          <table:table-cell table:number-columns-repeated="7"/>
        </table:table-row>
        <table:table-row table:style-name="ro1">
          <table:table-cell table:style-name="ce2" office:value-type="float" office:value="2.82" calcext:value-type="float">
            <text:p>2.82</text:p>
          </table:table-cell>
          <table:table-cell table:style-name="ce5" table:formula="of:=[.A384]*[.$G$2]*(1/([.$G$2]-[.$G$1]))+[.$G$2]*(-[.$G$1]/([.$G$2]-[.$G$1]))" office:value-type="float" office:value="2.77013850692535" calcext:value-type="float">
            <text:p>2.7701</text:p>
          </table:table-cell>
          <table:table-cell table:style-name="ce5" table:formula="of:=[.B384]/[.A384]" office:value-type="float" office:value="0.982318619477073" calcext:value-type="float">
            <text:p>0.9823</text:p>
          </table:table-cell>
          <table:table-cell table:number-columns-repeated="7"/>
        </table:table-row>
        <table:table-row table:style-name="ro1">
          <table:table-cell table:style-name="ce2" office:value-type="float" office:value="2.83" calcext:value-type="float">
            <text:p>2.83</text:p>
          </table:table-cell>
          <table:table-cell table:style-name="ce5" table:formula="of:=[.A385]*[.$G$2]*(1/([.$G$2]-[.$G$1]))+[.$G$2]*(-[.$G$1]/([.$G$2]-[.$G$1]))" office:value-type="float" office:value="2.78013900695035" calcext:value-type="float">
            <text:p>2.7801</text:p>
          </table:table-cell>
          <table:table-cell table:style-name="ce5" table:formula="of:=[.B385]/[.A385]" office:value-type="float" office:value="0.982381274540759" calcext:value-type="float">
            <text:p>0.9824</text:p>
          </table:table-cell>
          <table:table-cell table:number-columns-repeated="7"/>
        </table:table-row>
        <table:table-row table:style-name="ro1">
          <table:table-cell table:style-name="ce2" office:value-type="float" office:value="2.84" calcext:value-type="float">
            <text:p>2.84</text:p>
          </table:table-cell>
          <table:table-cell table:style-name="ce5" table:formula="of:=[.A386]*[.$G$2]*(1/([.$G$2]-[.$G$1]))+[.$G$2]*(-[.$G$1]/([.$G$2]-[.$G$1]))" office:value-type="float" office:value="2.79013950697535" calcext:value-type="float">
            <text:p>2.7901</text:p>
          </table:table-cell>
          <table:table-cell table:style-name="ce5" table:formula="of:=[.B386]/[.A386]" office:value-type="float" office:value="0.982443488371602" calcext:value-type="float">
            <text:p>0.9824</text:p>
          </table:table-cell>
          <table:table-cell table:number-columns-repeated="7"/>
        </table:table-row>
        <table:table-row table:style-name="ro1">
          <table:table-cell table:style-name="ce2" office:value-type="float" office:value="2.85" calcext:value-type="float">
            <text:p>2.85</text:p>
          </table:table-cell>
          <table:table-cell table:style-name="ce5" table:formula="of:=[.A387]*[.$G$2]*(1/([.$G$2]-[.$G$1]))+[.$G$2]*(-[.$G$1]/([.$G$2]-[.$G$1]))" office:value-type="float" office:value="2.80014000700035" calcext:value-type="float">
            <text:p>2.8001</text:p>
          </table:table-cell>
          <table:table-cell table:style-name="ce5" table:formula="of:=[.B387]/[.A387]" office:value-type="float" office:value="0.982505265614158" calcext:value-type="float">
            <text:p>0.9825</text:p>
          </table:table-cell>
          <table:table-cell table:number-columns-repeated="7"/>
        </table:table-row>
        <table:table-row table:style-name="ro1">
          <table:table-cell table:style-name="ce2" office:value-type="float" office:value="2.86" calcext:value-type="float">
            <text:p>2.86</text:p>
          </table:table-cell>
          <table:table-cell table:style-name="ce5" table:formula="of:=[.A388]*[.$G$2]*(1/([.$G$2]-[.$G$1]))+[.$G$2]*(-[.$G$1]/([.$G$2]-[.$G$1]))" office:value-type="float" office:value="2.81014050702535" calcext:value-type="float">
            <text:p>2.8101</text:p>
          </table:table-cell>
          <table:table-cell table:style-name="ce5" table:formula="of:=[.B388]/[.A388]" office:value-type="float" office:value="0.982566610848025" calcext:value-type="float">
            <text:p>0.9826</text:p>
          </table:table-cell>
          <table:table-cell table:number-columns-repeated="7"/>
        </table:table-row>
        <table:table-row table:style-name="ro1">
          <table:table-cell table:style-name="ce2" office:value-type="float" office:value="2.87" calcext:value-type="float">
            <text:p>2.87</text:p>
          </table:table-cell>
          <table:table-cell table:style-name="ce5" table:formula="of:=[.A389]*[.$G$2]*(1/([.$G$2]-[.$G$1]))+[.$G$2]*(-[.$G$1]/([.$G$2]-[.$G$1]))" office:value-type="float" office:value="2.82014100705035" calcext:value-type="float">
            <text:p>2.8201</text:p>
          </table:table-cell>
          <table:table-cell table:style-name="ce5" table:formula="of:=[.B389]/[.A389]" office:value-type="float" office:value="0.982627528588973" calcext:value-type="float">
            <text:p>0.9826</text:p>
          </table:table-cell>
          <table:table-cell table:number-columns-repeated="7"/>
        </table:table-row>
        <table:table-row table:style-name="ro1">
          <table:table-cell table:style-name="ce2" office:value-type="float" office:value="2.88" calcext:value-type="float">
            <text:p>2.88</text:p>
          </table:table-cell>
          <table:table-cell table:style-name="ce5" table:formula="of:=[.A390]*[.$G$2]*(1/([.$G$2]-[.$G$1]))+[.$G$2]*(-[.$G$1]/([.$G$2]-[.$G$1]))" office:value-type="float" office:value="2.83014150707535" calcext:value-type="float">
            <text:p>2.8301</text:p>
          </table:table-cell>
          <table:table-cell table:style-name="ce5" table:formula="of:=[.B390]/[.A390]" office:value-type="float" office:value="0.982688023290053" calcext:value-type="float">
            <text:p>0.9827</text:p>
          </table:table-cell>
          <table:table-cell table:number-columns-repeated="7"/>
        </table:table-row>
        <table:table-row table:style-name="ro1">
          <table:table-cell table:style-name="ce2" office:value-type="float" office:value="2.89" calcext:value-type="float">
            <text:p>2.89</text:p>
          </table:table-cell>
          <table:table-cell table:style-name="ce5" table:formula="of:=[.A391]*[.$G$2]*(1/([.$G$2]-[.$G$1]))+[.$G$2]*(-[.$G$1]/([.$G$2]-[.$G$1]))" office:value-type="float" office:value="2.84014200710035" calcext:value-type="float">
            <text:p>2.8401</text:p>
          </table:table-cell>
          <table:table-cell table:style-name="ce5" table:formula="of:=[.B391]/[.A391]" office:value-type="float" office:value="0.982748099342683" calcext:value-type="float">
            <text:p>0.9827</text:p>
          </table:table-cell>
          <table:table-cell table:number-columns-repeated="7"/>
        </table:table-row>
        <table:table-row table:style-name="ro1">
          <table:table-cell table:style-name="ce2" office:value-type="float" office:value="2.9" calcext:value-type="float">
            <text:p>2.90</text:p>
          </table:table-cell>
          <table:table-cell table:style-name="ce5" table:formula="of:=[.A392]*[.$G$2]*(1/([.$G$2]-[.$G$1]))+[.$G$2]*(-[.$G$1]/([.$G$2]-[.$G$1]))" office:value-type="float" office:value="2.85014250712536" calcext:value-type="float">
            <text:p>2.8501</text:p>
          </table:table-cell>
          <table:table-cell table:style-name="ce5" table:formula="of:=[.B392]/[.A392]" office:value-type="float" office:value="0.982807761077709" calcext:value-type="float">
            <text:p>0.9828</text:p>
          </table:table-cell>
          <table:table-cell table:number-columns-repeated="7"/>
        </table:table-row>
        <table:table-row table:style-name="ro1">
          <table:table-cell table:style-name="ce2" office:value-type="float" office:value="2.91" calcext:value-type="float">
            <text:p>2.91</text:p>
          </table:table-cell>
          <table:table-cell table:style-name="ce5" table:formula="of:=[.A393]*[.$G$2]*(1/([.$G$2]-[.$G$1]))+[.$G$2]*(-[.$G$1]/([.$G$2]-[.$G$1]))" office:value-type="float" office:value="2.86014300715036" calcext:value-type="float">
            <text:p>2.8601</text:p>
          </table:table-cell>
          <table:table-cell table:style-name="ce5" table:formula="of:=[.B393]/[.A393]" office:value-type="float" office:value="0.982867012766446" calcext:value-type="float">
            <text:p>0.9829</text:p>
          </table:table-cell>
          <table:table-cell table:number-columns-repeated="7"/>
        </table:table-row>
        <table:table-row table:style-name="ro1">
          <table:table-cell table:style-name="ce2" office:value-type="float" office:value="2.92" calcext:value-type="float">
            <text:p>2.92</text:p>
          </table:table-cell>
          <table:table-cell table:style-name="ce5" table:formula="of:=[.A394]*[.$G$2]*(1/([.$G$2]-[.$G$1]))+[.$G$2]*(-[.$G$1]/([.$G$2]-[.$G$1]))" office:value-type="float" office:value="2.87014350717536" calcext:value-type="float">
            <text:p>2.8701</text:p>
          </table:table-cell>
          <table:table-cell table:style-name="ce5" table:formula="of:=[.B394]/[.A394]" office:value-type="float" office:value="0.982925858621698" calcext:value-type="float">
            <text:p>0.9829</text:p>
          </table:table-cell>
          <table:table-cell table:number-columns-repeated="7"/>
        </table:table-row>
        <table:table-row table:style-name="ro1">
          <table:table-cell table:style-name="ce2" office:value-type="float" office:value="2.93" calcext:value-type="float">
            <text:p>2.93</text:p>
          </table:table-cell>
          <table:table-cell table:style-name="ce5" table:formula="of:=[.A395]*[.$G$2]*(1/([.$G$2]-[.$G$1]))+[.$G$2]*(-[.$G$1]/([.$G$2]-[.$G$1]))" office:value-type="float" office:value="2.88014400720036" calcext:value-type="float">
            <text:p>2.8801</text:p>
          </table:table-cell>
          <table:table-cell table:style-name="ce5" table:formula="of:=[.B395]/[.A395]" office:value-type="float" office:value="0.982984302798758" calcext:value-type="float">
            <text:p>0.9830</text:p>
          </table:table-cell>
          <table:table-cell table:number-columns-repeated="7"/>
        </table:table-row>
        <table:table-row table:style-name="ro1">
          <table:table-cell table:style-name="ce2" office:value-type="float" office:value="2.94" calcext:value-type="float">
            <text:p>2.94</text:p>
          </table:table-cell>
          <table:table-cell table:style-name="ce5" table:formula="of:=[.A396]*[.$G$2]*(1/([.$G$2]-[.$G$1]))+[.$G$2]*(-[.$G$1]/([.$G$2]-[.$G$1]))" office:value-type="float" office:value="2.89014450722536" calcext:value-type="float">
            <text:p>2.8901</text:p>
          </table:table-cell>
          <table:table-cell table:style-name="ce5" table:formula="of:=[.B396]/[.A396]" office:value-type="float" office:value="0.983042349396381" calcext:value-type="float">
            <text:p>0.9830</text:p>
          </table:table-cell>
          <table:table-cell table:number-columns-repeated="7"/>
        </table:table-row>
        <table:table-row table:style-name="ro1">
          <table:table-cell table:style-name="ce2" office:value-type="float" office:value="2.95" calcext:value-type="float">
            <text:p>2.95</text:p>
          </table:table-cell>
          <table:table-cell table:style-name="ce5" table:formula="of:=[.A397]*[.$G$2]*(1/([.$G$2]-[.$G$1]))+[.$G$2]*(-[.$G$1]/([.$G$2]-[.$G$1]))" office:value-type="float" office:value="2.90014500725036" calcext:value-type="float">
            <text:p>2.9001</text:p>
          </table:table-cell>
          <table:table-cell table:style-name="ce5" table:formula="of:=[.B397]/[.A397]" office:value-type="float" office:value="0.98310000245775" calcext:value-type="float">
            <text:p>0.9831</text:p>
          </table:table-cell>
          <table:table-cell table:number-columns-repeated="7"/>
        </table:table-row>
        <table:table-row table:style-name="ro1">
          <table:table-cell table:style-name="ce2" office:value-type="float" office:value="2.96" calcext:value-type="float">
            <text:p>2.96</text:p>
          </table:table-cell>
          <table:table-cell table:style-name="ce5" table:formula="of:=[.A398]*[.$G$2]*(1/([.$G$2]-[.$G$1]))+[.$G$2]*(-[.$G$1]/([.$G$2]-[.$G$1]))" office:value-type="float" office:value="2.91014550727536" calcext:value-type="float">
            <text:p>2.9101</text:p>
          </table:table-cell>
          <table:table-cell table:style-name="ce5" table:formula="of:=[.B398]/[.A398]" office:value-type="float" office:value="0.983157265971407" calcext:value-type="float">
            <text:p>0.9832</text:p>
          </table:table-cell>
          <table:table-cell table:number-columns-repeated="7"/>
        </table:table-row>
        <table:table-row table:style-name="ro1">
          <table:table-cell table:style-name="ce2" office:value-type="float" office:value="2.97" calcext:value-type="float">
            <text:p>2.97</text:p>
          </table:table-cell>
          <table:table-cell table:style-name="ce5" table:formula="of:=[.A399]*[.$G$2]*(1/([.$G$2]-[.$G$1]))+[.$G$2]*(-[.$G$1]/([.$G$2]-[.$G$1]))" office:value-type="float" office:value="2.92014600730036" calcext:value-type="float">
            <text:p>2.9201</text:p>
          </table:table-cell>
          <table:table-cell table:style-name="ce5" table:formula="of:=[.B399]/[.A399]" office:value-type="float" office:value="0.983214143872177" calcext:value-type="float">
            <text:p>0.9832</text:p>
          </table:table-cell>
          <table:table-cell table:number-columns-repeated="7"/>
        </table:table-row>
        <table:table-row table:style-name="ro1">
          <table:table-cell table:style-name="ce2" office:value-type="float" office:value="2.98" calcext:value-type="float">
            <text:p>2.98</text:p>
          </table:table-cell>
          <table:table-cell table:style-name="ce5" table:formula="of:=[.A400]*[.$G$2]*(1/([.$G$2]-[.$G$1]))+[.$G$2]*(-[.$G$1]/([.$G$2]-[.$G$1]))" office:value-type="float" office:value="2.93014650732537" calcext:value-type="float">
            <text:p>2.9301</text:p>
          </table:table-cell>
          <table:table-cell table:style-name="ce5" table:formula="of:=[.B400]/[.A400]" office:value-type="float" office:value="0.983270640042069" calcext:value-type="float">
            <text:p>0.9833</text:p>
          </table:table-cell>
          <table:table-cell table:number-columns-repeated="7"/>
        </table:table-row>
        <table:table-row table:style-name="ro1">
          <table:table-cell table:style-name="ce2" office:value-type="float" office:value="2.99" calcext:value-type="float">
            <text:p>2.99</text:p>
          </table:table-cell>
          <table:table-cell table:style-name="ce5" table:formula="of:=[.A401]*[.$G$2]*(1/([.$G$2]-[.$G$1]))+[.$G$2]*(-[.$G$1]/([.$G$2]-[.$G$1]))" office:value-type="float" office:value="2.94014700735037" calcext:value-type="float">
            <text:p>2.9401</text:p>
          </table:table-cell>
          <table:table-cell table:style-name="ce5" table:formula="of:=[.B401]/[.A401]" office:value-type="float" office:value="0.98332675831116" calcext:value-type="float">
            <text:p>0.9833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.00</text:p>
          </table:table-cell>
          <table:table-cell table:style-name="ce5" table:formula="of:=[.A402]*[.$G$2]*(1/([.$G$2]-[.$G$1]))+[.$G$2]*(-[.$G$1]/([.$G$2]-[.$G$1]))" office:value-type="float" office:value="2.95014750737537" calcext:value-type="float">
            <text:p>2.9501</text:p>
          </table:table-cell>
          <table:table-cell table:style-name="ce5" table:formula="of:=[.B402]/[.A402]" office:value-type="float" office:value="0.983382502458456" calcext:value-type="float">
            <text:p>0.9834</text:p>
          </table:table-cell>
          <table:table-cell table:number-columns-repeated="7"/>
        </table:table-row>
        <table:table-row table:style-name="ro1">
          <table:table-cell table:style-name="ce2" office:value-type="float" office:value="3.01" calcext:value-type="float">
            <text:p>3.01</text:p>
          </table:table-cell>
          <table:table-cell table:style-name="ce5" table:formula="of:=[.A403]*[.$G$2]*(1/([.$G$2]-[.$G$1]))+[.$G$2]*(-[.$G$1]/([.$G$2]-[.$G$1]))" office:value-type="float" office:value="2.96014800740037" calcext:value-type="float">
            <text:p>2.9601</text:p>
          </table:table-cell>
          <table:table-cell table:style-name="ce5" table:formula="of:=[.B403]/[.A403]" office:value-type="float" office:value="0.983437876212748" calcext:value-type="float">
            <text:p>0.9834</text:p>
          </table:table-cell>
          <table:table-cell table:number-columns-repeated="7"/>
        </table:table-row>
        <table:table-row table:style-name="ro1">
          <table:table-cell table:style-name="ce2" office:value-type="float" office:value="3.02" calcext:value-type="float">
            <text:p>3.02</text:p>
          </table:table-cell>
          <table:table-cell table:style-name="ce5" table:formula="of:=[.A404]*[.$G$2]*(1/([.$G$2]-[.$G$1]))+[.$G$2]*(-[.$G$1]/([.$G$2]-[.$G$1]))" office:value-type="float" office:value="2.97014850742537" calcext:value-type="float">
            <text:p>2.9701</text:p>
          </table:table-cell>
          <table:table-cell table:style-name="ce5" table:formula="of:=[.B404]/[.A404]" office:value-type="float" office:value="0.983492883253434" calcext:value-type="float">
            <text:p>0.9835</text:p>
          </table:table-cell>
          <table:table-cell table:number-columns-repeated="7"/>
        </table:table-row>
        <table:table-row table:style-name="ro1">
          <table:table-cell table:style-name="ce2" office:value-type="float" office:value="3.03" calcext:value-type="float">
            <text:p>3.03</text:p>
          </table:table-cell>
          <table:table-cell table:style-name="ce5" table:formula="of:=[.A405]*[.$G$2]*(1/([.$G$2]-[.$G$1]))+[.$G$2]*(-[.$G$1]/([.$G$2]-[.$G$1]))" office:value-type="float" office:value="2.98014900745037" calcext:value-type="float">
            <text:p>2.9801</text:p>
          </table:table-cell>
          <table:table-cell table:style-name="ce5" table:formula="of:=[.B405]/[.A405]" office:value-type="float" office:value="0.983547527211344" calcext:value-type="float">
            <text:p>0.9835</text:p>
          </table:table-cell>
          <table:table-cell table:number-columns-repeated="7"/>
        </table:table-row>
        <table:table-row table:style-name="ro1">
          <table:table-cell table:style-name="ce2" office:value-type="float" office:value="3.04" calcext:value-type="float">
            <text:p>3.04</text:p>
          </table:table-cell>
          <table:table-cell table:style-name="ce5" table:formula="of:=[.A406]*[.$G$2]*(1/([.$G$2]-[.$G$1]))+[.$G$2]*(-[.$G$1]/([.$G$2]-[.$G$1]))" office:value-type="float" office:value="2.99014950747537" calcext:value-type="float">
            <text:p>2.9901</text:p>
          </table:table-cell>
          <table:table-cell table:style-name="ce5" table:formula="of:=[.B406]/[.A406]" office:value-type="float" office:value="0.983601811669531" calcext:value-type="float">
            <text:p>0.9836</text:p>
          </table:table-cell>
          <table:table-cell table:number-columns-repeated="7"/>
        </table:table-row>
        <table:table-row table:style-name="ro1">
          <table:table-cell table:style-name="ce2" office:value-type="float" office:value="3.05" calcext:value-type="float">
            <text:p>3.05</text:p>
          </table:table-cell>
          <table:table-cell table:style-name="ce5" table:formula="of:=[.A407]*[.$G$2]*(1/([.$G$2]-[.$G$1]))+[.$G$2]*(-[.$G$1]/([.$G$2]-[.$G$1]))" office:value-type="float" office:value="3.00015000750037" calcext:value-type="float">
            <text:p>3.0002</text:p>
          </table:table-cell>
          <table:table-cell table:style-name="ce5" table:formula="of:=[.B407]/[.A407]" office:value-type="float" office:value="0.983655740164057" calcext:value-type="float">
            <text:p>0.9837</text:p>
          </table:table-cell>
          <table:table-cell table:number-columns-repeated="7"/>
        </table:table-row>
        <table:table-row table:style-name="ro1">
          <table:table-cell table:style-name="ce2" office:value-type="float" office:value="3.06" calcext:value-type="float">
            <text:p>3.06</text:p>
          </table:table-cell>
          <table:table-cell table:style-name="ce5" table:formula="of:=[.A408]*[.$G$2]*(1/([.$G$2]-[.$G$1]))+[.$G$2]*(-[.$G$1]/([.$G$2]-[.$G$1]))" office:value-type="float" office:value="3.01015050752538" calcext:value-type="float">
            <text:p>3.0102</text:p>
          </table:table-cell>
          <table:table-cell table:style-name="ce5" table:formula="of:=[.B408]/[.A408]" office:value-type="float" office:value="0.983709316184763" calcext:value-type="float">
            <text:p>0.9837</text:p>
          </table:table-cell>
          <table:table-cell table:number-columns-repeated="7"/>
        </table:table-row>
        <table:table-row table:style-name="ro1">
          <table:table-cell table:style-name="ce2" office:value-type="float" office:value="3.07" calcext:value-type="float">
            <text:p>3.07</text:p>
          </table:table-cell>
          <table:table-cell table:style-name="ce5" table:formula="of:=[.A409]*[.$G$2]*(1/([.$G$2]-[.$G$1]))+[.$G$2]*(-[.$G$1]/([.$G$2]-[.$G$1]))" office:value-type="float" office:value="3.02015100755038" calcext:value-type="float">
            <text:p>3.0202</text:p>
          </table:table-cell>
          <table:table-cell table:style-name="ce5" table:formula="of:=[.B409]/[.A409]" office:value-type="float" office:value="0.983762543176019" calcext:value-type="float">
            <text:p>0.9838</text:p>
          </table:table-cell>
          <table:table-cell table:number-columns-repeated="7"/>
        </table:table-row>
        <table:table-row table:style-name="ro1">
          <table:table-cell table:style-name="ce2" office:value-type="float" office:value="3.08" calcext:value-type="float">
            <text:p>3.08</text:p>
          </table:table-cell>
          <table:table-cell table:style-name="ce5" table:formula="of:=[.A410]*[.$G$2]*(1/([.$G$2]-[.$G$1]))+[.$G$2]*(-[.$G$1]/([.$G$2]-[.$G$1]))" office:value-type="float" office:value="3.03015150757538" calcext:value-type="float">
            <text:p>3.0302</text:p>
          </table:table-cell>
          <table:table-cell table:style-name="ce5" table:formula="of:=[.B410]/[.A410]" office:value-type="float" office:value="0.983815424537461" calcext:value-type="float">
            <text:p>0.9838</text:p>
          </table:table-cell>
          <table:table-cell table:number-columns-repeated="7"/>
        </table:table-row>
        <table:table-row table:style-name="ro1">
          <table:table-cell table:style-name="ce2" office:value-type="float" office:value="3.09" calcext:value-type="float">
            <text:p>3.09</text:p>
          </table:table-cell>
          <table:table-cell table:style-name="ce5" table:formula="of:=[.A411]*[.$G$2]*(1/([.$G$2]-[.$G$1]))+[.$G$2]*(-[.$G$1]/([.$G$2]-[.$G$1]))" office:value-type="float" office:value="3.04015200760038" calcext:value-type="float">
            <text:p>3.0402</text:p>
          </table:table-cell>
          <table:table-cell table:style-name="ce5" table:formula="of:=[.B411]/[.A411]" office:value-type="float" office:value="0.983867963624718" calcext:value-type="float">
            <text:p>0.9839</text:p>
          </table:table-cell>
          <table:table-cell table:number-columns-repeated="7"/>
        </table:table-row>
        <table:table-row table:style-name="ro1">
          <table:table-cell table:style-name="ce2" office:value-type="float" office:value="3.1" calcext:value-type="float">
            <text:p>3.10</text:p>
          </table:table-cell>
          <table:table-cell table:style-name="ce5" table:formula="of:=[.A412]*[.$G$2]*(1/([.$G$2]-[.$G$1]))+[.$G$2]*(-[.$G$1]/([.$G$2]-[.$G$1]))" office:value-type="float" office:value="3.05015250762538" calcext:value-type="float">
            <text:p>3.0502</text:p>
          </table:table-cell>
          <table:table-cell table:style-name="ce5" table:formula="of:=[.B412]/[.A412]" office:value-type="float" office:value="0.983920163750123" calcext:value-type="float">
            <text:p>0.9839</text:p>
          </table:table-cell>
          <table:table-cell table:number-columns-repeated="7"/>
        </table:table-row>
        <table:table-row table:style-name="ro1">
          <table:table-cell table:style-name="ce2" office:value-type="float" office:value="3.11" calcext:value-type="float">
            <text:p>3.11</text:p>
          </table:table-cell>
          <table:table-cell table:style-name="ce5" table:formula="of:=[.A413]*[.$G$2]*(1/([.$G$2]-[.$G$1]))+[.$G$2]*(-[.$G$1]/([.$G$2]-[.$G$1]))" office:value-type="float" office:value="3.06015300765038" calcext:value-type="float">
            <text:p>3.0602</text:p>
          </table:table-cell>
          <table:table-cell table:style-name="ce5" table:formula="of:=[.B413]/[.A413]" office:value-type="float" office:value="0.983972028183403" calcext:value-type="float">
            <text:p>0.9840</text:p>
          </table:table-cell>
          <table:table-cell table:number-columns-repeated="7"/>
        </table:table-row>
        <table:table-row table:style-name="ro1">
          <table:table-cell table:style-name="ce2" office:value-type="float" office:value="3.12" calcext:value-type="float">
            <text:p>3.12</text:p>
          </table:table-cell>
          <table:table-cell table:style-name="ce5" table:formula="of:=[.A414]*[.$G$2]*(1/([.$G$2]-[.$G$1]))+[.$G$2]*(-[.$G$1]/([.$G$2]-[.$G$1]))" office:value-type="float" office:value="3.07015350767538" calcext:value-type="float">
            <text:p>3.0702</text:p>
          </table:table-cell>
          <table:table-cell table:style-name="ce5" table:formula="of:=[.B414]/[.A414]" office:value-type="float" office:value="0.984023560152366" calcext:value-type="float">
            <text:p>0.9840</text:p>
          </table:table-cell>
          <table:table-cell table:number-columns-repeated="7"/>
        </table:table-row>
        <table:table-row table:style-name="ro1">
          <table:table-cell table:style-name="ce2" office:value-type="float" office:value="3.13" calcext:value-type="float">
            <text:p>3.13</text:p>
          </table:table-cell>
          <table:table-cell table:style-name="ce5" table:formula="of:=[.A415]*[.$G$2]*(1/([.$G$2]-[.$G$1]))+[.$G$2]*(-[.$G$1]/([.$G$2]-[.$G$1]))" office:value-type="float" office:value="3.08015400770038" calcext:value-type="float">
            <text:p>3.0802</text:p>
          </table:table-cell>
          <table:table-cell table:style-name="ce5" table:formula="of:=[.B415]/[.A415]" office:value-type="float" office:value="0.984074762843573" calcext:value-type="float">
            <text:p>0.9841</text:p>
          </table:table-cell>
          <table:table-cell table:number-columns-repeated="7"/>
        </table:table-row>
        <table:table-row table:style-name="ro1">
          <table:table-cell table:style-name="ce2" office:value-type="float" office:value="3.14" calcext:value-type="float">
            <text:p>3.14</text:p>
          </table:table-cell>
          <table:table-cell table:style-name="ce5" table:formula="of:=[.A416]*[.$G$2]*(1/([.$G$2]-[.$G$1]))+[.$G$2]*(-[.$G$1]/([.$G$2]-[.$G$1]))" office:value-type="float" office:value="3.09015450772539" calcext:value-type="float">
            <text:p>3.0902</text:p>
          </table:table-cell>
          <table:table-cell table:style-name="ce5" table:formula="of:=[.B416]/[.A416]" office:value-type="float" office:value="0.984125639402989" calcext:value-type="float">
            <text:p>0.9841</text:p>
          </table:table-cell>
          <table:table-cell table:number-columns-repeated="7"/>
        </table:table-row>
        <table:table-row table:style-name="ro1">
          <table:table-cell table:style-name="ce2" office:value-type="float" office:value="3.15" calcext:value-type="float">
            <text:p>3.15</text:p>
          </table:table-cell>
          <table:table-cell table:style-name="ce5" table:formula="of:=[.A417]*[.$G$2]*(1/([.$G$2]-[.$G$1]))+[.$G$2]*(-[.$G$1]/([.$G$2]-[.$G$1]))" office:value-type="float" office:value="3.10015500775039" calcext:value-type="float">
            <text:p>3.1002</text:p>
          </table:table-cell>
          <table:table-cell table:style-name="ce5" table:formula="of:=[.B417]/[.A417]" office:value-type="float" office:value="0.984176192936631" calcext:value-type="float">
            <text:p>0.9842</text:p>
          </table:table-cell>
          <table:table-cell table:number-columns-repeated="7"/>
        </table:table-row>
        <table:table-row table:style-name="ro1">
          <table:table-cell table:style-name="ce2" office:value-type="float" office:value="3.16" calcext:value-type="float">
            <text:p>3.16</text:p>
          </table:table-cell>
          <table:table-cell table:style-name="ce5" table:formula="of:=[.A418]*[.$G$2]*(1/([.$G$2]-[.$G$1]))+[.$G$2]*(-[.$G$1]/([.$G$2]-[.$G$1]))" office:value-type="float" office:value="3.11015550777539" calcext:value-type="float">
            <text:p>3.1102</text:p>
          </table:table-cell>
          <table:table-cell table:style-name="ce5" table:formula="of:=[.B418]/[.A418]" office:value-type="float" office:value="0.984226426511199" calcext:value-type="float">
            <text:p>0.9842</text:p>
          </table:table-cell>
          <table:table-cell table:number-columns-repeated="7"/>
        </table:table-row>
        <table:table-row table:style-name="ro1">
          <table:table-cell table:style-name="ce2" office:value-type="float" office:value="3.17" calcext:value-type="float">
            <text:p>3.17</text:p>
          </table:table-cell>
          <table:table-cell table:style-name="ce5" table:formula="of:=[.A419]*[.$G$2]*(1/([.$G$2]-[.$G$1]))+[.$G$2]*(-[.$G$1]/([.$G$2]-[.$G$1]))" office:value-type="float" office:value="3.12015600780039" calcext:value-type="float">
            <text:p>3.1202</text:p>
          </table:table-cell>
          <table:table-cell table:style-name="ce5" table:formula="of:=[.B419]/[.A419]" office:value-type="float" office:value="0.984276343154697" calcext:value-type="float">
            <text:p>0.9843</text:p>
          </table:table-cell>
          <table:table-cell table:number-columns-repeated="7"/>
        </table:table-row>
        <table:table-row table:style-name="ro1">
          <table:table-cell table:style-name="ce2" office:value-type="float" office:value="3.18" calcext:value-type="float">
            <text:p>3.18</text:p>
          </table:table-cell>
          <table:table-cell table:style-name="ce5" table:formula="of:=[.A420]*[.$G$2]*(1/([.$G$2]-[.$G$1]))+[.$G$2]*(-[.$G$1]/([.$G$2]-[.$G$1]))" office:value-type="float" office:value="3.13015650782539" calcext:value-type="float">
            <text:p>3.1302</text:p>
          </table:table-cell>
          <table:table-cell table:style-name="ce5" table:formula="of:=[.B420]/[.A420]" office:value-type="float" office:value="0.984325945857041" calcext:value-type="float">
            <text:p>0.9843</text:p>
          </table:table-cell>
          <table:table-cell table:number-columns-repeated="7"/>
        </table:table-row>
        <table:table-row table:style-name="ro1">
          <table:table-cell table:style-name="ce2" office:value-type="float" office:value="3.19" calcext:value-type="float">
            <text:p>3.19</text:p>
          </table:table-cell>
          <table:table-cell table:style-name="ce5" table:formula="of:=[.A421]*[.$G$2]*(1/([.$G$2]-[.$G$1]))+[.$G$2]*(-[.$G$1]/([.$G$2]-[.$G$1]))" office:value-type="float" office:value="3.14015700785039" calcext:value-type="float">
            <text:p>3.1402</text:p>
          </table:table-cell>
          <table:table-cell table:style-name="ce5" table:formula="of:=[.B421]/[.A421]" office:value-type="float" office:value="0.984375237570656" calcext:value-type="float">
            <text:p>0.9844</text:p>
          </table:table-cell>
          <table:table-cell table:number-columns-repeated="7"/>
        </table:table-row>
        <table:table-row table:style-name="ro1">
          <table:table-cell table:style-name="ce2" office:value-type="float" office:value="3.2" calcext:value-type="float">
            <text:p>3.20</text:p>
          </table:table-cell>
          <table:table-cell table:style-name="ce5" table:formula="of:=[.A422]*[.$G$2]*(1/([.$G$2]-[.$G$1]))+[.$G$2]*(-[.$G$1]/([.$G$2]-[.$G$1]))" office:value-type="float" office:value="3.15015750787539" calcext:value-type="float">
            <text:p>3.1502</text:p>
          </table:table-cell>
          <table:table-cell table:style-name="ce5" table:formula="of:=[.B422]/[.A422]" office:value-type="float" office:value="0.98442422121106" calcext:value-type="float">
            <text:p>0.9844</text:p>
          </table:table-cell>
          <table:table-cell table:number-columns-repeated="7"/>
        </table:table-row>
        <table:table-row table:style-name="ro1">
          <table:table-cell table:style-name="ce2" office:value-type="float" office:value="3.21" calcext:value-type="float">
            <text:p>3.21</text:p>
          </table:table-cell>
          <table:table-cell table:style-name="ce5" table:formula="of:=[.A423]*[.$G$2]*(1/([.$G$2]-[.$G$1]))+[.$G$2]*(-[.$G$1]/([.$G$2]-[.$G$1]))" office:value-type="float" office:value="3.16015800790039" calcext:value-type="float">
            <text:p>3.1602</text:p>
          </table:table-cell>
          <table:table-cell table:style-name="ce5" table:formula="of:=[.B423]/[.A423]" office:value-type="float" office:value="0.984472899657444" calcext:value-type="float">
            <text:p>0.9845</text:p>
          </table:table-cell>
          <table:table-cell table:number-columns-repeated="7"/>
        </table:table-row>
        <table:table-row table:style-name="ro1">
          <table:table-cell table:style-name="ce2" office:value-type="float" office:value="3.22" calcext:value-type="float">
            <text:p>3.22</text:p>
          </table:table-cell>
          <table:table-cell table:style-name="ce5" table:formula="of:=[.A424]*[.$G$2]*(1/([.$G$2]-[.$G$1]))+[.$G$2]*(-[.$G$1]/([.$G$2]-[.$G$1]))" office:value-type="float" office:value="3.1701585079254" calcext:value-type="float">
            <text:p>3.1702</text:p>
          </table:table-cell>
          <table:table-cell table:style-name="ce5" table:formula="of:=[.B424]/[.A424]" office:value-type="float" office:value="0.984521275753229" calcext:value-type="float">
            <text:p>0.9845</text:p>
          </table:table-cell>
          <table:table-cell table:number-columns-repeated="7"/>
        </table:table-row>
        <table:table-row table:style-name="ro1">
          <table:table-cell table:style-name="ce2" office:value-type="float" office:value="3.23" calcext:value-type="float">
            <text:p>3.23</text:p>
          </table:table-cell>
          <table:table-cell table:style-name="ce5" table:formula="of:=[.A425]*[.$G$2]*(1/([.$G$2]-[.$G$1]))+[.$G$2]*(-[.$G$1]/([.$G$2]-[.$G$1]))" office:value-type="float" office:value="3.1801590079504" calcext:value-type="float">
            <text:p>3.1802</text:p>
          </table:table-cell>
          <table:table-cell table:style-name="ce5" table:formula="of:=[.B425]/[.A425]" office:value-type="float" office:value="0.984569352306625" calcext:value-type="float">
            <text:p>0.9846</text:p>
          </table:table-cell>
          <table:table-cell table:number-columns-repeated="7"/>
        </table:table-row>
        <table:table-row table:style-name="ro1">
          <table:table-cell table:style-name="ce2" office:value-type="float" office:value="3.24" calcext:value-type="float">
            <text:p>3.24</text:p>
          </table:table-cell>
          <table:table-cell table:style-name="ce5" table:formula="of:=[.A426]*[.$G$2]*(1/([.$G$2]-[.$G$1]))+[.$G$2]*(-[.$G$1]/([.$G$2]-[.$G$1]))" office:value-type="float" office:value="3.1901595079754" calcext:value-type="float">
            <text:p>3.1902</text:p>
          </table:table-cell>
          <table:table-cell table:style-name="ce5" table:formula="of:=[.B426]/[.A426]" office:value-type="float" office:value="0.984617132091172" calcext:value-type="float">
            <text:p>0.9846</text:p>
          </table:table-cell>
          <table:table-cell table:number-columns-repeated="7"/>
        </table:table-row>
        <table:table-row table:style-name="ro1">
          <table:table-cell table:style-name="ce2" office:value-type="float" office:value="3.25" calcext:value-type="float">
            <text:p>3.25</text:p>
          </table:table-cell>
          <table:table-cell table:style-name="ce5" table:formula="of:=[.A427]*[.$G$2]*(1/([.$G$2]-[.$G$1]))+[.$G$2]*(-[.$G$1]/([.$G$2]-[.$G$1]))" office:value-type="float" office:value="3.2001600080004" calcext:value-type="float">
            <text:p>3.2002</text:p>
          </table:table-cell>
          <table:table-cell table:style-name="ce5" table:formula="of:=[.B427]/[.A427]" office:value-type="float" office:value="0.984664617846277" calcext:value-type="float">
            <text:p>0.9847</text:p>
          </table:table-cell>
          <table:table-cell table:number-columns-repeated="7"/>
        </table:table-row>
        <table:table-row table:style-name="ro1">
          <table:table-cell table:style-name="ce2" office:value-type="float" office:value="3.26" calcext:value-type="float">
            <text:p>3.26</text:p>
          </table:table-cell>
          <table:table-cell table:style-name="ce5" table:formula="of:=[.A428]*[.$G$2]*(1/([.$G$2]-[.$G$1]))+[.$G$2]*(-[.$G$1]/([.$G$2]-[.$G$1]))" office:value-type="float" office:value="3.2101605080254" calcext:value-type="float">
            <text:p>3.2102</text:p>
          </table:table-cell>
          <table:table-cell table:style-name="ce5" table:formula="of:=[.B428]/[.A428]" office:value-type="float" office:value="0.984711812277731" calcext:value-type="float">
            <text:p>0.9847</text:p>
          </table:table-cell>
          <table:table-cell table:number-columns-repeated="7"/>
        </table:table-row>
        <table:table-row table:style-name="ro1">
          <table:table-cell table:style-name="ce2" office:value-type="float" office:value="3.27" calcext:value-type="float">
            <text:p>3.27</text:p>
          </table:table-cell>
          <table:table-cell table:style-name="ce5" table:formula="of:=[.A429]*[.$G$2]*(1/([.$G$2]-[.$G$1]))+[.$G$2]*(-[.$G$1]/([.$G$2]-[.$G$1]))" office:value-type="float" office:value="3.2201610080504" calcext:value-type="float">
            <text:p>3.2202</text:p>
          </table:table-cell>
          <table:table-cell table:style-name="ce5" table:formula="of:=[.B429]/[.A429]" office:value-type="float" office:value="0.984758718058227" calcext:value-type="float">
            <text:p>0.9848</text:p>
          </table:table-cell>
          <table:table-cell table:number-columns-repeated="7"/>
        </table:table-row>
        <table:table-row table:style-name="ro1">
          <table:table-cell table:style-name="ce2" office:value-type="float" office:value="3.28" calcext:value-type="float">
            <text:p>3.28</text:p>
          </table:table-cell>
          <table:table-cell table:style-name="ce5" table:formula="of:=[.A430]*[.$G$2]*(1/([.$G$2]-[.$G$1]))+[.$G$2]*(-[.$G$1]/([.$G$2]-[.$G$1]))" office:value-type="float" office:value="3.2301615080754" calcext:value-type="float">
            <text:p>3.2302</text:p>
          </table:table-cell>
          <table:table-cell table:style-name="ce5" table:formula="of:=[.B430]/[.A430]" office:value-type="float" office:value="0.984805337827867" calcext:value-type="float">
            <text:p>0.9848</text:p>
          </table:table-cell>
          <table:table-cell table:number-columns-repeated="7"/>
        </table:table-row>
        <table:table-row table:style-name="ro1">
          <table:table-cell table:style-name="ce2" office:value-type="float" office:value="3.29" calcext:value-type="float">
            <text:p>3.29</text:p>
          </table:table-cell>
          <table:table-cell table:style-name="ce5" table:formula="of:=[.A431]*[.$G$2]*(1/([.$G$2]-[.$G$1]))+[.$G$2]*(-[.$G$1]/([.$G$2]-[.$G$1]))" office:value-type="float" office:value="3.2401620081004" calcext:value-type="float">
            <text:p>3.2402</text:p>
          </table:table-cell>
          <table:table-cell table:style-name="ce5" table:formula="of:=[.B431]/[.A431]" office:value-type="float" office:value="0.984851674194652" calcext:value-type="float">
            <text:p>0.9849</text:p>
          </table:table-cell>
          <table:table-cell table:number-columns-repeated="7"/>
        </table:table-row>
        <table:table-row table:style-name="ro1">
          <table:table-cell table:style-name="ce2" office:value-type="float" office:value="3.3" calcext:value-type="float">
            <text:p>3.30</text:p>
          </table:table-cell>
          <table:table-cell table:style-name="ce5" table:formula="of:=[.A432]*[.$G$2]*(1/([.$G$2]-[.$G$1]))+[.$G$2]*(-[.$G$1]/([.$G$2]-[.$G$1]))" office:value-type="float" office:value="3.25016250812541" calcext:value-type="float">
            <text:p>3.2502</text:p>
          </table:table-cell>
          <table:table-cell table:style-name="ce5" table:formula="of:=[.B432]/[.A432]" office:value-type="float" office:value="0.984897729734972" calcext:value-type="float">
            <text:p>0.9849</text:p>
          </table:table-cell>
          <table:table-cell table:number-columns-repeated="7"/>
        </table:table-row>
        <table:table-row table:style-name="ro1">
          <table:table-cell table:style-name="ce2" office:value-type="float" office:value="3.31" calcext:value-type="float">
            <text:p>3.31</text:p>
          </table:table-cell>
          <table:table-cell table:style-name="ce5" table:formula="of:=[.A433]*[.$G$2]*(1/([.$G$2]-[.$G$1]))+[.$G$2]*(-[.$G$1]/([.$G$2]-[.$G$1]))" office:value-type="float" office:value="3.26016300815041" calcext:value-type="float">
            <text:p>3.2602</text:p>
          </table:table-cell>
          <table:table-cell table:style-name="ce5" table:formula="of:=[.B433]/[.A433]" office:value-type="float" office:value="0.984943506994081" calcext:value-type="float">
            <text:p>0.9849</text:p>
          </table:table-cell>
          <table:table-cell table:number-columns-repeated="7"/>
        </table:table-row>
        <table:table-row table:style-name="ro1">
          <table:table-cell table:style-name="ce2" office:value-type="float" office:value="3.32" calcext:value-type="float">
            <text:p>3.32</text:p>
          </table:table-cell>
          <table:table-cell table:style-name="ce5" table:formula="of:=[.A434]*[.$G$2]*(1/([.$G$2]-[.$G$1]))+[.$G$2]*(-[.$G$1]/([.$G$2]-[.$G$1]))" office:value-type="float" office:value="3.27016350817541" calcext:value-type="float">
            <text:p>3.2702</text:p>
          </table:table-cell>
          <table:table-cell table:style-name="ce5" table:formula="of:=[.B434]/[.A434]" office:value-type="float" office:value="0.984989008486569" calcext:value-type="float">
            <text:p>0.9850</text:p>
          </table:table-cell>
          <table:table-cell table:number-columns-repeated="7"/>
        </table:table-row>
        <table:table-row table:style-name="ro1">
          <table:table-cell table:style-name="ce2" office:value-type="float" office:value="3.33" calcext:value-type="float">
            <text:p>3.33</text:p>
          </table:table-cell>
          <table:table-cell table:style-name="ce5" table:formula="of:=[.A435]*[.$G$2]*(1/([.$G$2]-[.$G$1]))+[.$G$2]*(-[.$G$1]/([.$G$2]-[.$G$1]))" office:value-type="float" office:value="3.28016400820041" calcext:value-type="float">
            <text:p>3.2802</text:p>
          </table:table-cell>
          <table:table-cell table:style-name="ce5" table:formula="of:=[.B435]/[.A435]" office:value-type="float" office:value="0.98503423669682" calcext:value-type="float">
            <text:p>0.9850</text:p>
          </table:table-cell>
          <table:table-cell table:number-columns-repeated="7"/>
        </table:table-row>
        <table:table-row table:style-name="ro1">
          <table:table-cell table:style-name="ce2" office:value-type="float" office:value="3.34" calcext:value-type="float">
            <text:p>3.34</text:p>
          </table:table-cell>
          <table:table-cell table:style-name="ce5" table:formula="of:=[.A436]*[.$G$2]*(1/([.$G$2]-[.$G$1]))+[.$G$2]*(-[.$G$1]/([.$G$2]-[.$G$1]))" office:value-type="float" office:value="3.29016450822541" calcext:value-type="float">
            <text:p>3.2902</text:p>
          </table:table-cell>
          <table:table-cell table:style-name="ce5" table:formula="of:=[.B436]/[.A436]" office:value-type="float" office:value="0.985079194079465" calcext:value-type="float">
            <text:p>0.9851</text:p>
          </table:table-cell>
          <table:table-cell table:number-columns-repeated="7"/>
        </table:table-row>
        <table:table-row table:style-name="ro1">
          <table:table-cell table:style-name="ce2" office:value-type="float" office:value="3.35" calcext:value-type="float">
            <text:p>3.35</text:p>
          </table:table-cell>
          <table:table-cell table:style-name="ce5" table:formula="of:=[.A437]*[.$G$2]*(1/([.$G$2]-[.$G$1]))+[.$G$2]*(-[.$G$1]/([.$G$2]-[.$G$1]))" office:value-type="float" office:value="3.30016500825041" calcext:value-type="float">
            <text:p>3.3002</text:p>
          </table:table-cell>
          <table:table-cell table:style-name="ce5" table:formula="of:=[.B437]/[.A437]" office:value-type="float" office:value="0.985123883059825" calcext:value-type="float">
            <text:p>0.9851</text:p>
          </table:table-cell>
          <table:table-cell table:number-columns-repeated="7"/>
        </table:table-row>
        <table:table-row table:style-name="ro1">
          <table:table-cell table:style-name="ce2" office:value-type="float" office:value="3.36" calcext:value-type="float">
            <text:p>3.36</text:p>
          </table:table-cell>
          <table:table-cell table:style-name="ce5" table:formula="of:=[.A438]*[.$G$2]*(1/([.$G$2]-[.$G$1]))+[.$G$2]*(-[.$G$1]/([.$G$2]-[.$G$1]))" office:value-type="float" office:value="3.31016550827541" calcext:value-type="float">
            <text:p>3.3102</text:p>
          </table:table-cell>
          <table:table-cell table:style-name="ce5" table:formula="of:=[.B438]/[.A438]" office:value-type="float" office:value="0.985168306034349" calcext:value-type="float">
            <text:p>0.9852</text:p>
          </table:table-cell>
          <table:table-cell table:number-columns-repeated="7"/>
        </table:table-row>
        <table:table-row table:style-name="ro1">
          <table:table-cell table:style-name="ce2" office:value-type="float" office:value="3.37" calcext:value-type="float">
            <text:p>3.37</text:p>
          </table:table-cell>
          <table:table-cell table:style-name="ce5" table:formula="of:=[.A439]*[.$G$2]*(1/([.$G$2]-[.$G$1]))+[.$G$2]*(-[.$G$1]/([.$G$2]-[.$G$1]))" office:value-type="float" office:value="3.32016600830041" calcext:value-type="float">
            <text:p>3.3202</text:p>
          </table:table-cell>
          <table:table-cell table:style-name="ce5" table:formula="of:=[.B439]/[.A439]" office:value-type="float" office:value="0.985212465371043" calcext:value-type="float">
            <text:p>0.9852</text:p>
          </table:table-cell>
          <table:table-cell table:number-columns-repeated="7"/>
        </table:table-row>
        <table:table-row table:style-name="ro1">
          <table:table-cell table:style-name="ce2" office:value-type="float" office:value="3.38" calcext:value-type="float">
            <text:p>3.38</text:p>
          </table:table-cell>
          <table:table-cell table:style-name="ce5" table:formula="of:=[.A440]*[.$G$2]*(1/([.$G$2]-[.$G$1]))+[.$G$2]*(-[.$G$1]/([.$G$2]-[.$G$1]))" office:value-type="float" office:value="3.33016650832542" calcext:value-type="float">
            <text:p>3.3302</text:p>
          </table:table-cell>
          <table:table-cell table:style-name="ce5" table:formula="of:=[.B440]/[.A440]" office:value-type="float" office:value="0.985256363409886" calcext:value-type="float">
            <text:p>0.9853</text:p>
          </table:table-cell>
          <table:table-cell table:number-columns-repeated="7"/>
        </table:table-row>
        <table:table-row table:style-name="ro1">
          <table:table-cell table:style-name="ce2" office:value-type="float" office:value="3.39" calcext:value-type="float">
            <text:p>3.39</text:p>
          </table:table-cell>
          <table:table-cell table:style-name="ce5" table:formula="of:=[.A441]*[.$G$2]*(1/([.$G$2]-[.$G$1]))+[.$G$2]*(-[.$G$1]/([.$G$2]-[.$G$1]))" office:value-type="float" office:value="3.34016700835042" calcext:value-type="float">
            <text:p>3.3402</text:p>
          </table:table-cell>
          <table:table-cell table:style-name="ce5" table:formula="of:=[.B441]/[.A441]" office:value-type="float" office:value="0.98530000246325" calcext:value-type="float">
            <text:p>0.9853</text:p>
          </table:table-cell>
          <table:table-cell table:number-columns-repeated="7"/>
        </table:table-row>
        <table:table-row table:style-name="ro1">
          <table:table-cell table:style-name="ce2" office:value-type="float" office:value="3.4" calcext:value-type="float">
            <text:p>3.40</text:p>
          </table:table-cell>
          <table:table-cell table:style-name="ce5" table:formula="of:=[.A442]*[.$G$2]*(1/([.$G$2]-[.$G$1]))+[.$G$2]*(-[.$G$1]/([.$G$2]-[.$G$1]))" office:value-type="float" office:value="3.35016750837542" calcext:value-type="float">
            <text:p>3.3502</text:p>
          </table:table-cell>
          <table:table-cell table:style-name="ce5" table:formula="of:=[.B442]/[.A442]" office:value-type="float" office:value="0.9853433848163" calcext:value-type="float">
            <text:p>0.9853</text:p>
          </table:table-cell>
          <table:table-cell table:number-columns-repeated="7"/>
        </table:table-row>
        <table:table-row table:style-name="ro1">
          <table:table-cell table:style-name="ce2" office:value-type="float" office:value="3.41" calcext:value-type="float">
            <text:p>3.41</text:p>
          </table:table-cell>
          <table:table-cell table:style-name="ce5" table:formula="of:=[.A443]*[.$G$2]*(1/([.$G$2]-[.$G$1]))+[.$G$2]*(-[.$G$1]/([.$G$2]-[.$G$1]))" office:value-type="float" office:value="3.36016800840042" calcext:value-type="float">
            <text:p>3.3602</text:p>
          </table:table-cell>
          <table:table-cell table:style-name="ce5" table:formula="of:=[.B443]/[.A443]" office:value-type="float" office:value="0.985386512727396" calcext:value-type="float">
            <text:p>0.9854</text:p>
          </table:table-cell>
          <table:table-cell table:number-columns-repeated="7"/>
        </table:table-row>
        <table:table-row table:style-name="ro1">
          <table:table-cell table:style-name="ce2" office:value-type="float" office:value="3.42" calcext:value-type="float">
            <text:p>3.42</text:p>
          </table:table-cell>
          <table:table-cell table:style-name="ce5" table:formula="of:=[.A444]*[.$G$2]*(1/([.$G$2]-[.$G$1]))+[.$G$2]*(-[.$G$1]/([.$G$2]-[.$G$1]))" office:value-type="float" office:value="3.37016850842542" calcext:value-type="float">
            <text:p>3.3702</text:p>
          </table:table-cell>
          <table:table-cell table:style-name="ce5" table:formula="of:=[.B444]/[.A444]" office:value-type="float" office:value="0.985429388428486" calcext:value-type="float">
            <text:p>0.9854</text:p>
          </table:table-cell>
          <table:table-cell table:number-columns-repeated="7"/>
        </table:table-row>
        <table:table-row table:style-name="ro1">
          <table:table-cell table:style-name="ce2" office:value-type="float" office:value="3.43" calcext:value-type="float">
            <text:p>3.43</text:p>
          </table:table-cell>
          <table:table-cell table:style-name="ce5" table:formula="of:=[.A445]*[.$G$2]*(1/([.$G$2]-[.$G$1]))+[.$G$2]*(-[.$G$1]/([.$G$2]-[.$G$1]))" office:value-type="float" office:value="3.38016900845042" calcext:value-type="float">
            <text:p>3.3802</text:p>
          </table:table-cell>
          <table:table-cell table:style-name="ce5" table:formula="of:=[.B445]/[.A445]" office:value-type="float" office:value="0.985472014125488" calcext:value-type="float">
            <text:p>0.9855</text:p>
          </table:table-cell>
          <table:table-cell table:number-columns-repeated="7"/>
        </table:table-row>
        <table:table-row table:style-name="ro1">
          <table:table-cell table:style-name="ce2" office:value-type="float" office:value="3.44" calcext:value-type="float">
            <text:p>3.44</text:p>
          </table:table-cell>
          <table:table-cell table:style-name="ce5" table:formula="of:=[.A446]*[.$G$2]*(1/([.$G$2]-[.$G$1]))+[.$G$2]*(-[.$G$1]/([.$G$2]-[.$G$1]))" office:value-type="float" office:value="3.39016950847542" calcext:value-type="float">
            <text:p>3.3902</text:p>
          </table:table-cell>
          <table:table-cell table:style-name="ce5" table:formula="of:=[.B446]/[.A446]" office:value-type="float" office:value="0.98551439199867" calcext:value-type="float">
            <text:p>0.9855</text:p>
          </table:table-cell>
          <table:table-cell table:number-columns-repeated="7"/>
        </table:table-row>
        <table:table-row table:style-name="ro1">
          <table:table-cell table:style-name="ce2" office:value-type="float" office:value="3.45" calcext:value-type="float">
            <text:p>3.45</text:p>
          </table:table-cell>
          <table:table-cell table:style-name="ce5" table:formula="of:=[.A447]*[.$G$2]*(1/([.$G$2]-[.$G$1]))+[.$G$2]*(-[.$G$1]/([.$G$2]-[.$G$1]))" office:value-type="float" office:value="3.40017000850042" calcext:value-type="float">
            <text:p>3.4002</text:p>
          </table:table-cell>
          <table:table-cell table:style-name="ce5" table:formula="of:=[.B447]/[.A447]" office:value-type="float" office:value="0.985556524203022" calcext:value-type="float">
            <text:p>0.9856</text:p>
          </table:table-cell>
          <table:table-cell table:number-columns-repeated="7"/>
        </table:table-row>
        <table:table-row table:style-name="ro1">
          <table:table-cell table:style-name="ce2" office:value-type="float" office:value="3.46" calcext:value-type="float">
            <text:p>3.46</text:p>
          </table:table-cell>
          <table:table-cell table:style-name="ce5" table:formula="of:=[.A448]*[.$G$2]*(1/([.$G$2]-[.$G$1]))+[.$G$2]*(-[.$G$1]/([.$G$2]-[.$G$1]))" office:value-type="float" office:value="3.41017050852543" calcext:value-type="float">
            <text:p>3.4102</text:p>
          </table:table-cell>
          <table:table-cell table:style-name="ce5" table:formula="of:=[.B448]/[.A448]" office:value-type="float" office:value="0.98559841286862" calcext:value-type="float">
            <text:p>0.9856</text:p>
          </table:table-cell>
          <table:table-cell table:number-columns-repeated="7"/>
        </table:table-row>
        <table:table-row table:style-name="ro1">
          <table:table-cell table:style-name="ce2" office:value-type="float" office:value="3.47" calcext:value-type="float">
            <text:p>3.47</text:p>
          </table:table-cell>
          <table:table-cell table:style-name="ce5" table:formula="of:=[.A449]*[.$G$2]*(1/([.$G$2]-[.$G$1]))+[.$G$2]*(-[.$G$1]/([.$G$2]-[.$G$1]))" office:value-type="float" office:value="3.42017100855043" calcext:value-type="float">
            <text:p>3.4202</text:p>
          </table:table-cell>
          <table:table-cell table:style-name="ce5" table:formula="of:=[.B449]/[.A449]" office:value-type="float" office:value="0.985640060100988" calcext:value-type="float">
            <text:p>0.9856</text:p>
          </table:table-cell>
          <table:table-cell table:number-columns-repeated="7"/>
        </table:table-row>
        <table:table-row table:style-name="ro1">
          <table:table-cell table:style-name="ce2" office:value-type="float" office:value="3.48" calcext:value-type="float">
            <text:p>3.48</text:p>
          </table:table-cell>
          <table:table-cell table:style-name="ce5" table:formula="of:=[.A450]*[.$G$2]*(1/([.$G$2]-[.$G$1]))+[.$G$2]*(-[.$G$1]/([.$G$2]-[.$G$1]))" office:value-type="float" office:value="3.43017150857543" calcext:value-type="float">
            <text:p>3.4302</text:p>
          </table:table-cell>
          <table:table-cell table:style-name="ce5" table:formula="of:=[.B450]/[.A450]" office:value-type="float" office:value="0.985681467981445" calcext:value-type="float">
            <text:p>0.9857</text:p>
          </table:table-cell>
          <table:table-cell table:number-columns-repeated="7"/>
        </table:table-row>
        <table:table-row table:style-name="ro1">
          <table:table-cell table:style-name="ce2" office:value-type="float" office:value="3.49" calcext:value-type="float">
            <text:p>3.49</text:p>
          </table:table-cell>
          <table:table-cell table:style-name="ce5" table:formula="of:=[.A451]*[.$G$2]*(1/([.$G$2]-[.$G$1]))+[.$G$2]*(-[.$G$1]/([.$G$2]-[.$G$1]))" office:value-type="float" office:value="3.44017200860043" calcext:value-type="float">
            <text:p>3.4402</text:p>
          </table:table-cell>
          <table:table-cell table:style-name="ce5" table:formula="of:=[.B451]/[.A451]" office:value-type="float" office:value="0.985722638567458" calcext:value-type="float">
            <text:p>0.9857</text:p>
          </table:table-cell>
          <table:table-cell table:number-columns-repeated="7"/>
        </table:table-row>
        <table:table-row table:style-name="ro1">
          <table:table-cell table:style-name="ce2" office:value-type="float" office:value="3.5" calcext:value-type="float">
            <text:p>3.50</text:p>
          </table:table-cell>
          <table:table-cell table:style-name="ce5" table:formula="of:=[.A452]*[.$G$2]*(1/([.$G$2]-[.$G$1]))+[.$G$2]*(-[.$G$1]/([.$G$2]-[.$G$1]))" office:value-type="float" office:value="3.45017250862543" calcext:value-type="float">
            <text:p>3.4502</text:p>
          </table:table-cell>
          <table:table-cell table:style-name="ce5" table:formula="of:=[.B452]/[.A452]" office:value-type="float" office:value="0.98576357389298" calcext:value-type="float">
            <text:p>0.9858</text:p>
          </table:table-cell>
          <table:table-cell table:number-columns-repeated="7"/>
        </table:table-row>
        <table:table-row table:style-name="ro1">
          <table:table-cell table:style-name="ce2" office:value-type="float" office:value="3.51" calcext:value-type="float">
            <text:p>3.51</text:p>
          </table:table-cell>
          <table:table-cell table:style-name="ce5" table:formula="of:=[.A453]*[.$G$2]*(1/([.$G$2]-[.$G$1]))+[.$G$2]*(-[.$G$1]/([.$G$2]-[.$G$1]))" office:value-type="float" office:value="3.46017300865043" calcext:value-type="float">
            <text:p>3.4602</text:p>
          </table:table-cell>
          <table:table-cell table:style-name="ce5" table:formula="of:=[.B453]/[.A453]" office:value-type="float" office:value="0.985804275968784" calcext:value-type="float">
            <text:p>0.9858</text:p>
          </table:table-cell>
          <table:table-cell table:number-columns-repeated="7"/>
        </table:table-row>
        <table:table-row table:style-name="ro1">
          <table:table-cell table:style-name="ce2" office:value-type="float" office:value="3.52" calcext:value-type="float">
            <text:p>3.52</text:p>
          </table:table-cell>
          <table:table-cell table:style-name="ce5" table:formula="of:=[.A454]*[.$G$2]*(1/([.$G$2]-[.$G$1]))+[.$G$2]*(-[.$G$1]/([.$G$2]-[.$G$1]))" office:value-type="float" office:value="3.47017350867543" calcext:value-type="float">
            <text:p>3.4702</text:p>
          </table:table-cell>
          <table:table-cell table:style-name="ce5" table:formula="of:=[.B454]/[.A454]" office:value-type="float" office:value="0.985844746782794" calcext:value-type="float">
            <text:p>0.9858</text:p>
          </table:table-cell>
          <table:table-cell table:number-columns-repeated="7"/>
        </table:table-row>
        <table:table-row table:style-name="ro1">
          <table:table-cell table:style-name="ce2" office:value-type="float" office:value="3.53" calcext:value-type="float">
            <text:p>3.53</text:p>
          </table:table-cell>
          <table:table-cell table:style-name="ce5" table:formula="of:=[.A455]*[.$G$2]*(1/([.$G$2]-[.$G$1]))+[.$G$2]*(-[.$G$1]/([.$G$2]-[.$G$1]))" office:value-type="float" office:value="3.48017400870044" calcext:value-type="float">
            <text:p>3.4802</text:p>
          </table:table-cell>
          <table:table-cell table:style-name="ce5" table:formula="of:=[.B455]/[.A455]" office:value-type="float" office:value="0.985884988300406" calcext:value-type="float">
            <text:p>0.9859</text:p>
          </table:table-cell>
          <table:table-cell table:number-columns-repeated="7"/>
        </table:table-row>
        <table:table-row table:style-name="ro1">
          <table:table-cell table:style-name="ce2" office:value-type="float" office:value="3.54" calcext:value-type="float">
            <text:p>3.54</text:p>
          </table:table-cell>
          <table:table-cell table:style-name="ce5" table:formula="of:=[.A456]*[.$G$2]*(1/([.$G$2]-[.$G$1]))+[.$G$2]*(-[.$G$1]/([.$G$2]-[.$G$1]))" office:value-type="float" office:value="3.49017450872544" calcext:value-type="float">
            <text:p>3.4902</text:p>
          </table:table-cell>
          <table:table-cell table:style-name="ce5" table:formula="of:=[.B456]/[.A456]" office:value-type="float" office:value="0.985925002464812" calcext:value-type="float">
            <text:p>0.9859</text:p>
          </table:table-cell>
          <table:table-cell table:number-columns-repeated="7"/>
        </table:table-row>
        <table:table-row table:style-name="ro1">
          <table:table-cell table:style-name="ce2" office:value-type="float" office:value="3.55" calcext:value-type="float">
            <text:p>3.55</text:p>
          </table:table-cell>
          <table:table-cell table:style-name="ce5" table:formula="of:=[.A457]*[.$G$2]*(1/([.$G$2]-[.$G$1]))+[.$G$2]*(-[.$G$1]/([.$G$2]-[.$G$1]))" office:value-type="float" office:value="3.50017500875044" calcext:value-type="float">
            <text:p>3.5002</text:p>
          </table:table-cell>
          <table:table-cell table:style-name="ce5" table:formula="of:=[.B457]/[.A457]" office:value-type="float" office:value="0.985964791197306" calcext:value-type="float">
            <text:p>0.9860</text:p>
          </table:table-cell>
          <table:table-cell table:number-columns-repeated="7"/>
        </table:table-row>
        <table:table-row table:style-name="ro1">
          <table:table-cell table:style-name="ce2" office:value-type="float" office:value="3.56" calcext:value-type="float">
            <text:p>3.56</text:p>
          </table:table-cell>
          <table:table-cell table:style-name="ce5" table:formula="of:=[.A458]*[.$G$2]*(1/([.$G$2]-[.$G$1]))+[.$G$2]*(-[.$G$1]/([.$G$2]-[.$G$1]))" office:value-type="float" office:value="3.51017550877544" calcext:value-type="float">
            <text:p>3.5102</text:p>
          </table:table-cell>
          <table:table-cell table:style-name="ce5" table:formula="of:=[.B458]/[.A458]" office:value-type="float" office:value="0.986004356397595" calcext:value-type="float">
            <text:p>0.9860</text:p>
          </table:table-cell>
          <table:table-cell table:number-columns-repeated="7"/>
        </table:table-row>
        <table:table-row table:style-name="ro1">
          <table:table-cell table:style-name="ce2" office:value-type="float" office:value="3.57" calcext:value-type="float">
            <text:p>3.57</text:p>
          </table:table-cell>
          <table:table-cell table:style-name="ce5" table:formula="of:=[.A459]*[.$G$2]*(1/([.$G$2]-[.$G$1]))+[.$G$2]*(-[.$G$1]/([.$G$2]-[.$G$1]))" office:value-type="float" office:value="3.52017600880044" calcext:value-type="float">
            <text:p>3.5202</text:p>
          </table:table-cell>
          <table:table-cell table:style-name="ce5" table:formula="of:=[.B459]/[.A459]" office:value-type="float" office:value="0.986043699944101" calcext:value-type="float">
            <text:p>0.9860</text:p>
          </table:table-cell>
          <table:table-cell table:number-columns-repeated="7"/>
        </table:table-row>
        <table:table-row table:style-name="ro1">
          <table:table-cell table:style-name="ce2" office:value-type="float" office:value="3.58" calcext:value-type="float">
            <text:p>3.58</text:p>
          </table:table-cell>
          <table:table-cell table:style-name="ce5" table:formula="of:=[.A460]*[.$G$2]*(1/([.$G$2]-[.$G$1]))+[.$G$2]*(-[.$G$1]/([.$G$2]-[.$G$1]))" office:value-type="float" office:value="3.53017650882544" calcext:value-type="float">
            <text:p>3.5302</text:p>
          </table:table-cell>
          <table:table-cell table:style-name="ce5" table:formula="of:=[.B460]/[.A460]" office:value-type="float" office:value="0.986082823694257" calcext:value-type="float">
            <text:p>0.9861</text:p>
          </table:table-cell>
          <table:table-cell table:number-columns-repeated="7"/>
        </table:table-row>
        <table:table-row table:style-name="ro1">
          <table:table-cell table:style-name="ce2" office:value-type="float" office:value="3.59" calcext:value-type="float">
            <text:p>3.59</text:p>
          </table:table-cell>
          <table:table-cell table:style-name="ce5" table:formula="of:=[.A461]*[.$G$2]*(1/([.$G$2]-[.$G$1]))+[.$G$2]*(-[.$G$1]/([.$G$2]-[.$G$1]))" office:value-type="float" office:value="3.54017700885044" calcext:value-type="float">
            <text:p>3.5402</text:p>
          </table:table-cell>
          <table:table-cell table:style-name="ce5" table:formula="of:=[.B461]/[.A461]" office:value-type="float" office:value="0.986121729484803" calcext:value-type="float">
            <text:p>0.9861</text:p>
          </table:table-cell>
          <table:table-cell table:number-columns-repeated="7"/>
        </table:table-row>
        <table:table-row table:style-name="ro1">
          <table:table-cell table:style-name="ce2" office:value-type="float" office:value="3.6" calcext:value-type="float">
            <text:p>3.60</text:p>
          </table:table-cell>
          <table:table-cell table:style-name="ce5" table:formula="of:=[.A462]*[.$G$2]*(1/([.$G$2]-[.$G$1]))+[.$G$2]*(-[.$G$1]/([.$G$2]-[.$G$1]))" office:value-type="float" office:value="3.55017750887544" calcext:value-type="float">
            <text:p>3.5502</text:p>
          </table:table-cell>
          <table:table-cell table:style-name="ce5" table:formula="of:=[.B462]/[.A462]" office:value-type="float" office:value="0.986160419132068" calcext:value-type="float">
            <text:p>0.9862</text:p>
          </table:table-cell>
          <table:table-cell table:number-columns-repeated="7"/>
        </table:table-row>
        <table:table-row table:style-name="ro1">
          <table:table-cell table:style-name="ce2" office:value-type="float" office:value="3.61" calcext:value-type="float">
            <text:p>3.61</text:p>
          </table:table-cell>
          <table:table-cell table:style-name="ce5" table:formula="of:=[.A463]*[.$G$2]*(1/([.$G$2]-[.$G$1]))+[.$G$2]*(-[.$G$1]/([.$G$2]-[.$G$1]))" office:value-type="float" office:value="3.56017800890044" calcext:value-type="float">
            <text:p>3.5602</text:p>
          </table:table-cell>
          <table:table-cell table:style-name="ce5" table:formula="of:=[.B463]/[.A463]" office:value-type="float" office:value="0.986198894432256" calcext:value-type="float">
            <text:p>0.9862</text:p>
          </table:table-cell>
          <table:table-cell table:number-columns-repeated="7"/>
        </table:table-row>
        <table:table-row table:style-name="ro1">
          <table:table-cell table:style-name="ce2" office:value-type="float" office:value="3.62" calcext:value-type="float">
            <text:p>3.62</text:p>
          </table:table-cell>
          <table:table-cell table:style-name="ce5" table:formula="of:=[.A464]*[.$G$2]*(1/([.$G$2]-[.$G$1]))+[.$G$2]*(-[.$G$1]/([.$G$2]-[.$G$1]))" office:value-type="float" office:value="3.57017850892545" calcext:value-type="float">
            <text:p>3.5702</text:p>
          </table:table-cell>
          <table:table-cell table:style-name="ce5" table:formula="of:=[.B464]/[.A464]" office:value-type="float" office:value="0.986237157161725" calcext:value-type="float">
            <text:p>0.9862</text:p>
          </table:table-cell>
          <table:table-cell table:number-columns-repeated="7"/>
        </table:table-row>
        <table:table-row table:style-name="ro1">
          <table:table-cell table:style-name="ce2" office:value-type="float" office:value="3.63" calcext:value-type="float">
            <text:p>3.63</text:p>
          </table:table-cell>
          <table:table-cell table:style-name="ce5" table:formula="of:=[.A465]*[.$G$2]*(1/([.$G$2]-[.$G$1]))+[.$G$2]*(-[.$G$1]/([.$G$2]-[.$G$1]))" office:value-type="float" office:value="3.58017900895045" calcext:value-type="float">
            <text:p>3.5802</text:p>
          </table:table-cell>
          <table:table-cell table:style-name="ce5" table:formula="of:=[.B465]/[.A465]" office:value-type="float" office:value="0.986275209077258" calcext:value-type="float">
            <text:p>0.9863</text:p>
          </table:table-cell>
          <table:table-cell table:number-columns-repeated="7"/>
        </table:table-row>
        <table:table-row table:style-name="ro1">
          <table:table-cell table:style-name="ce2" office:value-type="float" office:value="3.64" calcext:value-type="float">
            <text:p>3.64</text:p>
          </table:table-cell>
          <table:table-cell table:style-name="ce5" table:formula="of:=[.A466]*[.$G$2]*(1/([.$G$2]-[.$G$1]))+[.$G$2]*(-[.$G$1]/([.$G$2]-[.$G$1]))" office:value-type="float" office:value="3.59017950897545" calcext:value-type="float">
            <text:p>3.5902</text:p>
          </table:table-cell>
          <table:table-cell table:style-name="ce5" table:formula="of:=[.B466]/[.A466]" office:value-type="float" office:value="0.986313051916332" calcext:value-type="float">
            <text:p>0.9863</text:p>
          </table:table-cell>
          <table:table-cell table:number-columns-repeated="7"/>
        </table:table-row>
        <table:table-row table:style-name="ro1">
          <table:table-cell table:style-name="ce2" office:value-type="float" office:value="3.65" calcext:value-type="float">
            <text:p>3.65</text:p>
          </table:table-cell>
          <table:table-cell table:style-name="ce5" table:formula="of:=[.A467]*[.$G$2]*(1/([.$G$2]-[.$G$1]))+[.$G$2]*(-[.$G$1]/([.$G$2]-[.$G$1]))" office:value-type="float" office:value="3.60018000900045" calcext:value-type="float">
            <text:p>3.6002</text:p>
          </table:table-cell>
          <table:table-cell table:style-name="ce5" table:formula="of:=[.B467]/[.A467]" office:value-type="float" office:value="0.986350687397384" calcext:value-type="float">
            <text:p>0.9864</text:p>
          </table:table-cell>
          <table:table-cell table:number-columns-repeated="7"/>
        </table:table-row>
        <table:table-row table:style-name="ro1">
          <table:table-cell table:style-name="ce2" office:value-type="float" office:value="3.66" calcext:value-type="float">
            <text:p>3.66</text:p>
          </table:table-cell>
          <table:table-cell table:style-name="ce5" table:formula="of:=[.A468]*[.$G$2]*(1/([.$G$2]-[.$G$1]))+[.$G$2]*(-[.$G$1]/([.$G$2]-[.$G$1]))" office:value-type="float" office:value="3.61018050902545" calcext:value-type="float">
            <text:p>3.6102</text:p>
          </table:table-cell>
          <table:table-cell table:style-name="ce5" table:formula="of:=[.B468]/[.A468]" office:value-type="float" office:value="0.986388117220069" calcext:value-type="float">
            <text:p>0.9864</text:p>
          </table:table-cell>
          <table:table-cell table:number-columns-repeated="7"/>
        </table:table-row>
        <table:table-row table:style-name="ro1">
          <table:table-cell table:style-name="ce2" office:value-type="float" office:value="3.67" calcext:value-type="float">
            <text:p>3.67</text:p>
          </table:table-cell>
          <table:table-cell table:style-name="ce5" table:formula="of:=[.A469]*[.$G$2]*(1/([.$G$2]-[.$G$1]))+[.$G$2]*(-[.$G$1]/([.$G$2]-[.$G$1]))" office:value-type="float" office:value="3.62018100905045" calcext:value-type="float">
            <text:p>3.6202</text:p>
          </table:table-cell>
          <table:table-cell table:style-name="ce5" table:formula="of:=[.B469]/[.A469]" office:value-type="float" office:value="0.986425343065518" calcext:value-type="float">
            <text:p>0.9864</text:p>
          </table:table-cell>
          <table:table-cell table:number-columns-repeated="7"/>
        </table:table-row>
        <table:table-row table:style-name="ro1">
          <table:table-cell table:style-name="ce2" office:value-type="float" office:value="3.68" calcext:value-type="float">
            <text:p>3.68</text:p>
          </table:table-cell>
          <table:table-cell table:style-name="ce5" table:formula="of:=[.A470]*[.$G$2]*(1/([.$G$2]-[.$G$1]))+[.$G$2]*(-[.$G$1]/([.$G$2]-[.$G$1]))" office:value-type="float" office:value="3.63018150907545" calcext:value-type="float">
            <text:p>3.6302</text:p>
          </table:table-cell>
          <table:table-cell table:style-name="ce5" table:formula="of:=[.B470]/[.A470]" office:value-type="float" office:value="0.98646236659659" calcext:value-type="float">
            <text:p>0.9865</text:p>
          </table:table-cell>
          <table:table-cell table:number-columns-repeated="7"/>
        </table:table-row>
        <table:table-row table:style-name="ro1">
          <table:table-cell table:style-name="ce2" office:value-type="float" office:value="3.69" calcext:value-type="float">
            <text:p>3.69</text:p>
          </table:table-cell>
          <table:table-cell table:style-name="ce5" table:formula="of:=[.A471]*[.$G$2]*(1/([.$G$2]-[.$G$1]))+[.$G$2]*(-[.$G$1]/([.$G$2]-[.$G$1]))" office:value-type="float" office:value="3.64018200910045" calcext:value-type="float">
            <text:p>3.6402</text:p>
          </table:table-cell>
          <table:table-cell table:style-name="ce5" table:formula="of:=[.B471]/[.A471]" office:value-type="float" office:value="0.986499189458118" calcext:value-type="float">
            <text:p>0.9865</text:p>
          </table:table-cell>
          <table:table-cell table:number-columns-repeated="7"/>
        </table:table-row>
        <table:table-row table:style-name="ro1">
          <table:table-cell table:style-name="ce2" office:value-type="float" office:value="3.7" calcext:value-type="float">
            <text:p>3.70</text:p>
          </table:table-cell>
          <table:table-cell table:style-name="ce5" table:formula="of:=[.A472]*[.$G$2]*(1/([.$G$2]-[.$G$1]))+[.$G$2]*(-[.$G$1]/([.$G$2]-[.$G$1]))" office:value-type="float" office:value="3.65018250912546" calcext:value-type="float">
            <text:p>3.6502</text:p>
          </table:table-cell>
          <table:table-cell table:style-name="ce5" table:formula="of:=[.B472]/[.A472]" office:value-type="float" office:value="0.98653581327715" calcext:value-type="float">
            <text:p>0.9865</text:p>
          </table:table-cell>
          <table:table-cell table:number-columns-repeated="7"/>
        </table:table-row>
        <table:table-row table:style-name="ro1">
          <table:table-cell table:style-name="ce2" office:value-type="float" office:value="3.71" calcext:value-type="float">
            <text:p>3.71</text:p>
          </table:table-cell>
          <table:table-cell table:style-name="ce5" table:formula="of:=[.A473]*[.$G$2]*(1/([.$G$2]-[.$G$1]))+[.$G$2]*(-[.$G$1]/([.$G$2]-[.$G$1]))" office:value-type="float" office:value="3.66018300915046" calcext:value-type="float">
            <text:p>3.6602</text:p>
          </table:table-cell>
          <table:table-cell table:style-name="ce5" table:formula="of:=[.B473]/[.A473]" office:value-type="float" office:value="0.986572239663196" calcext:value-type="float">
            <text:p>0.9866</text:p>
          </table:table-cell>
          <table:table-cell table:number-columns-repeated="7"/>
        </table:table-row>
        <table:table-row table:style-name="ro1">
          <table:table-cell table:style-name="ce2" office:value-type="float" office:value="3.72" calcext:value-type="float">
            <text:p>3.72</text:p>
          </table:table-cell>
          <table:table-cell table:style-name="ce5" table:formula="of:=[.A474]*[.$G$2]*(1/([.$G$2]-[.$G$1]))+[.$G$2]*(-[.$G$1]/([.$G$2]-[.$G$1]))" office:value-type="float" office:value="3.67018350917546" calcext:value-type="float">
            <text:p>3.6702</text:p>
          </table:table-cell>
          <table:table-cell table:style-name="ce5" table:formula="of:=[.B474]/[.A474]" office:value-type="float" office:value="0.986608470208457" calcext:value-type="float">
            <text:p>0.9866</text:p>
          </table:table-cell>
          <table:table-cell table:number-columns-repeated="7"/>
        </table:table-row>
        <table:table-row table:style-name="ro1">
          <table:table-cell table:style-name="ce2" office:value-type="float" office:value="3.73" calcext:value-type="float">
            <text:p>3.73</text:p>
          </table:table-cell>
          <table:table-cell table:style-name="ce5" table:formula="of:=[.A475]*[.$G$2]*(1/([.$G$2]-[.$G$1]))+[.$G$2]*(-[.$G$1]/([.$G$2]-[.$G$1]))" office:value-type="float" office:value="3.68018400920046" calcext:value-type="float">
            <text:p>3.6802</text:p>
          </table:table-cell>
          <table:table-cell table:style-name="ce5" table:formula="of:=[.B475]/[.A475]" office:value-type="float" office:value="0.986644506488059" calcext:value-type="float">
            <text:p>0.9866</text:p>
          </table:table-cell>
          <table:table-cell table:number-columns-repeated="7"/>
        </table:table-row>
        <table:table-row table:style-name="ro1">
          <table:table-cell table:style-name="ce2" office:value-type="float" office:value="3.74" calcext:value-type="float">
            <text:p>3.74</text:p>
          </table:table-cell>
          <table:table-cell table:style-name="ce5" table:formula="of:=[.A476]*[.$G$2]*(1/([.$G$2]-[.$G$1]))+[.$G$2]*(-[.$G$1]/([.$G$2]-[.$G$1]))" office:value-type="float" office:value="3.69018450922546" calcext:value-type="float">
            <text:p>3.6902</text:p>
          </table:table-cell>
          <table:table-cell table:style-name="ce5" table:formula="of:=[.B476]/[.A476]" office:value-type="float" office:value="0.986680350060284" calcext:value-type="float">
            <text:p>0.9867</text:p>
          </table:table-cell>
          <table:table-cell table:number-columns-repeated="7"/>
        </table:table-row>
        <table:table-row table:style-name="ro1">
          <table:table-cell table:style-name="ce2" office:value-type="float" office:value="3.75" calcext:value-type="float">
            <text:p>3.75</text:p>
          </table:table-cell>
          <table:table-cell table:style-name="ce5" table:formula="of:=[.A477]*[.$G$2]*(1/([.$G$2]-[.$G$1]))+[.$G$2]*(-[.$G$1]/([.$G$2]-[.$G$1]))" office:value-type="float" office:value="3.70018500925046" calcext:value-type="float">
            <text:p>3.7002</text:p>
          </table:table-cell>
          <table:table-cell table:style-name="ce5" table:formula="of:=[.B477]/[.A477]" office:value-type="float" office:value="0.98671600246679" calcext:value-type="float">
            <text:p>0.9867</text:p>
          </table:table-cell>
          <table:table-cell table:number-columns-repeated="7"/>
        </table:table-row>
        <table:table-row table:style-name="ro1">
          <table:table-cell table:style-name="ce2" office:value-type="float" office:value="3.76" calcext:value-type="float">
            <text:p>3.76</text:p>
          </table:table-cell>
          <table:table-cell table:style-name="ce5" table:formula="of:=[.A478]*[.$G$2]*(1/([.$G$2]-[.$G$1]))+[.$G$2]*(-[.$G$1]/([.$G$2]-[.$G$1]))" office:value-type="float" office:value="3.71018550927546" calcext:value-type="float">
            <text:p>3.7102</text:p>
          </table:table-cell>
          <table:table-cell table:style-name="ce5" table:formula="of:=[.B478]/[.A478]" office:value-type="float" office:value="0.986751465232836" calcext:value-type="float">
            <text:p>0.9868</text:p>
          </table:table-cell>
          <table:table-cell table:number-columns-repeated="7"/>
        </table:table-row>
        <table:table-row table:style-name="ro1">
          <table:table-cell table:style-name="ce2" office:value-type="float" office:value="3.77" calcext:value-type="float">
            <text:p>3.77</text:p>
          </table:table-cell>
          <table:table-cell table:style-name="ce5" table:formula="of:=[.A479]*[.$G$2]*(1/([.$G$2]-[.$G$1]))+[.$G$2]*(-[.$G$1]/([.$G$2]-[.$G$1]))" office:value-type="float" office:value="3.72018600930046" calcext:value-type="float">
            <text:p>3.7202</text:p>
          </table:table-cell>
          <table:table-cell table:style-name="ce5" table:formula="of:=[.B479]/[.A479]" office:value-type="float" office:value="0.986786739867497" calcext:value-type="float">
            <text:p>0.9868</text:p>
          </table:table-cell>
          <table:table-cell table:number-columns-repeated="7"/>
        </table:table-row>
        <table:table-row table:style-name="ro1">
          <table:table-cell table:style-name="ce2" office:value-type="float" office:value="3.78" calcext:value-type="float">
            <text:p>3.78</text:p>
          </table:table-cell>
          <table:table-cell table:style-name="ce5" table:formula="of:=[.A480]*[.$G$2]*(1/([.$G$2]-[.$G$1]))+[.$G$2]*(-[.$G$1]/([.$G$2]-[.$G$1]))" office:value-type="float" office:value="3.73018650932547" calcext:value-type="float">
            <text:p>3.7302</text:p>
          </table:table-cell>
          <table:table-cell table:style-name="ce5" table:formula="of:=[.B480]/[.A480]" office:value-type="float" office:value="0.98682182786388" calcext:value-type="float">
            <text:p>0.9868</text:p>
          </table:table-cell>
          <table:table-cell table:number-columns-repeated="7"/>
        </table:table-row>
        <table:table-row table:style-name="ro1">
          <table:table-cell table:style-name="ce2" office:value-type="float" office:value="3.79" calcext:value-type="float">
            <text:p>3.79</text:p>
          </table:table-cell>
          <table:table-cell table:style-name="ce5" table:formula="of:=[.A481]*[.$G$2]*(1/([.$G$2]-[.$G$1]))+[.$G$2]*(-[.$G$1]/([.$G$2]-[.$G$1]))" office:value-type="float" office:value="3.74018700935047" calcext:value-type="float">
            <text:p>3.7402</text:p>
          </table:table-cell>
          <table:table-cell table:style-name="ce5" table:formula="of:=[.B481]/[.A481]" office:value-type="float" office:value="0.986856730699332" calcext:value-type="float">
            <text:p>0.9869</text:p>
          </table:table-cell>
          <table:table-cell table:number-columns-repeated="7"/>
        </table:table-row>
        <table:table-row table:style-name="ro1">
          <table:table-cell table:style-name="ce2" office:value-type="float" office:value="3.8" calcext:value-type="float">
            <text:p>3.80</text:p>
          </table:table-cell>
          <table:table-cell table:style-name="ce5" table:formula="of:=[.A482]*[.$G$2]*(1/([.$G$2]-[.$G$1]))+[.$G$2]*(-[.$G$1]/([.$G$2]-[.$G$1]))" office:value-type="float" office:value="3.75018750937547" calcext:value-type="float">
            <text:p>3.7502</text:p>
          </table:table-cell>
          <table:table-cell table:style-name="ce5" table:formula="of:=[.B482]/[.A482]" office:value-type="float" office:value="0.98689144983565" calcext:value-type="float">
            <text:p>0.9869</text:p>
          </table:table-cell>
          <table:table-cell table:number-columns-repeated="7"/>
        </table:table-row>
        <table:table-row table:style-name="ro1">
          <table:table-cell table:style-name="ce2" office:value-type="float" office:value="3.81" calcext:value-type="float">
            <text:p>3.81</text:p>
          </table:table-cell>
          <table:table-cell table:style-name="ce5" table:formula="of:=[.A483]*[.$G$2]*(1/([.$G$2]-[.$G$1]))+[.$G$2]*(-[.$G$1]/([.$G$2]-[.$G$1]))" office:value-type="float" office:value="3.76018800940047" calcext:value-type="float">
            <text:p>3.7602</text:p>
          </table:table-cell>
          <table:table-cell table:style-name="ce5" table:formula="of:=[.B483]/[.A483]" office:value-type="float" office:value="0.986925986719283" calcext:value-type="float">
            <text:p>0.9869</text:p>
          </table:table-cell>
          <table:table-cell table:number-columns-repeated="7"/>
        </table:table-row>
        <table:table-row table:style-name="ro1">
          <table:table-cell table:style-name="ce2" office:value-type="float" office:value="3.82" calcext:value-type="float">
            <text:p>3.82</text:p>
          </table:table-cell>
          <table:table-cell table:style-name="ce5" table:formula="of:=[.A484]*[.$G$2]*(1/([.$G$2]-[.$G$1]))+[.$G$2]*(-[.$G$1]/([.$G$2]-[.$G$1]))" office:value-type="float" office:value="3.77018850942547" calcext:value-type="float">
            <text:p>3.7702</text:p>
          </table:table-cell>
          <table:table-cell table:style-name="ce5" table:formula="of:=[.B484]/[.A484]" office:value-type="float" office:value="0.986960342781537" calcext:value-type="float">
            <text:p>0.9870</text:p>
          </table:table-cell>
          <table:table-cell table:number-columns-repeated="7"/>
        </table:table-row>
        <table:table-row table:style-name="ro1">
          <table:table-cell table:style-name="ce2" office:value-type="float" office:value="3.83" calcext:value-type="float">
            <text:p>3.83</text:p>
          </table:table-cell>
          <table:table-cell table:style-name="ce5" table:formula="of:=[.A485]*[.$G$2]*(1/([.$G$2]-[.$G$1]))+[.$G$2]*(-[.$G$1]/([.$G$2]-[.$G$1]))" office:value-type="float" office:value="3.78018900945047" calcext:value-type="float">
            <text:p>3.7802</text:p>
          </table:table-cell>
          <table:table-cell table:style-name="ce5" table:formula="of:=[.B485]/[.A485]" office:value-type="float" office:value="0.986994519438766" calcext:value-type="float">
            <text:p>0.9870</text:p>
          </table:table-cell>
          <table:table-cell table:number-columns-repeated="7"/>
        </table:table-row>
        <table:table-row table:style-name="ro1">
          <table:table-cell table:style-name="ce2" office:value-type="float" office:value="3.84" calcext:value-type="float">
            <text:p>3.84</text:p>
          </table:table-cell>
          <table:table-cell table:style-name="ce5" table:formula="of:=[.A486]*[.$G$2]*(1/([.$G$2]-[.$G$1]))+[.$G$2]*(-[.$G$1]/([.$G$2]-[.$G$1]))" office:value-type="float" office:value="3.79018950947547" calcext:value-type="float">
            <text:p>3.7902</text:p>
          </table:table-cell>
          <table:table-cell table:style-name="ce5" table:formula="of:=[.B486]/[.A486]" office:value-type="float" office:value="0.987028518092571" calcext:value-type="float">
            <text:p>0.9870</text:p>
          </table:table-cell>
          <table:table-cell table:number-columns-repeated="7"/>
        </table:table-row>
        <table:table-row table:style-name="ro1">
          <table:table-cell table:style-name="ce2" office:value-type="float" office:value="3.85" calcext:value-type="float">
            <text:p>3.85</text:p>
          </table:table-cell>
          <table:table-cell table:style-name="ce5" table:formula="of:=[.A487]*[.$G$2]*(1/([.$G$2]-[.$G$1]))+[.$G$2]*(-[.$G$1]/([.$G$2]-[.$G$1]))" office:value-type="float" office:value="3.80019000950048" calcext:value-type="float">
            <text:p>3.8002</text:p>
          </table:table-cell>
          <table:table-cell table:style-name="ce5" table:formula="of:=[.B487]/[.A487]" office:value-type="float" office:value="0.987062340129993" calcext:value-type="float">
            <text:p>0.9871</text:p>
          </table:table-cell>
          <table:table-cell table:number-columns-repeated="7"/>
        </table:table-row>
        <table:table-row table:style-name="ro1">
          <table:table-cell table:style-name="ce2" office:value-type="float" office:value="3.86" calcext:value-type="float">
            <text:p>3.86</text:p>
          </table:table-cell>
          <table:table-cell table:style-name="ce5" table:formula="of:=[.A488]*[.$G$2]*(1/([.$G$2]-[.$G$1]))+[.$G$2]*(-[.$G$1]/([.$G$2]-[.$G$1]))" office:value-type="float" office:value="3.81019050952548" calcext:value-type="float">
            <text:p>3.8102</text:p>
          </table:table-cell>
          <table:table-cell table:style-name="ce5" table:formula="of:=[.B488]/[.A488]" office:value-type="float" office:value="0.987095986923699" calcext:value-type="float">
            <text:p>0.9871</text:p>
          </table:table-cell>
          <table:table-cell table:number-columns-repeated="7"/>
        </table:table-row>
        <table:table-row table:style-name="ro1">
          <table:table-cell table:style-name="ce2" office:value-type="float" office:value="3.87" calcext:value-type="float">
            <text:p>3.87</text:p>
          </table:table-cell>
          <table:table-cell table:style-name="ce5" table:formula="of:=[.A489]*[.$G$2]*(1/([.$G$2]-[.$G$1]))+[.$G$2]*(-[.$G$1]/([.$G$2]-[.$G$1]))" office:value-type="float" office:value="3.82019100955048" calcext:value-type="float">
            <text:p>3.8202</text:p>
          </table:table-cell>
          <table:table-cell table:style-name="ce5" table:formula="of:=[.B489]/[.A489]" office:value-type="float" office:value="0.987129459832165" calcext:value-type="float">
            <text:p>0.9871</text:p>
          </table:table-cell>
          <table:table-cell table:number-columns-repeated="7"/>
        </table:table-row>
        <table:table-row table:style-name="ro1">
          <table:table-cell table:style-name="ce2" office:value-type="float" office:value="3.88" calcext:value-type="float">
            <text:p>3.88</text:p>
          </table:table-cell>
          <table:table-cell table:style-name="ce5" table:formula="of:=[.A490]*[.$G$2]*(1/([.$G$2]-[.$G$1]))+[.$G$2]*(-[.$G$1]/([.$G$2]-[.$G$1]))" office:value-type="float" office:value="3.83019150957548" calcext:value-type="float">
            <text:p>3.8302</text:p>
          </table:table-cell>
          <table:table-cell table:style-name="ce5" table:formula="of:=[.B490]/[.A490]" office:value-type="float" office:value="0.987162760199866" calcext:value-type="float">
            <text:p>0.9872</text:p>
          </table:table-cell>
          <table:table-cell table:number-columns-repeated="7"/>
        </table:table-row>
        <table:table-row table:style-name="ro1">
          <table:table-cell table:style-name="ce2" office:value-type="float" office:value="3.89" calcext:value-type="float">
            <text:p>3.89</text:p>
          </table:table-cell>
          <table:table-cell table:style-name="ce5" table:formula="of:=[.A491]*[.$G$2]*(1/([.$G$2]-[.$G$1]))+[.$G$2]*(-[.$G$1]/([.$G$2]-[.$G$1]))" office:value-type="float" office:value="3.84019200960048" calcext:value-type="float">
            <text:p>3.8402</text:p>
          </table:table-cell>
          <table:table-cell table:style-name="ce5" table:formula="of:=[.B491]/[.A491]" office:value-type="float" office:value="0.98719588935745" calcext:value-type="float">
            <text:p>0.9872</text:p>
          </table:table-cell>
          <table:table-cell table:number-columns-repeated="7"/>
        </table:table-row>
        <table:table-row table:style-name="ro1">
          <table:table-cell table:style-name="ce2" office:value-type="float" office:value="3.9" calcext:value-type="float">
            <text:p>3.90</text:p>
          </table:table-cell>
          <table:table-cell table:style-name="ce5" table:formula="of:=[.A492]*[.$G$2]*(1/([.$G$2]-[.$G$1]))+[.$G$2]*(-[.$G$1]/([.$G$2]-[.$G$1]))" office:value-type="float" office:value="3.85019250962548" calcext:value-type="float">
            <text:p>3.8502</text:p>
          </table:table-cell>
          <table:table-cell table:style-name="ce5" table:formula="of:=[.B492]/[.A492]" office:value-type="float" office:value="0.987228848621918" calcext:value-type="float">
            <text:p>0.9872</text:p>
          </table:table-cell>
          <table:table-cell table:number-columns-repeated="7"/>
        </table:table-row>
        <table:table-row table:style-name="ro1">
          <table:table-cell table:style-name="ce2" office:value-type="float" office:value="3.91" calcext:value-type="float">
            <text:p>3.91</text:p>
          </table:table-cell>
          <table:table-cell table:style-name="ce5" table:formula="of:=[.A493]*[.$G$2]*(1/([.$G$2]-[.$G$1]))+[.$G$2]*(-[.$G$1]/([.$G$2]-[.$G$1]))" office:value-type="float" office:value="3.86019300965048" calcext:value-type="float">
            <text:p>3.8602</text:p>
          </table:table-cell>
          <table:table-cell table:style-name="ce5" table:formula="of:=[.B493]/[.A493]" office:value-type="float" office:value="0.987261639296798" calcext:value-type="float">
            <text:p>0.9873</text:p>
          </table:table-cell>
          <table:table-cell table:number-columns-repeated="7"/>
        </table:table-row>
        <table:table-row table:style-name="ro1">
          <table:table-cell table:style-name="ce2" office:value-type="float" office:value="3.92" calcext:value-type="float">
            <text:p>3.92</text:p>
          </table:table-cell>
          <table:table-cell table:style-name="ce5" table:formula="of:=[.A494]*[.$G$2]*(1/([.$G$2]-[.$G$1]))+[.$G$2]*(-[.$G$1]/([.$G$2]-[.$G$1]))" office:value-type="float" office:value="3.87019350967548" calcext:value-type="float">
            <text:p>3.8702</text:p>
          </table:table-cell>
          <table:table-cell table:style-name="ce5" table:formula="of:=[.B494]/[.A494]" office:value-type="float" office:value="0.987294262672317" calcext:value-type="float">
            <text:p>0.9873</text:p>
          </table:table-cell>
          <table:table-cell table:number-columns-repeated="7"/>
        </table:table-row>
        <table:table-row table:style-name="ro1">
          <table:table-cell table:style-name="ce2" office:value-type="float" office:value="3.93" calcext:value-type="float">
            <text:p>3.93</text:p>
          </table:table-cell>
          <table:table-cell table:style-name="ce5" table:formula="of:=[.A495]*[.$G$2]*(1/([.$G$2]-[.$G$1]))+[.$G$2]*(-[.$G$1]/([.$G$2]-[.$G$1]))" office:value-type="float" office:value="3.88019400970049" calcext:value-type="float">
            <text:p>3.8802</text:p>
          </table:table-cell>
          <table:table-cell table:style-name="ce5" table:formula="of:=[.B495]/[.A495]" office:value-type="float" office:value="0.987326720025569" calcext:value-type="float">
            <text:p>0.9873</text:p>
          </table:table-cell>
          <table:table-cell table:number-columns-repeated="7"/>
        </table:table-row>
        <table:table-row table:style-name="ro1">
          <table:table-cell table:style-name="ce2" office:value-type="float" office:value="3.94" calcext:value-type="float">
            <text:p>3.94</text:p>
          </table:table-cell>
          <table:table-cell table:style-name="ce5" table:formula="of:=[.A496]*[.$G$2]*(1/([.$G$2]-[.$G$1]))+[.$G$2]*(-[.$G$1]/([.$G$2]-[.$G$1]))" office:value-type="float" office:value="3.89019450972549" calcext:value-type="float">
            <text:p>3.8902</text:p>
          </table:table-cell>
          <table:table-cell table:style-name="ce5" table:formula="of:=[.B496]/[.A496]" office:value-type="float" office:value="0.987359012620682" calcext:value-type="float">
            <text:p>0.9874</text:p>
          </table:table-cell>
          <table:table-cell table:number-columns-repeated="7"/>
        </table:table-row>
        <table:table-row table:style-name="ro1">
          <table:table-cell table:style-name="ce2" office:value-type="float" office:value="3.95" calcext:value-type="float">
            <text:p>3.95</text:p>
          </table:table-cell>
          <table:table-cell table:style-name="ce5" table:formula="of:=[.A497]*[.$G$2]*(1/([.$G$2]-[.$G$1]))+[.$G$2]*(-[.$G$1]/([.$G$2]-[.$G$1]))" office:value-type="float" office:value="3.90019500975049" calcext:value-type="float">
            <text:p>3.9002</text:p>
          </table:table-cell>
          <table:table-cell table:style-name="ce5" table:formula="of:=[.B497]/[.A497]" office:value-type="float" office:value="0.987391141708984" calcext:value-type="float">
            <text:p>0.9874</text:p>
          </table:table-cell>
          <table:table-cell table:number-columns-repeated="7"/>
        </table:table-row>
        <table:table-row table:style-name="ro1">
          <table:table-cell table:style-name="ce2" office:value-type="float" office:value="3.96" calcext:value-type="float">
            <text:p>3.96</text:p>
          </table:table-cell>
          <table:table-cell table:style-name="ce5" table:formula="of:=[.A498]*[.$G$2]*(1/([.$G$2]-[.$G$1]))+[.$G$2]*(-[.$G$1]/([.$G$2]-[.$G$1]))" office:value-type="float" office:value="3.91019550977549" calcext:value-type="float">
            <text:p>3.9102</text:p>
          </table:table-cell>
          <table:table-cell table:style-name="ce5" table:formula="of:=[.B498]/[.A498]" office:value-type="float" office:value="0.987423108529164" calcext:value-type="float">
            <text:p>0.9874</text:p>
          </table:table-cell>
          <table:table-cell table:number-columns-repeated="7"/>
        </table:table-row>
        <table:table-row table:style-name="ro1">
          <table:table-cell table:style-name="ce2" office:value-type="float" office:value="3.97" calcext:value-type="float">
            <text:p>3.97</text:p>
          </table:table-cell>
          <table:table-cell table:style-name="ce5" table:formula="of:=[.A499]*[.$G$2]*(1/([.$G$2]-[.$G$1]))+[.$G$2]*(-[.$G$1]/([.$G$2]-[.$G$1]))" office:value-type="float" office:value="3.92019600980049" calcext:value-type="float">
            <text:p>3.9202</text:p>
          </table:table-cell>
          <table:table-cell table:style-name="ce5" table:formula="of:=[.B499]/[.A499]" office:value-type="float" office:value="0.987454914307428" calcext:value-type="float">
            <text:p>0.9875</text:p>
          </table:table-cell>
          <table:table-cell table:number-columns-repeated="7"/>
        </table:table-row>
        <table:table-row table:style-name="ro1">
          <table:table-cell table:style-name="ce2" office:value-type="float" office:value="3.98" calcext:value-type="float">
            <text:p>3.98</text:p>
          </table:table-cell>
          <table:table-cell table:style-name="ce5" table:formula="of:=[.A500]*[.$G$2]*(1/([.$G$2]-[.$G$1]))+[.$G$2]*(-[.$G$1]/([.$G$2]-[.$G$1]))" office:value-type="float" office:value="3.93019650982549" calcext:value-type="float">
            <text:p>3.9302</text:p>
          </table:table-cell>
          <table:table-cell table:style-name="ce5" table:formula="of:=[.B500]/[.A500]" office:value-type="float" office:value="0.987486560257661" calcext:value-type="float">
            <text:p>0.9875</text:p>
          </table:table-cell>
          <table:table-cell table:number-columns-repeated="7"/>
        </table:table-row>
        <table:table-row table:style-name="ro1">
          <table:table-cell table:style-name="ce2" office:value-type="float" office:value="3.99" calcext:value-type="float">
            <text:p>3.99</text:p>
          </table:table-cell>
          <table:table-cell table:style-name="ce5" table:formula="of:=[.A501]*[.$G$2]*(1/([.$G$2]-[.$G$1]))+[.$G$2]*(-[.$G$1]/([.$G$2]-[.$G$1]))" office:value-type="float" office:value="3.94019700985049" calcext:value-type="float">
            <text:p>3.9402</text:p>
          </table:table-cell>
          <table:table-cell table:style-name="ce5" table:formula="of:=[.B501]/[.A501]" office:value-type="float" office:value="0.987518047581577" calcext:value-type="float">
            <text:p>0.9875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.00</text:p>
          </table:table-cell>
          <table:table-cell table:style-name="ce5" table:formula="of:=[.A502]*[.$G$2]*(1/([.$G$2]-[.$G$1]))+[.$G$2]*(-[.$G$1]/([.$G$2]-[.$G$1]))" office:value-type="float" office:value="3.95019750987549" calcext:value-type="float">
            <text:p>3.9502</text:p>
          </table:table-cell>
          <table:table-cell table:style-name="ce5" table:formula="of:=[.B502]/[.A502]" office:value-type="float" office:value="0.987549377468874" calcext:value-type="float">
            <text:p>0.9875</text:p>
          </table:table-cell>
          <table:table-cell table:number-columns-repeated="7"/>
        </table:table-row>
        <table:table-row table:style-name="ro1">
          <table:table-cell table:style-name="ce2" office:value-type="float" office:value="4.01" calcext:value-type="float">
            <text:p>4.01</text:p>
          </table:table-cell>
          <table:table-cell table:style-name="ce5" table:formula="of:=[.A503]*[.$G$2]*(1/([.$G$2]-[.$G$1]))+[.$G$2]*(-[.$G$1]/([.$G$2]-[.$G$1]))" office:value-type="float" office:value="3.96019800990049" calcext:value-type="float">
            <text:p>3.9602</text:p>
          </table:table-cell>
          <table:table-cell table:style-name="ce5" table:formula="of:=[.B503]/[.A503]" office:value-type="float" office:value="0.98758055109738" calcext:value-type="float">
            <text:p>0.9876</text:p>
          </table:table-cell>
          <table:table-cell table:number-columns-repeated="7"/>
        </table:table-row>
        <table:table-row table:style-name="ro1">
          <table:table-cell table:style-name="ce2" office:value-type="float" office:value="4.02" calcext:value-type="float">
            <text:p>4.02</text:p>
          </table:table-cell>
          <table:table-cell table:style-name="ce5" table:formula="of:=[.A504]*[.$G$2]*(1/([.$G$2]-[.$G$1]))+[.$G$2]*(-[.$G$1]/([.$G$2]-[.$G$1]))" office:value-type="float" office:value="3.9701985099255" calcext:value-type="float">
            <text:p>3.9702</text:p>
          </table:table-cell>
          <table:table-cell table:style-name="ce5" table:formula="of:=[.B504]/[.A504]" office:value-type="float" office:value="0.987611569633208" calcext:value-type="float">
            <text:p>0.9876</text:p>
          </table:table-cell>
          <table:table-cell table:number-columns-repeated="7"/>
        </table:table-row>
        <table:table-row table:style-name="ro1">
          <table:table-cell table:style-name="ce2" office:value-type="float" office:value="4.03" calcext:value-type="float">
            <text:p>4.03</text:p>
          </table:table-cell>
          <table:table-cell table:style-name="ce5" table:formula="of:=[.A505]*[.$G$2]*(1/([.$G$2]-[.$G$1]))+[.$G$2]*(-[.$G$1]/([.$G$2]-[.$G$1]))" office:value-type="float" office:value="3.9801990099505" calcext:value-type="float">
            <text:p>3.9802</text:p>
          </table:table-cell>
          <table:table-cell table:style-name="ce5" table:formula="of:=[.B505]/[.A505]" office:value-type="float" office:value="0.987642434230893" calcext:value-type="float">
            <text:p>0.9876</text:p>
          </table:table-cell>
          <table:table-cell table:number-columns-repeated="7"/>
        </table:table-row>
        <table:table-row table:style-name="ro1">
          <table:table-cell table:style-name="ce2" office:value-type="float" office:value="4.04" calcext:value-type="float">
            <text:p>4.04</text:p>
          </table:table-cell>
          <table:table-cell table:style-name="ce5" table:formula="of:=[.A506]*[.$G$2]*(1/([.$G$2]-[.$G$1]))+[.$G$2]*(-[.$G$1]/([.$G$2]-[.$G$1]))" office:value-type="float" office:value="3.9901995099755" calcext:value-type="float">
            <text:p>3.9902</text:p>
          </table:table-cell>
          <table:table-cell table:style-name="ce5" table:formula="of:=[.B506]/[.A506]" office:value-type="float" office:value="0.987673146033539" calcext:value-type="float">
            <text:p>0.9877</text:p>
          </table:table-cell>
          <table:table-cell table:number-columns-repeated="7"/>
        </table:table-row>
        <table:table-row table:style-name="ro1">
          <table:table-cell table:style-name="ce2" office:value-type="float" office:value="4.05" calcext:value-type="float">
            <text:p>4.05</text:p>
          </table:table-cell>
          <table:table-cell table:style-name="ce5" table:formula="of:=[.A507]*[.$G$2]*(1/([.$G$2]-[.$G$1]))+[.$G$2]*(-[.$G$1]/([.$G$2]-[.$G$1]))" office:value-type="float" office:value="4.0002000100005" calcext:value-type="float">
            <text:p>4.0002</text:p>
          </table:table-cell>
          <table:table-cell table:style-name="ce5" table:formula="of:=[.B507]/[.A507]" office:value-type="float" office:value="0.987703706172963" calcext:value-type="float">
            <text:p>0.9877</text:p>
          </table:table-cell>
          <table:table-cell table:number-columns-repeated="7"/>
        </table:table-row>
        <table:table-row table:style-name="ro1">
          <table:table-cell table:style-name="ce2" office:value-type="float" office:value="4.06" calcext:value-type="float">
            <text:p>4.06</text:p>
          </table:table-cell>
          <table:table-cell table:style-name="ce5" table:formula="of:=[.A508]*[.$G$2]*(1/([.$G$2]-[.$G$1]))+[.$G$2]*(-[.$G$1]/([.$G$2]-[.$G$1]))" office:value-type="float" office:value="4.0102005100255" calcext:value-type="float">
            <text:p>4.0102</text:p>
          </table:table-cell>
          <table:table-cell table:style-name="ce5" table:formula="of:=[.B508]/[.A508]" office:value-type="float" office:value="0.987734115769828" calcext:value-type="float">
            <text:p>0.9877</text:p>
          </table:table-cell>
          <table:table-cell table:number-columns-repeated="7"/>
        </table:table-row>
        <table:table-row table:style-name="ro1">
          <table:table-cell table:style-name="ce2" office:value-type="float" office:value="4.07" calcext:value-type="float">
            <text:p>4.07</text:p>
          </table:table-cell>
          <table:table-cell table:style-name="ce5" table:formula="of:=[.A509]*[.$G$2]*(1/([.$G$2]-[.$G$1]))+[.$G$2]*(-[.$G$1]/([.$G$2]-[.$G$1]))" office:value-type="float" office:value="4.0202010100505" calcext:value-type="float">
            <text:p>4.0202</text:p>
          </table:table-cell>
          <table:table-cell table:style-name="ce5" table:formula="of:=[.B509]/[.A509]" office:value-type="float" office:value="0.987764375933784" calcext:value-type="float">
            <text:p>0.9878</text:p>
          </table:table-cell>
          <table:table-cell table:number-columns-repeated="7"/>
        </table:table-row>
        <table:table-row table:style-name="ro1">
          <table:table-cell table:style-name="ce2" office:value-type="float" office:value="4.08" calcext:value-type="float">
            <text:p>4.08</text:p>
          </table:table-cell>
          <table:table-cell table:style-name="ce5" table:formula="of:=[.A510]*[.$G$2]*(1/([.$G$2]-[.$G$1]))+[.$G$2]*(-[.$G$1]/([.$G$2]-[.$G$1]))" office:value-type="float" office:value="4.0302015100755" calcext:value-type="float">
            <text:p>4.0302</text:p>
          </table:table-cell>
          <table:table-cell table:style-name="ce5" table:formula="of:=[.B510]/[.A510]" office:value-type="float" office:value="0.987794487763604" calcext:value-type="float">
            <text:p>0.9878</text:p>
          </table:table-cell>
          <table:table-cell table:number-columns-repeated="7"/>
        </table:table-row>
        <table:table-row table:style-name="ro1">
          <table:table-cell table:style-name="ce2" office:value-type="float" office:value="4.09" calcext:value-type="float">
            <text:p>4.09</text:p>
          </table:table-cell>
          <table:table-cell table:style-name="ce5" table:formula="of:=[.A511]*[.$G$2]*(1/([.$G$2]-[.$G$1]))+[.$G$2]*(-[.$G$1]/([.$G$2]-[.$G$1]))" office:value-type="float" office:value="4.04020201010051" calcext:value-type="float">
            <text:p>4.0402</text:p>
          </table:table-cell>
          <table:table-cell table:style-name="ce5" table:formula="of:=[.B511]/[.A511]" office:value-type="float" office:value="0.987824452347312" calcext:value-type="float">
            <text:p>0.9878</text:p>
          </table:table-cell>
          <table:table-cell table:number-columns-repeated="7"/>
        </table:table-row>
        <table:table-row table:style-name="ro1">
          <table:table-cell table:style-name="ce2" office:value-type="float" office:value="4.1" calcext:value-type="float">
            <text:p>4.10</text:p>
          </table:table-cell>
          <table:table-cell table:style-name="ce5" table:formula="of:=[.A512]*[.$G$2]*(1/([.$G$2]-[.$G$1]))+[.$G$2]*(-[.$G$1]/([.$G$2]-[.$G$1]))" office:value-type="float" office:value="4.05020251012551" calcext:value-type="float">
            <text:p>4.0502</text:p>
          </table:table-cell>
          <table:table-cell table:style-name="ce5" table:formula="of:=[.B512]/[.A512]" office:value-type="float" office:value="0.987854270762318" calcext:value-type="float">
            <text:p>0.9879</text:p>
          </table:table-cell>
          <table:table-cell table:number-columns-repeated="7"/>
        </table:table-row>
        <table:table-row table:style-name="ro1">
          <table:table-cell table:style-name="ce2" office:value-type="float" office:value="4.11" calcext:value-type="float">
            <text:p>4.11</text:p>
          </table:table-cell>
          <table:table-cell table:style-name="ce5" table:formula="of:=[.A513]*[.$G$2]*(1/([.$G$2]-[.$G$1]))+[.$G$2]*(-[.$G$1]/([.$G$2]-[.$G$1]))" office:value-type="float" office:value="4.06020301015051" calcext:value-type="float">
            <text:p>4.0602</text:p>
          </table:table-cell>
          <table:table-cell table:style-name="ce5" table:formula="of:=[.B513]/[.A513]" office:value-type="float" office:value="0.987883944075549" calcext:value-type="float">
            <text:p>0.9879</text:p>
          </table:table-cell>
          <table:table-cell table:number-columns-repeated="7"/>
        </table:table-row>
        <table:table-row table:style-name="ro1">
          <table:table-cell table:style-name="ce2" office:value-type="float" office:value="4.12" calcext:value-type="float">
            <text:p>4.12</text:p>
          </table:table-cell>
          <table:table-cell table:style-name="ce5" table:formula="of:=[.A514]*[.$G$2]*(1/([.$G$2]-[.$G$1]))+[.$G$2]*(-[.$G$1]/([.$G$2]-[.$G$1]))" office:value-type="float" office:value="4.07020351017551" calcext:value-type="float">
            <text:p>4.0702</text:p>
          </table:table-cell>
          <table:table-cell table:style-name="ce5" table:formula="of:=[.B514]/[.A514]" office:value-type="float" office:value="0.98791347334357" calcext:value-type="float">
            <text:p>0.9879</text:p>
          </table:table-cell>
          <table:table-cell table:number-columns-repeated="7"/>
        </table:table-row>
        <table:table-row table:style-name="ro1">
          <table:table-cell table:style-name="ce2" office:value-type="float" office:value="4.13" calcext:value-type="float">
            <text:p>4.13</text:p>
          </table:table-cell>
          <table:table-cell table:style-name="ce5" table:formula="of:=[.A515]*[.$G$2]*(1/([.$G$2]-[.$G$1]))+[.$G$2]*(-[.$G$1]/([.$G$2]-[.$G$1]))" office:value-type="float" office:value="4.08020401020051" calcext:value-type="float">
            <text:p>4.0802</text:p>
          </table:table-cell>
          <table:table-cell table:style-name="ce5" table:formula="of:=[.B515]/[.A515]" office:value-type="float" office:value="0.987942859612714" calcext:value-type="float">
            <text:p>0.9879</text:p>
          </table:table-cell>
          <table:table-cell table:number-columns-repeated="7"/>
        </table:table-row>
        <table:table-row table:style-name="ro1">
          <table:table-cell table:style-name="ce2" office:value-type="float" office:value="4.14" calcext:value-type="float">
            <text:p>4.14</text:p>
          </table:table-cell>
          <table:table-cell table:style-name="ce5" table:formula="of:=[.A516]*[.$G$2]*(1/([.$G$2]-[.$G$1]))+[.$G$2]*(-[.$G$1]/([.$G$2]-[.$G$1]))" office:value-type="float" office:value="4.09020451022551" calcext:value-type="float">
            <text:p>4.0902</text:p>
          </table:table-cell>
          <table:table-cell table:style-name="ce5" table:formula="of:=[.B516]/[.A516]" office:value-type="float" office:value="0.987972103919206" calcext:value-type="float">
            <text:p>0.9880</text:p>
          </table:table-cell>
          <table:table-cell table:number-columns-repeated="7"/>
        </table:table-row>
        <table:table-row table:style-name="ro1">
          <table:table-cell table:style-name="ce2" office:value-type="float" office:value="4.15" calcext:value-type="float">
            <text:p>4.15</text:p>
          </table:table-cell>
          <table:table-cell table:style-name="ce5" table:formula="of:=[.A517]*[.$G$2]*(1/([.$G$2]-[.$G$1]))+[.$G$2]*(-[.$G$1]/([.$G$2]-[.$G$1]))" office:value-type="float" office:value="4.10020501025051" calcext:value-type="float">
            <text:p>4.1002</text:p>
          </table:table-cell>
          <table:table-cell table:style-name="ce5" table:formula="of:=[.B517]/[.A517]" office:value-type="float" office:value="0.98800120728928" calcext:value-type="float">
            <text:p>0.9880</text:p>
          </table:table-cell>
          <table:table-cell table:number-columns-repeated="7"/>
        </table:table-row>
        <table:table-row table:style-name="ro1">
          <table:table-cell table:style-name="ce2" office:value-type="float" office:value="4.16" calcext:value-type="float">
            <text:p>4.16</text:p>
          </table:table-cell>
          <table:table-cell table:style-name="ce5" table:formula="of:=[.A518]*[.$G$2]*(1/([.$G$2]-[.$G$1]))+[.$G$2]*(-[.$G$1]/([.$G$2]-[.$G$1]))" office:value-type="float" office:value="4.11020551027551" calcext:value-type="float">
            <text:p>4.1102</text:p>
          </table:table-cell>
          <table:table-cell table:style-name="ce5" table:formula="of:=[.B518]/[.A518]" office:value-type="float" office:value="0.988030170739306" calcext:value-type="float">
            <text:p>0.9880</text:p>
          </table:table-cell>
          <table:table-cell table:number-columns-repeated="7"/>
        </table:table-row>
        <table:table-row table:style-name="ro1">
          <table:table-cell table:style-name="ce2" office:value-type="float" office:value="4.17" calcext:value-type="float">
            <text:p>4.17</text:p>
          </table:table-cell>
          <table:table-cell table:style-name="ce5" table:formula="of:=[.A519]*[.$G$2]*(1/([.$G$2]-[.$G$1]))+[.$G$2]*(-[.$G$1]/([.$G$2]-[.$G$1]))" office:value-type="float" office:value="4.12020601030052" calcext:value-type="float">
            <text:p>4.1202</text:p>
          </table:table-cell>
          <table:table-cell table:style-name="ce5" table:formula="of:=[.B519]/[.A519]" office:value-type="float" office:value="0.988058995275903" calcext:value-type="float">
            <text:p>0.9881</text:p>
          </table:table-cell>
          <table:table-cell table:number-columns-repeated="7"/>
        </table:table-row>
        <table:table-row table:style-name="ro1">
          <table:table-cell table:style-name="ce2" office:value-type="float" office:value="4.18" calcext:value-type="float">
            <text:p>4.18</text:p>
          </table:table-cell>
          <table:table-cell table:style-name="ce5" table:formula="of:=[.A520]*[.$G$2]*(1/([.$G$2]-[.$G$1]))+[.$G$2]*(-[.$G$1]/([.$G$2]-[.$G$1]))" office:value-type="float" office:value="4.13020651032552" calcext:value-type="float">
            <text:p>4.1302</text:p>
          </table:table-cell>
          <table:table-cell table:style-name="ce5" table:formula="of:=[.B520]/[.A520]" office:value-type="float" office:value="0.988087681896057" calcext:value-type="float">
            <text:p>0.9881</text:p>
          </table:table-cell>
          <table:table-cell table:number-columns-repeated="7"/>
        </table:table-row>
        <table:table-row table:style-name="ro1">
          <table:table-cell table:style-name="ce2" office:value-type="float" office:value="4.19" calcext:value-type="float">
            <text:p>4.19</text:p>
          </table:table-cell>
          <table:table-cell table:style-name="ce5" table:formula="of:=[.A521]*[.$G$2]*(1/([.$G$2]-[.$G$1]))+[.$G$2]*(-[.$G$1]/([.$G$2]-[.$G$1]))" office:value-type="float" office:value="4.14020701035052" calcext:value-type="float">
            <text:p>4.1402</text:p>
          </table:table-cell>
          <table:table-cell table:style-name="ce5" table:formula="of:=[.B521]/[.A521]" office:value-type="float" office:value="0.988116231587236" calcext:value-type="float">
            <text:p>0.9881</text:p>
          </table:table-cell>
          <table:table-cell table:number-columns-repeated="7"/>
        </table:table-row>
        <table:table-row table:style-name="ro1">
          <table:table-cell table:style-name="ce2" office:value-type="float" office:value="4.2" calcext:value-type="float">
            <text:p>4.20</text:p>
          </table:table-cell>
          <table:table-cell table:style-name="ce5" table:formula="of:=[.A522]*[.$G$2]*(1/([.$G$2]-[.$G$1]))+[.$G$2]*(-[.$G$1]/([.$G$2]-[.$G$1]))" office:value-type="float" office:value="4.15020751037552" calcext:value-type="float">
            <text:p>4.1502</text:p>
          </table:table-cell>
          <table:table-cell table:style-name="ce5" table:formula="of:=[.B522]/[.A522]" office:value-type="float" office:value="0.988144645327504" calcext:value-type="float">
            <text:p>0.9881</text:p>
          </table:table-cell>
          <table:table-cell table:number-columns-repeated="7"/>
        </table:table-row>
        <table:table-row table:style-name="ro1">
          <table:table-cell table:style-name="ce2" office:value-type="float" office:value="4.21" calcext:value-type="float">
            <text:p>4.21</text:p>
          </table:table-cell>
          <table:table-cell table:style-name="ce5" table:formula="of:=[.A523]*[.$G$2]*(1/([.$G$2]-[.$G$1]))+[.$G$2]*(-[.$G$1]/([.$G$2]-[.$G$1]))" office:value-type="float" office:value="4.16020801040052" calcext:value-type="float">
            <text:p>4.1602</text:p>
          </table:table-cell>
          <table:table-cell table:style-name="ce5" table:formula="of:=[.B523]/[.A523]" office:value-type="float" office:value="0.988172924085634" calcext:value-type="float">
            <text:p>0.9882</text:p>
          </table:table-cell>
          <table:table-cell table:number-columns-repeated="7"/>
        </table:table-row>
        <table:table-row table:style-name="ro1">
          <table:table-cell table:style-name="ce2" office:value-type="float" office:value="4.22" calcext:value-type="float">
            <text:p>4.22</text:p>
          </table:table-cell>
          <table:table-cell table:style-name="ce5" table:formula="of:=[.A524]*[.$G$2]*(1/([.$G$2]-[.$G$1]))+[.$G$2]*(-[.$G$1]/([.$G$2]-[.$G$1]))" office:value-type="float" office:value="4.17020851042552" calcext:value-type="float">
            <text:p>4.1702</text:p>
          </table:table-cell>
          <table:table-cell table:style-name="ce5" table:formula="of:=[.B524]/[.A524]" office:value-type="float" office:value="0.988201068821214" calcext:value-type="float">
            <text:p>0.9882</text:p>
          </table:table-cell>
          <table:table-cell table:number-columns-repeated="7"/>
        </table:table-row>
        <table:table-row table:style-name="ro1">
          <table:table-cell table:style-name="ce2" office:value-type="float" office:value="4.23" calcext:value-type="float">
            <text:p>4.23</text:p>
          </table:table-cell>
          <table:table-cell table:style-name="ce5" table:formula="of:=[.A525]*[.$G$2]*(1/([.$G$2]-[.$G$1]))+[.$G$2]*(-[.$G$1]/([.$G$2]-[.$G$1]))" office:value-type="float" office:value="4.18020901045052" calcext:value-type="float">
            <text:p>4.1802</text:p>
          </table:table-cell>
          <table:table-cell table:style-name="ce5" table:formula="of:=[.B525]/[.A525]" office:value-type="float" office:value="0.988229080484757" calcext:value-type="float">
            <text:p>0.9882</text:p>
          </table:table-cell>
          <table:table-cell table:number-columns-repeated="7"/>
        </table:table-row>
        <table:table-row table:style-name="ro1">
          <table:table-cell table:style-name="ce2" office:value-type="float" office:value="4.24" calcext:value-type="float">
            <text:p>4.24</text:p>
          </table:table-cell>
          <table:table-cell table:style-name="ce5" table:formula="of:=[.A526]*[.$G$2]*(1/([.$G$2]-[.$G$1]))+[.$G$2]*(-[.$G$1]/([.$G$2]-[.$G$1]))" office:value-type="float" office:value="4.19020951047552" calcext:value-type="float">
            <text:p>4.1902</text:p>
          </table:table-cell>
          <table:table-cell table:style-name="ce5" table:formula="of:=[.B526]/[.A526]" office:value-type="float" office:value="0.988256960017812" calcext:value-type="float">
            <text:p>0.9883</text:p>
          </table:table-cell>
          <table:table-cell table:number-columns-repeated="7"/>
        </table:table-row>
        <table:table-row table:style-name="ro1">
          <table:table-cell table:style-name="ce2" office:value-type="float" office:value="4.25" calcext:value-type="float">
            <text:p>4.25</text:p>
          </table:table-cell>
          <table:table-cell table:style-name="ce5" table:formula="of:=[.A527]*[.$G$2]*(1/([.$G$2]-[.$G$1]))+[.$G$2]*(-[.$G$1]/([.$G$2]-[.$G$1]))" office:value-type="float" office:value="4.20021001050053" calcext:value-type="float">
            <text:p>4.2002</text:p>
          </table:table-cell>
          <table:table-cell table:style-name="ce5" table:formula="of:=[.B527]/[.A527]" office:value-type="float" office:value="0.988284708353065" calcext:value-type="float">
            <text:p>0.9883</text:p>
          </table:table-cell>
          <table:table-cell table:number-columns-repeated="7"/>
        </table:table-row>
        <table:table-row table:style-name="ro1">
          <table:table-cell table:style-name="ce2" office:value-type="float" office:value="4.26" calcext:value-type="float">
            <text:p>4.26</text:p>
          </table:table-cell>
          <table:table-cell table:style-name="ce5" table:formula="of:=[.A528]*[.$G$2]*(1/([.$G$2]-[.$G$1]))+[.$G$2]*(-[.$G$1]/([.$G$2]-[.$G$1]))" office:value-type="float" office:value="4.21021051052553" calcext:value-type="float">
            <text:p>4.2102</text:p>
          </table:table-cell>
          <table:table-cell table:style-name="ce5" table:formula="of:=[.B528]/[.A528]" office:value-type="float" office:value="0.988312326414443" calcext:value-type="float">
            <text:p>0.9883</text:p>
          </table:table-cell>
          <table:table-cell table:number-columns-repeated="7"/>
        </table:table-row>
        <table:table-row table:style-name="ro1">
          <table:table-cell table:style-name="ce2" office:value-type="float" office:value="4.27" calcext:value-type="float">
            <text:p>4.27</text:p>
          </table:table-cell>
          <table:table-cell table:style-name="ce5" table:formula="of:=[.A529]*[.$G$2]*(1/([.$G$2]-[.$G$1]))+[.$G$2]*(-[.$G$1]/([.$G$2]-[.$G$1]))" office:value-type="float" office:value="4.22021101055053" calcext:value-type="float">
            <text:p>4.2202</text:p>
          </table:table-cell>
          <table:table-cell table:style-name="ce5" table:formula="of:=[.B529]/[.A529]" office:value-type="float" office:value="0.98833981511722" calcext:value-type="float">
            <text:p>0.9883</text:p>
          </table:table-cell>
          <table:table-cell table:number-columns-repeated="7"/>
        </table:table-row>
        <table:table-row table:style-name="ro1">
          <table:table-cell table:style-name="ce2" office:value-type="float" office:value="4.28" calcext:value-type="float">
            <text:p>4.28</text:p>
          </table:table-cell>
          <table:table-cell table:style-name="ce5" table:formula="of:=[.A530]*[.$G$2]*(1/([.$G$2]-[.$G$1]))+[.$G$2]*(-[.$G$1]/([.$G$2]-[.$G$1]))" office:value-type="float" office:value="4.23021151057553" calcext:value-type="float">
            <text:p>4.2302</text:p>
          </table:table-cell>
          <table:table-cell table:style-name="ce5" table:formula="of:=[.B530]/[.A530]" office:value-type="float" office:value="0.988367175368114" calcext:value-type="float">
            <text:p>0.9884</text:p>
          </table:table-cell>
          <table:table-cell table:number-columns-repeated="7"/>
        </table:table-row>
        <table:table-row table:style-name="ro1">
          <table:table-cell table:style-name="ce2" office:value-type="float" office:value="4.29" calcext:value-type="float">
            <text:p>4.29</text:p>
          </table:table-cell>
          <table:table-cell table:style-name="ce5" table:formula="of:=[.A531]*[.$G$2]*(1/([.$G$2]-[.$G$1]))+[.$G$2]*(-[.$G$1]/([.$G$2]-[.$G$1]))" office:value-type="float" office:value="4.24021201060053" calcext:value-type="float">
            <text:p>4.2402</text:p>
          </table:table-cell>
          <table:table-cell table:style-name="ce5" table:formula="of:=[.B531]/[.A531]" office:value-type="float" office:value="0.988394408065392" calcext:value-type="float">
            <text:p>0.9884</text:p>
          </table:table-cell>
          <table:table-cell table:number-columns-repeated="7"/>
        </table:table-row>
        <table:table-row table:style-name="ro1">
          <table:table-cell table:style-name="ce2" office:value-type="float" office:value="4.3" calcext:value-type="float">
            <text:p>4.30</text:p>
          </table:table-cell>
          <table:table-cell table:style-name="ce5" table:formula="of:=[.A532]*[.$G$2]*(1/([.$G$2]-[.$G$1]))+[.$G$2]*(-[.$G$1]/([.$G$2]-[.$G$1]))" office:value-type="float" office:value="4.25021251062553" calcext:value-type="float">
            <text:p>4.2502</text:p>
          </table:table-cell>
          <table:table-cell table:style-name="ce5" table:formula="of:=[.B532]/[.A532]" office:value-type="float" office:value="0.988421514098961" calcext:value-type="float">
            <text:p>0.9884</text:p>
          </table:table-cell>
          <table:table-cell table:number-columns-repeated="7"/>
        </table:table-row>
        <table:table-row table:style-name="ro1">
          <table:table-cell table:style-name="ce2" office:value-type="float" office:value="4.31" calcext:value-type="float">
            <text:p>4.31</text:p>
          </table:table-cell>
          <table:table-cell table:style-name="ce5" table:formula="of:=[.A533]*[.$G$2]*(1/([.$G$2]-[.$G$1]))+[.$G$2]*(-[.$G$1]/([.$G$2]-[.$G$1]))" office:value-type="float" office:value="4.26021301065053" calcext:value-type="float">
            <text:p>4.2602</text:p>
          </table:table-cell>
          <table:table-cell table:style-name="ce5" table:formula="of:=[.B533]/[.A533]" office:value-type="float" office:value="0.988448494350472" calcext:value-type="float">
            <text:p>0.9884</text:p>
          </table:table-cell>
          <table:table-cell table:number-columns-repeated="7"/>
        </table:table-row>
        <table:table-row table:style-name="ro1">
          <table:table-cell table:style-name="ce2" office:value-type="float" office:value="4.32" calcext:value-type="float">
            <text:p>4.32</text:p>
          </table:table-cell>
          <table:table-cell table:style-name="ce5" table:formula="of:=[.A534]*[.$G$2]*(1/([.$G$2]-[.$G$1]))+[.$G$2]*(-[.$G$1]/([.$G$2]-[.$G$1]))" office:value-type="float" office:value="4.27021351067553" calcext:value-type="float">
            <text:p>4.2702</text:p>
          </table:table-cell>
          <table:table-cell table:style-name="ce5" table:formula="of:=[.B534]/[.A534]" office:value-type="float" office:value="0.98847534969341" calcext:value-type="float">
            <text:p>0.9885</text:p>
          </table:table-cell>
          <table:table-cell table:number-columns-repeated="7"/>
        </table:table-row>
        <table:table-row table:style-name="ro1">
          <table:table-cell table:style-name="ce2" office:value-type="float" office:value="4.33" calcext:value-type="float">
            <text:p>4.33</text:p>
          </table:table-cell>
          <table:table-cell table:style-name="ce5" table:formula="of:=[.A535]*[.$G$2]*(1/([.$G$2]-[.$G$1]))+[.$G$2]*(-[.$G$1]/([.$G$2]-[.$G$1]))" office:value-type="float" office:value="4.28021401070053" calcext:value-type="float">
            <text:p>4.2802</text:p>
          </table:table-cell>
          <table:table-cell table:style-name="ce5" table:formula="of:=[.B535]/[.A535]" office:value-type="float" office:value="0.988502080993195" calcext:value-type="float">
            <text:p>0.9885</text:p>
          </table:table-cell>
          <table:table-cell table:number-columns-repeated="7"/>
        </table:table-row>
        <table:table-row table:style-name="ro1">
          <table:table-cell table:style-name="ce2" office:value-type="float" office:value="4.34" calcext:value-type="float">
            <text:p>4.34</text:p>
          </table:table-cell>
          <table:table-cell table:style-name="ce5" table:formula="of:=[.A536]*[.$G$2]*(1/([.$G$2]-[.$G$1]))+[.$G$2]*(-[.$G$1]/([.$G$2]-[.$G$1]))" office:value-type="float" office:value="4.29021451072554" calcext:value-type="float">
            <text:p>4.2902</text:p>
          </table:table-cell>
          <table:table-cell table:style-name="ce5" table:formula="of:=[.B536]/[.A536]" office:value-type="float" office:value="0.988528689107266" calcext:value-type="float">
            <text:p>0.9885</text:p>
          </table:table-cell>
          <table:table-cell table:number-columns-repeated="7"/>
        </table:table-row>
        <table:table-row table:style-name="ro1">
          <table:table-cell table:style-name="ce2" office:value-type="float" office:value="4.35" calcext:value-type="float">
            <text:p>4.35</text:p>
          </table:table-cell>
          <table:table-cell table:style-name="ce5" table:formula="of:=[.A537]*[.$G$2]*(1/([.$G$2]-[.$G$1]))+[.$G$2]*(-[.$G$1]/([.$G$2]-[.$G$1]))" office:value-type="float" office:value="4.30021501075054" calcext:value-type="float">
            <text:p>4.3002</text:p>
          </table:table-cell>
          <table:table-cell table:style-name="ce5" table:formula="of:=[.B537]/[.A537]" office:value-type="float" office:value="0.988555174885181" calcext:value-type="float">
            <text:p>0.9886</text:p>
          </table:table-cell>
          <table:table-cell table:number-columns-repeated="7"/>
        </table:table-row>
        <table:table-row table:style-name="ro1">
          <table:table-cell table:style-name="ce2" office:value-type="float" office:value="4.36" calcext:value-type="float">
            <text:p>4.36</text:p>
          </table:table-cell>
          <table:table-cell table:style-name="ce5" table:formula="of:=[.A538]*[.$G$2]*(1/([.$G$2]-[.$G$1]))+[.$G$2]*(-[.$G$1]/([.$G$2]-[.$G$1]))" office:value-type="float" office:value="4.31021551077554" calcext:value-type="float">
            <text:p>4.3102</text:p>
          </table:table-cell>
          <table:table-cell table:style-name="ce5" table:formula="of:=[.B538]/[.A538]" office:value-type="float" office:value="0.988581539168701" calcext:value-type="float">
            <text:p>0.9886</text:p>
          </table:table-cell>
          <table:table-cell table:number-columns-repeated="7"/>
        </table:table-row>
        <table:table-row table:style-name="ro1">
          <table:table-cell table:style-name="ce2" office:value-type="float" office:value="4.37" calcext:value-type="float">
            <text:p>4.37</text:p>
          </table:table-cell>
          <table:table-cell table:style-name="ce5" table:formula="of:=[.A539]*[.$G$2]*(1/([.$G$2]-[.$G$1]))+[.$G$2]*(-[.$G$1]/([.$G$2]-[.$G$1]))" office:value-type="float" office:value="4.32021601080054" calcext:value-type="float">
            <text:p>4.3202</text:p>
          </table:table-cell>
          <table:table-cell table:style-name="ce5" table:formula="of:=[.B539]/[.A539]" office:value-type="float" office:value="0.988607782791886" calcext:value-type="float">
            <text:p>0.9886</text:p>
          </table:table-cell>
          <table:table-cell table:number-columns-repeated="7"/>
        </table:table-row>
        <table:table-row table:style-name="ro1">
          <table:table-cell table:style-name="ce2" office:value-type="float" office:value="4.38" calcext:value-type="float">
            <text:p>4.38</text:p>
          </table:table-cell>
          <table:table-cell table:style-name="ce5" table:formula="of:=[.A540]*[.$G$2]*(1/([.$G$2]-[.$G$1]))+[.$G$2]*(-[.$G$1]/([.$G$2]-[.$G$1]))" office:value-type="float" office:value="4.33021651082554" calcext:value-type="float">
            <text:p>4.3302</text:p>
          </table:table-cell>
          <table:table-cell table:style-name="ce5" table:formula="of:=[.B540]/[.A540]" office:value-type="float" office:value="0.988633906581174" calcext:value-type="float">
            <text:p>0.9886</text:p>
          </table:table-cell>
          <table:table-cell table:number-columns-repeated="7"/>
        </table:table-row>
        <table:table-row table:style-name="ro1">
          <table:table-cell table:style-name="ce2" office:value-type="float" office:value="4.39" calcext:value-type="float">
            <text:p>4.39</text:p>
          </table:table-cell>
          <table:table-cell table:style-name="ce5" table:formula="of:=[.A541]*[.$G$2]*(1/([.$G$2]-[.$G$1]))+[.$G$2]*(-[.$G$1]/([.$G$2]-[.$G$1]))" office:value-type="float" office:value="4.34021701085054" calcext:value-type="float">
            <text:p>4.3402</text:p>
          </table:table-cell>
          <table:table-cell table:style-name="ce5" table:formula="of:=[.B541]/[.A541]" office:value-type="float" office:value="0.988659911355477" calcext:value-type="float">
            <text:p>0.9887</text:p>
          </table:table-cell>
          <table:table-cell table:number-columns-repeated="7"/>
        </table:table-row>
        <table:table-row table:style-name="ro1">
          <table:table-cell table:style-name="ce2" office:value-type="float" office:value="4.4" calcext:value-type="float">
            <text:p>4.40</text:p>
          </table:table-cell>
          <table:table-cell table:style-name="ce5" table:formula="of:=[.A542]*[.$G$2]*(1/([.$G$2]-[.$G$1]))+[.$G$2]*(-[.$G$1]/([.$G$2]-[.$G$1]))" office:value-type="float" office:value="4.35021751087554" calcext:value-type="float">
            <text:p>4.3502</text:p>
          </table:table-cell>
          <table:table-cell table:style-name="ce5" table:formula="of:=[.B542]/[.A542]" office:value-type="float" office:value="0.98868579792626" calcext:value-type="float">
            <text:p>0.9887</text:p>
          </table:table-cell>
          <table:table-cell table:number-columns-repeated="7"/>
        </table:table-row>
        <table:table-row table:style-name="ro1">
          <table:table-cell table:style-name="ce2" office:value-type="float" office:value="4.41" calcext:value-type="float">
            <text:p>4.41</text:p>
          </table:table-cell>
          <table:table-cell table:style-name="ce5" table:formula="of:=[.A543]*[.$G$2]*(1/([.$G$2]-[.$G$1]))+[.$G$2]*(-[.$G$1]/([.$G$2]-[.$G$1]))" office:value-type="float" office:value="4.36021801090055" calcext:value-type="float">
            <text:p>4.3602</text:p>
          </table:table-cell>
          <table:table-cell table:style-name="ce5" table:formula="of:=[.B543]/[.A543]" office:value-type="float" office:value="0.988711567097629" calcext:value-type="float">
            <text:p>0.9887</text:p>
          </table:table-cell>
          <table:table-cell table:number-columns-repeated="7"/>
        </table:table-row>
        <table:table-row table:style-name="ro1">
          <table:table-cell table:style-name="ce2" office:value-type="float" office:value="4.42" calcext:value-type="float">
            <text:p>4.42</text:p>
          </table:table-cell>
          <table:table-cell table:style-name="ce5" table:formula="of:=[.A544]*[.$G$2]*(1/([.$G$2]-[.$G$1]))+[.$G$2]*(-[.$G$1]/([.$G$2]-[.$G$1]))" office:value-type="float" office:value="4.37021851092555" calcext:value-type="float">
            <text:p>4.3702</text:p>
          </table:table-cell>
          <table:table-cell table:style-name="ce5" table:formula="of:=[.B544]/[.A544]" office:value-type="float" office:value="0.988737219666413" calcext:value-type="float">
            <text:p>0.9887</text:p>
          </table:table-cell>
          <table:table-cell table:number-columns-repeated="7"/>
        </table:table-row>
        <table:table-row table:style-name="ro1">
          <table:table-cell table:style-name="ce2" office:value-type="float" office:value="4.43" calcext:value-type="float">
            <text:p>4.43</text:p>
          </table:table-cell>
          <table:table-cell table:style-name="ce5" table:formula="of:=[.A545]*[.$G$2]*(1/([.$G$2]-[.$G$1]))+[.$G$2]*(-[.$G$1]/([.$G$2]-[.$G$1]))" office:value-type="float" office:value="4.38021901095055" calcext:value-type="float">
            <text:p>4.3802</text:p>
          </table:table-cell>
          <table:table-cell table:style-name="ce5" table:formula="of:=[.B545]/[.A545]" office:value-type="float" office:value="0.988762756422246" calcext:value-type="float">
            <text:p>0.9888</text:p>
          </table:table-cell>
          <table:table-cell table:number-columns-repeated="7"/>
        </table:table-row>
        <table:table-row table:style-name="ro1">
          <table:table-cell table:style-name="ce2" office:value-type="float" office:value="4.44" calcext:value-type="float">
            <text:p>4.44</text:p>
          </table:table-cell>
          <table:table-cell table:style-name="ce5" table:formula="of:=[.A546]*[.$G$2]*(1/([.$G$2]-[.$G$1]))+[.$G$2]*(-[.$G$1]/([.$G$2]-[.$G$1]))" office:value-type="float" office:value="4.39021951097555" calcext:value-type="float">
            <text:p>4.3902</text:p>
          </table:table-cell>
          <table:table-cell table:style-name="ce5" table:formula="of:=[.B546]/[.A546]" office:value-type="float" office:value="0.988788178147646" calcext:value-type="float">
            <text:p>0.9888</text:p>
          </table:table-cell>
          <table:table-cell table:number-columns-repeated="7"/>
        </table:table-row>
        <table:table-row table:style-name="ro1">
          <table:table-cell table:style-name="ce2" office:value-type="float" office:value="4.45" calcext:value-type="float">
            <text:p>4.45</text:p>
          </table:table-cell>
          <table:table-cell table:style-name="ce5" table:formula="of:=[.A547]*[.$G$2]*(1/([.$G$2]-[.$G$1]))+[.$G$2]*(-[.$G$1]/([.$G$2]-[.$G$1]))" office:value-type="float" office:value="4.40022001100055" calcext:value-type="float">
            <text:p>4.4002</text:p>
          </table:table-cell>
          <table:table-cell table:style-name="ce5" table:formula="of:=[.B547]/[.A547]" office:value-type="float" office:value="0.988813485618101" calcext:value-type="float">
            <text:p>0.9888</text:p>
          </table:table-cell>
          <table:table-cell table:number-columns-repeated="7"/>
        </table:table-row>
        <table:table-row table:style-name="ro1">
          <table:table-cell table:style-name="ce2" office:value-type="float" office:value="4.46" calcext:value-type="float">
            <text:p>4.46</text:p>
          </table:table-cell>
          <table:table-cell table:style-name="ce5" table:formula="of:=[.A548]*[.$G$2]*(1/([.$G$2]-[.$G$1]))+[.$G$2]*(-[.$G$1]/([.$G$2]-[.$G$1]))" office:value-type="float" office:value="4.41022051102555" calcext:value-type="float">
            <text:p>4.4102</text:p>
          </table:table-cell>
          <table:table-cell table:style-name="ce5" table:formula="of:=[.B548]/[.A548]" office:value-type="float" office:value="0.988838679602142" calcext:value-type="float">
            <text:p>0.9888</text:p>
          </table:table-cell>
          <table:table-cell table:number-columns-repeated="7"/>
        </table:table-row>
        <table:table-row table:style-name="ro1">
          <table:table-cell table:style-name="ce2" office:value-type="float" office:value="4.47" calcext:value-type="float">
            <text:p>4.47</text:p>
          </table:table-cell>
          <table:table-cell table:style-name="ce5" table:formula="of:=[.A549]*[.$G$2]*(1/([.$G$2]-[.$G$1]))+[.$G$2]*(-[.$G$1]/([.$G$2]-[.$G$1]))" office:value-type="float" office:value="4.42022101105055" calcext:value-type="float">
            <text:p>4.4202</text:p>
          </table:table-cell>
          <table:table-cell table:style-name="ce5" table:formula="of:=[.B549]/[.A549]" office:value-type="float" office:value="0.988863760861421" calcext:value-type="float">
            <text:p>0.9889</text:p>
          </table:table-cell>
          <table:table-cell table:number-columns-repeated="7"/>
        </table:table-row>
        <table:table-row table:style-name="ro1">
          <table:table-cell table:style-name="ce2" office:value-type="float" office:value="4.48" calcext:value-type="float">
            <text:p>4.48</text:p>
          </table:table-cell>
          <table:table-cell table:style-name="ce5" table:formula="of:=[.A550]*[.$G$2]*(1/([.$G$2]-[.$G$1]))+[.$G$2]*(-[.$G$1]/([.$G$2]-[.$G$1]))" office:value-type="float" office:value="4.43022151107555" calcext:value-type="float">
            <text:p>4.4302</text:p>
          </table:table-cell>
          <table:table-cell table:style-name="ce5" table:formula="of:=[.B550]/[.A550]" office:value-type="float" office:value="0.988888730150793" calcext:value-type="float">
            <text:p>0.9889</text:p>
          </table:table-cell>
          <table:table-cell table:number-columns-repeated="7"/>
        </table:table-row>
        <table:table-row table:style-name="ro1">
          <table:table-cell table:style-name="ce2" office:value-type="float" office:value="4.49" calcext:value-type="float">
            <text:p>4.49</text:p>
          </table:table-cell>
          <table:table-cell table:style-name="ce5" table:formula="of:=[.A551]*[.$G$2]*(1/([.$G$2]-[.$G$1]))+[.$G$2]*(-[.$G$1]/([.$G$2]-[.$G$1]))" office:value-type="float" office:value="4.44022201110056" calcext:value-type="float">
            <text:p>4.4402</text:p>
          </table:table-cell>
          <table:table-cell table:style-name="ce5" table:formula="of:=[.B551]/[.A551]" office:value-type="float" office:value="0.988913588218387" calcext:value-type="float">
            <text:p>0.9889</text:p>
          </table:table-cell>
          <table:table-cell table:number-columns-repeated="7"/>
        </table:table-row>
        <table:table-row table:style-name="ro1">
          <table:table-cell table:style-name="ce2" office:value-type="float" office:value="4.5" calcext:value-type="float">
            <text:p>4.50</text:p>
          </table:table-cell>
          <table:table-cell table:style-name="ce5" table:formula="of:=[.A552]*[.$G$2]*(1/([.$G$2]-[.$G$1]))+[.$G$2]*(-[.$G$1]/([.$G$2]-[.$G$1]))" office:value-type="float" office:value="4.45022251112556" calcext:value-type="float">
            <text:p>4.4502</text:p>
          </table:table-cell>
          <table:table-cell table:style-name="ce5" table:formula="of:=[.B552]/[.A552]" office:value-type="float" office:value="0.988938335805679" calcext:value-type="float">
            <text:p>0.9889</text:p>
          </table:table-cell>
          <table:table-cell table:number-columns-repeated="7"/>
        </table:table-row>
        <table:table-row table:style-name="ro1">
          <table:table-cell table:style-name="ce2" office:value-type="float" office:value="4.51" calcext:value-type="float">
            <text:p>4.51</text:p>
          </table:table-cell>
          <table:table-cell table:style-name="ce5" table:formula="of:=[.A553]*[.$G$2]*(1/([.$G$2]-[.$G$1]))+[.$G$2]*(-[.$G$1]/([.$G$2]-[.$G$1]))" office:value-type="float" office:value="4.46022301115056" calcext:value-type="float">
            <text:p>4.4602</text:p>
          </table:table-cell>
          <table:table-cell table:style-name="ce5" table:formula="of:=[.B553]/[.A553]" office:value-type="float" office:value="0.988962973647574" calcext:value-type="float">
            <text:p>0.9890</text:p>
          </table:table-cell>
          <table:table-cell table:number-columns-repeated="7"/>
        </table:table-row>
        <table:table-row table:style-name="ro1">
          <table:table-cell table:style-name="ce2" office:value-type="float" office:value="4.52" calcext:value-type="float">
            <text:p>4.52</text:p>
          </table:table-cell>
          <table:table-cell table:style-name="ce5" table:formula="of:=[.A554]*[.$G$2]*(1/([.$G$2]-[.$G$1]))+[.$G$2]*(-[.$G$1]/([.$G$2]-[.$G$1]))" office:value-type="float" office:value="4.47022351117556" calcext:value-type="float">
            <text:p>4.4702</text:p>
          </table:table-cell>
          <table:table-cell table:style-name="ce5" table:formula="of:=[.B554]/[.A554]" office:value-type="float" office:value="0.988987502472469" calcext:value-type="float">
            <text:p>0.9890</text:p>
          </table:table-cell>
          <table:table-cell table:number-columns-repeated="7"/>
        </table:table-row>
        <table:table-row table:style-name="ro1">
          <table:table-cell table:style-name="ce2" office:value-type="float" office:value="4.53" calcext:value-type="float">
            <text:p>4.53</text:p>
          </table:table-cell>
          <table:table-cell table:style-name="ce5" table:formula="of:=[.A555]*[.$G$2]*(1/([.$G$2]-[.$G$1]))+[.$G$2]*(-[.$G$1]/([.$G$2]-[.$G$1]))" office:value-type="float" office:value="4.48022401120056" calcext:value-type="float">
            <text:p>4.4802</text:p>
          </table:table-cell>
          <table:table-cell table:style-name="ce5" table:formula="of:=[.B555]/[.A555]" office:value-type="float" office:value="0.989011923002331" calcext:value-type="float">
            <text:p>0.9890</text:p>
          </table:table-cell>
          <table:table-cell table:number-columns-repeated="7"/>
        </table:table-row>
        <table:table-row table:style-name="ro1">
          <table:table-cell table:style-name="ce2" office:value-type="float" office:value="4.54" calcext:value-type="float">
            <text:p>4.54</text:p>
          </table:table-cell>
          <table:table-cell table:style-name="ce5" table:formula="of:=[.A556]*[.$G$2]*(1/([.$G$2]-[.$G$1]))+[.$G$2]*(-[.$G$1]/([.$G$2]-[.$G$1]))" office:value-type="float" office:value="4.49022451122556" calcext:value-type="float">
            <text:p>4.4902</text:p>
          </table:table-cell>
          <table:table-cell table:style-name="ce5" table:formula="of:=[.B556]/[.A556]" office:value-type="float" office:value="0.989036235952767" calcext:value-type="float">
            <text:p>0.9890</text:p>
          </table:table-cell>
          <table:table-cell table:number-columns-repeated="7"/>
        </table:table-row>
        <table:table-row table:style-name="ro1">
          <table:table-cell table:style-name="ce2" office:value-type="float" office:value="4.55" calcext:value-type="float">
            <text:p>4.55</text:p>
          </table:table-cell>
          <table:table-cell table:style-name="ce5" table:formula="of:=[.A557]*[.$G$2]*(1/([.$G$2]-[.$G$1]))+[.$G$2]*(-[.$G$1]/([.$G$2]-[.$G$1]))" office:value-type="float" office:value="4.50022501125056" calcext:value-type="float">
            <text:p>4.5002</text:p>
          </table:table-cell>
          <table:table-cell table:style-name="ce5" table:formula="of:=[.B557]/[.A557]" office:value-type="float" office:value="0.989060442033091" calcext:value-type="float">
            <text:p>0.9891</text:p>
          </table:table-cell>
          <table:table-cell table:number-columns-repeated="7"/>
        </table:table-row>
        <table:table-row table:style-name="ro1">
          <table:table-cell table:style-name="ce2" office:value-type="float" office:value="4.56" calcext:value-type="float">
            <text:p>4.56</text:p>
          </table:table-cell>
          <table:table-cell table:style-name="ce5" table:formula="of:=[.A558]*[.$G$2]*(1/([.$G$2]-[.$G$1]))+[.$G$2]*(-[.$G$1]/([.$G$2]-[.$G$1]))" office:value-type="float" office:value="4.51022551127557" calcext:value-type="float">
            <text:p>4.5102</text:p>
          </table:table-cell>
          <table:table-cell table:style-name="ce5" table:formula="of:=[.B558]/[.A558]" office:value-type="float" office:value="0.989084541946396" calcext:value-type="float">
            <text:p>0.9891</text:p>
          </table:table-cell>
          <table:table-cell table:number-columns-repeated="7"/>
        </table:table-row>
        <table:table-row table:style-name="ro1">
          <table:table-cell table:style-name="ce2" office:value-type="float" office:value="4.57" calcext:value-type="float">
            <text:p>4.57</text:p>
          </table:table-cell>
          <table:table-cell table:style-name="ce5" table:formula="of:=[.A559]*[.$G$2]*(1/([.$G$2]-[.$G$1]))+[.$G$2]*(-[.$G$1]/([.$G$2]-[.$G$1]))" office:value-type="float" office:value="4.52022601130057" calcext:value-type="float">
            <text:p>4.5202</text:p>
          </table:table-cell>
          <table:table-cell table:style-name="ce5" table:formula="of:=[.B559]/[.A559]" office:value-type="float" office:value="0.98910853638962" calcext:value-type="float">
            <text:p>0.9891</text:p>
          </table:table-cell>
          <table:table-cell table:number-columns-repeated="7"/>
        </table:table-row>
        <table:table-row table:style-name="ro1">
          <table:table-cell table:style-name="ce2" office:value-type="float" office:value="4.58" calcext:value-type="float">
            <text:p>4.58</text:p>
          </table:table-cell>
          <table:table-cell table:style-name="ce5" table:formula="of:=[.A560]*[.$G$2]*(1/([.$G$2]-[.$G$1]))+[.$G$2]*(-[.$G$1]/([.$G$2]-[.$G$1]))" office:value-type="float" office:value="4.53022651132557" calcext:value-type="float">
            <text:p>4.5302</text:p>
          </table:table-cell>
          <table:table-cell table:style-name="ce5" table:formula="of:=[.B560]/[.A560]" office:value-type="float" office:value="0.989132426053617" calcext:value-type="float">
            <text:p>0.9891</text:p>
          </table:table-cell>
          <table:table-cell table:number-columns-repeated="7"/>
        </table:table-row>
        <table:table-row table:style-name="ro1">
          <table:table-cell table:style-name="ce2" office:value-type="float" office:value="4.59" calcext:value-type="float">
            <text:p>4.59</text:p>
          </table:table-cell>
          <table:table-cell table:style-name="ce5" table:formula="of:=[.A561]*[.$G$2]*(1/([.$G$2]-[.$G$1]))+[.$G$2]*(-[.$G$1]/([.$G$2]-[.$G$1]))" office:value-type="float" office:value="4.54022701135057" calcext:value-type="float">
            <text:p>4.5402</text:p>
          </table:table-cell>
          <table:table-cell table:style-name="ce5" table:formula="of:=[.B561]/[.A561]" office:value-type="float" office:value="0.989156211623217" calcext:value-type="float">
            <text:p>0.9892</text:p>
          </table:table-cell>
          <table:table-cell table:number-columns-repeated="7"/>
        </table:table-row>
        <table:table-row table:style-name="ro1">
          <table:table-cell table:style-name="ce2" office:value-type="float" office:value="4.6" calcext:value-type="float">
            <text:p>4.60</text:p>
          </table:table-cell>
          <table:table-cell table:style-name="ce5" table:formula="of:=[.A562]*[.$G$2]*(1/([.$G$2]-[.$G$1]))+[.$G$2]*(-[.$G$1]/([.$G$2]-[.$G$1]))" office:value-type="float" office:value="4.55022751137557" calcext:value-type="float">
            <text:p>4.5502</text:p>
          </table:table-cell>
          <table:table-cell table:style-name="ce5" table:formula="of:=[.B562]/[.A562]" office:value-type="float" office:value="0.989179893777298" calcext:value-type="float">
            <text:p>0.9892</text:p>
          </table:table-cell>
          <table:table-cell table:number-columns-repeated="7"/>
        </table:table-row>
        <table:table-row table:style-name="ro1">
          <table:table-cell table:style-name="ce2" office:value-type="float" office:value="4.61" calcext:value-type="float">
            <text:p>4.61</text:p>
          </table:table-cell>
          <table:table-cell table:style-name="ce5" table:formula="of:=[.A563]*[.$G$2]*(1/([.$G$2]-[.$G$1]))+[.$G$2]*(-[.$G$1]/([.$G$2]-[.$G$1]))" office:value-type="float" office:value="4.56022801140057" calcext:value-type="float">
            <text:p>4.5602</text:p>
          </table:table-cell>
          <table:table-cell table:style-name="ce5" table:formula="of:=[.B563]/[.A563]" office:value-type="float" office:value="0.989203473188844" calcext:value-type="float">
            <text:p>0.9892</text:p>
          </table:table-cell>
          <table:table-cell table:number-columns-repeated="7"/>
        </table:table-row>
        <table:table-row table:style-name="ro1">
          <table:table-cell table:style-name="ce2" office:value-type="float" office:value="4.62" calcext:value-type="float">
            <text:p>4.62</text:p>
          </table:table-cell>
          <table:table-cell table:style-name="ce5" table:formula="of:=[.A564]*[.$G$2]*(1/([.$G$2]-[.$G$1]))+[.$G$2]*(-[.$G$1]/([.$G$2]-[.$G$1]))" office:value-type="float" office:value="4.57022851142557" calcext:value-type="float">
            <text:p>4.5702</text:p>
          </table:table-cell>
          <table:table-cell table:style-name="ce5" table:formula="of:=[.B564]/[.A564]" office:value-type="float" office:value="0.989226950525015" calcext:value-type="float">
            <text:p>0.9892</text:p>
          </table:table-cell>
          <table:table-cell table:number-columns-repeated="7"/>
        </table:table-row>
        <table:table-row table:style-name="ro1">
          <table:table-cell table:style-name="ce2" office:value-type="float" office:value="4.63" calcext:value-type="float">
            <text:p>4.63</text:p>
          </table:table-cell>
          <table:table-cell table:style-name="ce5" table:formula="of:=[.A565]*[.$G$2]*(1/([.$G$2]-[.$G$1]))+[.$G$2]*(-[.$G$1]/([.$G$2]-[.$G$1]))" office:value-type="float" office:value="4.58022901145057" calcext:value-type="float">
            <text:p>4.5802</text:p>
          </table:table-cell>
          <table:table-cell table:style-name="ce5" table:formula="of:=[.B565]/[.A565]" office:value-type="float" office:value="0.989250326447208" calcext:value-type="float">
            <text:p>0.9893</text:p>
          </table:table-cell>
          <table:table-cell table:number-columns-repeated="7"/>
        </table:table-row>
        <table:table-row table:style-name="ro1">
          <table:table-cell table:style-name="ce2" office:value-type="float" office:value="4.64" calcext:value-type="float">
            <text:p>4.64</text:p>
          </table:table-cell>
          <table:table-cell table:style-name="ce5" table:formula="of:=[.A566]*[.$G$2]*(1/([.$G$2]-[.$G$1]))+[.$G$2]*(-[.$G$1]/([.$G$2]-[.$G$1]))" office:value-type="float" office:value="4.59022951147558" calcext:value-type="float">
            <text:p>4.5902</text:p>
          </table:table-cell>
          <table:table-cell table:style-name="ce5" table:formula="of:=[.B566]/[.A566]" office:value-type="float" office:value="0.989273601611115" calcext:value-type="float">
            <text:p>0.9893</text:p>
          </table:table-cell>
          <table:table-cell table:number-columns-repeated="7"/>
        </table:table-row>
        <table:table-row table:style-name="ro1">
          <table:table-cell table:style-name="ce2" office:value-type="float" office:value="4.65" calcext:value-type="float">
            <text:p>4.65</text:p>
          </table:table-cell>
          <table:table-cell table:style-name="ce5" table:formula="of:=[.A567]*[.$G$2]*(1/([.$G$2]-[.$G$1]))+[.$G$2]*(-[.$G$1]/([.$G$2]-[.$G$1]))" office:value-type="float" office:value="4.60023001150058" calcext:value-type="float">
            <text:p>4.6002</text:p>
          </table:table-cell>
          <table:table-cell table:style-name="ce5" table:formula="of:=[.B567]/[.A567]" office:value-type="float" office:value="0.98929677666679" calcext:value-type="float">
            <text:p>0.9893</text:p>
          </table:table-cell>
          <table:table-cell table:number-columns-repeated="7"/>
        </table:table-row>
        <table:table-row table:style-name="ro1">
          <table:table-cell table:style-name="ce2" office:value-type="float" office:value="4.66" calcext:value-type="float">
            <text:p>4.66</text:p>
          </table:table-cell>
          <table:table-cell table:style-name="ce5" table:formula="of:=[.A568]*[.$G$2]*(1/([.$G$2]-[.$G$1]))+[.$G$2]*(-[.$G$1]/([.$G$2]-[.$G$1]))" office:value-type="float" office:value="4.61023051152558" calcext:value-type="float">
            <text:p>4.6102</text:p>
          </table:table-cell>
          <table:table-cell table:style-name="ce5" table:formula="of:=[.B568]/[.A568]" office:value-type="float" office:value="0.989319852258707" calcext:value-type="float">
            <text:p>0.9893</text:p>
          </table:table-cell>
          <table:table-cell table:number-columns-repeated="7"/>
        </table:table-row>
        <table:table-row table:style-name="ro1">
          <table:table-cell table:style-name="ce2" office:value-type="float" office:value="4.67" calcext:value-type="float">
            <text:p>4.67</text:p>
          </table:table-cell>
          <table:table-cell table:style-name="ce5" table:formula="of:=[.A569]*[.$G$2]*(1/([.$G$2]-[.$G$1]))+[.$G$2]*(-[.$G$1]/([.$G$2]-[.$G$1]))" office:value-type="float" office:value="4.62023101155058" calcext:value-type="float">
            <text:p>4.6202</text:p>
          </table:table-cell>
          <table:table-cell table:style-name="ce5" table:formula="of:=[.B569]/[.A569]" office:value-type="float" office:value="0.98934282902582" calcext:value-type="float">
            <text:p>0.9893</text:p>
          </table:table-cell>
          <table:table-cell table:number-columns-repeated="7"/>
        </table:table-row>
        <table:table-row table:style-name="ro1">
          <table:table-cell table:style-name="ce2" office:value-type="float" office:value="4.68" calcext:value-type="float">
            <text:p>4.68</text:p>
          </table:table-cell>
          <table:table-cell table:style-name="ce5" table:formula="of:=[.A570]*[.$G$2]*(1/([.$G$2]-[.$G$1]))+[.$G$2]*(-[.$G$1]/([.$G$2]-[.$G$1]))" office:value-type="float" office:value="4.63023151157558" calcext:value-type="float">
            <text:p>4.6302</text:p>
          </table:table-cell>
          <table:table-cell table:style-name="ce5" table:formula="of:=[.B570]/[.A570]" office:value-type="float" office:value="0.989365707601619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2" office:value-type="float" office:value="4.69" calcext:value-type="float">
            <text:p>4.69</text:p>
          </table:table-cell>
          <table:table-cell table:style-name="ce5" table:formula="of:=[.A571]*[.$G$2]*(1/([.$G$2]-[.$G$1]))+[.$G$2]*(-[.$G$1]/([.$G$2]-[.$G$1]))" office:value-type="float" office:value="4.64023201160058" calcext:value-type="float">
            <text:p>4.6402</text:p>
          </table:table-cell>
          <table:table-cell table:style-name="ce5" table:formula="of:=[.B571]/[.A571]" office:value-type="float" office:value="0.989388488614196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2" office:value-type="float" office:value="4.7" calcext:value-type="float">
            <text:p>4.70</text:p>
          </table:table-cell>
          <table:table-cell table:style-name="ce5" table:formula="of:=[.A572]*[.$G$2]*(1/([.$G$2]-[.$G$1]))+[.$G$2]*(-[.$G$1]/([.$G$2]-[.$G$1]))" office:value-type="float" office:value="4.65023251162558" calcext:value-type="float">
            <text:p>4.6502</text:p>
          </table:table-cell>
          <table:table-cell table:style-name="ce5" table:formula="of:=[.B572]/[.A572]" office:value-type="float" office:value="0.989411172686294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2" office:value-type="float" office:value="4.71" calcext:value-type="float">
            <text:p>4.71</text:p>
          </table:table-cell>
          <table:table-cell table:style-name="ce5" table:formula="of:=[.A573]*[.$G$2]*(1/([.$G$2]-[.$G$1]))+[.$G$2]*(-[.$G$1]/([.$G$2]-[.$G$1]))" office:value-type="float" office:value="4.66023301165058" calcext:value-type="float">
            <text:p>4.6602</text:p>
          </table:table-cell>
          <table:table-cell table:style-name="ce5" table:formula="of:=[.B573]/[.A573]" office:value-type="float" office:value="0.989433760435368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2" office:value-type="float" office:value="4.72" calcext:value-type="float">
            <text:p>4.72</text:p>
          </table:table-cell>
          <table:table-cell table:style-name="ce5" table:formula="of:=[.A574]*[.$G$2]*(1/([.$G$2]-[.$G$1]))+[.$G$2]*(-[.$G$1]/([.$G$2]-[.$G$1]))" office:value-type="float" office:value="4.67023351167559" calcext:value-type="float">
            <text:p>4.6702</text:p>
          </table:table-cell>
          <table:table-cell table:style-name="ce5" table:formula="of:=[.B574]/[.A574]" office:value-type="float" office:value="0.989456252473641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2" office:value-type="float" office:value="4.73" calcext:value-type="float">
            <text:p>4.73</text:p>
          </table:table-cell>
          <table:table-cell table:style-name="ce5" table:formula="of:=[.A575]*[.$G$2]*(1/([.$G$2]-[.$G$1]))+[.$G$2]*(-[.$G$1]/([.$G$2]-[.$G$1]))" office:value-type="float" office:value="4.68023401170059" calcext:value-type="float">
            <text:p>4.6802</text:p>
          </table:table-cell>
          <table:table-cell table:style-name="ce5" table:formula="of:=[.B575]/[.A575]" office:value-type="float" office:value="0.989478649408157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2" office:value-type="float" office:value="4.74" calcext:value-type="float">
            <text:p>4.74</text:p>
          </table:table-cell>
          <table:table-cell table:style-name="ce5" table:formula="of:=[.A576]*[.$G$2]*(1/([.$G$2]-[.$G$1]))+[.$G$2]*(-[.$G$1]/([.$G$2]-[.$G$1]))" office:value-type="float" office:value="4.69023451172559" calcext:value-type="float">
            <text:p>4.6902</text:p>
          </table:table-cell>
          <table:table-cell table:style-name="ce5" table:formula="of:=[.B576]/[.A576]" office:value-type="float" office:value="0.989500951840841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2" office:value-type="float" office:value="4.75" calcext:value-type="float">
            <text:p>4.75</text:p>
          </table:table-cell>
          <table:table-cell table:style-name="ce5" table:formula="of:=[.A577]*[.$G$2]*(1/([.$G$2]-[.$G$1]))+[.$G$2]*(-[.$G$1]/([.$G$2]-[.$G$1]))" office:value-type="float" office:value="4.70023501175059" calcext:value-type="float">
            <text:p>4.7002</text:p>
          </table:table-cell>
          <table:table-cell table:style-name="ce5" table:formula="of:=[.B577]/[.A577]" office:value-type="float" office:value="0.989523160368545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2" office:value-type="float" office:value="4.76" calcext:value-type="float">
            <text:p>4.76</text:p>
          </table:table-cell>
          <table:table-cell table:style-name="ce5" table:formula="of:=[.A578]*[.$G$2]*(1/([.$G$2]-[.$G$1]))+[.$G$2]*(-[.$G$1]/([.$G$2]-[.$G$1]))" office:value-type="float" office:value="4.71023551177559" calcext:value-type="float">
            <text:p>4.7102</text:p>
          </table:table-cell>
          <table:table-cell table:style-name="ce5" table:formula="of:=[.B578]/[.A578]" office:value-type="float" office:value="0.989545275583107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2" office:value-type="float" office:value="4.77" calcext:value-type="float">
            <text:p>4.77</text:p>
          </table:table-cell>
          <table:table-cell table:style-name="ce5" table:formula="of:=[.A579]*[.$G$2]*(1/([.$G$2]-[.$G$1]))+[.$G$2]*(-[.$G$1]/([.$G$2]-[.$G$1]))" office:value-type="float" office:value="4.72023601180059" calcext:value-type="float">
            <text:p>4.7202</text:p>
          </table:table-cell>
          <table:table-cell table:style-name="ce5" table:formula="of:=[.B579]/[.A579]" office:value-type="float" office:value="0.989567298071403" calcext:value-type="float">
            <text:p>0.9896</text:p>
          </table:table-cell>
          <table:table-cell table:number-columns-repeated="7"/>
        </table:table-row>
        <table:table-row table:style-name="ro1">
          <table:table-cell table:style-name="ce2" office:value-type="float" office:value="4.78" calcext:value-type="float">
            <text:p>4.78</text:p>
          </table:table-cell>
          <table:table-cell table:style-name="ce5" table:formula="of:=[.A580]*[.$G$2]*(1/([.$G$2]-[.$G$1]))+[.$G$2]*(-[.$G$1]/([.$G$2]-[.$G$1]))" office:value-type="float" office:value="4.73023651182559" calcext:value-type="float">
            <text:p>4.7302</text:p>
          </table:table-cell>
          <table:table-cell table:style-name="ce5" table:formula="of:=[.B580]/[.A580]" office:value-type="float" office:value="0.989589228415396" calcext:value-type="float">
            <text:p>0.9896</text:p>
          </table:table-cell>
          <table:table-cell table:number-columns-repeated="7"/>
        </table:table-row>
        <table:table-row table:style-name="ro1">
          <table:table-cell table:style-name="ce2" office:value-type="float" office:value="4.79" calcext:value-type="float">
            <text:p>4.79</text:p>
          </table:table-cell>
          <table:table-cell table:style-name="ce5" table:formula="of:=[.A581]*[.$G$2]*(1/([.$G$2]-[.$G$1]))+[.$G$2]*(-[.$G$1]/([.$G$2]-[.$G$1]))" office:value-type="float" office:value="4.74023701185059" calcext:value-type="float">
            <text:p>4.7402</text:p>
          </table:table-cell>
          <table:table-cell table:style-name="ce5" table:formula="of:=[.B581]/[.A581]" office:value-type="float" office:value="0.989611067192191" calcext:value-type="float">
            <text:p>0.9896</text:p>
          </table:table-cell>
          <table:table-cell table:number-columns-repeated="7"/>
        </table:table-row>
        <table:table-row table:style-name="ro1">
          <table:table-cell table:style-name="ce2" office:value-type="float" office:value="4.8" calcext:value-type="float">
            <text:p>4.80</text:p>
          </table:table-cell>
          <table:table-cell table:style-name="ce5" table:formula="of:=[.A582]*[.$G$2]*(1/([.$G$2]-[.$G$1]))+[.$G$2]*(-[.$G$1]/([.$G$2]-[.$G$1]))" office:value-type="float" office:value="4.75023751187559" calcext:value-type="float">
            <text:p>4.7502</text:p>
          </table:table-cell>
          <table:table-cell table:style-name="ce5" table:formula="of:=[.B582]/[.A582]" office:value-type="float" office:value="0.989632814974082" calcext:value-type="float">
            <text:p>0.9896</text:p>
          </table:table-cell>
          <table:table-cell table:number-columns-repeated="7"/>
        </table:table-row>
        <table:table-row table:style-name="ro1">
          <table:table-cell table:style-name="ce2" office:value-type="float" office:value="4.81" calcext:value-type="float">
            <text:p>4.81</text:p>
          </table:table-cell>
          <table:table-cell table:style-name="ce5" table:formula="of:=[.A583]*[.$G$2]*(1/([.$G$2]-[.$G$1]))+[.$G$2]*(-[.$G$1]/([.$G$2]-[.$G$1]))" office:value-type="float" office:value="4.7602380119006" calcext:value-type="float">
            <text:p>4.7602</text:p>
          </table:table-cell>
          <table:table-cell table:style-name="ce5" table:formula="of:=[.B583]/[.A583]" office:value-type="float" office:value="0.989654472328606" calcext:value-type="float">
            <text:p>0.9897</text:p>
          </table:table-cell>
          <table:table-cell table:number-columns-repeated="7"/>
        </table:table-row>
        <table:table-row table:style-name="ro1">
          <table:table-cell table:style-name="ce2" office:value-type="float" office:value="4.82" calcext:value-type="float">
            <text:p>4.82</text:p>
          </table:table-cell>
          <table:table-cell table:style-name="ce5" table:formula="of:=[.A584]*[.$G$2]*(1/([.$G$2]-[.$G$1]))+[.$G$2]*(-[.$G$1]/([.$G$2]-[.$G$1]))" office:value-type="float" office:value="4.7702385119256" calcext:value-type="float">
            <text:p>4.7702</text:p>
          </table:table-cell>
          <table:table-cell table:style-name="ce5" table:formula="of:=[.B584]/[.A584]" office:value-type="float" office:value="0.989676039818588" calcext:value-type="float">
            <text:p>0.9897</text:p>
          </table:table-cell>
          <table:table-cell table:number-columns-repeated="7"/>
        </table:table-row>
        <table:table-row table:style-name="ro1">
          <table:table-cell table:style-name="ce2" office:value-type="float" office:value="4.83" calcext:value-type="float">
            <text:p>4.83</text:p>
          </table:table-cell>
          <table:table-cell table:style-name="ce5" table:formula="of:=[.A585]*[.$G$2]*(1/([.$G$2]-[.$G$1]))+[.$G$2]*(-[.$G$1]/([.$G$2]-[.$G$1]))" office:value-type="float" office:value="4.7802390119506" calcext:value-type="float">
            <text:p>4.7802</text:p>
          </table:table-cell>
          <table:table-cell table:style-name="ce5" table:formula="of:=[.B585]/[.A585]" office:value-type="float" office:value="0.989697518002194" calcext:value-type="float">
            <text:p>0.9897</text:p>
          </table:table-cell>
          <table:table-cell table:number-columns-repeated="7"/>
        </table:table-row>
        <table:table-row table:style-name="ro1">
          <table:table-cell table:style-name="ce2" office:value-type="float" office:value="4.84" calcext:value-type="float">
            <text:p>4.84</text:p>
          </table:table-cell>
          <table:table-cell table:style-name="ce5" table:formula="of:=[.A586]*[.$G$2]*(1/([.$G$2]-[.$G$1]))+[.$G$2]*(-[.$G$1]/([.$G$2]-[.$G$1]))" office:value-type="float" office:value="4.7902395119756" calcext:value-type="float">
            <text:p>4.7902</text:p>
          </table:table-cell>
          <table:table-cell table:style-name="ce5" table:formula="of:=[.B586]/[.A586]" office:value-type="float" office:value="0.989718907432975" calcext:value-type="float">
            <text:p>0.9897</text:p>
          </table:table-cell>
          <table:table-cell table:number-columns-repeated="7"/>
        </table:table-row>
        <table:table-row table:style-name="ro1">
          <table:table-cell table:style-name="ce2" office:value-type="float" office:value="4.85" calcext:value-type="float">
            <text:p>4.85</text:p>
          </table:table-cell>
          <table:table-cell table:style-name="ce5" table:formula="of:=[.A587]*[.$G$2]*(1/([.$G$2]-[.$G$1]))+[.$G$2]*(-[.$G$1]/([.$G$2]-[.$G$1]))" office:value-type="float" office:value="4.8002400120006" calcext:value-type="float">
            <text:p>4.8002</text:p>
          </table:table-cell>
          <table:table-cell table:style-name="ce5" table:formula="of:=[.B587]/[.A587]" office:value-type="float" office:value="0.989740208659918" calcext:value-type="float">
            <text:p>0.9897</text:p>
          </table:table-cell>
          <table:table-cell table:number-columns-repeated="7"/>
        </table:table-row>
        <table:table-row table:style-name="ro1">
          <table:table-cell table:style-name="ce2" office:value-type="float" office:value="4.86" calcext:value-type="float">
            <text:p>4.86</text:p>
          </table:table-cell>
          <table:table-cell table:style-name="ce5" table:formula="of:=[.A588]*[.$G$2]*(1/([.$G$2]-[.$G$1]))+[.$G$2]*(-[.$G$1]/([.$G$2]-[.$G$1]))" office:value-type="float" office:value="4.8102405120256" calcext:value-type="float">
            <text:p>4.8102</text:p>
          </table:table-cell>
          <table:table-cell table:style-name="ce5" table:formula="of:=[.B588]/[.A588]" office:value-type="float" office:value="0.98976142222749" calcext:value-type="float">
            <text:p>0.9898</text:p>
          </table:table-cell>
          <table:table-cell table:number-columns-repeated="7"/>
        </table:table-row>
        <table:table-row table:style-name="ro1">
          <table:table-cell table:style-name="ce2" office:value-type="float" office:value="4.87" calcext:value-type="float">
            <text:p>4.87</text:p>
          </table:table-cell>
          <table:table-cell table:style-name="ce5" table:formula="of:=[.A589]*[.$G$2]*(1/([.$G$2]-[.$G$1]))+[.$G$2]*(-[.$G$1]/([.$G$2]-[.$G$1]))" office:value-type="float" office:value="4.8202410120506" calcext:value-type="float">
            <text:p>4.8202</text:p>
          </table:table-cell>
          <table:table-cell table:style-name="ce5" table:formula="of:=[.B589]/[.A589]" office:value-type="float" office:value="0.989782548675688" calcext:value-type="float">
            <text:p>0.9898</text:p>
          </table:table-cell>
          <table:table-cell table:number-columns-repeated="7"/>
        </table:table-row>
        <table:table-row table:style-name="ro1">
          <table:table-cell table:style-name="ce2" office:value-type="float" office:value="4.88" calcext:value-type="float">
            <text:p>4.88</text:p>
          </table:table-cell>
          <table:table-cell table:style-name="ce5" table:formula="of:=[.A590]*[.$G$2]*(1/([.$G$2]-[.$G$1]))+[.$G$2]*(-[.$G$1]/([.$G$2]-[.$G$1]))" office:value-type="float" office:value="4.8302415120756" calcext:value-type="float">
            <text:p>4.8302</text:p>
          </table:table-cell>
          <table:table-cell table:style-name="ce5" table:formula="of:=[.B590]/[.A590]" office:value-type="float" office:value="0.989803588540083" calcext:value-type="float">
            <text:p>0.9898</text:p>
          </table:table-cell>
          <table:table-cell table:number-columns-repeated="7"/>
        </table:table-row>
        <table:table-row table:style-name="ro1">
          <table:table-cell table:style-name="ce2" office:value-type="float" office:value="4.89" calcext:value-type="float">
            <text:p>4.89</text:p>
          </table:table-cell>
          <table:table-cell table:style-name="ce5" table:formula="of:=[.A591]*[.$G$2]*(1/([.$G$2]-[.$G$1]))+[.$G$2]*(-[.$G$1]/([.$G$2]-[.$G$1]))" office:value-type="float" office:value="4.84024201210061" calcext:value-type="float">
            <text:p>4.8402</text:p>
          </table:table-cell>
          <table:table-cell table:style-name="ce5" table:formula="of:=[.B591]/[.A591]" office:value-type="float" office:value="0.989824542351862" calcext:value-type="float">
            <text:p>0.9898</text:p>
          </table:table-cell>
          <table:table-cell table:number-columns-repeated="7"/>
        </table:table-row>
        <table:table-row table:style-name="ro1">
          <table:table-cell table:style-name="ce2" office:value-type="float" office:value="4.9" calcext:value-type="float">
            <text:p>4.90</text:p>
          </table:table-cell>
          <table:table-cell table:style-name="ce5" table:formula="of:=[.A592]*[.$G$2]*(1/([.$G$2]-[.$G$1]))+[.$G$2]*(-[.$G$1]/([.$G$2]-[.$G$1]))" office:value-type="float" office:value="4.85024251212561" calcext:value-type="float">
            <text:p>4.8502</text:p>
          </table:table-cell>
          <table:table-cell table:style-name="ce5" table:formula="of:=[.B592]/[.A592]" office:value-type="float" office:value="0.989845410637879" calcext:value-type="float">
            <text:p>0.9898</text:p>
          </table:table-cell>
          <table:table-cell table:number-columns-repeated="7"/>
        </table:table-row>
        <table:table-row table:style-name="ro1">
          <table:table-cell table:style-name="ce2" office:value-type="float" office:value="4.91" calcext:value-type="float">
            <text:p>4.91</text:p>
          </table:table-cell>
          <table:table-cell table:style-name="ce5" table:formula="of:=[.A593]*[.$G$2]*(1/([.$G$2]-[.$G$1]))+[.$G$2]*(-[.$G$1]/([.$G$2]-[.$G$1]))" office:value-type="float" office:value="4.86024301215061" calcext:value-type="float">
            <text:p>4.8602</text:p>
          </table:table-cell>
          <table:table-cell table:style-name="ce5" table:formula="of:=[.B593]/[.A593]" office:value-type="float" office:value="0.989866193920694" calcext:value-type="float">
            <text:p>0.9899</text:p>
          </table:table-cell>
          <table:table-cell table:number-columns-repeated="7"/>
        </table:table-row>
        <table:table-row table:style-name="ro1">
          <table:table-cell table:style-name="ce2" office:value-type="float" office:value="4.92" calcext:value-type="float">
            <text:p>4.92</text:p>
          </table:table-cell>
          <table:table-cell table:style-name="ce5" table:formula="of:=[.A594]*[.$G$2]*(1/([.$G$2]-[.$G$1]))+[.$G$2]*(-[.$G$1]/([.$G$2]-[.$G$1]))" office:value-type="float" office:value="4.87024351217561" calcext:value-type="float">
            <text:p>4.8702</text:p>
          </table:table-cell>
          <table:table-cell table:style-name="ce5" table:formula="of:=[.B594]/[.A594]" office:value-type="float" office:value="0.98988689271862" calcext:value-type="float">
            <text:p>0.9899</text:p>
          </table:table-cell>
          <table:table-cell table:number-columns-repeated="7"/>
        </table:table-row>
        <table:table-row table:style-name="ro1">
          <table:table-cell table:style-name="ce2" office:value-type="float" office:value="4.93" calcext:value-type="float">
            <text:p>4.93</text:p>
          </table:table-cell>
          <table:table-cell table:style-name="ce5" table:formula="of:=[.A595]*[.$G$2]*(1/([.$G$2]-[.$G$1]))+[.$G$2]*(-[.$G$1]/([.$G$2]-[.$G$1]))" office:value-type="float" office:value="4.88024401220061" calcext:value-type="float">
            <text:p>4.8802</text:p>
          </table:table-cell>
          <table:table-cell table:style-name="ce5" table:formula="of:=[.B595]/[.A595]" office:value-type="float" office:value="0.989907507545763" calcext:value-type="float">
            <text:p>0.9899</text:p>
          </table:table-cell>
          <table:table-cell table:number-columns-repeated="7"/>
        </table:table-row>
        <table:table-row table:style-name="ro1">
          <table:table-cell table:style-name="ce2" office:value-type="float" office:value="4.94" calcext:value-type="float">
            <text:p>4.94</text:p>
          </table:table-cell>
          <table:table-cell table:style-name="ce5" table:formula="of:=[.A596]*[.$G$2]*(1/([.$G$2]-[.$G$1]))+[.$G$2]*(-[.$G$1]/([.$G$2]-[.$G$1]))" office:value-type="float" office:value="4.89024451222561" calcext:value-type="float">
            <text:p>4.8902</text:p>
          </table:table-cell>
          <table:table-cell table:style-name="ce5" table:formula="of:=[.B596]/[.A596]" office:value-type="float" office:value="0.989928038912067" calcext:value-type="float">
            <text:p>0.9899</text:p>
          </table:table-cell>
          <table:table-cell table:number-columns-repeated="7"/>
        </table:table-row>
        <table:table-row table:style-name="ro1">
          <table:table-cell table:style-name="ce2" office:value-type="float" office:value="4.95" calcext:value-type="float">
            <text:p>4.95</text:p>
          </table:table-cell>
          <table:table-cell table:style-name="ce5" table:formula="of:=[.A597]*[.$G$2]*(1/([.$G$2]-[.$G$1]))+[.$G$2]*(-[.$G$1]/([.$G$2]-[.$G$1]))" office:value-type="float" office:value="4.90024501225061" calcext:value-type="float">
            <text:p>4.9002</text:p>
          </table:table-cell>
          <table:table-cell table:style-name="ce5" table:formula="of:=[.B597]/[.A597]" office:value-type="float" office:value="0.989948487323356" calcext:value-type="float">
            <text:p>0.9899</text:p>
          </table:table-cell>
          <table:table-cell table:number-columns-repeated="7"/>
        </table:table-row>
        <table:table-row table:style-name="ro1">
          <table:table-cell table:style-name="ce2" office:value-type="float" office:value="4.96" calcext:value-type="float">
            <text:p>4.96</text:p>
          </table:table-cell>
          <table:table-cell table:style-name="ce5" table:formula="of:=[.A598]*[.$G$2]*(1/([.$G$2]-[.$G$1]))+[.$G$2]*(-[.$G$1]/([.$G$2]-[.$G$1]))" office:value-type="float" office:value="4.91024551227561" calcext:value-type="float">
            <text:p>4.9102</text:p>
          </table:table-cell>
          <table:table-cell table:style-name="ce5" table:formula="of:=[.B598]/[.A598]" office:value-type="float" office:value="0.989968853281374" calcext:value-type="float">
            <text:p>0.9900</text:p>
          </table:table-cell>
          <table:table-cell table:number-columns-repeated="7"/>
        </table:table-row>
        <table:table-row table:style-name="ro1">
          <table:table-cell table:style-name="ce2" office:value-type="float" office:value="4.97" calcext:value-type="float">
            <text:p>4.97</text:p>
          </table:table-cell>
          <table:table-cell table:style-name="ce5" table:formula="of:=[.A599]*[.$G$2]*(1/([.$G$2]-[.$G$1]))+[.$G$2]*(-[.$G$1]/([.$G$2]-[.$G$1]))" office:value-type="float" office:value="4.92024601230062" calcext:value-type="float">
            <text:p>4.9202</text:p>
          </table:table-cell>
          <table:table-cell table:style-name="ce5" table:formula="of:=[.B599]/[.A599]" office:value-type="float" office:value="0.989989137283826" calcext:value-type="float">
            <text:p>0.9900</text:p>
          </table:table-cell>
          <table:table-cell table:number-columns-repeated="7"/>
        </table:table-row>
        <table:table-row table:style-name="ro1">
          <table:table-cell table:style-name="ce2" office:value-type="float" office:value="4.98" calcext:value-type="float">
            <text:p>4.98</text:p>
          </table:table-cell>
          <table:table-cell table:style-name="ce5" table:formula="of:=[.A600]*[.$G$2]*(1/([.$G$2]-[.$G$1]))+[.$G$2]*(-[.$G$1]/([.$G$2]-[.$G$1]))" office:value-type="float" office:value="4.93024651232562" calcext:value-type="float">
            <text:p>4.9302</text:p>
          </table:table-cell>
          <table:table-cell table:style-name="ce5" table:formula="of:=[.B600]/[.A600]" office:value-type="float" office:value="0.990009339824421" calcext:value-type="float">
            <text:p>0.9900</text:p>
          </table:table-cell>
          <table:table-cell table:number-columns-repeated="7"/>
        </table:table-row>
        <table:table-row table:style-name="ro1">
          <table:table-cell table:style-name="ce2" office:value-type="float" office:value="4.99" calcext:value-type="float">
            <text:p>4.99</text:p>
          </table:table-cell>
          <table:table-cell table:style-name="ce5" table:formula="of:=[.A601]*[.$G$2]*(1/([.$G$2]-[.$G$1]))+[.$G$2]*(-[.$G$1]/([.$G$2]-[.$G$1]))" office:value-type="float" office:value="4.94024701235062" calcext:value-type="float">
            <text:p>4.9402</text:p>
          </table:table-cell>
          <table:table-cell table:style-name="ce5" table:formula="of:=[.B601]/[.A601]" office:value-type="float" office:value="0.990029461392909" calcext:value-type="float">
            <text:p>0.9900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.00</text:p>
          </table:table-cell>
          <table:table-cell table:style-name="ce5" table:formula="of:=[.A602]*[.$G$2]*(1/([.$G$2]-[.$G$1]))+[.$G$2]*(-[.$G$1]/([.$G$2]-[.$G$1]))" office:value-type="float" office:value="4.95024751237562" calcext:value-type="float">
            <text:p>4.9502</text:p>
          </table:table-cell>
          <table:table-cell table:style-name="ce5" table:formula="of:=[.B602]/[.A602]" office:value-type="float" office:value="0.990049502475124" calcext:value-type="float">
            <text:p>0.99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5" table:formula="of:=[.A604]*[.$G$2]*(1/([.$G$2]-[.$G$1]))+[.$G$2]*(-[.$G$1]/([.$G$2]-[.$G$1]))" office:value-type="float" office:value="9.95049752487624" calcext:value-type="float">
            <text:p>9.9505</text:p>
          </table:table-cell>
          <table:table-cell table:style-name="ce5" table:formula="of:=[.B604]/[.A604]" office:value-type="float" office:value="0.995049752487624" calcext:value-type="float">
            <text:p>0.9950</text:p>
          </table:table-cell>
          <table:table-cell table:number-columns-repeated="7"/>
        </table:table-row>
        <table:table-row table:style-name="ro1">
          <table:table-cell table:style-name="ce2" office:value-type="float" office:value="100" calcext:value-type="float">
            <text:p>100.00</text:p>
          </table:table-cell>
          <table:table-cell table:style-name="ce5" table:formula="of:=[.A605]*[.$G$2]*(1/([.$G$2]-[.$G$1]))+[.$G$2]*(-[.$G$1]/([.$G$2]-[.$G$1]))" office:value-type="float" office:value="99.9549977498875" calcext:value-type="float">
            <text:p>99.9550</text:p>
          </table:table-cell>
          <table:table-cell table:style-name="ce5" table:formula="of:=[.B605]/[.A605]" office:value-type="float" office:value="0.999549977498875" calcext:value-type="float">
            <text:p>0.9995</text:p>
          </table:table-cell>
          <table:table-cell table:number-columns-repeated="7"/>
        </table:table-row>
        <table:table-row table:style-name="ro1">
          <table:table-cell table:style-name="ce2" office:value-type="float" office:value="1000" calcext:value-type="float">
            <text:p>1000.00</text:p>
          </table:table-cell>
          <table:table-cell table:style-name="ce5" table:formula="of:=[.A606]*[.$G$2]*(1/([.$G$2]-[.$G$1]))+[.$G$2]*(-[.$G$1]/([.$G$2]-[.$G$1]))" office:value-type="float" office:value="1000" calcext:value-type="float">
            <text:p>1000.0000</text:p>
          </table:table-cell>
          <table:table-cell table:style-name="ce5" table:formula="of:=[.B606]/[.A606]" office:value-type="float" office:value="1" calcext:value-type="float">
            <text:p>1.0000</text:p>
          </table:table-cell>
          <table:table-cell table:number-columns-repeated="7"/>
        </table:table-row>
        <table:table-row table:style-name="ro1" table:number-rows-repeated="10479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26:06.632000000</meta:creation-date>
    <dc:date>2018-04-20T17:09:46.737000000</dc:date>
    <meta:editing-duration>PT2H1M43S</meta:editing-duration>
    <meta:editing-cycles>1</meta:editing-cycles>
    <meta:document-statistic meta:table-count="1" meta:cell-count="1820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31cm" svg:height="12.111cm" xlink:href=".." xlink:type="simple" chart:class="chart:line" chart:style-name="ch1">
        <chart:legend chart:legend-position="end" svg:x="19.431cm" svg:y="5.756cm" style:legend-expansion="high" chart:style-name="ch2"/>
        <chart:plot-area chart:style-name="ch3" table:cell-range-address="Sheet1.A2:Sheet1.A602 Sheet1.C2:Sheet1.C602" chart:data-source-has-labels="column" svg:x="0.43cm" svg:y="0.242cm" svg:width="18.571cm" svg:height="11.627cm">
          <chartooo:coordinate-region svg:x="1.819cm" svg:y="0.441cm" svg:width="17.182cm" svg:height="11.229cm"/>
          <chart:axis chart:dimension="x" chart:name="primary-x" chart:style-name="ch4" chartooo:axis-type="auto">
            <chartooo:date-scale/>
            <chart:categories table:cell-range-address="Sheet1.A2:Sheet1.A6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602" chart:class="chart:line">
            <chart:data-point chart:repeated="601"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2:Sheet1.A602</svg:desc>
                </draw:g>
              </table:table-cell>
              <table:table-cell office:value-type="float" office:value="1.05005250262513">
                <text:p>1.05005250262513</text:p>
                <draw:g>
                  <svg:desc>Sheet1.C2:Sheet1.C602</svg:desc>
                </draw:g>
              </table:table-cell>
            </table:table-row>
            <table:table-row>
              <table:table-cell office:value-type="float" office:value="-0.99">
                <text:p>-0.99</text:p>
              </table:table-cell>
              <table:table-cell office:value-type="float" office:value="1.05055757838397">
                <text:p>1.05055757838397</text:p>
              </table:table-cell>
            </table:table-row>
            <table:table-row>
              <table:table-cell office:value-type="float" office:value="-0.98">
                <text:p>-0.98</text:p>
              </table:table-cell>
              <table:table-cell office:value-type="float" office:value="1.05107296181136">
                <text:p>1.05107296181136</text:p>
              </table:table-cell>
            </table:table-row>
            <table:table-row>
              <table:table-cell office:value-type="float" office:value="-0.97">
                <text:p>-0.97</text:p>
              </table:table-cell>
              <table:table-cell office:value-type="float" office:value="1.05159897170116">
                <text:p>1.05159897170116</text:p>
              </table:table-cell>
            </table:table-row>
            <table:table-row>
              <table:table-cell office:value-type="float" office:value="-0.96">
                <text:p>-0.96</text:p>
              </table:table-cell>
              <table:table-cell office:value-type="float" office:value="1.05213594013034">
                <text:p>1.05213594013034</text:p>
              </table:table-cell>
            </table:table-row>
            <table:table-row>
              <table:table-cell office:value-type="float" office:value="-0.95">
                <text:p>-0.95</text:p>
              </table:table-cell>
              <table:table-cell office:value-type="float" office:value="1.05268421315803">
                <text:p>1.05268421315803</text:p>
              </table:table-cell>
            </table:table-row>
            <table:table-row>
              <table:table-cell office:value-type="float" office:value="-0.94">
                <text:p>-0.94</text:p>
              </table:table-cell>
              <table:table-cell office:value-type="float" office:value="1.05324415156928">
                <text:p>1.05324415156928</text:p>
              </table:table-cell>
            </table:table-row>
            <table:table-row>
              <table:table-cell office:value-type="float" office:value="-0.93">
                <text:p>-0.93</text:p>
              </table:table-cell>
              <table:table-cell office:value-type="float" office:value="1.0538161316668">
                <text:p>1.0538161316668</text:p>
              </table:table-cell>
            </table:table-row>
            <table:table-row>
              <table:table-cell office:value-type="float" office:value="-0.92">
                <text:p>-0.92</text:p>
              </table:table-cell>
              <table:table-cell office:value-type="float" office:value="1.05440054611426">
                <text:p>1.05440054611426</text:p>
              </table:table-cell>
            </table:table-row>
            <table:table-row>
              <table:table-cell office:value-type="float" office:value="-0.91">
                <text:p>-0.91</text:p>
              </table:table-cell>
              <table:table-cell office:value-type="float" office:value="1.0549978048353">
                <text:p>1.0549978048353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1.05560833597235">
                <text:p>1.05560833597235</text:p>
              </table:table-cell>
            </table:table-row>
            <table:table-row>
              <table:table-cell office:value-type="float" office:value="-0.89">
                <text:p>-0.89</text:p>
              </table:table-cell>
              <table:table-cell office:value-type="float" office:value="1.05623258691024">
                <text:p>1.05623258691024</text:p>
              </table:table-cell>
            </table:table-row>
            <table:table-row>
              <table:table-cell office:value-type="float" office:value="-0.88">
                <text:p>-0.88</text:p>
              </table:table-cell>
              <table:table-cell office:value-type="float" office:value="1.05687102536945">
                <text:p>1.05687102536945</text:p>
              </table:table-cell>
            </table:table-row>
            <table:table-row>
              <table:table-cell office:value-type="float" office:value="-0.87">
                <text:p>-0.87</text:p>
              </table:table-cell>
              <table:table-cell office:value-type="float" office:value="1.05752414057485">
                <text:p>1.05752414057485</text:p>
              </table:table-cell>
            </table:table-row>
            <table:table-row>
              <table:table-cell office:value-type="float" office:value="-0.86">
                <text:p>-0.86</text:p>
              </table:table-cell>
              <table:table-cell office:value-type="float" office:value="1.05819244450595">
                <text:p>1.05819244450595</text:p>
              </table:table-cell>
            </table:table-row>
            <table:table-row>
              <table:table-cell office:value-type="float" office:value="-0.85">
                <text:p>-0.85</text:p>
              </table:table-cell>
              <table:table-cell office:value-type="float" office:value="1.05887647323543">
                <text:p>1.05887647323543</text:p>
              </table:table-cell>
            </table:table-row>
            <table:table-row>
              <table:table-cell office:value-type="float" office:value="-0.84">
                <text:p>-0.84</text:p>
              </table:table-cell>
              <table:table-cell office:value-type="float" office:value="1.05957678836323">
                <text:p>1.05957678836323</text:p>
              </table:table-cell>
            </table:table-row>
            <table:table-row>
              <table:table-cell office:value-type="float" office:value="-0.83">
                <text:p>-0.83</text:p>
              </table:table-cell>
              <table:table-cell office:value-type="float" office:value="1.06029397855435">
                <text:p>1.06029397855435</text:p>
              </table:table-cell>
            </table:table-row>
            <table:table-row>
              <table:table-cell office:value-type="float" office:value="-0.82">
                <text:p>-0.82</text:p>
              </table:table-cell>
              <table:table-cell office:value-type="float" office:value="1.06102866118916">
                <text:p>1.06102866118916</text:p>
              </table:table-cell>
            </table:table-row>
            <table:table-row>
              <table:table-cell office:value-type="float" office:value="-0.81">
                <text:p>-0.81</text:p>
              </table:table-cell>
              <table:table-cell office:value-type="float" office:value="1.06178148413594">
                <text:p>1.06178148413594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1.06255312765638">
                <text:p>1.06255312765638</text:p>
              </table:table-cell>
            </table:table-row>
            <table:table-row>
              <table:table-cell office:value-type="float" office:value="-0.79">
                <text:p>-0.79</text:p>
              </table:table-cell>
              <table:table-cell office:value-type="float" office:value="1.06334430645583">
                <text:p>1.06334430645583</text:p>
              </table:table-cell>
            </table:table-row>
            <table:table-row>
              <table:table-cell office:value-type="float" office:value="-0.78">
                <text:p>-0.78</text:p>
              </table:table-cell>
              <table:table-cell office:value-type="float" office:value="1.06415577189116">
                <text:p>1.06415577189116</text:p>
              </table:table-cell>
            </table:table-row>
            <table:table-row>
              <table:table-cell office:value-type="float" office:value="-0.77">
                <text:p>-0.77</text:p>
              </table:table-cell>
              <table:table-cell office:value-type="float" office:value="1.06498831435078">
                <text:p>1.06498831435078</text:p>
              </table:table-cell>
            </table:table-row>
            <table:table-row>
              <table:table-cell office:value-type="float" office:value="-0.76">
                <text:p>-0.76</text:p>
              </table:table-cell>
              <table:table-cell office:value-type="float" office:value="1.0658427658225">
                <text:p>1.0658427658225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1.0667200026668">
                <text:p>1.0667200026668</text:p>
              </table:table-cell>
            </table:table-row>
            <table:table-row>
              <table:table-cell office:value-type="float" office:value="-0.74">
                <text:p>-0.74</text:p>
              </table:table-cell>
              <table:table-cell office:value-type="float" office:value="1.067620948615">
                <text:p>1.067620948615</text:p>
              </table:table-cell>
            </table:table-row>
            <table:table-row>
              <table:table-cell office:value-type="float" office:value="-0.73">
                <text:p>-0.73</text:p>
              </table:table-cell>
              <table:table-cell office:value-type="float" office:value="1.06854657801383">
                <text:p>1.06854657801383</text:p>
              </table:table-cell>
            </table:table-row>
            <table:table-row>
              <table:table-cell office:value-type="float" office:value="-0.72">
                <text:p>-0.72</text:p>
              </table:table-cell>
              <table:table-cell office:value-type="float" office:value="1.06949791934041">
                <text:p>1.06949791934041</text:p>
              </table:table-cell>
            </table:table-row>
            <table:table-row>
              <table:table-cell office:value-type="float" office:value="-0.71">
                <text:p>-0.71</text:p>
              </table:table-cell>
              <table:table-cell office:value-type="float" office:value="1.07047605901422">
                <text:p>1.07047605901422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1.07148214553585">
                <text:p>1.07148214553585</text:p>
              </table:table-cell>
            </table:table-row>
            <table:table-row>
              <table:table-cell office:value-type="float" office:value="-0.69">
                <text:p>-0.69</text:p>
              </table:table-cell>
              <table:table-cell office:value-type="float" office:value="1.07251739398564">
                <text:p>1.07251739398564</text:p>
              </table:table-cell>
            </table:table-row>
            <table:table-row>
              <table:table-cell office:value-type="float" office:value="-0.68">
                <text:p>-0.68</text:p>
              </table:table-cell>
              <table:table-cell office:value-type="float" office:value="1.07358309091925">
                <text:p>1.07358309091925</text:p>
              </table:table-cell>
            </table:table-row>
            <table:table-row>
              <table:table-cell office:value-type="float" office:value="-0.67">
                <text:p>-0.67</text:p>
              </table:table-cell>
              <table:table-cell office:value-type="float" office:value="1.07468059970163">
                <text:p>1.07468059970163</text:p>
              </table:table-cell>
            </table:table-row>
            <table:table-row>
              <table:table-cell office:value-type="float" office:value="-0.66">
                <text:p>-0.66</text:p>
              </table:table-cell>
              <table:table-cell office:value-type="float" office:value="1.07581136632589">
                <text:p>1.07581136632589</text:p>
              </table:table-cell>
            </table:table-row>
            <table:table-row>
              <table:table-cell office:value-type="float" office:value="-0.65">
                <text:p>-0.65</text:p>
              </table:table-cell>
              <table:table-cell office:value-type="float" office:value="1.07697692576937">
                <text:p>1.07697692576937</text:p>
              </table:table-cell>
            </table:table-row>
            <table:table-row>
              <table:table-cell office:value-type="float" office:value="-0.64">
                <text:p>-0.64</text:p>
              </table:table-cell>
              <table:table-cell office:value-type="float" office:value="1.07817890894545">
                <text:p>1.07817890894545</text:p>
              </table:table-cell>
            </table:table-row>
            <table:table-row>
              <table:table-cell office:value-type="float" office:value="-0.63">
                <text:p>-0.63</text:p>
              </table:table-cell>
              <table:table-cell office:value-type="float" office:value="1.0794190503176">
                <text:p>1.0794190503176</text:p>
              </table:table-cell>
            </table:table-row>
            <table:table-row>
              <table:table-cell office:value-type="float" office:value="-0.62">
                <text:p>-0.62</text:p>
              </table:table-cell>
              <table:table-cell office:value-type="float" office:value="1.08069919625014">
                <text:p>1.08069919625014</text:p>
              </table:table-cell>
            </table:table-row>
            <table:table-row>
              <table:table-cell office:value-type="float" office:value="-0.61">
                <text:p>-0.61</text:p>
              </table:table-cell>
              <table:table-cell office:value-type="float" office:value="1.08202131418046">
                <text:p>1.08202131418046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1.08338750270847">
                <text:p>1.08338750270847</text:p>
              </table:table-cell>
            </table:table-row>
            <table:table-row>
              <table:table-cell office:value-type="float" office:value="-0.59">
                <text:p>-0.59</text:p>
              </table:table-cell>
              <table:table-cell office:value-type="float" office:value="1.084800002712">
                <text:p>1.084800002712</text:p>
              </table:table-cell>
            </table:table-row>
            <table:table-row>
              <table:table-cell office:value-type="float" office:value="-0.58">
                <text:p>-0.58</text:p>
              </table:table-cell>
              <table:table-cell office:value-type="float" office:value="1.0862612096122">
                <text:p>1.0862612096122</text:p>
              </table:table-cell>
            </table:table-row>
            <table:table-row>
              <table:table-cell office:value-type="float" office:value="-0.57">
                <text:p>-0.57</text:p>
              </table:table-cell>
              <table:table-cell office:value-type="float" office:value="1.08777368692996">
                <text:p>1.08777368692996</text:p>
              </table:table-cell>
            </table:table-row>
            <table:table-row>
              <table:table-cell office:value-type="float" office:value="-0.56">
                <text:p>-0.56</text:p>
              </table:table-cell>
              <table:table-cell office:value-type="float" office:value="1.08934018129478">
                <text:p>1.08934018129478</text:p>
              </table:table-cell>
            </table:table-row>
            <table:table-row>
              <table:table-cell office:value-type="float" office:value="-0.55">
                <text:p>-0.55</text:p>
              </table:table-cell>
              <table:table-cell office:value-type="float" office:value="1.09096363909105">
                <text:p>1.09096363909105</text:p>
              </table:table-cell>
            </table:table-row>
            <table:table-row>
              <table:table-cell office:value-type="float" office:value="-0.54">
                <text:p>-0.54</text:p>
              </table:table-cell>
              <table:table-cell office:value-type="float" office:value="1.09264722495384">
                <text:p>1.09264722495384</text:p>
              </table:table-cell>
            </table:table-row>
            <table:table-row>
              <table:table-cell office:value-type="float" office:value="-0.53">
                <text:p>-0.53</text:p>
              </table:table-cell>
              <table:table-cell office:value-type="float" office:value="1.09439434235863">
                <text:p>1.09439434235863</text:p>
              </table:table-cell>
            </table:table-row>
            <table:table-row>
              <table:table-cell office:value-type="float" office:value="-0.52">
                <text:p>-0.52</text:p>
              </table:table-cell>
              <table:table-cell office:value-type="float" office:value="1.09620865658668">
                <text:p>1.09620865658668</text:p>
              </table:table-cell>
            </table:table-row>
            <table:table-row>
              <table:table-cell office:value-type="float" office:value="-0.51">
                <text:p>-0.51</text:p>
              </table:table-cell>
              <table:table-cell office:value-type="float" office:value="1.09809412039229">
                <text:p>1.09809412039229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1.10005500275014">
                <text:p>1.10005500275014</text:p>
              </table:table-cell>
            </table:table-row>
            <table:table-row>
              <table:table-cell office:value-type="float" office:value="-0.49">
                <text:p>-0.49</text:p>
              </table:table-cell>
              <table:table-cell office:value-type="float" office:value="1.10209592112259">
                <text:p>1.10209592112259</text:p>
              </table:table-cell>
            </table:table-row>
            <table:table-row>
              <table:table-cell office:value-type="float" office:value="-0.48">
                <text:p>-0.48</text:p>
              </table:table-cell>
              <table:table-cell office:value-type="float" office:value="1.10422187776055">
                <text:p>1.10422187776055</text:p>
              </table:table-cell>
            </table:table-row>
            <table:table-row>
              <table:table-cell office:value-type="float" office:value="-0.47">
                <text:p>-0.47</text:p>
              </table:table-cell>
              <table:table-cell office:value-type="float" office:value="1.10643830063844">
                <text:p>1.10643830063844</text:p>
              </table:table-cell>
            </table:table-row>
            <table:table-row>
              <table:table-cell office:value-type="float" office:value="-0.46">
                <text:p>-0.46</text:p>
              </table:table-cell>
              <table:table-cell office:value-type="float" office:value="1.1087510897284">
                <text:p>1.1087510897284</text:p>
              </table:table-cell>
            </table:table-row>
            <table:table-row>
              <table:table-cell office:value-type="float" office:value="-0.45">
                <text:p>-0.45</text:p>
              </table:table-cell>
              <table:table-cell office:value-type="float" office:value="1.11116666944458">
                <text:p>1.11116666944458</text:p>
              </table:table-cell>
            </table:table-row>
            <table:table-row>
              <table:table-cell office:value-type="float" office:value="-0.44">
                <text:p>-0.44</text:p>
              </table:table-cell>
              <table:table-cell office:value-type="float" office:value="1.11369204823878">
                <text:p>1.11369204823878</text:p>
              </table:table-cell>
            </table:table-row>
            <table:table-row>
              <table:table-cell office:value-type="float" office:value="-0.43">
                <text:p>-0.43</text:p>
              </table:table-cell>
              <table:table-cell office:value-type="float" office:value="1.11633488651177">
                <text:p>1.11633488651177</text:p>
              </table:table-cell>
            </table:table-row>
            <table:table-row>
              <table:table-cell office:value-type="float" office:value="-0.42">
                <text:p>-0.42</text:p>
              </table:table-cell>
              <table:table-cell office:value-type="float" office:value="1.11910357422633">
                <text:p>1.11910357422633</text:p>
              </table:table-cell>
            </table:table-row>
            <table:table-row>
              <table:table-cell office:value-type="float" office:value="-0.41">
                <text:p>-0.41</text:p>
              </table:table-cell>
              <table:table-cell office:value-type="float" office:value="1.12200731987819">
                <text:p>1.12200731987819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1.12505625281264">
                <text:p>1.12505625281264</text:p>
              </table:table-cell>
            </table:table-row>
            <table:table-row>
              <table:table-cell office:value-type="float" office:value="-0.39">
                <text:p>-0.39</text:p>
              </table:table-cell>
              <table:table-cell office:value-type="float" office:value="1.12826154128219">
                <text:p>1.12826154128219</text:p>
              </table:table-cell>
            </table:table-row>
            <table:table-row>
              <table:table-cell office:value-type="float" office:value="-0.38">
                <text:p>-0.38</text:p>
              </table:table-cell>
              <table:table-cell office:value-type="float" office:value="1.13163552914488">
                <text:p>1.13163552914488</text:p>
              </table:table-cell>
            </table:table-row>
            <table:table-row>
              <table:table-cell office:value-type="float" office:value="-0.37">
                <text:p>-0.37</text:p>
              </table:table-cell>
              <table:table-cell office:value-type="float" office:value="1.13519189472987">
                <text:p>1.13519189472987</text:p>
              </table:table-cell>
            </table:table-row>
            <table:table-row>
              <table:table-cell office:value-type="float" office:value="-0.36">
                <text:p>-0.36</text:p>
              </table:table-cell>
              <table:table-cell office:value-type="float" office:value="1.1389458361807">
                <text:p>1.1389458361807</text:p>
              </table:table-cell>
            </table:table-row>
            <table:table-row>
              <table:table-cell office:value-type="float" office:value="-0.35">
                <text:p>-0.35</text:p>
              </table:table-cell>
              <table:table-cell office:value-type="float" office:value="1.14291428857157">
                <text:p>1.14291428857157</text:p>
              </table:table-cell>
            </table:table-row>
            <table:table-row>
              <table:table-cell office:value-type="float" office:value="-0.34">
                <text:p>-0.34</text:p>
              </table:table-cell>
              <table:table-cell office:value-type="float" office:value="1.14711617933838">
                <text:p>1.14711617933838</text:p>
              </table:table-cell>
            </table:table-row>
            <table:table-row>
              <table:table-cell office:value-type="float" office:value="-0.33">
                <text:p>-0.33</text:p>
              </table:table-cell>
              <table:table-cell office:value-type="float" office:value="1.15157273015166">
                <text:p>1.15157273015166</text:p>
              </table:table-cell>
            </table:table-row>
            <table:table-row>
              <table:table-cell office:value-type="float" office:value="-0.32">
                <text:p>-0.32</text:p>
              </table:table-cell>
              <table:table-cell office:value-type="float" office:value="1.15630781539077">
                <text:p>1.15630781539077</text:p>
              </table:table-cell>
            </table:table-row>
            <table:table-row>
              <table:table-cell office:value-type="float" office:value="-0.31">
                <text:p>-0.31</text:p>
              </table:table-cell>
              <table:table-cell office:value-type="float" office:value="1.16134839000015">
                <text:p>1.16134839000015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1.16672500291681">
                <text:p>1.16672500291681</text:p>
              </table:table-cell>
            </table:table-row>
            <table:table-row>
              <table:table-cell office:value-type="float" office:value="-0.29">
                <text:p>-0.29</text:p>
              </table:table-cell>
              <table:table-cell office:value-type="float" office:value="1.17247241672428">
                <text:p>1.17247241672428</text:p>
              </table:table-cell>
            </table:table-row>
            <table:table-row>
              <table:table-cell office:value-type="float" office:value="-0.28">
                <text:p>-0.28</text:p>
              </table:table-cell>
              <table:table-cell office:value-type="float" office:value="1.17863036008943">
                <text:p>1.17863036008943</text:p>
              </table:table-cell>
            </table:table-row>
            <table:table-row>
              <table:table-cell office:value-type="float" office:value="-0.27">
                <text:p>-0.27</text:p>
              </table:table-cell>
              <table:table-cell office:value-type="float" office:value="1.18524444740756">
                <text:p>1.18524444740756</text:p>
              </table:table-cell>
            </table:table-row>
            <table:table-row>
              <table:table-cell office:value-type="float" office:value="-0.26">
                <text:p>-0.26</text:p>
              </table:table-cell>
              <table:table-cell office:value-type="float" office:value="1.19236731067323">
                <text:p>1.19236731067323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1.20006000300015">
                <text:p>1.20006000300015</text:p>
              </table:table-cell>
            </table:table-row>
            <table:table-row>
              <table:table-cell office:value-type="float" office:value="-0.24">
                <text:p>-0.24</text:p>
              </table:table-cell>
              <table:table-cell office:value-type="float" office:value="1.20839375302098">
                <text:p>1.20839375302098</text:p>
              </table:table-cell>
            </table:table-row>
            <table:table-row>
              <table:table-cell office:value-type="float" office:value="-0.23">
                <text:p>-0.23</text:p>
              </table:table-cell>
              <table:table-cell office:value-type="float" office:value="1.21745217695667">
                <text:p>1.21745217695667</text:p>
              </table:table-cell>
            </table:table-row>
            <table:table-row>
              <table:table-cell office:value-type="float" office:value="-0.22">
                <text:p>-0.22</text:p>
              </table:table-cell>
              <table:table-cell office:value-type="float" office:value="1.22733409397743">
                <text:p>1.22733409397743</text:p>
              </table:table-cell>
            </table:table-row>
            <table:table-row>
              <table:table-cell office:value-type="float" office:value="-0.21">
                <text:p>-0.21</text:p>
              </table:table-cell>
              <table:table-cell office:value-type="float" office:value="1.23815714595254">
                <text:p>1.23815714595254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1.25006250312516">
                <text:p>1.25006250312516</text:p>
              </table:table-cell>
            </table:table-row>
            <table:table-row>
              <table:table-cell office:value-type="float" office:value="-0.19">
                <text:p>-0.19</text:p>
              </table:table-cell>
              <table:table-cell office:value-type="float" office:value="1.26322105578963">
                <text:p>1.26322105578963</text:p>
              </table:table-cell>
            </table:table-row>
            <table:table-row>
              <table:table-cell office:value-type="float" office:value="-0.18">
                <text:p>-0.18</text:p>
              </table:table-cell>
              <table:table-cell office:value-type="float" office:value="1.27784166986127">
                <text:p>1.27784166986127</text:p>
              </table:table-cell>
            </table:table-row>
            <table:table-row>
              <table:table-cell office:value-type="float" office:value="-0.17">
                <text:p>-0.17</text:p>
              </table:table-cell>
              <table:table-cell office:value-type="float" office:value="1.29418235617663">
                <text:p>1.29418235617663</text:p>
              </table:table-cell>
            </table:table-row>
            <table:table-row>
              <table:table-cell office:value-type="float" office:value="-0.16">
                <text:p>-0.16</text:p>
              </table:table-cell>
              <table:table-cell office:value-type="float" office:value="1.31256562828141">
                <text:p>1.31256562828141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1.3334000033335">
                <text:p>1.3334000033335</text:p>
              </table:table-cell>
            </table:table-row>
            <table:table-row>
              <table:table-cell office:value-type="float" office:value="-0.14">
                <text:p>-0.14</text:p>
              </table:table-cell>
              <table:table-cell office:value-type="float" office:value="1.35721071767874">
                <text:p>1.35721071767874</text:p>
              </table:table-cell>
            </table:table-row>
            <table:table-row>
              <table:table-cell office:value-type="float" office:value="-0.13">
                <text:p>-0.13</text:p>
              </table:table-cell>
              <table:table-cell office:value-type="float" office:value="1.38468461884633">
                <text:p>1.38468461884633</text:p>
              </table:table-cell>
            </table:table-row>
            <table:table-row>
              <table:table-cell office:value-type="float" office:value="-0.12">
                <text:p>-0.12</text:p>
              </table:table-cell>
              <table:table-cell office:value-type="float" office:value="1.41673750354184">
                <text:p>1.41673750354184</text:p>
              </table:table-cell>
            </table:table-row>
            <table:table-row>
              <table:table-cell office:value-type="float" office:value="-0.11">
                <text:p>-0.11</text:p>
              </table:table-cell>
              <table:table-cell office:value-type="float" office:value="1.45461818545473">
                <text:p>1.45461818545473</text:p>
              </table:table-cell>
            </table:table-row>
            <table:table-row>
              <table:table-cell office:value-type="float" office:value="-0.1">
                <text:p>-0.1</text:p>
              </table:table-cell>
              <table:table-cell office:value-type="float" office:value="1.50007500375019">
                <text:p>1.50007500375019</text:p>
              </table:table-cell>
            </table:table-row>
            <table:table-row>
              <table:table-cell office:value-type="float" office:value="-0.09">
                <text:p>-0.09</text:p>
              </table:table-cell>
              <table:table-cell office:value-type="float" office:value="1.55563333722242">
                <text:p>1.55563333722242</text:p>
              </table:table-cell>
            </table:table-row>
            <table:table-row>
              <table:table-cell office:value-type="float" office:value="-0.08">
                <text:p>-0.08</text:p>
              </table:table-cell>
              <table:table-cell office:value-type="float" office:value="1.6250812540627">
                <text:p>1.6250812540627</text:p>
              </table:table-cell>
            </table:table-row>
            <table:table-row>
              <table:table-cell office:value-type="float" office:value="-0.07">
                <text:p>-0.07</text:p>
              </table:table-cell>
              <table:table-cell office:value-type="float" office:value="1.71437143285736">
                <text:p>1.71437143285736</text:p>
              </table:table-cell>
            </table:table-row>
            <table:table-row>
              <table:table-cell office:value-type="float" office:value="-0.06">
                <text:p>-0.06</text:p>
              </table:table-cell>
              <table:table-cell office:value-type="float" office:value="1.83342500458356">
                <text:p>1.83342500458356</text:p>
              </table:table-cell>
            </table:table-row>
            <table:table-row>
              <table:table-cell office:value-type="float" office:value="-0.0499999999999999">
                <text:p>-0.0499999999999999</text:p>
              </table:table-cell>
              <table:table-cell office:value-type="float" office:value="2.00010000500025">
                <text:p>2.00010000500025</text:p>
              </table:table-cell>
            </table:table-row>
            <table:table-row>
              <table:table-cell office:value-type="float" office:value="-0.04">
                <text:p>-0.04</text:p>
              </table:table-cell>
              <table:table-cell office:value-type="float" office:value="2.25011250562528">
                <text:p>2.25011250562528</text:p>
              </table:table-cell>
            </table:table-row>
            <table:table-row>
              <table:table-cell office:value-type="float" office:value="-0.03">
                <text:p>-0.03</text:p>
              </table:table-cell>
              <table:table-cell office:value-type="float" office:value="2.666800006667">
                <text:p>2.666800006667</text:p>
              </table:table-cell>
            </table:table-row>
            <table:table-row>
              <table:table-cell office:value-type="float" office:value="-0.02">
                <text:p>-0.02</text:p>
              </table:table-cell>
              <table:table-cell office:value-type="float" office:value="3.50017500875043">
                <text:p>3.50017500875043</text:p>
              </table:table-cell>
            </table:table-row>
            <table:table-row>
              <table:table-cell office:value-type="float" office:value="-0.01">
                <text:p>-0.01</text:p>
              </table:table-cell>
              <table:table-cell office:value-type="float" office:value="6.00030001500075">
                <text:p>6.000300015000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-4.0002000100005">
                <text:p>-4.000200010000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1.50007500375019">
                <text:p>-1.5000750037501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666700001666748">
                <text:p>-0.66670000166674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0.25001250062503">
                <text:p>-0.2500125006250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00000000000001">
                <text:p>0.0600000000000001</text:p>
              </table:table-cell>
              <table:table-cell office:value-type="float" office:value="0.166675000416688">
                <text:p>0.166675000416688</text:p>
              </table:table-cell>
            </table:table-row>
            <table:table-row>
              <table:table-cell office:value-type="float" office:value="0.0700000000000001">
                <text:p>0.0700000000000001</text:p>
              </table:table-cell>
              <table:table-cell office:value-type="float" office:value="0.285728572142893">
                <text:p>0.285728572142893</text:p>
              </table:table-cell>
            </table:table-row>
            <table:table-row>
              <table:table-cell office:value-type="float" office:value="0.0800000000000001">
                <text:p>0.0800000000000001</text:p>
              </table:table-cell>
              <table:table-cell office:value-type="float" office:value="0.375018750937547">
                <text:p>0.375018750937547</text:p>
              </table:table-cell>
            </table:table-row>
            <table:table-row>
              <table:table-cell office:value-type="float" office:value="0.0900000000000001">
                <text:p>0.0900000000000001</text:p>
              </table:table-cell>
              <table:table-cell office:value-type="float" office:value="0.444466667777834">
                <text:p>0.44446666777783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00025001250063">
                <text:p>0.50002500125006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545481819545523">
                <text:p>0.5454818195455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583362501458407">
                <text:p>0.583362501458407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615415386153923">
                <text:p>0.61541538615392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642889287321509">
                <text:p>0.64288928732150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66670000166675">
                <text:p>0.666700001666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87534376718836">
                <text:p>0.68753437671883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705917648823618">
                <text:p>0.70591764882361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722258335138979">
                <text:p>0.72225833513897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736878949210618">
                <text:p>0.73687894921061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50037501875094">
                <text:p>0.75003750187509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761942859047714">
                <text:p>0.76194285904771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772765911022824">
                <text:p>0.77276591102282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782647828043576">
                <text:p>0.78264782804357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791706251979266">
                <text:p>0.79170625197926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8000400020001">
                <text:p>0.800040002000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807732694327024">
                <text:p>0.80773269432702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814855557592695">
                <text:p>0.81485555759269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821469644910817">
                <text:p>0.82146964491081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827627588275966">
                <text:p>0.82762758827596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833375002083438">
                <text:p>0.83337500208343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838751615000105">
                <text:p>0.83875161500010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843792189609481">
                <text:p>0.84379218960948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848527274848591">
                <text:p>0.84852727484859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852983825661871">
                <text:p>0.85298382566187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57185716428679">
                <text:p>0.85718571642867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861154168819552">
                <text:p>0.86115416881955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864908110270379">
                <text:p>0.86490811027037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868464475855372">
                <text:p>0.86846447585537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871838463718058">
                <text:p>0.87183846371805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875043752187609">
                <text:p>0.87504375218760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878092685122061">
                <text:p>0.87809268512206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88099643077392">
                <text:p>0.8809964307739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883765118488483">
                <text:p>0.883765118488483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886407956761474">
                <text:p>0.88640795676147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888933335555667">
                <text:p>0.88893333555566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891348915271851">
                <text:p>0.89134891527185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893661704361814">
                <text:p>0.89366170436181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895878127239695">
                <text:p>0.89587812723969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898004083877663">
                <text:p>0.89800408387766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00045002250113">
                <text:p>0.90004500225011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902005884607956">
                <text:p>0.90200588460795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903891348413575">
                <text:p>0.90389134841357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905705662641623">
                <text:p>0.90570566264162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0745278004641">
                <text:p>0.9074527800464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909136365909204">
                <text:p>0.90913636590920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910759823705471">
                <text:p>0.91075982370547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91232631807029">
                <text:p>0.9123263180702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13838795388045">
                <text:p>0.91383879538804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91530000228825">
                <text:p>0.915300002288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16712502291781">
                <text:p>0.916712502291781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918078690819787">
                <text:p>0.91807869081978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919400808750115">
                <text:p>0.91940080875011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920680954682655">
                <text:p>0.92068095468265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921921096054803">
                <text:p>0.9219210960548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923123079230885">
                <text:p>0.92312307923088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924288638674358">
                <text:p>0.92428863867435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925419405298623">
                <text:p>0.92541940529862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26516914080998">
                <text:p>0.92651691408099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927582611014609">
                <text:p>0.92758261101460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28617859464402">
                <text:p>0.92861785946440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929623945986032">
                <text:p>0.92962394598603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930602085659839">
                <text:p>0.9306020856598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931553426986418">
                <text:p>0.93155342698641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932479056385252">
                <text:p>0.93247905638525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93338000233345">
                <text:p>0.933380002333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934257239177748">
                <text:p>0.9342572391777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935111690649467">
                <text:p>0.93511169064946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35944233109091">
                <text:p>0.93594423310909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936755698544421">
                <text:p>0.9367556985444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37546877343867">
                <text:p>0.93754687734386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938318520864315">
                <text:p>0.93831852086431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939071343811093">
                <text:p>0.93907134381109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939806026445901">
                <text:p>0.93980602644590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940523216637022">
                <text:p>0.94052321663702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41223531764824">
                <text:p>0.94122353176482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941907560494304">
                <text:p>0.94190756049430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942575864425405">
                <text:p>0.94257586442540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432289796308">
                <text:p>0.943228979630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943867418090006">
                <text:p>0.9438674180900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4491669027896">
                <text:p>0.94449166902789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945102200164953">
                <text:p>0.945102200164953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45699458885988">
                <text:p>0.94569945888598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946283873333451">
                <text:p>0.94628387333345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46855853430969">
                <text:p>0.94685585343096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47415791842224">
                <text:p>0.94741579184222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94796406486991">
                <text:p>0.9479640648699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948501033299088">
                <text:p>0.94850103329908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49027043188894">
                <text:p>0.94902704318889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4954242661628">
                <text:p>0.949542426616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0047502375119">
                <text:p>0.950047502375119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0.950542576633782">
                <text:p>0.95054257663378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95102794355404">
                <text:p>0.95102794355404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0.951503885873905">
                <text:p>0.95150388587390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95197067545685">
                <text:p>0.9519706754568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952428573809643">
                <text:p>0.95242857380964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952877832570874">
                <text:p>0.952877832570874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0.953318693972082">
                <text:p>0.95331869397208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53751391273267">
                <text:p>0.95375139127326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0.954176149174431">
                <text:p>0.95417614917443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54593184204665">
                <text:p>0.95459318420466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0.95500270509021">
                <text:p>0.95500270509021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955404913102798">
                <text:p>0.95540491310279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0.9558000023895">
                <text:p>0.955800002389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956188160285207">
                <text:p>0.95618816028520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956569567608815">
                <text:p>0.95656956760881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956944398944085">
                <text:p>0.95694439894408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957312822906103">
                <text:p>0.95731282290610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957675002394188">
                <text:p>0.957675002394188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0.958031094832053">
                <text:p>0.95803109483205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58381252395953">
                <text:p>0.958381252395953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0.958725622231525">
                <text:p>0.9587256222315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959064346659956">
                <text:p>0.95906434665995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0.959397563374104">
                <text:p>0.959397563374104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95972540562512">
                <text:p>0.9597254056251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96004800240012">
                <text:p>0.96004800240012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96036547859139">
                <text:p>0.96036547859139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9606779551576">
                <text:p>0.9606779551576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960985549277464">
                <text:p>0.960985549277464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0.961288374496244">
                <text:p>0.96128837449624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61586540865505">
                <text:p>0.96158654086550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0.961880155076456">
                <text:p>0.96188015507645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962169320587242">
                <text:p>0.96216932058724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0.962454137744481">
                <text:p>0.96245413774448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962734703899374">
                <text:p>0.96273470389937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963011113518639">
                <text:p>0.96301111351863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963283458290561">
                <text:p>0.963283458290561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0.963551827226398">
                <text:p>0.96355182722639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963816306757367">
                <text:p>0.963816306757367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0.964076980827459">
                <text:p>0.96407698082745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964333930982263">
                <text:p>0.96433393098226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0.964587236454021">
                <text:p>0.964587236454021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964836974243078">
                <text:p>0.96483697424307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965083219195925">
                <text:p>0.9650832191959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965326044079982">
                <text:p>0.96532604407998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965565519655293">
                <text:p>0.965565519655293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965801714743271">
                <text:p>0.96580171474327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0.966034696292638">
                <text:p>0.96603469629263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966264529442688">
                <text:p>0.966264529442688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0.966491277584013">
                <text:p>0.96649127758401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966715002416787">
                <text:p>0.96671500241678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0.966935764006743">
                <text:p>0.96693576400674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967153620838937">
                <text:p>0.967153620838937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0.967368629869402">
                <text:p>0.96736862986940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.967580846574796">
                <text:p>0.96758084657479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967790325000121">
                <text:p>0.96779032500012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967997117804608">
                <text:p>0.96799711780460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0.968201276305853">
                <text:p>0.968201276305853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0.968402850522273">
                <text:p>0.968402850522273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0.968601889213958">
                <text:p>0.96860188921395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968798439921996">
                <text:p>0.96879843992199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0.968992549006332">
                <text:p>0.96899254900633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96918426168222">
                <text:p>0.96918426168222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0.969373622055336">
                <text:p>0.96937362205533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0.969560673155609">
                <text:p>0.969560673155609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969745456969818">
                <text:p>0.969745456969818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969928014473013">
                <text:p>0.96992801447301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0.970108385658804">
                <text:p>0.97010838565880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970286609568574">
                <text:p>0.970286609568574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0.970462724319648">
                <text:p>0.97046272431964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970636767132474">
                <text:p>0.97063676713247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0.970808774356847">
                <text:p>0.970808774356847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970978781497215">
                <text:p>0.97097878149721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0.971146823237116">
                <text:p>0.97114682323711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0.971312933462765">
                <text:p>0.97131293346276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971477145285836">
                <text:p>0.97147714528583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971639491065462">
                <text:p>0.971639491065462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0.9718000024295">
                <text:p>0.971800002429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0.971958710295065">
                <text:p>0.971958710295065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0.97211564488839">
                <text:p>0.9721156448883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97227083576401">
                <text:p>0.97227083576401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0.972424311823326">
                <text:p>0.972424311823326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972576101332539">
                <text:p>0.972576101332539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0.972726231940012">
                <text:p>0.972726231940012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0.972874730693056">
                <text:p>0.97287473069305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973021624054176">
                <text:p>0.973021624054176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973166937916788">
                <text:p>0.973166937916788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0.973310697620443">
                <text:p>0.97331069762044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0.973452927965547">
                <text:p>0.973452927965547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0.973593653227635">
                <text:p>0.97359365322763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973732897171174">
                <text:p>0.973732897171174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0.973870683062949">
                <text:p>0.973870683062949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974007033685018">
                <text:p>0.974007033685018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0.974141971347272">
                <text:p>0.974141971347272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0.974275517899606">
                <text:p>0.97427551789960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974407694743712">
                <text:p>0.97440769474371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974538522844509">
                <text:p>0.97453852284450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0.974668022741239">
                <text:p>0.974668022741239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.974796214558203">
                <text:p>0.97479621455820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0.974923118015197">
                <text:p>0.9749231180151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5048752437622">
                <text:p>0.97504875243762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0.975173136766291">
                <text:p>0.97517313676629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975296289566954">
                <text:p>0.97529628956695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0.975418229039531">
                <text:p>0.97541822903953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0.975538973027083">
                <text:p>0.97553897302708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975658539024512">
                <text:p>0.975658539024512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975776944187015">
                <text:p>0.975776944187015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975894205338286">
                <text:p>0.975894205338286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76010338978487">
                <text:p>0.976010338978487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0.976125361291988">
                <text:p>0.97612536129198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976239288154884">
                <text:p>0.976239288154884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0.976352135142302">
                <text:p>0.97635213514230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976463917535499">
                <text:p>0.976463917535499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97657465032876">
                <text:p>0.97657465032876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976684348236103">
                <text:p>0.97668434823610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976793025697797">
                <text:p>0.976793025697797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976900696886696">
                <text:p>0.976900696886696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977007375714408">
                <text:p>0.977007375714408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977113075837278">
                <text:p>0.977113075837278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0.977217810662223">
                <text:p>0.97721781066222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977321593352395">
                <text:p>0.97732159335239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0.977424436832701">
                <text:p>0.97742443683270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977526353795167">
                <text:p>0.977526353795167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0.977627356704158">
                <text:p>0.977627356704158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977727457801461">
                <text:p>0.97772745780146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977826669111233">
                <text:p>0.977826669111233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977925002444812">
                <text:p>0.97792500244481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0.978022469405408">
                <text:p>0.978022469405408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978119081392666">
                <text:p>0.978119081392666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0.978214849607109">
                <text:p>0.97821484960710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97830978505447">
                <text:p>0.97830978505447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.978403898549906">
                <text:p>0.978403898549906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978497200722105">
                <text:p>0.97849720072210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0.97858970201729">
                <text:p>0.97858970201729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978681412703114">
                <text:p>0.97868141270311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978772342872463">
                <text:p>0.978772342872463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978862502447156">
                <text:p>0.978862502447156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0.978951901181557">
                <text:p>0.97895190118155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979040548666089">
                <text:p>0.97904054866608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0.979128454330666">
                <text:p>0.97912845433066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979215627448039">
                <text:p>0.979215627448039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0.979302077137052">
                <text:p>0.97930207713705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979387812365825">
                <text:p>0.979387812365825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0.979472841954855">
                <text:p>0.97947284195485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979557174580041">
                <text:p>0.97955717458004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979640818775633">
                <text:p>0.97964081877563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979723782937114">
                <text:p>0.979723782937114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0.979806075324009">
                <text:p>0.97980607532400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979887704062623">
                <text:p>0.979887704062623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0.979968677148717">
                <text:p>0.97996867714871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980049002450122">
                <text:p>0.980049002450122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0.980128687709286">
                <text:p>0.980128687709286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980207740545757">
                <text:p>0.980207740545757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0.98028616845862">
                <text:p>0.98028616845862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0.980363978828863">
                <text:p>0.980363978828863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980441178921691">
                <text:p>0.98044117892169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980517775888794">
                <text:p>0.980517775888794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0.98059377677055">
                <text:p>0.9805937767705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0.980669188498185">
                <text:p>0.980669188498185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0.980744017895876">
                <text:p>0.98074401789587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980818271682815">
                <text:p>0.980818271682815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0.980891956475218">
                <text:p>0.980891956475218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980965078788291">
                <text:p>0.980965078788291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0.981037645038145">
                <text:p>0.98103764503814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0.981109661543683">
                <text:p>0.981109661543683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981181134528424">
                <text:p>0.981181134528424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981252070122303">
                <text:p>0.981252070122303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0.981322474363419">
                <text:p>0.981322474363419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0.981392353199749">
                <text:p>0.981392353199749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0.981461712490829">
                <text:p>0.98146171249082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981530558009382">
                <text:p>0.981530558009382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0.981598895442927">
                <text:p>0.98159889544292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981666730395343">
                <text:p>0.981666730395343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0.981734068388401">
                <text:p>0.981734068388401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0.981800914863261">
                <text:p>0.98180091486326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981867275181941">
                <text:p>0.981867275181941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981933154628746">
                <text:p>0.981933154628746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0.981998558411675">
                <text:p>0.9819985584116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0.982063491663792">
                <text:p>0.982063491663792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0.982127959444567">
                <text:p>0.98212795944456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82191966741194">
                <text:p>0.982191966741194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0.982255518469874">
                <text:p>0.982255518469874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982318619477073">
                <text:p>0.982318619477073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0.982381274540759">
                <text:p>0.982381274540759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0.982443488371602">
                <text:p>0.982443488371602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982505265614158">
                <text:p>0.982505265614158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982566610848025">
                <text:p>0.982566610848025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0.982627528588973">
                <text:p>0.982627528588973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982688023290053">
                <text:p>0.982688023290053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0.982748099342683">
                <text:p>0.98274809934268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982807761077709">
                <text:p>0.982807761077709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0.982867012766446">
                <text:p>0.982867012766446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982925858621698">
                <text:p>0.982925858621698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0.982984302798758">
                <text:p>0.982984302798758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0.983042349396381">
                <text:p>0.983042349396381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98310000245775">
                <text:p>0.983100002457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983157265971407">
                <text:p>0.983157265971407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.983214143872177">
                <text:p>0.983214143872177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0.983270640042069">
                <text:p>0.983270640042069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0.98332675831116">
                <text:p>0.983326758311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3382502458456">
                <text:p>0.983382502458456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0.983437876212748">
                <text:p>0.983437876212748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0.983492883253434">
                <text:p>0.983492883253434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0.983547527211344">
                <text:p>0.983547527211344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0.983601811669531">
                <text:p>0.983601811669531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983655740164057">
                <text:p>0.983655740164057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983709316184763">
                <text:p>0.983709316184763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0.983762543176019">
                <text:p>0.983762543176019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83815424537461">
                <text:p>0.983815424537461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0.983867963624718">
                <text:p>0.98386796362471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983920163750123">
                <text:p>0.983920163750123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0.983972028183403">
                <text:p>0.983972028183403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984023560152366">
                <text:p>0.984023560152366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0.984074762843573">
                <text:p>0.984074762843573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0.984125639402989">
                <text:p>0.984125639402989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984176192936631">
                <text:p>0.984176192936631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984226426511199">
                <text:p>0.984226426511199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0.984276343154697">
                <text:p>0.984276343154697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984325945857041">
                <text:p>0.984325945857041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0.984375237570656">
                <text:p>0.98437523757065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98442422121106">
                <text:p>0.98442422121106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0.984472899657444">
                <text:p>0.984472899657444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984521275753229">
                <text:p>0.984521275753229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0.984569352306625">
                <text:p>0.9845693523066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984617132091172">
                <text:p>0.984617132091172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984664617846277">
                <text:p>0.984664617846277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984711812277731">
                <text:p>0.984711812277731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0.984758718058227">
                <text:p>0.984758718058227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984805337827867">
                <text:p>0.984805337827867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0.984851674194652">
                <text:p>0.984851674194652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984897729734972">
                <text:p>0.984897729734972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0.984943506994081">
                <text:p>0.984943506994081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984989008486569">
                <text:p>0.984989008486569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0.98503423669682">
                <text:p>0.98503423669682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985079194079465">
                <text:p>0.985079194079465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985123883059825">
                <text:p>0.9851238830598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985168306034349">
                <text:p>0.985168306034349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0.985212465371043">
                <text:p>0.985212465371043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985256363409886">
                <text:p>0.985256363409886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0.98530000246325">
                <text:p>0.985300002463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9853433848163">
                <text:p>0.9853433848163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0.985386512727396">
                <text:p>0.985386512727396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985429388428486">
                <text:p>0.985429388428486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0.985472014125488">
                <text:p>0.985472014125488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98551439199867">
                <text:p>0.98551439199867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985556524203022">
                <text:p>0.985556524203022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98559841286862">
                <text:p>0.98559841286862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0.985640060100988">
                <text:p>0.985640060100988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985681467981445">
                <text:p>0.985681467981445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0.985722638567458">
                <text:p>0.98572263856745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8576357389298">
                <text:p>0.98576357389298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0.985804275968784">
                <text:p>0.985804275968784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985844746782794">
                <text:p>0.985844746782794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0.985884988300406">
                <text:p>0.985884988300406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985925002464812">
                <text:p>0.985925002464812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985964791197306">
                <text:p>0.985964791197306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986004356397595">
                <text:p>0.986004356397595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.986043699944101">
                <text:p>0.986043699944101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0.986082823694257">
                <text:p>0.986082823694257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0.986121729484803">
                <text:p>0.98612172948480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986160419132068">
                <text:p>0.986160419132068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0.986198894432256">
                <text:p>0.986198894432256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986237157161725">
                <text:p>0.986237157161725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0.986275209077258">
                <text:p>0.986275209077258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0.986313051916332">
                <text:p>0.986313051916332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0.986350687397384">
                <text:p>0.986350687397384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986388117220069">
                <text:p>0.986388117220069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0.986425343065518">
                <text:p>0.986425343065518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98646236659659">
                <text:p>0.98646236659659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0.986499189458118">
                <text:p>0.98649918945811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98653581327715">
                <text:p>0.98653581327715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0.986572239663196">
                <text:p>0.986572239663196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986608470208457">
                <text:p>0.986608470208457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0.986644506488059">
                <text:p>0.986644506488059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0.986680350060284">
                <text:p>0.986680350060284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98671600246679">
                <text:p>0.98671600246679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986751465232836">
                <text:p>0.986751465232836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0.986786739867497">
                <text:p>0.986786739867497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0.98682182786388">
                <text:p>0.98682182786388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0.986856730699332">
                <text:p>0.98685673069933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98689144983565">
                <text:p>0.98689144983565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0.986925986719283">
                <text:p>0.986925986719283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0.986960342781537">
                <text:p>0.986960342781537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0.986994519438766">
                <text:p>0.986994519438766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0.987028518092571">
                <text:p>0.987028518092571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987062340129993">
                <text:p>0.987062340129993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987095986923699">
                <text:p>0.987095986923699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0.987129459832165">
                <text:p>0.98712945983216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987162760199866">
                <text:p>0.987162760199866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0.98719588935745">
                <text:p>0.9871958893574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987228848621918">
                <text:p>0.987228848621918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0.987261639296798">
                <text:p>0.987261639296798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987294262672317">
                <text:p>0.987294262672317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0.987326720025569">
                <text:p>0.987326720025569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0.987359012620682">
                <text:p>0.987359012620682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0.987391141708984">
                <text:p>0.987391141708984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987423108529164">
                <text:p>0.987423108529164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0.987454914307428">
                <text:p>0.987454914307428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0.987486560257661">
                <text:p>0.987486560257661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0.987518047581577">
                <text:p>0.9875180475815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7549377468874">
                <text:p>0.987549377468874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0.98758055109738">
                <text:p>0.98758055109738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0.987611569633208">
                <text:p>0.987611569633208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0.987642434230893">
                <text:p>0.987642434230893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0.987673146033539">
                <text:p>0.98767314603353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987703706172963">
                <text:p>0.987703706172963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987734115769828">
                <text:p>0.987734115769828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0.987764375933784">
                <text:p>0.987764375933784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87794487763604">
                <text:p>0.987794487763604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0.987824452347312">
                <text:p>0.987824452347312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987854270762318">
                <text:p>0.987854270762318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0.987883944075549">
                <text:p>0.987883944075549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98791347334357">
                <text:p>0.98791347334357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0.987942859612714">
                <text:p>0.987942859612714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0.987972103919206">
                <text:p>0.987972103919206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0.98800120728928">
                <text:p>0.98800120728928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988030170739306">
                <text:p>0.988030170739306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0.988058995275903">
                <text:p>0.988058995275903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988087681896057">
                <text:p>0.988087681896057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0.988116231587236">
                <text:p>0.98811623158723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88144645327504">
                <text:p>0.988144645327504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0.988172924085634">
                <text:p>0.988172924085634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988201068821214">
                <text:p>0.988201068821214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0.988229080484757">
                <text:p>0.988229080484757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0.988256960017812">
                <text:p>0.988256960017812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0.988284708353065">
                <text:p>0.98828470835306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988312326414443">
                <text:p>0.988312326414443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0.98833981511722">
                <text:p>0.98833981511722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988367175368114">
                <text:p>0.988367175368114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0.988394408065392">
                <text:p>0.9883944080653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988421514098961">
                <text:p>0.988421514098961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0.988448494350472">
                <text:p>0.988448494350472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98847534969341">
                <text:p>0.98847534969341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0.988502080993195">
                <text:p>0.98850208099319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988528689107266">
                <text:p>0.988528689107266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988555174885181">
                <text:p>0.988555174885181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988581539168701">
                <text:p>0.988581539168701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0.988607782791886">
                <text:p>0.988607782791886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988633906581174">
                <text:p>0.988633906581174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0.988659911355477">
                <text:p>0.98865991135547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8868579792626">
                <text:p>0.98868579792626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0.988711567097629">
                <text:p>0.988711567097629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988737219666413">
                <text:p>0.988737219666413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0.988762756422246">
                <text:p>0.988762756422246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988788178147646">
                <text:p>0.988788178147646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0.988813485618101">
                <text:p>0.988813485618101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988838679602142">
                <text:p>0.988838679602142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0.988863760861421">
                <text:p>0.988863760861421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988888730150793">
                <text:p>0.988888730150793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0.988913588218387">
                <text:p>0.9889135882183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988938335805679">
                <text:p>0.988938335805679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0.988962973647574">
                <text:p>0.988962973647574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988987502472469">
                <text:p>0.988987502472469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0.989011923002331">
                <text:p>0.989011923002331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0.989036235952767">
                <text:p>0.989036235952767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0.989060442033091">
                <text:p>0.989060442033091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989084541946396">
                <text:p>0.989084541946396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0.98910853638962">
                <text:p>0.98910853638962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989132426053617">
                <text:p>0.989132426053617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0.989156211623217">
                <text:p>0.98915621162321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989179893777298">
                <text:p>0.989179893777298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0.989203473188844">
                <text:p>0.989203473188844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0.989226950525015">
                <text:p>0.989226950525015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0.989250326447208">
                <text:p>0.989250326447208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0.989273601611115">
                <text:p>0.989273601611115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98929677666679">
                <text:p>0.98929677666679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989319852258707">
                <text:p>0.989319852258707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0.98934282902582">
                <text:p>0.98934282902582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989365707601619">
                <text:p>0.989365707601619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0.989388488614196">
                <text:p>0.989388488614196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989411172686294">
                <text:p>0.989411172686294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0.989433760435368">
                <text:p>0.989433760435368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0.989456252473641">
                <text:p>0.989456252473641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0.989478649408157">
                <text:p>0.989478649408157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0.989500951840841">
                <text:p>0.989500951840841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0.989523160368545">
                <text:p>0.98952316036854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989545275583107">
                <text:p>0.989545275583107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0.989567298071403">
                <text:p>0.989567298071403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0.989589228415396">
                <text:p>0.989589228415396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0.989611067192191">
                <text:p>0.98961106719219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989632814974082">
                <text:p>0.989632814974082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0.989654472328606">
                <text:p>0.989654472328606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0.989676039818588">
                <text:p>0.989676039818588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0.989697518002194">
                <text:p>0.989697518002194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0.989718907432975">
                <text:p>0.989718907432975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989740208659918">
                <text:p>0.989740208659918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98976142222749">
                <text:p>0.98976142222749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0.989782548675688">
                <text:p>0.989782548675688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0.989803588540083">
                <text:p>0.989803588540083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0.989824542351862">
                <text:p>0.98982454235186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989845410637879">
                <text:p>0.989845410637879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0.989866193920694">
                <text:p>0.989866193920694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0.98988689271862">
                <text:p>0.98988689271862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0.989907507545763">
                <text:p>0.989907507545763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0.989928038912067">
                <text:p>0.989928038912067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989948487323356">
                <text:p>0.989948487323356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989968853281374">
                <text:p>0.989968853281374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0.989989137283826">
                <text:p>0.989989137283826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990009339824421">
                <text:p>0.990009339824421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0.990029461392909">
                <text:p>0.9900294613929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0049502475124">
                <text:p>0.990049502475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